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family="museo" fo:font-size="24.000000000000000pt"/>
    </style:style>
    <style:style style:name="P1" style:family="paragraph">
      <style:paragraph-properties fo:text-align="center"/>
      <style:text-properties fo:color="#000000" fo:font-family="Sans Serif" fo:font-size="12.000000000000000pt"/>
    </style:style>
    <style:style style:name="gr1" style:family="graphic">
      <style:graphic-properties draw:fill="none" draw:stroke="solid" draw:stroke-linejoin="round" draw:textarea-horizontal-align="left" draw:textarea-vertical-align="top" fo:margin="0.000000000000000pt" style:wrap="biggest" style:wrap-contour="true" style:wrap-contour-mode="full" style:wrap-dynamic-threshold="0.000000000000000pt" svg:fill-rule="evenodd" svg:stroke-color="#000000" svg:stroke-linecap="round" svg:stroke-opacity="1" svg:stroke-width="7.200000000000000pt"/>
    </style:style>
    <style:style style:name="gr2" style:family="graphic">
      <style:graphic-properties draw:fill="none" draw:stroke="none" fo:margin="0.000000000000000pt" style:wrap="biggest" style:wrap-contour="true" style:wrap-contour-mode="full" style:wrap-dynamic-threshold="0.000000000000000pt"/>
    </style:style>
    <style:style style:name="gr3" style:family="graphic">
      <style:graphic-properties draw:fill="solid" draw:fill-color="#727e0a" draw:stroke="solid" draw:stroke-linejoin="round" draw:textarea-horizontal-align="left" draw:textarea-vertical-align="top" fo:margin="0.000000000000000pt" style:wrap="biggest" style:wrap-contour="true" style:wrap-contour-mode="full" style:wrap-dynamic-threshold="0.000000000000000pt" svg:fill-rule="nonzero" svg:stroke-color="#404604" svg:stroke-linecap="round" svg:stroke-opacity="1" svg:stroke-width="1.200000000000000pt"/>
    </style:style>
    <style:style style:name="gr4" style:family="graphic">
      <style:graphic-properties draw:fill="gradient" draw:fill-gradient-name="gradient1" draw:stroke="none" draw:textarea-horizontal-align="left" draw:textarea-vertical-align="top" fo:margin="0.000000000000000pt" style:wrap="biggest" style:wrap-contour="true" style:wrap-contour-mode="full" style:wrap-dynamic-threshold="0.000000000000000pt" svg:fill-rule="nonzero"/>
    </style:style>
    <style:style style:name="gr5" style:family="graphic">
      <style:graphic-properties draw:fill="gradient" draw:fill-gradient-name="gradient2" draw:stroke="none" draw:textarea-horizontal-align="left" draw:textarea-vertical-align="top" fo:margin="0.000000000000000pt" style:wrap="biggest" style:wrap-contour="true" style:wrap-contour-mode="full" style:wrap-dynamic-threshold="0.000000000000000pt" svg:fill-rule="nonzero"/>
    </style:style>
    <style:style style:name="gr6" style:family="graphic">
      <style:graphic-properties draw:fill="gradient" draw:fill-gradient-name="gradient3" draw:stroke="none" draw:textarea-horizontal-align="left" draw:textarea-vertical-align="top" fo:margin="0.000000000000000pt" style:wrap="biggest" style:wrap-contour="true" style:wrap-contour-mode="full" style:wrap-dynamic-threshold="0.000000000000000pt" svg:fill-rule="nonzero"/>
    </style:style>
    <style:style style:name="gr7" style:family="graphic">
      <style:graphic-properties draw:fill="solid" draw:fill-color="#eeeeee" draw:stroke="solid" draw:stroke-linejoin="round" draw:textarea-horizontal-align="left" draw:textarea-vertical-align="top" fo:margin="0.000000000000000pt" style:wrap="biggest" style:wrap-contour="true" style:wrap-contour-mode="full" style:wrap-dynamic-threshold="0.000000000000000pt" svg:fill-rule="nonzero" svg:stroke-color="#aaaaaa" svg:stroke-linecap="round" svg:stroke-opacity="1" svg:stroke-width="1.600000000000000pt"/>
    </style:style>
    <style:style style:name="gr8" style:family="graphic">
      <style:graphic-properties draw:fill="solid" draw:fill-color="#d9bb7a" draw:stroke="solid" draw:stroke-linejoin="round" draw:textarea-horizontal-align="left" draw:textarea-vertical-align="top" fo:margin="0.000000000000000pt" style:wrap="biggest" style:wrap-contour="true" style:wrap-contour-mode="full" style:wrap-dynamic-threshold="0.000000000000000pt" svg:fill-rule="nonzero" svg:stroke-color="#666666" svg:stroke-linecap="round" svg:stroke-opacity="1" svg:stroke-width="0.669879488000000pt"/>
    </style:style>
    <style:style style:name="gr9" style:family="graphic">
      <style:graphic-properties draw:fill="solid" draw:fill-color="#888888" draw:stroke="solid" draw:stroke-linejoin="miter" draw:textarea-horizontal-align="left" draw:textarea-vertical-align="top" fo:margin="0.000000000000000pt" style:wrap="biggest" style:wrap-contour="true" style:wrap-contour-mode="full" style:wrap-dynamic-threshold="0.000000000000000pt" svg:fill-rule="evenodd" svg:stroke-color="#aaaaaa" svg:stroke-linecap="butt" svg:stroke-opacity="1" svg:stroke-width="0.768400192000000pt"/>
    </style:style>
    <style:style style:name="gr10" style:family="graphic">
      <style:graphic-properties draw:fill="solid" draw:fill-color="#816647" draw:stroke="solid" draw:stroke-linejoin="miter" draw:textarea-horizontal-align="left" draw:textarea-vertical-align="top" fo:margin="0.000000000000000pt" style:wrap="biggest" style:wrap-contour="true" style:wrap-contour-mode="full" style:wrap-dynamic-threshold="0.000000000000000pt" svg:fill-rule="evenodd" svg:stroke-color="#aaaaaa" svg:stroke-linecap="butt" svg:stroke-opacity="1" svg:stroke-width="0.766786336000000pt"/>
    </style:style>
    <style:style style:name="gr11" style:family="graphic">
      <style:graphic-properties draw:fill="none" draw:stroke="solid" draw:stroke-linejoin="miter" draw:textarea-horizontal-align="left" draw:textarea-vertical-align="top" fo:margin="0.000000000000000pt" style:wrap="biggest" style:wrap-contour="true" style:wrap-contour-mode="full" style:wrap-dynamic-threshold="0.000000000000000pt" svg:fill-rule="nonzero" svg:stroke-color="#ffffff" svg:stroke-linecap="butt" svg:stroke-opacity="1" svg:stroke-width="0.654847240000000pt"/>
    </style:style>
    <style:style style:name="gr12" style:family="graphic">
      <style:graphic-properties draw:fill="solid" draw:fill-color="#3465a4" draw:stroke="solid" draw:stroke-linejoin="miter" draw:textarea-horizontal-align="left" draw:textarea-vertical-align="top" fo:margin="0.000000000000000pt" style:wrap="biggest" style:wrap-contour="true" style:wrap-contour-mode="full" style:wrap-dynamic-threshold="0.000000000000000pt" svg:fill-rule="nonzero" svg:stroke-color="#757575" svg:stroke-linecap="butt" svg:stroke-opacity="1" svg:stroke-width="0.654847288000000pt"/>
    </style:style>
    <style:style style:name="gr13" style:family="graphic">
      <style:graphic-properties draw:fill="gradient" draw:fill-gradient-name="gradient4" draw:stroke="none" draw:textarea-horizontal-align="left" draw:textarea-vertical-align="top" fo:margin="0.000000000000000pt" style:wrap="biggest" style:wrap-contour="true" style:wrap-contour-mode="full" style:wrap-dynamic-threshold="0.000000000000000pt" svg:fill-rule="nonzero"/>
    </style:style>
    <style:style style:name="gr14" style:family="graphic">
      <style:graphic-properties draw:fill="solid" draw:fill-color="#cccccf" draw:stroke="solid" draw:stroke-linejoin="round" draw:textarea-horizontal-align="left" draw:textarea-vertical-align="top" fo:margin="0.000000000000000pt" style:wrap="biggest" style:wrap-contour="true" style:wrap-contour-mode="full" style:wrap-dynamic-threshold="0.000000000000000pt" svg:fill-rule="nonzero" svg:stroke-color="#888888" svg:stroke-linecap="round" svg:stroke-opacity="1" svg:stroke-width="0.603196240000000pt"/>
    </style:style>
    <style:style style:name="gr15" style:family="graphic">
      <style:graphic-properties draw:fill="gradient" draw:fill-gradient-name="gradient5" draw:stroke="none" draw:textarea-horizontal-align="left" draw:textarea-vertical-align="top" fo:margin="0.000000000000000pt" style:wrap="biggest" style:wrap-contour="true" style:wrap-contour-mode="full" style:wrap-dynamic-threshold="0.000000000000000pt" svg:fill-rule="nonzero"/>
    </style:style>
    <style:style style:name="gr16" style:family="graphic">
      <style:graphic-properties draw:fill="solid" draw:fill-color="#1f06ac" draw:stroke="solid" draw:stroke-linejoin="round" draw:textarea-horizontal-align="left" draw:textarea-vertical-align="top" fo:margin="0.000000000000000pt" style:wrap="biggest" style:wrap-contour="true" style:wrap-contour-mode="full" style:wrap-dynamic-threshold="0.000000000000000pt" svg:fill-rule="nonzero" svg:stroke-color="#565248" svg:stroke-linecap="round" svg:stroke-opacity="1" svg:stroke-width="1.201800064000000pt"/>
    </style:style>
    <style:style style:name="gr17" style:family="graphic">
      <style:graphic-properties draw:auto-grow-height="false" draw:fill="none" draw:stroke="none" draw:textarea-vertical-align="top" fo:margin="0.000000000000000pt" fo:padding="0.000000000000000pt" style:wrap="biggest" style:wrap-contour="true" style:wrap-contour-mode="full" style:wrap-dynamic-threshold="0.000000000000000pt"/>
    </style:style>
    <style:style style:name="gr18" style:family="graphic">
      <style:graphic-properties draw:fill="none" draw:stroke="none" fo:margin="0.000000000000000pt" style:wrap="biggest" style:wrap-contour="false" style:wrap-dynamic-threshold="0.000000000000000pt"/>
    </style:style>
    <style:style style:name="gr19" style:family="graphic">
      <style:graphic-properties draw:fill="solid" draw:fill-color="#b6c7c9" draw:stroke="none" draw:textarea-horizontal-align="left" draw:textarea-vertical-align="top" fo:margin="0.000000000000000pt" style:wrap="biggest" style:wrap-contour="false" style:wrap-dynamic-threshold="0.000000000000000pt" svg:fill-rule="evenodd"/>
    </style:style>
    <style:style style:name="gr20" style:family="graphic">
      <style:graphic-properties draw:fill="none" draw:stroke="solid" draw:stroke-linejoin="bevel" draw:textarea-horizontal-align="left" draw:textarea-vertical-align="top" fo:margin="0.000000000000000pt" style:wrap="biggest" style:wrap-contour="false" style:wrap-dynamic-threshold="0.000000000000000pt" svg:fill-rule="evenodd" svg:stroke-color="#6c8f93" svg:stroke-linecap="butt" svg:stroke-opacity="1" svg:stroke-width="0.028346505800000pt"/>
    </style:style>
    <style:style style:name="gr21" style:family="graphic">
      <style:graphic-properties draw:fill="gradient" draw:fill-gradient-name="gradient6" draw:stroke="none" draw:textarea-horizontal-align="left" draw:textarea-vertical-align="top" fo:margin="0.000000000000000pt" style:wrap="biggest" style:wrap-contour="true" style:wrap-contour-mode="full" style:wrap-dynamic-threshold="0.000000000000000pt" svg:fill-rule="nonzero"/>
    </style:style>
    <style:style style:name="gr22" style:family="graphic">
      <style:graphic-properties draw:fill="solid" draw:fill-color="#727e0a" draw:stroke="solid" draw:stroke-linejoin="round" draw:textarea-horizontal-align="left" draw:textarea-vertical-align="top" fo:margin="0.000000000000000pt" style:wrap="biggest" style:wrap-contour="true" style:wrap-contour-mode="full" style:wrap-dynamic-threshold="0.000000000000000pt" svg:fill-rule="nonzero" svg:stroke-color="#404604" svg:stroke-linecap="round" svg:stroke-opacity="1" svg:stroke-width="1.128827952000000pt"/>
    </style:style>
    <style:style style:name="gr23" style:family="graphic">
      <style:graphic-properties draw:fill="solid" draw:fill-color="#eeeeee" draw:stroke="solid" draw:stroke-linejoin="round" draw:textarea-horizontal-align="left" draw:textarea-vertical-align="top" fo:margin="0.000000000000000pt" style:wrap="biggest" style:wrap-contour="true" style:wrap-contour-mode="full" style:wrap-dynamic-threshold="0.000000000000000pt" svg:fill-rule="nonzero" svg:stroke-color="#aaaaaa" svg:stroke-linecap="round" svg:stroke-opacity="1" svg:stroke-width="0.679579976000000pt"/>
    </style:style>
    <style:style style:name="gr24" style:family="graphic">
      <style:graphic-properties draw:fill="solid" draw:fill-color="#888888" draw:stroke="solid" draw:stroke-linejoin="miter" draw:textarea-horizontal-align="left" draw:textarea-vertical-align="top" fo:margin="0.000000000000000pt" style:wrap="biggest" style:wrap-contour="true" style:wrap-contour-mode="full" style:wrap-dynamic-threshold="0.000000000000000pt" svg:fill-rule="evenodd" svg:stroke-color="#aaaaaa" svg:stroke-linecap="butt" svg:stroke-opacity="1" svg:stroke-width="0.800000000000000pt"/>
    </style:style>
    <style:style style:name="gr25" style:family="graphic">
      <style:graphic-properties draw:fill="solid" draw:fill-color="#888888" draw:stroke="solid" draw:stroke-linejoin="miter" draw:textarea-horizontal-align="left" draw:textarea-vertical-align="top" fo:margin="0.000000000000000pt" style:wrap="biggest" style:wrap-contour="true" style:wrap-contour-mode="full" style:wrap-dynamic-threshold="0.000000000000000pt" svg:fill-rule="evenodd" svg:stroke-color="#aaaaaa" svg:stroke-linecap="butt" svg:stroke-opacity="1" svg:stroke-width="0.835763360000000pt"/>
    </style:style>
    <style:style style:name="gr26" style:family="graphic">
      <style:graphic-properties draw:fill="solid" draw:fill-color="#eeeeee" draw:stroke="solid" draw:stroke-linejoin="round" draw:textarea-horizontal-align="left" draw:textarea-vertical-align="top" fo:margin="0.000000000000000pt" style:wrap="biggest" style:wrap-contour="true" style:wrap-contour-mode="full" style:wrap-dynamic-threshold="0.000000000000000pt" svg:fill-rule="nonzero" svg:stroke-color="#aaaaaa" svg:stroke-linecap="round" svg:stroke-opacity="1" svg:stroke-width="0.827287008000000pt"/>
    </style:style>
    <style:style style:name="gr27" style:family="graphic">
      <style:graphic-properties draw:fill="gradient" draw:fill-gradient-name="gradient7" draw:stroke="none" draw:textarea-horizontal-align="left" draw:textarea-vertical-align="top" fo:margin="0.000000000000000pt" style:wrap="biggest" style:wrap-contour="true" style:wrap-contour-mode="full" style:wrap-dynamic-threshold="0.000000000000000pt" svg:fill-rule="nonzero"/>
    </style:style>
    <style:style style:name="gr28" style:family="graphic">
      <style:graphic-properties draw:fill="solid" draw:fill-color="#eeeeee" draw:stroke="solid" draw:stroke-linejoin="miter" draw:textarea-horizontal-align="left" draw:textarea-vertical-align="top" fo:margin="0.000000000000000pt" style:wrap="biggest" style:wrap-contour="true" style:wrap-contour-mode="full" style:wrap-dynamic-threshold="0.000000000000000pt" svg:fill-rule="nonzero" svg:stroke-color="#757575" svg:stroke-linecap="butt" svg:stroke-opacity="1" svg:stroke-width="0.654848048000000pt"/>
    </style:style>
    <style:style style:name="gr29" style:family="graphic">
      <style:graphic-properties draw:fill="none" draw:stroke="none" draw:textarea-horizontal-align="left" draw:textarea-vertical-align="top" fo:margin="0.000000000000000pt" style:wrap="biggest" style:wrap-contour="true" style:wrap-contour-mode="full" style:wrap-dynamic-threshold="0.000000000000000pt" svg:fill-rule="nonzero"/>
    </style:style>
    <style:style style:name="gr30" style:family="graphic">
      <style:graphic-properties draw:fill="gradient" draw:fill-gradient-name="gradient8" draw:stroke="none" draw:textarea-horizontal-align="left" draw:textarea-vertical-align="top" fo:margin="0.000000000000000pt" style:wrap="biggest" style:wrap-contour="true" style:wrap-contour-mode="full" style:wrap-dynamic-threshold="0.000000000000000pt" svg:fill-rule="evenodd"/>
    </style:style>
    <style:style style:name="gr31" style:family="graphic">
      <style:graphic-properties draw:fill="none" draw:stroke="solid" draw:stroke-linejoin="miter" draw:textarea-horizontal-align="left" draw:textarea-vertical-align="top" fo:margin="0.000000000000000pt" style:wrap="biggest" style:wrap-contour="true" style:wrap-contour-mode="full" style:wrap-dynamic-threshold="0.000000000000000pt" svg:fill-rule="nonzero" svg:stroke-color="#ffffff" svg:stroke-linecap="butt" svg:stroke-opacity="1" svg:stroke-width="0.654847768000000pt"/>
    </style:style>
    <style:style style:name="gr32" style:family="graphic">
      <style:graphic-properties draw:fill="gradient" draw:fill-gradient-name="gradient9" draw:stroke="none" draw:textarea-horizontal-align="left" draw:textarea-vertical-align="top" fo:margin="0.000000000000000pt" style:wrap="biggest" style:wrap-contour="true" style:wrap-contour-mode="full" style:wrap-dynamic-threshold="0.000000000000000pt" svg:fill-rule="evenodd"/>
    </style:style>
    <style:style style:name="gr33" style:family="graphic">
      <style:graphic-properties draw:fill="gradient" draw:fill-gradient-name="gradient10" draw:stroke="none" draw:textarea-horizontal-align="left" draw:textarea-vertical-align="top" fo:margin="0.000000000000000pt" style:wrap="biggest" style:wrap-contour="true" style:wrap-contour-mode="full" style:wrap-dynamic-threshold="0.000000000000000pt" svg:fill-rule="evenodd"/>
    </style:style>
    <style:style style:name="gr34" style:family="graphic">
      <style:graphic-properties draw:fill="gradient" draw:fill-gradient-name="gradient11" draw:stroke="none" draw:textarea-horizontal-align="left" draw:textarea-vertical-align="top" fo:margin="0.000000000000000pt" style:wrap="biggest" style:wrap-contour="true" style:wrap-contour-mode="full" style:wrap-dynamic-threshold="0.000000000000000pt" svg:fill-rule="nonzero"/>
    </style:style>
    <style:style style:name="gr35" style:family="graphic">
      <style:graphic-properties draw:fill="solid" draw:fill-color="#ef2929" draw:stroke="solid" draw:stroke-linejoin="miter" draw:textarea-horizontal-align="left" draw:textarea-vertical-align="top" fo:margin="0.000000000000000pt" style:wrap="biggest" style:wrap-contour="true" style:wrap-contour-mode="full" style:wrap-dynamic-threshold="0.000000000000000pt" svg:fill-rule="nonzero" svg:stroke-color="#a40000" svg:stroke-linecap="butt" svg:stroke-opacity="1" svg:stroke-width="0.654847672000000pt"/>
    </style:style>
    <style:style style:name="gr36" style:family="graphic">
      <style:graphic-properties draw:fill="gradient" draw:fill-gradient-name="gradient12" draw:stroke="none" draw:textarea-horizontal-align="left" draw:textarea-vertical-align="top" fo:margin="0.000000000000000pt" style:wrap="biggest" style:wrap-contour="true" style:wrap-contour-mode="full" style:wrap-dynamic-threshold="0.000000000000000pt" svg:fill-rule="nonzero"/>
    </style:style>
    <style:style style:name="gr37" style:family="graphic">
      <style:graphic-properties draw:fill="gradient" draw:fill-gradient-name="gradient13" draw:stroke="none" draw:textarea-horizontal-align="left" draw:textarea-vertical-align="top" fo:margin="0.000000000000000pt" style:wrap="biggest" style:wrap-contour="true" style:wrap-contour-mode="full" style:wrap-dynamic-threshold="0.000000000000000pt" svg:fill-rule="nonzero"/>
    </style:style>
    <style:style style:name="gr38" style:family="graphic">
      <style:graphic-properties draw:fill="gradient" draw:fill-gradient-name="gradient14" draw:stroke="none" draw:textarea-horizontal-align="left" draw:textarea-vertical-align="top" fo:margin="0.000000000000000pt" style:wrap="biggest" style:wrap-contour="true" style:wrap-contour-mode="full" style:wrap-dynamic-threshold="0.000000000000000pt" svg:fill-rule="nonzero"/>
    </style:style>
    <style:style style:name="gr39" style:family="graphic">
      <style:graphic-properties draw:fill="solid" draw:fill-color="#eaeaea" draw:stroke="solid" draw:stroke-linejoin="miter" draw:textarea-horizontal-align="left" draw:textarea-vertical-align="top" fo:margin="0.000000000000000pt" style:wrap="biggest" style:wrap-contour="true" style:wrap-contour-mode="full" style:wrap-dynamic-threshold="0.000000000000000pt" svg:fill-rule="evenodd" svg:stroke-color="#424242" svg:stroke-linecap="butt" svg:stroke-opacity="1" svg:stroke-width="0.868731216000000pt"/>
    </style:style>
    <style:style style:name="gr40" style:family="graphic">
      <style:graphic-properties draw:fill="gradient" draw:fill-gradient-name="gradient15" draw:stroke="solid" draw:stroke-linejoin="miter" draw:textarea-horizontal-align="left" draw:textarea-vertical-align="top" fo:margin="0.000000000000000pt" style:wrap="biggest" style:wrap-contour="true" style:wrap-contour-mode="full" style:wrap-dynamic-threshold="0.000000000000000pt" svg:fill-rule="nonzero" svg:stroke-color="#343434" svg:stroke-linecap="butt" svg:stroke-opacity="1" svg:stroke-width="1.558977600000000pt"/>
    </style:style>
    <style:style style:name="gr41" style:family="graphic">
      <style:graphic-properties calligra:stroke-gradient="gradient16" draw:fill="none" draw:stroke="solid" draw:stroke-linejoin="miter" draw:textarea-horizontal-align="left" draw:textarea-vertical-align="top" fo:margin="0.000000000000000pt" style:wrap="biggest" style:wrap-contour="true" style:wrap-contour-mode="full" style:wrap-dynamic-threshold="0.000000000000000pt" svg:fill-rule="nonzero" svg:stroke-linecap="butt" svg:stroke-width="1.570449640000000pt"/>
    </style:style>
    <style:style style:name="gr42" style:family="graphic">
      <style:graphic-properties draw:fill="solid" draw:fill-color="#737373" draw:stroke="solid" draw:stroke-linejoin="miter" draw:textarea-horizontal-align="left" draw:textarea-vertical-align="top" fo:margin="0.000000000000000pt" style:wrap="biggest" style:wrap-contour="true" style:wrap-contour-mode="full" style:wrap-dynamic-threshold="0.000000000000000pt" svg:fill-rule="nonzero" svg:stroke-color="#707070" svg:stroke-linecap="butt" svg:stroke-opacity="1" svg:stroke-width="0.800000480000000pt"/>
    </style:style>
    <style:style style:name="gr43" style:family="graphic">
      <style:graphic-properties draw:fill="gradient" draw:fill-gradient-name="gradient17" draw:stroke="solid" draw:stroke-linejoin="miter" draw:textarea-horizontal-align="left" draw:textarea-vertical-align="top" fo:margin="0.000000000000000pt" style:wrap="biggest" style:wrap-contour="true" style:wrap-contour-mode="full" style:wrap-dynamic-threshold="0.000000000000000pt" svg:fill-rule="nonzero" svg:stroke-color="#343434" svg:stroke-linecap="butt" svg:stroke-opacity="1" svg:stroke-width="1.747766304000000pt"/>
    </style:style>
    <style:style style:name="gr44" style:family="graphic">
      <style:graphic-properties draw:fill="gradient" draw:fill-gradient-name="gradient18" draw:stroke="solid" draw:stroke-linejoin="miter" draw:textarea-horizontal-align="left" draw:textarea-vertical-align="top" fo:margin="0.000000000000000pt" style:wrap="biggest" style:wrap-contour="true" style:wrap-contour-mode="full" style:wrap-dynamic-threshold="0.000000000000000pt" svg:fill-rule="nonzero" svg:stroke-color="#343434" svg:stroke-linecap="butt" svg:stroke-opacity="1" svg:stroke-width="1.747766304000000pt"/>
    </style:style>
    <style:style style:name="gr45" style:family="graphic">
      <style:graphic-properties draw:fill="gradient" draw:fill-gradient-name="gradient19" draw:stroke="solid" draw:stroke-linejoin="miter" draw:textarea-horizontal-align="left" draw:textarea-vertical-align="top" fo:margin="0.000000000000000pt" style:wrap="biggest" style:wrap-contour="true" style:wrap-contour-mode="full" style:wrap-dynamic-threshold="0.000000000000000pt" svg:fill-rule="nonzero" svg:stroke-color="#343434" svg:stroke-linecap="butt" svg:stroke-opacity="1" svg:stroke-width="1.747766304000000pt"/>
    </style:style>
    <style:style style:name="gr46" style:family="graphic">
      <style:graphic-properties draw:fill="gradient" draw:fill-gradient-name="gradient20" draw:stroke="solid" draw:stroke-linejoin="miter" draw:textarea-horizontal-align="left" draw:textarea-vertical-align="top" fo:margin="0.000000000000000pt" style:wrap="biggest" style:wrap-contour="true" style:wrap-contour-mode="full" style:wrap-dynamic-threshold="0.000000000000000pt" svg:fill-rule="nonzero" svg:stroke-color="#343434" svg:stroke-linecap="butt" svg:stroke-opacity="1" svg:stroke-width="1.747766304000000pt"/>
    </style:style>
    <style:style style:name="gr47" style:family="graphic">
      <style:graphic-properties draw:fill="gradient" draw:fill-gradient-name="gradient21" draw:stroke="solid" draw:stroke-linejoin="miter" draw:textarea-horizontal-align="left" draw:textarea-vertical-align="top" fo:margin="0.000000000000000pt" style:wrap="biggest" style:wrap-contour="true" style:wrap-contour-mode="full" style:wrap-dynamic-threshold="0.000000000000000pt" svg:fill-rule="nonzero" svg:stroke-color="#343434" svg:stroke-linecap="butt" svg:stroke-opacity="1" svg:stroke-width="1.747766304000000pt"/>
    </style:style>
    <style:style style:name="gr48" style:family="graphic">
      <style:graphic-properties draw:fill="gradient" draw:fill-gradient-name="gradient22" draw:stroke="solid" draw:stroke-linejoin="miter" draw:textarea-horizontal-align="left" draw:textarea-vertical-align="top" fo:margin="0.000000000000000pt" style:wrap="biggest" style:wrap-contour="true" style:wrap-contour-mode="full" style:wrap-dynamic-threshold="0.000000000000000pt" svg:fill-rule="nonzero" svg:stroke-color="#343434" svg:stroke-linecap="butt" svg:stroke-opacity="1" svg:stroke-width="1.747766304000000pt"/>
    </style:style>
    <style:style style:name="gr49" style:family="graphic">
      <style:graphic-properties draw:fill="gradient" draw:fill-gradient-name="gradient23" draw:stroke="solid" draw:stroke-linejoin="miter" draw:textarea-horizontal-align="left" draw:textarea-vertical-align="top" fo:margin="0.000000000000000pt" style:wrap="biggest" style:wrap-contour="true" style:wrap-contour-mode="full" style:wrap-dynamic-threshold="0.000000000000000pt" svg:fill-rule="nonzero" svg:stroke-color="#343434" svg:stroke-linecap="butt" svg:stroke-opacity="1" svg:stroke-width="1.747766304000000pt"/>
    </style:style>
    <style:style style:name="gr50" style:family="graphic">
      <style:graphic-properties draw:fill="gradient" draw:fill-gradient-name="gradient24" draw:stroke="solid" draw:stroke-linejoin="miter" draw:textarea-horizontal-align="left" draw:textarea-vertical-align="top" fo:margin="0.000000000000000pt" style:wrap="biggest" style:wrap-contour="true" style:wrap-contour-mode="full" style:wrap-dynamic-threshold="0.000000000000000pt" svg:fill-rule="nonzero" svg:stroke-color="#343434" svg:stroke-linecap="butt" svg:stroke-opacity="1" svg:stroke-width="1.747766304000000pt"/>
    </style:style>
    <style:style style:name="gr51" style:family="graphic">
      <style:graphic-properties draw:fill="gradient" draw:fill-gradient-name="gradient25" draw:stroke="solid" draw:stroke-linejoin="miter" draw:textarea-horizontal-align="left" draw:textarea-vertical-align="top" fo:margin="0.000000000000000pt" style:wrap="biggest" style:wrap-contour="true" style:wrap-contour-mode="full" style:wrap-dynamic-threshold="0.000000000000000pt" svg:fill-rule="nonzero" svg:stroke-color="#343434" svg:stroke-linecap="butt" svg:stroke-opacity="1" svg:stroke-width="1.747766304000000pt"/>
    </style:style>
    <style:style style:name="gr52" style:family="graphic">
      <style:graphic-properties draw:fill="solid" draw:fill-color="#204a87" draw:stroke="solid" draw:stroke-linejoin="miter" draw:textarea-horizontal-align="left" draw:textarea-vertical-align="top" fo:margin="0.000000000000000pt" style:wrap="biggest" style:wrap-contour="true" style:wrap-contour-mode="full" style:wrap-dynamic-threshold="0.000000000000000pt" svg:fill-rule="evenodd" svg:stroke-color="#5e5e5e" svg:stroke-linecap="butt" svg:stroke-opacity="1" svg:stroke-width="2.767349056000000pt"/>
    </style:style>
    <style:style style:name="gr53" style:family="graphic">
      <style:graphic-properties draw:fill="solid" draw:fill-color="#ffffff" draw:stroke="none" draw:textarea-horizontal-align="left" draw:textarea-vertical-align="top" fo:margin="0.000000000000000pt" style:wrap="biggest" style:wrap-contour="true" style:wrap-contour-mode="full" style:wrap-dynamic-threshold="0.000000000000000pt" svg:fill-rule="evenodd"/>
    </style:style>
    <style:style style:name="gr54" style:family="graphic">
      <style:graphic-properties draw:fill="solid" draw:fill-color="#a4a0b5" draw:stroke="none" draw:textarea-horizontal-align="left" draw:textarea-vertical-align="top" fo:margin="0.000000000000000pt" style:wrap="biggest" style:wrap-contour="true" style:wrap-contour-mode="full" style:wrap-dynamic-threshold="0.000000000000000pt" svg:fill-rule="evenodd"/>
    </style:style>
    <style:style style:name="gr55" style:family="graphic">
      <style:graphic-properties draw:fill="gradient" draw:fill-gradient-name="gradient26" draw:stroke="none" draw:textarea-horizontal-align="left" draw:textarea-vertical-align="top" fo:margin="0.000000000000000pt" style:wrap="biggest" style:wrap-contour="true" style:wrap-contour-mode="full" style:wrap-dynamic-threshold="0.000000000000000pt" svg:fill-rule="evenodd"/>
    </style:style>
    <style:style style:name="gr56" style:family="graphic">
      <style:graphic-properties draw:fill="gradient" draw:fill-gradient-name="gradient27" draw:stroke="none" draw:textarea-horizontal-align="left" draw:textarea-vertical-align="top" fo:margin="0.000000000000000pt" style:wrap="biggest" style:wrap-contour="true" style:wrap-contour-mode="full" style:wrap-dynamic-threshold="0.000000000000000pt" svg:fill-rule="evenodd"/>
    </style:style>
    <style:style style:name="gr57" style:family="graphic">
      <style:graphic-properties calligra:stroke-gradient="gradient28" draw:fill="gradient" draw:fill-gradient-name="gradient29" draw:stroke="solid" draw:stroke-linejoin="miter" draw:textarea-horizontal-align="left" draw:textarea-vertical-align="top" fo:margin="0.000000000000000pt" style:wrap="biggest" style:wrap-contour="true" style:wrap-contour-mode="full" style:wrap-dynamic-threshold="0.000000000000000pt" svg:fill-rule="evenodd" svg:stroke-linecap="butt" svg:stroke-width="3.082676312000000pt"/>
    </style:style>
    <style:style style:name="gr58" style:family="graphic">
      <style:graphic-properties draw:fill="solid" draw:fill-color="#7a7d77" draw:stroke="none" draw:textarea-horizontal-align="left" draw:textarea-vertical-align="top" fo:margin="0.000000000000000pt" style:wrap="biggest" style:wrap-contour="true" style:wrap-contour-mode="full" style:wrap-dynamic-threshold="0.000000000000000pt" svg:fill-rule="evenodd"/>
    </style:style>
    <style:style style:name="gr59" style:family="graphic">
      <style:graphic-properties draw:fill="solid" draw:fill-color="#777874" draw:stroke="none" draw:textarea-horizontal-align="left" draw:textarea-vertical-align="top" fo:margin="0.000000000000000pt" style:wrap="biggest" style:wrap-contour="true" style:wrap-contour-mode="full" style:wrap-dynamic-threshold="0.000000000000000pt" svg:fill-rule="evenodd"/>
    </style:style>
    <style:style style:name="gr60" style:family="graphic">
      <style:graphic-properties draw:fill="gradient" draw:fill-gradient-name="gradient30" draw:stroke="none" draw:textarea-horizontal-align="left" draw:textarea-vertical-align="top" fo:margin="0.000000000000000pt" style:wrap="biggest" style:wrap-contour="true" style:wrap-contour-mode="full" style:wrap-dynamic-threshold="0.000000000000000pt" svg:fill-rule="evenodd"/>
    </style:style>
    <style:style style:name="gr61" style:family="graphic">
      <style:graphic-properties draw:fill="gradient" draw:fill-gradient-name="gradient31" draw:stroke="none" draw:textarea-horizontal-align="left" draw:textarea-vertical-align="top" fo:margin="0.000000000000000pt" style:wrap="biggest" style:wrap-contour="true" style:wrap-contour-mode="full" style:wrap-dynamic-threshold="0.000000000000000pt" svg:fill-rule="evenodd"/>
    </style:style>
    <style:style style:name="gr62" style:family="graphic">
      <style:graphic-properties calligra:stroke-gradient="gradient32" draw:fill="none" draw:stroke="solid" draw:stroke-linejoin="round" draw:textarea-horizontal-align="left" draw:textarea-vertical-align="top" fo:margin="0.000000000000000pt" style:wrap="biggest" style:wrap-contour="true" style:wrap-contour-mode="full" style:wrap-dynamic-threshold="0.000000000000000pt" svg:fill-rule="nonzero" svg:stroke-linecap="butt" svg:stroke-width="1.541338160000000pt"/>
    </style:style>
    <style:style style:name="gr63" style:family="graphic">
      <style:graphic-properties calligra:stroke-gradient="gradient33" draw:fill="gradient" draw:fill-gradient-name="gradient34" draw:stroke="solid" draw:stroke-linejoin="miter" draw:textarea-horizontal-align="left" draw:textarea-vertical-align="top" fo:margin="0.000000000000000pt" style:wrap="biggest" style:wrap-contour="true" style:wrap-contour-mode="full" style:wrap-dynamic-threshold="0.000000000000000pt" svg:fill-rule="evenodd" svg:stroke-linecap="butt" svg:stroke-width="2.259515952000000pt"/>
    </style:style>
    <style:style style:name="gr64" style:family="graphic">
      <style:graphic-properties draw:fill="gradient" draw:fill-gradient-name="gradient35" draw:stroke="solid" draw:stroke-linejoin="round" draw:textarea-horizontal-align="left" draw:textarea-vertical-align="top" fo:margin="0.000000000000000pt" style:wrap="biggest" style:wrap-contour="true" style:wrap-contour-mode="full" style:wrap-dynamic-threshold="0.000000000000000pt" svg:fill-rule="evenodd" svg:stroke-color="#4263a8" svg:stroke-linecap="butt" svg:stroke-opacity="1" svg:stroke-width="1.187957672000000pt"/>
    </style:style>
    <style:style style:name="gr65" style:family="graphic">
      <style:graphic-properties calligra:stroke-gradient="gradient36" draw:fill="none" draw:stroke="solid" draw:stroke-linejoin="miter" draw:textarea-horizontal-align="left" draw:textarea-vertical-align="top" fo:margin="0.000000000000000pt" style:wrap="biggest" style:wrap-contour="true" style:wrap-contour-mode="full" style:wrap-dynamic-threshold="0.000000000000000pt" svg:fill-rule="nonzero" svg:stroke-linecap="round" svg:stroke-width="2.250887104000000pt"/>
    </style:style>
    <style:style style:name="gr66" style:family="graphic">
      <style:graphic-properties calligra:stroke-gradient="gradient37" draw:fill="none" draw:stroke="solid" draw:stroke-linejoin="miter" draw:textarea-horizontal-align="left" draw:textarea-vertical-align="top" fo:margin="0.000000000000000pt" style:wrap="biggest" style:wrap-contour="true" style:wrap-contour-mode="full" style:wrap-dynamic-threshold="0.000000000000000pt" svg:fill-rule="nonzero" svg:stroke-linecap="butt" svg:stroke-width="2.259515000000000pt"/>
    </style:style>
    <style:style style:name="gr67" style:family="graphic">
      <style:graphic-properties draw:fill="gradient" draw:fill-gradient-name="gradient38" draw:stroke="none" draw:textarea-horizontal-align="left" draw:textarea-vertical-align="top" fo:margin="0.000000000000000pt" style:wrap="biggest" style:wrap-contour="true" style:wrap-contour-mode="full" style:wrap-dynamic-threshold="0.000000000000000pt" svg:fill-rule="evenodd"/>
    </style:style>
    <style:style style:name="gr68" style:family="graphic">
      <style:graphic-properties draw:fill="gradient" draw:fill-gradient-name="gradient39" draw:stroke="none" draw:textarea-horizontal-align="left" draw:textarea-vertical-align="top" fo:margin="0.000000000000000pt" style:wrap="biggest" style:wrap-contour="true" style:wrap-contour-mode="full" style:wrap-dynamic-threshold="0.000000000000000pt" svg:fill-rule="evenodd"/>
    </style:style>
    <style:style style:name="gr69" style:family="graphic">
      <style:graphic-properties draw:fill="solid" draw:fill-color="#339900" draw:stroke="none" draw:textarea-horizontal-align="left" draw:textarea-vertical-align="top" fo:margin="0.000000000000000pt" style:wrap="biggest" style:wrap-contour="true" style:wrap-contour-mode="full" style:wrap-dynamic-threshold="0.000000000000000pt" svg:fill-rule="evenodd"/>
    </style:style>
    <style:style style:name="gr70" style:family="graphic">
      <style:graphic-properties draw:fill="solid" draw:fill-color="#4a4a4a" draw:stroke="none" draw:textarea-horizontal-align="left" draw:textarea-vertical-align="top" fo:margin="0.000000000000000pt" style:wrap="biggest" style:wrap-contour="true" style:wrap-contour-mode="full" style:wrap-dynamic-threshold="0.000000000000000pt" svg:fill-rule="nonzero"/>
    </style:style>
    <style:style style:name="dp2" style:family="drawing-page"/>
  </office:automatic-styles>
  <office:body>
    <office:drawing>
      <draw:page draw:name="page1" draw:id="page1" xml:id="page1" draw:master-page-name="Default1" draw:style-name="dp2">
        <draw:layer-set>
          <draw:layer draw:name=""/>
        </draw:layer-set>
        <draw:path draw:style-name="gr1" xml:id="shape-1" draw:id="shape-1" draw:layer="" svg:width="221.49148807002pt" svg:height="67.84423958901pt" svg:x="151.65182966956pt" svg:y="232.13372173104pt" svg:viewBox="0 0 221 68" svg:d="M221.491 0L0 67.8442" calligra:nodeTypes="cc">
          <draw:glue-point draw:id="4" svg:x="0.50000000000pt" svg:y="0.50000000000pt" draw:align="center"/>
        </draw:path>
        <draw:path draw:style-name="gr1" xml:id="shape-2" draw:id="shape-2" draw:layer="" svg:width="107.75261581785pt" svg:height="220.82634846620pt" svg:x="202.86757916323pt" svg:y="295.98712369717pt" svg:viewBox="0 0 108 221" svg:d="M107.753 0L0 220.826" calligra:nodeTypes="cc">
          <draw:glue-point draw:id="4" svg:x="0.50000000000pt" svg:y="0.50000000000pt" draw:align="center"/>
        </draw:path>
        <draw:path draw:style-name="gr1" xml:id="shape-3" draw:id="shape-3" draw:layer="" svg:width="53.87630790892pt" svg:height="170.27573857635pt" draw:transform="matrix(-1.00000000000 0.00000000000 0.00000000000 1.00000000000 473.57939791547pt 342.54689596414pt)" svg:viewBox="0 0 54 170" svg:d="M0 0L53.8763 170.276" calligra:nodeTypes="cc">
          <draw:glue-point draw:id="4" svg:x="0.50000000000pt" svg:y="0.50000000000pt" draw:align="center"/>
        </draw:path>
        <draw:path draw:style-name="gr1" xml:id="shape-4" draw:id="shape-4" draw:layer="" svg:width="197.72140368822pt" svg:height="131.35407334805pt" svg:x="466.08792091801pt" svg:y="306.30778596147pt" svg:viewBox="0 0 198 131" svg:d="M0 0L197.721 131.354" calligra:nodeTypes="cc">
          <draw:glue-point draw:id="4" svg:x="0.50000000000pt" svg:y="0.50000000000pt" draw:align="center"/>
        </draw:path>
        <draw:path draw:style-name="gr1" xml:id="shape-5" draw:id="shape-5" draw:layer="" svg:width="236.78969895774pt" svg:height="136.67519017856pt" draw:transform="matrix(-1.00000000000 0.00000000000 0.00000000000 1.00000000000 694.40574638167pt 134.35819997040pt)" svg:viewBox="0 0 237 137" svg:d="M0 0L236.79 136.675" calligra:nodeTypes="cc">
          <draw:glue-point draw:id="4" svg:x="0.50000000000pt" svg:y="0.50000000000pt" draw:align="center"/>
        </draw:path>
        <draw:path draw:style-name="gr1" xml:id="shape-6" draw:id="shape-6" draw:layer="" svg:width="138.34903759328pt" svg:height="154.97752768863pt" svg:x="297.31740290480pt" svg:y="118.39484947887pt" svg:viewBox="0 0 138 155" svg:d="M0 0L138.349 154.978" calligra:nodeTypes="cc">
          <draw:glue-point draw:id="4" svg:x="0.50000000000pt" svg:y="0.50000000000pt" draw:align="center"/>
        </draw:path>
        <draw:path draw:style-name="gr1" xml:id="shape-7" draw:id="shape-7" draw:layer="" svg:width="210.18411480518pt" svg:height="97.77552176064pt" svg:x="143.00501481998pt" svg:y="149.65641085812pt" svg:viewBox="0 0 210 98" svg:d="M0 0L210.184 97.7755" calligra:nodeTypes="cc">
          <draw:glue-point draw:id="4" svg:x="0.50000000000pt" svg:y="0.50000000000pt" draw:align="center"/>
        </draw:path>
        <draw:g draw:style-name="gr2" xml:id="shape-8" draw:id="shape-8" draw:name="layer1" svg:y="0.00000000000pt">
          <draw:glue-point draw:id="4" svg:x="0.50000000000pt" svg:y="0.50000000000pt" draw:align="center"/>
        </draw:g>
        <draw:g draw:style-name="gr2" xml:id="shape-9" draw:id="shape-9" draw:name="g15805" svg:y="0.00000000000pt">
          <draw:glue-point draw:id="4" svg:x="0.50000000000pt" svg:y="0.50000000000pt" draw:align="center"/>
        </draw:g>
        <draw:g draw:style-name="gr2" xml:id="shape-10" draw:id="shape-10" svg:y="32.07832665776pt">
          <draw:g draw:style-name="gr2" xml:id="shape-11" draw:id="shape-11" svg:y="34.17106761120pt">
            <draw:path draw:style-name="gr3" xml:id="shape-12" draw:id="shape-12" draw:name="path7049" draw:layer="" svg:width="243.48503136258pt" svg:height="111.35520267779pt" svg:x="561.30224605733pt" svg:y="128.36709107669pt" svg:viewBox="0 0 243 111" svg:d="M243.485 55.6778C243.496 86.4262 188.987 111.355 121.742 111.355C54.4975 111.355 -0.0119828 86.4262 1.97694e-06 55.6778C-0.0119859 24.9294 54.4975 0 121.742 0C188.987 0 243.497 24.9294 243.485 55.6778Z" calligra:nodeTypes="ccccc">
              <draw:glue-point draw:id="4" svg:x="0.50000000000pt" svg:y="0.50000000000pt" draw:align="center"/>
            </draw:path>
            <draw:g draw:style-name="gr2" xml:id="shape-13" draw:id="shape-13" draw:name="g7202" svg:y="120.02872993262pt">
              <draw:rect draw:style-name="gr4" xml:id="shape-14" draw:id="shape-14" draw:name="rect7204" draw:layer="" svg:width="2597.40109387593pt" svg:height="1050.49026811206pt" draw:transform="matrix(0.05218049000 0.00000000000 0.00000000000 0.02404604000 617.12443478729pt 186.77725448670pt)">
                <draw:glue-point draw:id="4" svg:x="0.50000000000pt" svg:y="0.50000000000pt" draw:align="center"/>
              </draw:rect>
              <draw:path draw:style-name="gr5" xml:id="shape-15" draw:id="shape-15" draw:name="path7206" draw:layer="" svg:width="34.92887828492pt" svg:height="25.26967252368pt" svg:x="752.65810063917pt" svg:y="186.77812420158pt" svg:viewBox="0 0 35 25" svg:d="M0 0C0 0 0 25.2694 0 25.2694C14.4483 25.317 34.9289 19.6078 34.9289 12.6331C34.9289 5.65834 18.8057 1.05657e-06 0 0Z" calligra:nodeTypes="cccc">
                <draw:glue-point draw:id="4" svg:x="0.50000000000pt" svg:y="0.50000000000pt" draw:align="center"/>
              </draw:path>
              <draw:path draw:style-name="gr6" xml:id="shape-16" draw:id="shape-16" draw:name="path7208" draw:layer="" svg:width="34.92888435247pt" svg:height="25.26967252368pt" svg:x="582.17953837035pt" svg:y="186.77812420158pt" svg:viewBox="0 0 35 25" svg:d="M34.9289 0C34.9289 0 34.9289 25.2694 34.9289 25.2694C20.4806 25.317 0 19.6078 0 12.6331C0 5.65834 16.1232 1.05657e-06 34.9289 0Z" calligra:nodeTypes="cccc">
                <draw:glue-point draw:id="4" svg:x="0.50000000000pt" svg:y="0.50000000000pt" draw:align="center"/>
              </draw:path>
              <draw:glue-point draw:id="4" svg:x="0.50000000000pt" svg:y="0.50000000000pt" draw:align="center"/>
            </draw:g>
            <draw:rect draw:style-name="gr7" xml:id="shape-17" draw:id="shape-17" draw:name="rect10235" draw:layer="" svg:width="168.08677317581pt" svg:height="126.96677374358pt" svg:x="602.85103353971pt" svg:y="71.94852964160pt" svg:rx="1.44494406635pt" svg:ry="0.46839084519pt">
              <draw:glue-point draw:id="4" svg:x="0.50000000000pt" svg:y="0.50000000000pt" draw:align="center"/>
            </draw:rect>
            <draw:rect draw:style-name="gr8" xml:id="shape-18" draw:id="shape-18" draw:name="rect15901" draw:layer="" svg:width="22.72732525129pt" svg:height="41.53681365420pt" svg:x="610.44240181773pt" svg:y="156.06951966554pt">
              <draw:glue-point draw:id="4" svg:x="0.50000000000pt" svg:y="0.50000000000pt" draw:align="center"/>
            </draw:rect>
            <draw:path draw:style-name="gr9" xml:id="shape-19" draw:id="shape-19" draw:name="path10265" draw:layer="" svg:width="154.21700000000pt" svg:height="0.00000000000pt" svg:x="610.11343046579pt" svg:y="95.68305613673pt" svg:viewBox="0 0 154 0" svg:d="M0 0L154.217 0" calligra:nodeTypes="cc">
              <draw:glue-point draw:id="4" svg:x="0.50000000000pt" svg:y="0.50000000000pt" draw:align="center"/>
            </draw:path>
            <draw:path draw:style-name="gr10" xml:id="shape-20" draw:id="shape-20" draw:name="path10481" draw:layer="" svg:width="153.57000000000pt" svg:height="0.00000000000pt" svg:x="611.09180953079pt" svg:y="132.21185696011pt" svg:viewBox="0 0 154 0" svg:d="M0 0L153.57 0" calligra:nodeTypes="cc">
              <draw:glue-point draw:id="4" svg:x="0.50000000000pt" svg:y="0.50000000000pt" draw:align="center"/>
            </draw:path>
            <draw:g draw:style-name="gr2" xml:id="shape-21" draw:id="shape-21" draw:name="g5862" svg:y="86.58240164377pt">
              <draw:g draw:style-name="gr2" xml:id="shape-22" draw:id="shape-22" draw:name="g10465" svg:y="0.00000000000pt">
                <draw:path draw:style-name="gr11" xml:id="shape-23" draw:id="shape-23" draw:name="path10467" draw:layer="" svg:width="21.73329964415pt" svg:height="24.85796682222pt" svg:x="644.13131547992pt" svg:y="155.15921953273pt" svg:viewBox="0 0 22 25" svg:d="M2.55809 0L19.1763 0C20.5929 0 21.7333 1.31398 21.7333 2.94615L21.7175 22.1766C21.7175 23.8087 20.6214 24.858 19.2048 24.858L2.55701 24.858C1.14042 24.858 0 23.5439 0 21.9118L0 2.94615C0 1.31398 1.14042 0 2.55701 0Z" calligra:nodeTypes="cccccccccc">
                  <draw:glue-point draw:id="4" svg:x="0.50000000000pt" svg:y="0.50000000000pt" draw:align="center"/>
                </draw:path>
                <draw:rect draw:style-name="gr12" xml:id="shape-24" draw:id="shape-24" draw:name="rect10469" draw:layer="" svg:width="15.87308100889pt" svg:height="17.90838519343pt" draw:transform="matrix(1.17287670000 0.00000000000 0.00000000000 1.17287670000 645.61506048639pt 156.83415405948pt)" svg:rx="0.60513156603pt" svg:ry="0.68538804464pt">
                  <draw:glue-point draw:id="4" svg:x="0.50000000000pt" svg:y="0.50000000000pt" draw:align="center"/>
                </draw:rect>
                <draw:path draw:style-name="gr13" xml:id="shape-25" draw:id="shape-25" draw:name="path10471" draw:layer="" svg:width="16.75882451891pt" svg:height="11.25416695373pt" svg:x="646.69579336944pt" svg:y="157.85836850707pt" svg:viewBox="0 0 17 11" svg:d="M0.035311 11.1693C6.83913 11.8533 10.4305 8.18358 16.7124 7.96253L16.7588 0.0123629L0 0L0.0351502 11.1694Z" calligra:nodeTypes="cccccc">
                  <draw:glue-point draw:id="4" svg:x="0.50000000000pt" svg:y="0.50000000000pt" draw:align="center"/>
                </draw:path>
                <draw:glue-point draw:id="4" svg:x="0.50000000000pt" svg:y="0.50000000000pt" draw:align="center"/>
              </draw:g>
              <draw:g draw:style-name="gr2" xml:id="shape-26" draw:id="shape-26" draw:name="g5774" svg:y="0.00000000000pt">
                <draw:path draw:style-name="gr11" xml:id="shape-27" draw:id="shape-27" draw:name="path5776" draw:layer="" svg:width="21.73329964415pt" svg:height="24.85796682222pt" svg:x="676.32678601565pt" svg:y="155.15921953273pt" svg:viewBox="0 0 22 25" svg:d="M2.55809 0L19.1763 0C20.5929 0 21.7333 1.31398 21.7333 2.94615L21.7175 22.1766C21.7175 23.8087 20.6214 24.858 19.2048 24.858L2.55701 24.858C1.14042 24.858 0 23.5439 0 21.9118L0 2.94615C0 1.31398 1.14042 0 2.55701 0Z" calligra:nodeTypes="cccccccccc">
                  <draw:glue-point draw:id="4" svg:x="0.50000000000pt" svg:y="0.50000000000pt" draw:align="center"/>
                </draw:path>
                <draw:rect draw:style-name="gr12" xml:id="shape-28" draw:id="shape-28" draw:name="rect5778" draw:layer="" svg:width="15.87308100889pt" svg:height="17.90838519343pt" draw:transform="matrix(1.17287670000 0.00000000000 0.00000000000 1.17287670000 677.81053102212pt 156.83415405948pt)" svg:rx="0.60513156603pt" svg:ry="0.68538804464pt">
                  <draw:glue-point draw:id="4" svg:x="0.50000000000pt" svg:y="0.50000000000pt" draw:align="center"/>
                </draw:rect>
                <draw:path draw:style-name="gr13" xml:id="shape-29" draw:id="shape-29" draw:name="path5780" draw:layer="" svg:width="16.75882451891pt" svg:height="11.25416695373pt" svg:x="678.89126390517pt" svg:y="157.85836850707pt" svg:viewBox="0 0 17 11" svg:d="M0.035311 11.1693C6.83913 11.8533 10.4305 8.18358 16.7124 7.96253L16.7588 0.0123629L0 0L0.0351502 11.1694Z" calligra:nodeTypes="cccccc">
                  <draw:glue-point draw:id="4" svg:x="0.50000000000pt" svg:y="0.50000000000pt" draw:align="center"/>
                </draw:path>
                <draw:glue-point draw:id="4" svg:x="0.50000000000pt" svg:y="0.50000000000pt" draw:align="center"/>
              </draw:g>
              <draw:g draw:style-name="gr2" xml:id="shape-30" draw:id="shape-30" draw:name="g5784" svg:y="0.00000000000pt">
                <draw:path draw:style-name="gr11" xml:id="shape-31" draw:id="shape-31" draw:name="path5786" draw:layer="" svg:width="21.73329964415pt" svg:height="24.85796682222pt" svg:x="708.52225073472pt" svg:y="155.15921953273pt" svg:viewBox="0 0 22 25" svg:d="M2.55809 0L19.1763 0C20.5929 0 21.7333 1.31398 21.7333 2.94615L21.7175 22.1766C21.7175 23.8087 20.6214 24.858 19.2048 24.858L2.55701 24.858C1.14042 24.858 0 23.5439 0 21.9118L0 2.94615C0 1.31398 1.14042 0 2.55701 0Z" calligra:nodeTypes="cccccccccc">
                  <draw:glue-point draw:id="4" svg:x="0.50000000000pt" svg:y="0.50000000000pt" draw:align="center"/>
                </draw:path>
                <draw:rect draw:style-name="gr12" xml:id="shape-32" draw:id="shape-32" draw:name="rect5788" draw:layer="" svg:width="15.87308100889pt" svg:height="17.90838519343pt" draw:transform="matrix(1.17287670000 0.00000000000 0.00000000000 1.17287670000 710.00599574119pt 156.83415405948pt)" svg:rx="0.60513156603pt" svg:ry="0.68538804464pt">
                  <draw:glue-point draw:id="4" svg:x="0.50000000000pt" svg:y="0.50000000000pt" draw:align="center"/>
                </draw:rect>
                <draw:path draw:style-name="gr13" xml:id="shape-33" draw:id="shape-33" draw:name="path5790" draw:layer="" svg:width="16.75882451891pt" svg:height="11.25416695373pt" svg:x="711.08672862424pt" svg:y="157.85836850707pt" svg:viewBox="0 0 17 11" svg:d="M0.035311 11.1693C6.83913 11.8533 10.4305 8.18358 16.7124 7.96253L16.7588 0.0123629L0 0L0.0351502 11.1694Z" calligra:nodeTypes="cccccc">
                  <draw:glue-point draw:id="4" svg:x="0.50000000000pt" svg:y="0.50000000000pt" draw:align="center"/>
                </draw:path>
                <draw:glue-point draw:id="4" svg:x="0.50000000000pt" svg:y="0.50000000000pt" draw:align="center"/>
              </draw:g>
              <draw:g draw:style-name="gr2" xml:id="shape-34" draw:id="shape-34" draw:name="g5794" svg:y="0.00000000000pt">
                <draw:path draw:style-name="gr11" xml:id="shape-35" draw:id="shape-35" draw:name="path5796" draw:layer="" svg:width="21.73329964415pt" svg:height="24.85796682222pt" svg:x="740.71772320934pt" svg:y="155.15921953273pt" svg:viewBox="0 0 22 25" svg:d="M2.55809 0L19.1763 0C20.5929 0 21.7333 1.31398 21.7333 2.94615L21.7175 22.1766C21.7175 23.8087 20.6214 24.858 19.2048 24.858L2.55701 24.858C1.14042 24.858 0 23.5439 0 21.9118L0 2.94615C0 1.31398 1.14042 0 2.55701 0Z" calligra:nodeTypes="cccccccccc">
                  <draw:glue-point draw:id="4" svg:x="0.50000000000pt" svg:y="0.50000000000pt" draw:align="center"/>
                </draw:path>
                <draw:rect draw:style-name="gr12" xml:id="shape-36" draw:id="shape-36" draw:name="rect5798" draw:layer="" svg:width="15.87308100889pt" svg:height="17.90838519343pt" draw:transform="matrix(1.17287670000 0.00000000000 0.00000000000 1.17287670000 742.20146821581pt 156.83415405948pt)" svg:rx="0.60513156603pt" svg:ry="0.68538804464pt">
                  <draw:glue-point draw:id="4" svg:x="0.50000000000pt" svg:y="0.50000000000pt" draw:align="center"/>
                </draw:rect>
                <draw:path draw:style-name="gr13" xml:id="shape-37" draw:id="shape-37" draw:name="path5800" draw:layer="" svg:width="16.75882451891pt" svg:height="11.25416695373pt" svg:x="743.28220109886pt" svg:y="157.85836850707pt" svg:viewBox="0 0 17 11" svg:d="M0.035311 11.1693C6.83913 11.8533 10.4305 8.18358 16.7124 7.96253L16.7588 0.0123629L0 0L0.0351502 11.1694Z" calligra:nodeTypes="cccccc">
                  <draw:glue-point draw:id="4" svg:x="0.50000000000pt" svg:y="0.50000000000pt" draw:align="center"/>
                </draw:path>
                <draw:glue-point draw:id="4" svg:x="0.50000000000pt" svg:y="0.50000000000pt" draw:align="center"/>
              </draw:g>
              <draw:glue-point draw:id="4" svg:x="0.50000000000pt" svg:y="0.50000000000pt" draw:align="center"/>
            </draw:g>
            <draw:g draw:style-name="gr2" xml:id="shape-38" draw:id="shape-38" draw:name="g5844" svg:y="31.94333851848pt">
              <draw:g draw:style-name="gr2" xml:id="shape-39" draw:id="shape-39" draw:name="g5804" svg:y="0.00000000000pt">
                <draw:path draw:style-name="gr11" xml:id="shape-40" draw:id="shape-40" draw:name="path5806" draw:layer="" svg:width="21.73329964415pt" svg:height="24.85796682222pt" svg:x="644.13131547992pt" svg:y="100.52015640744pt" svg:viewBox="0 0 22 25" svg:d="M2.55809 0L19.1763 0C20.5929 0 21.7333 1.31398 21.7333 2.94615L21.7175 22.1766C21.7175 23.8087 20.6214 24.858 19.2048 24.858L2.55701 24.858C1.14042 24.858 0 23.5439 0 21.9118L0 2.94615C0 1.31398 1.14042 0 2.55701 0Z" calligra:nodeTypes="cccccccccc">
                  <draw:glue-point draw:id="4" svg:x="0.50000000000pt" svg:y="0.50000000000pt" draw:align="center"/>
                </draw:path>
                <draw:rect draw:style-name="gr12" xml:id="shape-41" draw:id="shape-41" draw:name="rect5808" draw:layer="" svg:width="15.87308100889pt" svg:height="17.90838519343pt" draw:transform="matrix(1.17287670000 0.00000000000 0.00000000000 1.17287670000 645.61506048639pt 102.19509093419pt)" svg:rx="0.60513156603pt" svg:ry="0.68538804464pt">
                  <draw:glue-point draw:id="4" svg:x="0.50000000000pt" svg:y="0.50000000000pt" draw:align="center"/>
                </draw:rect>
                <draw:path draw:style-name="gr13" xml:id="shape-42" draw:id="shape-42" draw:name="path5810" draw:layer="" svg:width="16.75882451891pt" svg:height="11.25416695373pt" svg:x="646.69579336944pt" svg:y="103.21930538178pt" svg:viewBox="0 0 17 11" svg:d="M0.035311 11.1693C6.83913 11.8533 10.4305 8.18358 16.7124 7.96253L16.7588 0.0123629L0 0L0.0351502 11.1694Z" calligra:nodeTypes="cccccc">
                  <draw:glue-point draw:id="4" svg:x="0.50000000000pt" svg:y="0.50000000000pt" draw:align="center"/>
                </draw:path>
                <draw:glue-point draw:id="4" svg:x="0.50000000000pt" svg:y="0.50000000000pt" draw:align="center"/>
              </draw:g>
              <draw:g draw:style-name="gr2" xml:id="shape-43" draw:id="shape-43" draw:name="g5812" svg:y="0.00000000000pt">
                <draw:path draw:style-name="gr11" xml:id="shape-44" draw:id="shape-44" draw:name="path5814" draw:layer="" svg:width="21.73329964415pt" svg:height="24.85796682222pt" svg:x="676.32678213787pt" svg:y="100.52015640744pt" svg:viewBox="0 0 22 25" svg:d="M2.55809 0L19.1763 0C20.5929 0 21.7333 1.31398 21.7333 2.94615L21.7175 22.1766C21.7175 23.8087 20.6214 24.858 19.2048 24.858L2.55701 24.858C1.14042 24.858 0 23.5439 0 21.9118L0 2.94615C0 1.31398 1.14042 0 2.55701 0Z" calligra:nodeTypes="cccccccccc">
                  <draw:glue-point draw:id="4" svg:x="0.50000000000pt" svg:y="0.50000000000pt" draw:align="center"/>
                </draw:path>
                <draw:rect draw:style-name="gr12" xml:id="shape-45" draw:id="shape-45" draw:name="rect5816" draw:layer="" svg:width="15.87308100889pt" svg:height="17.90838519343pt" draw:transform="matrix(1.17287670000 0.00000000000 0.00000000000 1.17287670000 677.81052714434pt 102.19509093419pt)" svg:rx="0.60513156603pt" svg:ry="0.68538804464pt">
                  <draw:glue-point draw:id="4" svg:x="0.50000000000pt" svg:y="0.50000000000pt" draw:align="center"/>
                </draw:rect>
                <draw:path draw:style-name="gr13" xml:id="shape-46" draw:id="shape-46" draw:name="path5818" draw:layer="" svg:width="16.75882451891pt" svg:height="11.25416695373pt" svg:x="678.89126002739pt" svg:y="103.21930538178pt" svg:viewBox="0 0 17 11" svg:d="M0.035311 11.1693C6.83913 11.8533 10.4305 8.18358 16.7124 7.96253L16.7588 0.0123629L0 0L0.0351502 11.1694Z" calligra:nodeTypes="cccccc">
                  <draw:glue-point draw:id="4" svg:x="0.50000000000pt" svg:y="0.50000000000pt" draw:align="center"/>
                </draw:path>
                <draw:glue-point draw:id="4" svg:x="0.50000000000pt" svg:y="0.50000000000pt" draw:align="center"/>
              </draw:g>
              <draw:g draw:style-name="gr2" xml:id="shape-47" draw:id="shape-47" draw:name="g5820" svg:y="0.00000000000pt">
                <draw:path draw:style-name="gr11" xml:id="shape-48" draw:id="shape-48" draw:name="path5822" draw:layer="" svg:width="21.73329964415pt" svg:height="24.85796682222pt" svg:x="708.52225267361pt" svg:y="100.52015640744pt" svg:viewBox="0 0 22 25" svg:d="M2.55809 0L19.1763 0C20.5929 0 21.7333 1.31398 21.7333 2.94615L21.7175 22.1766C21.7175 23.8087 20.6214 24.858 19.2048 24.858L2.55701 24.858C1.14042 24.858 0 23.5439 0 21.9118L0 2.94615C0 1.31398 1.14042 0 2.55701 0Z" calligra:nodeTypes="cccccccccc">
                  <draw:glue-point draw:id="4" svg:x="0.50000000000pt" svg:y="0.50000000000pt" draw:align="center"/>
                </draw:path>
                <draw:rect draw:style-name="gr12" xml:id="shape-49" draw:id="shape-49" draw:name="rect5824" draw:layer="" svg:width="15.87308100889pt" svg:height="17.90838519343pt" draw:transform="matrix(1.17287670000 0.00000000000 0.00000000000 1.17287670000 710.00599768008pt 102.19509093419pt)" svg:rx="0.60513156603pt" svg:ry="0.68538804464pt">
                  <draw:glue-point draw:id="4" svg:x="0.50000000000pt" svg:y="0.50000000000pt" draw:align="center"/>
                </draw:rect>
                <draw:path draw:style-name="gr13" xml:id="shape-50" draw:id="shape-50" draw:name="path5826" draw:layer="" svg:width="16.75882451891pt" svg:height="11.25416695373pt" svg:x="711.08673056313pt" svg:y="103.21930538178pt" svg:viewBox="0 0 17 11" svg:d="M0.035311 11.1693C6.83913 11.8533 10.4305 8.18358 16.7124 7.96253L16.7588 0.0123629L0 0L0.0351502 11.1694Z" calligra:nodeTypes="cccccc">
                  <draw:glue-point draw:id="4" svg:x="0.50000000000pt" svg:y="0.50000000000pt" draw:align="center"/>
                </draw:path>
                <draw:glue-point draw:id="4" svg:x="0.50000000000pt" svg:y="0.50000000000pt" draw:align="center"/>
              </draw:g>
              <draw:g draw:style-name="gr2" xml:id="shape-51" draw:id="shape-51" draw:name="g5828" svg:y="0.00000000000pt">
                <draw:path draw:style-name="gr11" xml:id="shape-52" draw:id="shape-52" draw:name="path5830" draw:layer="" svg:width="21.73329964415pt" svg:height="24.85796682222pt" svg:x="740.71772320934pt" svg:y="100.52015640744pt" svg:viewBox="0 0 22 25" svg:d="M2.55809 0L19.1763 0C20.5929 0 21.7333 1.31398 21.7333 2.94615L21.7175 22.1766C21.7175 23.8087 20.6214 24.858 19.2048 24.858L2.55701 24.858C1.14042 24.858 0 23.5439 0 21.9118L0 2.94615C0 1.31398 1.14042 0 2.55701 0Z" calligra:nodeTypes="cccccccccc">
                  <draw:glue-point draw:id="4" svg:x="0.50000000000pt" svg:y="0.50000000000pt" draw:align="center"/>
                </draw:path>
                <draw:rect draw:style-name="gr12" xml:id="shape-53" draw:id="shape-53" draw:name="rect5832" draw:layer="" svg:width="15.87308100889pt" svg:height="17.90838519343pt" draw:transform="matrix(1.17287670000 0.00000000000 0.00000000000 1.17287670000 742.20146821581pt 102.19509093419pt)" svg:rx="0.60513156603pt" svg:ry="0.68538804464pt">
                  <draw:glue-point draw:id="4" svg:x="0.50000000000pt" svg:y="0.50000000000pt" draw:align="center"/>
                </draw:rect>
                <draw:path draw:style-name="gr13" xml:id="shape-54" draw:id="shape-54" draw:name="path5834" draw:layer="" svg:width="16.75882451891pt" svg:height="11.25416695373pt" svg:x="743.28220109886pt" svg:y="103.21930538178pt" svg:viewBox="0 0 17 11" svg:d="M0.035311 11.1693C6.83913 11.8533 10.4305 8.18358 16.7124 7.96253L16.7588 0.0123629L0 0L0.0351502 11.1694Z" calligra:nodeTypes="cccccc">
                  <draw:glue-point draw:id="4" svg:x="0.50000000000pt" svg:y="0.50000000000pt" draw:align="center"/>
                </draw:path>
                <draw:glue-point draw:id="4" svg:x="0.50000000000pt" svg:y="0.50000000000pt" draw:align="center"/>
              </draw:g>
              <draw:glue-point draw:id="4" svg:x="0.50000000000pt" svg:y="0.50000000000pt" draw:align="center"/>
            </draw:g>
            <draw:path draw:style-name="gr10" xml:id="shape-55" draw:id="shape-55" draw:name="path5888" draw:layer="" svg:width="153.57000000000pt" svg:height="0.00000000000pt" svg:x="610.76440092365pt" svg:y="149.60475662704pt" svg:viewBox="0 0 154 0" svg:d="M0 0L153.57 0" calligra:nodeTypes="cc">
              <draw:glue-point draw:id="4" svg:x="0.50000000000pt" svg:y="0.50000000000pt" draw:align="center"/>
            </draw:path>
            <draw:rect draw:style-name="gr14" xml:id="shape-56" draw:id="shape-56" draw:name="rect5890" draw:layer="" svg:width="19.94223482344pt" svg:height="38.38234864068pt" svg:x="611.93214355356pt" svg:y="157.66991926908pt">
              <draw:glue-point draw:id="4" svg:x="0.50000000000pt" svg:y="0.50000000000pt" draw:align="center"/>
            </draw:rect>
            <draw:path draw:style-name="gr15" xml:id="shape-57" draw:id="shape-57" draw:name="path5900" draw:layer="" svg:width="18.11675143051pt" svg:height="21.74570300075pt" svg:x="612.48140763294pt" svg:y="158.47360088818pt" svg:viewBox="0 0 18 22" svg:d="M0.0380741 21.5818C7.39322 22.9034 11.2756 15.8127 18.0666 15.3855L18.1168 0.02406L0 0Z" calligra:nodeTypes="ccccc">
              <draw:glue-point draw:id="4" svg:x="0.50000000000pt" svg:y="0.50000000000pt" draw:align="center"/>
            </draw:path>
            <draw:g draw:style-name="gr2" xml:id="shape-58" draw:id="shape-58" draw:name="g5902" svg:y="31.94333851848pt">
              <draw:path draw:style-name="gr11" xml:id="shape-59" draw:id="shape-59" draw:name="path5904" draw:layer="" svg:width="21.73329964415pt" svg:height="24.85796682222pt" svg:x="611.99046345650pt" svg:y="100.52015640744pt" svg:viewBox="0 0 22 25" svg:d="M2.55809 0L19.1763 0C20.5929 0 21.7333 1.31398 21.7333 2.94615L21.7175 22.1766C21.7175 23.8087 20.6214 24.858 19.2048 24.858L2.55701 24.858C1.14042 24.858 0 23.5439 0 21.9118L0 2.94615C0 1.31398 1.14042 0 2.55701 0Z" calligra:nodeTypes="cccccccccc">
                <draw:glue-point draw:id="4" svg:x="0.50000000000pt" svg:y="0.50000000000pt" draw:align="center"/>
              </draw:path>
              <draw:rect draw:style-name="gr12" xml:id="shape-60" draw:id="shape-60" draw:name="rect5906" draw:layer="" svg:width="15.87308100889pt" svg:height="17.90838519343pt" draw:transform="matrix(1.17287670000 0.00000000000 0.00000000000 1.17287670000 613.47420846297pt 102.19509093419pt)" svg:rx="0.60513156603pt" svg:ry="0.68538804464pt">
                <draw:glue-point draw:id="4" svg:x="0.50000000000pt" svg:y="0.50000000000pt" draw:align="center"/>
              </draw:rect>
              <draw:path draw:style-name="gr13" xml:id="shape-61" draw:id="shape-61" draw:name="path5908" draw:layer="" svg:width="16.75882451891pt" svg:height="11.25416695373pt" svg:x="614.55494134602pt" svg:y="103.21930538178pt" svg:viewBox="0 0 17 11" svg:d="M0.035311 11.1693C6.83913 11.8533 10.4305 8.18358 16.7124 7.96253L16.7588 0.0123629L0 0L0.0351502 11.1694Z" calligra:nodeTypes="cccccc">
                <draw:glue-point draw:id="4" svg:x="0.50000000000pt" svg:y="0.50000000000pt" draw:align="center"/>
              </draw:path>
              <draw:glue-point draw:id="4" svg:x="0.50000000000pt" svg:y="0.50000000000pt" draw:align="center"/>
            </draw:g>
            <draw:rect draw:style-name="gr16" xml:id="shape-62" draw:id="shape-62" draw:name="rect5959" draw:layer="" svg:width="184.31545908987pt" svg:height="8.53314041259pt" svg:x="594.40928391443pt" svg:y="67.45119433296pt" svg:rx="0.71348054057pt" svg:ry="0.45116293162pt">
              <draw:glue-point draw:id="4" svg:x="0.50000000000pt" svg:y="0.50000000000pt" draw:align="center"/>
            </draw:rect>
            <draw:glue-point draw:id="4" svg:x="0.50000000000pt" svg:y="0.50000000000pt" draw:align="center"/>
          </draw:g>
          <draw:frame draw:style-name="gr17" xml:id="shape-63" draw:id="shape-63" draw:layer="" svg:width="197.81634772287pt" svg:height="33.41492360184pt" svg:x="586.12223705677pt" svg:y="32.07832665776pt">
            <draw:text-box>
              <text:p text:style-name="P1"><text:span text:style-name="T1">Aleph Mountain</text:span></text:p>
            </draw:text-box>
            <draw:glue-point draw:id="4" svg:x="0.50000000000pt" svg:y="0.50000000000pt" draw:align="center"/>
          </draw:frame>
          <draw:glue-point draw:id="4" svg:x="0.50000000000pt" svg:y="0.50000000000pt" draw:align="center"/>
        </draw:g>
        <draw:g draw:style-name="gr2" xml:id="shape-64" draw:id="shape-64" svg:y="164.07336260746pt">
          <draw:g draw:style-name="gr18" xml:id="shape-65" draw:id="shape-65" svg:y="0.00000000000pt">
            <draw:path draw:style-name="gr19" xml:id="shape-66" draw:id="shape-66" draw:layer="" svg:width="105.19174696506pt" svg:height="92.25195732716pt" svg:x="357.76062961944pt" svg:y="152.72065604750pt" svg:viewBox="0 0 105 92" svg:d="M105.192 46.126L105.119 43.7692L104.902 41.4124L104.614 39.1678L104.109 36.811L103.459 34.5664L102.738 32.3219L101.873 30.0773L100.862 27.945L99.7797 25.8126L98.5535 23.6803L97.1828 21.6602L95.7397 19.7523L94.1525 17.8444L92.4931 16.0487L90.6894 14.253L88.8136 12.6819L86.7935 11.1107L84.7734 9.65167L82.609 8.19269L80.3724 6.95818L78.0637 5.72366L75.6828 4.71361L73.3019 3.70355L70.8489 2.80572L68.3237 2.02012L65.7264 1.45897L63.1291 0.89783L60.5318 0.561144L57.8623 0.224457L55.1929 0L52.5234 0L49.9261 0L47.1844 0.224457L44.5872 0.561144L41.9898 0.89783L39.3204 1.45897L36.7952 2.02012L34.2701 2.80572L31.8171 3.70355L29.364 4.71361L27.0553 5.72366L24.7466 6.95818L22.51 8.19269L20.3456 9.65167L18.3255 11.1107L16.3053 12.6819L14.4295 14.253L12.6258 16.0487L10.9664 17.8444L9.37919 19.7523L7.86409 21.6602L6.56543 23.6803L5.33892 25.8126L4.18456 27.945L3.24664 30.0773L2.38087 32.3219L1.58724 34.5664L1.01007 36.811L0.577181 39.1678L0.216442 41.4124L0 43.7692L0 46.126L0 48.4827L0.216442 50.7273L0.577181 53.0841L1.01007 55.3288L1.58724 57.6855L2.38087 59.9301L3.24664 62.0625L4.18456 64.3071L5.33892 66.4394L6.56543 68.4594L7.86409 70.4796L9.37919 72.4998L10.9664 74.2953L12.6258 76.0911L14.4295 77.8867L16.3053 79.5701L18.3255 81.0291L20.3456 82.6004L22.51 83.947L24.7466 85.2937L27.0553 86.4161L29.364 87.5384L31.8171 88.4362L34.2701 89.3341L36.7952 90.1196L39.3204 90.7931L41.9898 91.242L44.5872 91.6908L47.1844 92.0275L49.9261 92.1397L52.5234 92.252L55.1929 92.1397L57.8623 92.0275L60.5318 91.6908L63.1291 91.242L65.7264 90.7931L68.3237 90.1196L70.8489 89.3341L73.3019 88.4362L75.6828 87.5384L78.0637 86.4161L80.3724 85.2937L82.609 83.947L84.7734 82.6004L86.7935 81.0291L88.8136 79.5701L90.6894 77.8867L92.4931 76.0911L94.1525 74.2953L95.7397 72.4998L97.1828 70.4796L98.5535 68.4594L99.7797 66.4394L100.862 64.3071L101.873 62.0625L102.738 59.9301L103.459 57.6855L104.109 55.3288L104.614 53.0841L104.902 50.7273L105.119 48.4827Z" calligra:nodeTypes="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19" xml:id="shape-67" draw:id="shape-67" draw:layer="" svg:width="80.66736694812pt" svg:height="92.25195732716pt" svg:x="299.66284557522pt" svg:y="176.94184420459pt" svg:viewBox="0 0 81 92" svg:d="M80.6674 46.126L80.5953 43.7692L80.3788 41.4124L80.1623 39.1678L79.8016 36.811L79.3687 34.5664L78.7915 32.3219L78.0699 30.0773L77.3483 27.945L76.4825 25.8126L75.5445 23.6803L74.5344 21.6602L73.4521 19.7523L72.1533 17.8444L70.8546 16.0487L69.5559 14.253L68.0406 12.6819L66.5975 11.1107L64.938 9.65167L63.3506 8.19269L61.619 6.95818L59.8874 5.72366L58.0834 4.60138L56.2074 3.70355L54.3315 2.80572L52.3833 2.02012L50.3631 1.45897L48.4149 0.89783L46.3947 0.561144L44.3742 0.224457L42.354 0L40.3337 0L38.2413 0L36.221 0.224457L34.2007 0.561144L32.1803 0.89783L30.1601 1.45897L28.2119 2.02012L26.2638 2.80572L24.3879 3.70355L22.5118 4.60138L20.708 5.72366L18.9763 6.95818L17.3167 8.19269L15.5851 9.65167L13.9978 11.1107L12.5547 12.6819L11.0395 14.253L9.7407 16.0487L8.36978 17.8444L7.14318 19.7523L6.06088 21.6602L5.05073 23.6803L4.11274 25.8126L3.24689 27.945L2.45322 30.0773L1.80384 32.3219L1.22661 34.5664L0.793687 36.811L0.43292 39.1678L0.144307 41.4124L0 43.7692L0 46.126L0 48.4827L0.144307 50.7273L0.43292 53.0841L0.793687 55.3288L1.22661 57.6855L1.80384 59.9301L2.45322 62.0625L3.24689 64.3071L4.11274 66.4394L5.05073 68.4594L6.06088 70.4796L7.14318 72.3875L8.36978 74.2953L9.7407 76.0911L11.0395 77.8867L12.5547 79.4579L13.9978 81.0291L15.5851 82.4881L17.3167 83.947L18.9763 85.2937L20.708 86.4161L22.5118 87.5384L24.3879 88.4362L26.2638 89.3341L28.2119 90.1196L30.1601 90.6808L32.1803 91.242L34.2007 91.6908L36.221 92.0275L38.2413 92.1397L40.3337 92.252L42.354 92.1397L44.3742 92.0275L46.3947 91.6908L48.4149 91.242L50.3631 90.6808L52.3833 90.1196L54.3315 89.3341L56.2074 88.4362L58.0834 87.5384L59.8874 86.4161L61.619 85.2937L63.3506 83.947L64.938 82.4881L66.5975 81.0291L68.0406 79.4579L69.5559 77.8867L70.8546 76.0911L72.1533 74.2953L73.4521 72.3875L74.5344 70.4796L75.5445 68.4594L76.4825 66.4394L77.3483 64.3071L78.0699 62.0625L78.7915 59.9301L79.3687 57.6855L79.8016 55.3288L80.1623 53.0841L80.3788 50.7273L80.5953 48.4827Z" calligra:nodeTypes="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19" xml:id="shape-68" draw:id="shape-68" draw:layer="" svg:width="54.91125431882pt" svg:height="75.52347471952pt" svg:x="275.10530344182pt" svg:y="232.33659860089pt" svg:viewBox="0 0 55 76" svg:d="M54.9113 37.7055L54.8384 35.792L54.7654 33.8787L54.6196 31.9652L54.3279 30.0518L54.0363 28.251L53.5986 26.4501L53.1611 24.5367L52.6507 22.8484L52.0674 21.0475L51.411 19.3592L50.6818 17.7834L49.9526 16.0952L49.1504 14.6319L48.2752 13.0562L47.3273 11.7056L46.3063 10.3549L45.2854 9.00429L44.2646 7.87875L43.0978 6.64066L41.9309 5.62768L40.7642 4.72725L39.5244 3.82682L38.2848 3.03895L36.9721 2.36363L35.6596 1.6883L34.347 1.12554L32.9614 0.675321L31.5759 0.337661L30.1903 0.112554L28.8046 0L27.4192 0L26.0336 0L24.6481 0.112554L23.2625 0.337661L21.877 0.675321L20.4915 1.12554L19.1788 1.6883L17.8662 2.36363L16.6265 3.03895L15.3138 3.82682L14.0742 4.72725L12.8345 5.62768L11.6678 6.64066L10.5739 7.87875L9.48003 9.00429L8.45911 10.3549L7.51111 11.7056L6.5631 13.0562L5.68802 14.6319L4.88586 16.0952L4.08371 17.7834L3.35448 19.3592L2.77109 21.0475L2.1877 22.8484L1.67724 24.5367L1.23969 26.4501L0.802157 28.251L0.510463 30.0518L0.291693 31.9652L0.0729233 33.8787L0 35.792L0 37.7055L0 39.6188L0.0729233 41.5323L0.291693 43.4457L0.510463 45.2465L0.802157 47.16L1.23969 48.9609L1.67724 50.7617L2.1877 52.5626L2.77109 54.3634L3.35448 56.0518L4.08371 57.6274L4.88586 59.3157L5.68802 60.7789L6.5631 62.2422L7.51111 63.7053L8.45911 65.0559L9.48003 66.4066L10.5739 67.5321L11.6678 68.6577L12.8345 69.7832L14.0742 70.6837L15.3138 71.5841L16.6265 72.3719L17.8662 73.0473L19.1788 73.7225L20.4915 74.2854L21.877 74.7356L23.2625 75.0733L24.6481 75.2984L26.0336 75.411L27.4192 75.5235L28.8046 75.411L30.1903 75.2984L31.5759 75.0733L32.9614 74.7356L34.347 74.2854L35.6596 73.7225L36.9721 73.0473L38.2848 72.3719L39.5244 71.5841L40.7642 70.6837L41.9309 69.7832L43.0978 68.6577L44.2646 67.5321L45.2854 66.4066L46.3063 65.0559L47.3273 63.7053L48.2752 62.2422L49.1504 60.7789L49.9526 59.3157L50.6818 57.6274L51.411 56.0518L52.0674 54.3634L52.6507 52.5626L53.1611 50.7617L53.5986 48.9609L54.0363 47.16L54.3279 45.2465L54.6196 43.4457L54.7654 41.5323L54.8384 39.6188Z" calligra:nodeTypes="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19" xml:id="shape-69" draw:id="shape-69" draw:layer="" svg:width="82.30364781024pt" svg:height="81.19614552533pt" svg:x="291.47699819742pt" svg:y="265.41646205618pt" svg:viewBox="0 0 82 81" svg:d="M82.3036 40.598L82.231 38.4731L82.0859 36.46L81.7956 34.3351L81.4327 32.3218L80.9246 30.4205L80.4166 28.4074L79.6908 26.3943L78.965 24.4931L78.0214 22.7036L77.078 20.9141L75.9893 19.1247L74.9006 17.4471L73.6668 15.7695L72.3604 14.0919L70.9813 12.526L69.4572 11.0722L67.9331 9.73011L66.3364 8.38803L64.6671 7.26962L62.9253 6.03938L61.1107 5.03282L59.2237 4.13809L57.3368 3.24337L55.4497 2.46048L53.4175 1.78944L51.3854 1.23024L49.4257 0.782883L47.3935 0.335521L45.2887 0.111841L43.2566 0L41.1518 0L39.0471 0L37.0148 0.111841L34.8375 0.335521L32.8779 0.782883L30.7732 1.23024L28.8136 1.78944L26.854 2.46048L24.8943 3.24337L23.0073 4.13809L21.1928 5.03282L19.3784 6.03938L17.6366 7.26962L15.8946 8.38803L14.2979 9.73011L12.7738 11.0722L11.3222 12.526L9.87063 14.0919L8.56422 15.7695L7.33039 17.4471L6.24171 19.1247L5.15304 20.9141L4.13695 22.7036L3.33859 24.4931L2.54023 26.3943L1.81445 28.4074L1.23383 30.4205L0.79836 32.3218L0.435468 34.3351L0.145156 36.46L0 38.4731L0 40.598L0 42.6111L0.145156 44.6243L0.435468 46.7492L0.79836 48.7624L1.23383 50.6636L1.81445 52.6768L2.54023 54.6898L3.33859 56.5911L4.13695 58.3806L5.15304 60.1701L6.24171 61.9595L7.33039 63.749L8.56422 65.4266L9.87063 66.9923L11.3222 68.5582L12.7738 70.0121L14.2979 71.3541L15.8946 72.6962L17.6366 73.8146L19.3784 75.0448L21.1928 76.0515L23.0073 77.058L24.8943 77.8408L26.854 78.6237L28.8136 79.2948L30.7732 79.854L32.8779 80.4132L34.8375 80.7487L37.0148 80.9724L39.0471 81.1961L41.1518 81.1961L43.2566 81.1961L45.2887 80.9724L47.3935 80.7487L49.4257 80.4132L51.3854 79.854L53.4175 79.2948L55.4497 78.6237L57.3368 77.8408L59.2237 77.058L61.1107 76.0515L62.9253 75.0448L64.6671 73.8146L66.3364 72.6962L67.9331 71.3541L69.4572 70.0121L70.9813 68.5582L72.3604 66.9923L73.6668 65.4266L74.9006 63.749L75.9893 61.9595L77.078 60.1701L78.0214 58.3806L78.965 56.5911L79.6908 54.6898L80.4166 52.6768L80.9246 50.6636L81.4327 48.7624L81.7956 46.7492L82.0859 44.6243L82.231 42.6111Z" calligra:nodeTypes="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19" xml:id="shape-70" draw:id="shape-70" draw:layer="" svg:width="122.28405433312pt" svg:height="96.19765207984pt" svg:x="349.50234111440pt" svg:y="278.87267769900pt" svg:viewBox="0 0 122 96" svg:d="M122.284 48.0988L122.14 45.6437L121.923 43.1886L121.49 40.7333L120.984 38.3897L120.262 35.9346L119.468 33.591L118.456 31.3591L117.3 29.0155L116.001 26.7835L114.556 24.6631L112.967 22.6544L111.305 20.534L109.427 18.6369L107.478 16.7398L105.382 14.8426L103.216 13.1686L100.904 11.4946L98.5208 9.93224L96.0651 8.59306L93.4649 7.25388L90.7923 5.91471L88.0476 4.79872L85.2306 3.79434L82.3415 2.90155L79.3801 2.12037L76.4187 1.45078L73.4572 0.892785L70.3514 0.446393L67.3178 0.223196L64.2119 0L61.1061 0L58.0002 0L54.8943 0.223196L51.8606 0.446393L48.8271 0.892785L45.7934 1.45078L42.832 2.12037L39.8706 2.90155L36.9814 3.79434L34.1645 4.79872L31.4198 5.91471L28.7473 7.25388L26.1471 8.59306L23.6913 9.93224L21.3077 11.4946L18.9964 13.1686L16.8295 14.8426L14.7348 16.7398L12.7846 18.6369L10.9066 20.534L9.24536 22.6544L7.65631 24.6631L6.28396 26.7835L4.9116 29.0155L3.75592 31.3591L2.81695 33.591L1.9502 35.9346L1.2279 38.3897L0.650064 40.7333L0.288918 43.1886L0.0722293 45.6437L0 48.0988L0.0722293 50.4424L0.288918 52.8976L0.650064 55.3527L1.2279 57.6963L1.9502 60.1514L2.81695 62.4949L3.75592 64.7269L4.9116 67.0705L6.28396 69.3024L7.65631 71.4228L9.24536 73.4316L10.9066 75.5519L12.7846 77.4492L14.7348 79.3463L16.8295 81.132L18.9964 82.9174L21.3077 84.5914L23.6913 86.1538L26.1471 87.493L28.7473 88.9437L31.4198 90.0597L34.1645 91.2873L36.9814 92.2917L39.8706 93.1845L42.832 93.9657L45.7934 94.6353L48.8271 95.1932L51.8606 95.6397L54.8943 95.8628L58.0002 96.1977L61.1061 96.1977L64.2119 96.1977L67.3178 95.8628L70.3514 95.6397L73.4572 95.1932L76.4187 94.6353L79.3801 93.9657L82.3415 93.1845L85.2306 92.2917L88.0476 91.2873L90.7923 90.0597L93.4649 88.9437L96.0651 87.493L98.5208 86.1538L100.904 84.5914L103.216 82.9174L105.382 81.132L107.478 79.3463L109.427 77.4492L111.305 75.5519L112.967 73.4316L114.556 71.4228L116.001 69.3024L117.3 67.0705L118.456 64.7269L119.468 62.4949L120.262 60.1514L120.984 57.6963L121.49 55.3527L121.923 52.8976L122.14 50.4424Z" calligra:nodeTypes="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19" xml:id="shape-71" draw:id="shape-71" draw:layer="" svg:width="78.39907159480pt" svg:height="72.76276756626pt" svg:x="427.52143514883pt" svg:y="179.52095220280pt" svg:viewBox="0 0 78 73" svg:d="M78.3991 36.3251L78.3268 34.5258L78.1825 32.6139L77.8937 30.8145L77.6049 29.015L77.0997 27.2158L76.5944 25.4164L75.9446 23.7293L75.1505 21.9301L74.3565 20.3555L73.4902 18.6687L72.4072 17.0942L71.3243 15.5197L70.1693 14.0577L68.8699 12.5957L67.5705 11.2462L66.1267 10.0091L64.6828 8.65955L63.1669 7.53494L61.5064 6.52278L59.9183 5.51062L58.1857 4.49846L56.4531 3.71123L54.6483 2.92401L52.7714 2.13677L50.8945 1.57447L49.0174 1.12462L47.0683 0.674771L45.1192 0.337384L43.17 0.112462L41.1487 0L39.1995 0L37.1781 0L35.1568 0.112462L33.2077 0.337384L31.2586 0.674771L29.3816 1.12462L27.4325 1.57447L25.5554 2.13677L23.6785 2.92401L21.8738 3.71123L20.1412 4.49846L18.4086 5.51062L16.8204 6.52278L15.16 7.53494L13.6441 8.65955L12.2003 10.0091L10.7564 11.2462L9.45698 12.5957L8.15755 14.0577L7.00249 15.5197L5.91963 17.0942L4.83677 18.6687L3.97049 20.3555L3.17638 21.9301L2.3823 23.7293L1.73257 25.4164L1.22725 27.2158L0.794097 29.015L0.433145 30.8145L0.144382 32.6139L0.0721907 34.5258L0 36.3251L0.0721907 38.1246L0.144382 40.0364L0.433145 41.8357L0.794097 43.6351L1.22725 45.4346L1.73257 47.234L2.3823 48.9209L3.17638 50.7203L3.97049 52.4071L4.83677 53.9817L5.91963 55.5561L7.00249 57.1305L8.15755 58.5926L9.45698 59.9421L10.7564 61.4042L12.2003 62.6412L13.6441 63.8782L15.16 65.1153L16.8204 66.24L18.4086 67.2521L20.1412 68.1519L21.8738 69.0515L23.6785 69.7262L25.5554 70.401L27.4325 71.0758L29.3816 71.5257L31.2586 71.9755L33.2077 72.3128L35.1568 72.5378L37.1781 72.7628L39.1995 72.7628L41.1487 72.7628L43.17 72.5378L45.1192 72.3128L47.0683 71.9755L49.0174 71.5257L50.8945 71.0758L52.7714 70.401L54.6483 69.7262L56.4531 69.0515L58.1857 68.1519L59.9183 67.2521L61.5064 66.24L63.1669 65.1153L64.6828 63.8782L66.1267 62.6412L67.5705 61.4042L68.8699 59.9421L70.1693 58.5926L71.3243 57.1305L72.4072 55.5561L73.4902 53.9817L74.3565 52.4071L75.1505 50.7203L75.9446 48.9209L76.5944 47.234L77.0997 45.4346L77.6049 43.6351L77.8937 41.8357L78.1825 40.0364L78.3268 38.1246Z" calligra:nodeTypes="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19" xml:id="shape-72" draw:id="shape-72" draw:layer="" svg:width="77.78693506226pt" svg:height="72.31326854690pt" svg:x="439.25689776126pt" svg:y="226.05703130091pt" svg:viewBox="0 0 78 72" svg:d="M77.7869 36.1566L77.6424 34.2536L77.5701 32.4625L77.2812 30.6716L76.9923 28.8806L76.4868 26.9775L75.9812 25.2985L75.3312 23.5074L74.609 21.8283L73.7423 20.1493L72.8756 18.5821L71.8643 16.9029L70.781 15.4477L69.6254 13.9925L68.3254 12.5373L67.0253 11.1941L65.6529 9.85073L64.2085 8.61938L62.6195 7.49998L61.1028 6.38059L59.4416 5.37312L57.7804 4.4776L55.9747 3.58208L54.2414 2.91044L52.3635 2.12687L50.4856 1.56716L48.6078 1.11941L46.6576 0.67164L44.7076 0.33582L42.7575 0.111941L40.8073 0L38.8573 0L36.8351 0L34.885 0.111941L32.9348 0.33582L31.057 0.67164L29.107 1.11941L27.2289 1.56716L25.3511 2.12687L23.5456 2.91044L21.7398 3.58208L19.9342 4.4776L18.2731 5.37312L16.6119 6.38059L15.0229 7.49998L13.5784 8.61938L12.0616 9.85073L10.6172 11.1941L9.31709 12.5373L8.08926 13.9925L6.93365 15.4477L5.85026 16.9029L4.83911 18.5821L3.90018 20.1493L3.1057 21.8283L2.38345 23.5074L1.73341 25.2985L1.15561 26.9775L0.722255 28.8806L0.433353 30.6716L0.144451 32.4625L0 34.2536L0 36.1566L0 37.9478L0.144451 39.8506L0.433353 41.6418L0.722255 43.4328L1.15561 45.2238L1.73341 46.9029L2.38345 48.6939L3.1057 50.373L3.90018 52.0521L4.83911 53.6193L5.85026 55.1864L6.93365 56.7536L8.08926 58.2088L9.31709 59.6641L10.6172 61.0073L12.0616 62.2387L13.5784 63.582L15.0229 64.7014L16.6119 65.7088L18.2731 66.7163L19.9342 67.7237L21.7398 68.5073L23.5456 69.2909L25.3511 70.0745L27.2289 70.6341L29.107 71.0819L31.057 71.5297L32.9348 71.8655L34.885 72.0893L36.8351 72.2013L38.8573 72.3133L40.8073 72.2013L42.7575 72.0893L44.7076 71.8655L46.6576 71.5297L48.6078 71.0819L50.4856 70.6341L52.3635 70.0745L54.2414 69.2909L55.9747 68.5073L57.7804 67.7237L59.4416 66.7163L61.1028 65.7088L62.6195 64.7014L64.2085 63.582L65.6529 62.2387L67.0253 61.0073L68.3254 59.6641L69.6254 58.2088L70.781 56.7536L71.8643 55.1864L72.8756 53.6193L73.7423 52.0521L74.609 50.373L75.3312 48.6939L75.9812 46.9029L76.4868 45.2238L76.9923 43.4328L77.2812 41.6418L77.5701 39.8506L77.6424 37.9478Z" calligra:nodeTypes="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19" xml:id="shape-73" draw:id="shape-73" draw:layer="" svg:width="77.76355399347pt" svg:height="118.45302560660pt" svg:x="432.23010841925pt" svg:y="241.30740902945pt" svg:viewBox="0 0 78 118" svg:d="M77.7636 59.171L77.6909 56.1566L77.5454 53.1422L77.3274 50.2395L76.9641 47.2252L76.528 44.3225L75.9465 41.4196L75.2925 38.6287L74.5657 35.7259L73.7663 33.0464L72.8942 30.367L71.8767 27.7991L70.7866 25.3431L69.6237 22.8869L68.3156 20.5424L67.0074 18.3095L65.6266 16.1883L64.173 14.1786L62.6468 12.3924L61.0479 10.6062L59.3764 8.93148L57.7048 7.36846L56.0333 6.02875L54.2164 4.68902L52.3995 3.57259L50.5099 2.5678L48.6203 1.89794L46.658 1.11643L44.6959 0.558217L42.8062 0.223286L40.844 0L38.8817 0L36.9195 0L34.9572 0.223286L32.995 0.558217L31.0328 1.11643L29.1431 1.89794L27.1809 2.5678L25.364 3.57259L23.5471 4.68902L21.7302 6.02875L19.9859 7.36846L18.3144 8.93148L16.6428 10.6062L15.1166 12.3924L13.5178 14.1786L12.0643 16.1883L10.6834 18.3095L9.37523 20.5424L8.13972 22.8869L6.90424 25.3431L5.88678 27.7991L4.8693 30.367L3.92451 33.0464L3.12508 35.7259L2.39831 38.6287L1.81691 41.4196L1.23549 44.3225L0.799438 47.2252L0.436057 50.2395L0.145352 53.1422L0 56.1566L0 59.171L0 62.1854L0.145352 65.1997L0.436057 68.1026L0.799438 71.0052L1.23549 74.0195L1.81691 76.9223L2.39831 79.7134L3.12508 82.5046L3.92451 85.184L4.8693 87.8634L5.88678 90.5428L6.90424 92.999L8.13972 95.3434L9.37523 97.688L10.6834 99.9207L12.0643 102.042L13.5178 104.051L15.1166 105.95L16.6428 107.736L18.3144 109.411L19.9859 110.862L21.7302 112.313L23.5471 113.541L25.364 114.658L27.1809 115.663L29.1431 116.445L31.0328 117.114L32.995 117.672L34.9572 118.007L36.9195 118.231L38.8817 118.453L40.844 118.231L42.8062 118.007L44.6959 117.672L46.658 117.114L48.6203 116.445L50.5099 115.663L52.3995 114.658L54.2164 113.541L56.0333 112.313L57.7048 110.862L59.3764 109.411L61.0479 107.736L62.6468 105.95L64.173 104.051L65.6266 102.042L67.0074 99.9207L68.3156 97.688L69.6237 95.3434L70.7866 92.999L71.8767 90.5428L72.8942 87.8634L73.7663 85.184L74.5657 82.5046L75.2925 79.7134L75.9465 76.9223L76.528 74.0195L76.9641 71.0052L77.3274 68.1026L77.5454 65.1997L77.6909 62.1854Z" calligra:nodeTypes="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19" xml:id="shape-74" draw:id="shape-74" draw:layer="" svg:width="157.50030228130pt" svg:height="118.45302560660pt" svg:x="319.07706767479pt" svg:y="204.75902771142pt" svg:viewBox="0 0 158 118" svg:d="M157.5 59.171L157.355 56.1566L157.065 53.2539L156.557 50.2395L155.831 47.2252L154.96 44.3225L153.871 41.4196L152.564 38.6287L151.041 35.8376L149.444 33.0464L147.556 30.4787L145.524 27.7991L143.347 25.3431L140.952 22.9986L138.484 20.654L135.726 18.3095L132.967 16.1883L129.992 14.2904L126.872 12.3924L123.678 10.6062L120.338 8.93148L116.928 7.36846L113.371 6.02875L109.742 4.68902L106.113 3.68423L102.267 2.67945L98.4194 1.89794L94.5726 1.22807L90.6533 0.66986L86.6612 0.223286L82.7419 0L78.6774 0L74.6855 0L70.7662 0.223286L66.7742 0.66986L62.8548 1.22807L58.9355 1.89794L55.0887 2.67945L51.3145 3.68423L47.6855 4.68902L43.9839 6.02875L40.5 7.36846L37.0887 8.93148L33.6774 10.6062L30.4839 12.3924L27.4355 14.2904L24.4597 16.1883L21.6291 18.3095L18.9435 20.654L16.4033 22.9986L14.0807 25.3431L11.9032 27.7991L9.87097 30.4787L8.05645 33.0464L6.3871 35.8376L4.86291 38.6287L3.55645 41.4196L2.46774 44.3225L1.52419 47.2252L0.870968 50.2395L0.362904 53.2539L0.0725806 56.1566L0 59.171L0.0725806 62.1854L0.362904 65.1997L0.870968 68.1026L1.52419 71.1169L2.46774 74.0195L3.55645 76.9223L4.86291 79.7134L6.3871 82.5046L8.05645 85.2955L9.87097 87.975L11.9032 90.4311L14.0807 92.999L16.4033 95.4551L18.9435 97.688L21.6291 99.9207L24.4597 102.154L27.4355 104.163L30.4839 106.062L33.6774 107.847L37.0887 109.411L40.5 110.973L43.9839 112.313L47.6855 113.541L51.3145 114.658L55.0887 115.663L58.9355 116.445L62.8548 117.226L66.7742 117.672L70.7662 118.119L74.6855 118.342L78.6774 118.453L82.7419 118.342L86.6612 118.119L90.6533 117.672L94.5726 117.226L98.4194 116.445L102.267 115.663L106.113 114.658L109.742 113.541L113.371 112.313L116.928 110.973L120.338 109.411L123.678 107.847L126.872 106.062L129.992 104.163L132.967 102.154L135.726 99.9207L138.484 97.688L140.952 95.4551L143.347 92.999L145.524 90.4311L147.556 87.975L149.444 85.2955L151.041 82.5046L152.564 79.7134L153.871 76.9223L154.96 74.0195L155.831 71.1169L156.557 68.1026L157.065 65.1997L157.355 62.1854Z" calligra:nodeTypes="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19" xml:id="shape-75" draw:id="shape-75" draw:layer="" svg:width="104.84419839635pt" svg:height="46.70401816199pt" svg:x="358.70236427352pt" svg:y="151.93571013500pt" svg:viewBox="0 0 105 47" svg:d="M52.6039 46.704L104.844 36.3504L104.118 34.0996L103.318 31.7362L102.447 29.4854L101.357 27.3472L100.195 25.3215L98.8865 23.1832L97.506 21.1575L95.9075 19.2443L94.3091 17.3312L92.5653 15.5306L90.6763 13.8424L88.7145 12.2669L86.6802 10.6913L84.573 9.11573L82.3207 7.76525L80.0683 6.52732L77.7433 5.40192L75.2729 4.27652L72.8026 3.3762L70.2596 2.47588L67.644 1.80064L65.0282 1.23793L62.4126 0.675239L59.7243 0.33762L57.036 0.11254L54.3477 0L51.6593 0L48.8983 0.11254L46.21 0.22508L43.5944 0.562699L40.906 1.1254L38.2904 1.57555L35.6746 2.36333L33.1317 3.15112L30.5887 4.05143L28.1911 5.06429L25.7934 6.18968L23.4683 7.42763L21.2885 8.7781L19.1088 10.1286L17.0018 11.7042L15.04 13.2798L13.151 14.9677L11.4072 16.7684L9.73608 18.6816L8.13761 20.5948L6.68447 22.6204L5.30398 24.6462L4.14147 26.7845L3.05161 28.9228L2.03441 31.1736L1.23517 33.3118L0.508601 35.6751L0 37.9259Z" calligra:nodeTypes="ccccccccccccccccccccccccccccccccccccccccccccccccccccccccc">
              <draw:glue-point draw:id="4" svg:x="0.50000000000pt" svg:y="0.50000000000pt" draw:align="center"/>
              <draw:glue-point draw:id="5" svg:x="0.50000000000pt" svg:y="0.50000000000pt" draw:align="center"/>
            </draw:path>
            <draw:path draw:style-name="gr20" xml:id="shape-76" draw:id="shape-76" draw:layer="" svg:width="104.55458400955pt" svg:height="37.71849710521pt" svg:x="358.70236427352pt" svg:y="151.93571013500pt" svg:viewBox="0 0 105 38" svg:d="M104.555 36.0397L103.829 33.8012L103.031 31.5627L102.089 29.3242L101.074 27.1977L99.8416 25.0711L98.5363 22.9445L97.1587 21.0418L95.5635 19.1391L93.9684 17.2364L92.3008 15.4455L90.4156 13.6548L88.4579 12.0879L86.4276 10.5209L84.2526 9.06588L82.0774 7.72278L79.8297 6.49162L77.437 5.37237L75.0443 4.25313L72.579 3.35774L70.0413 2.46234L67.4311 1.79079L64.8208 1.23117L62.2106 0.671546L59.5278 0.335774L56.9175 0.111924L54.1624 0L51.4796 0L48.7969 0.111924L46.1141 0.223849L43.4313 0.559622L40.7487 1.11924L38.1384 1.56694L35.6007 2.23849L33.0629 3.13388L30.5253 4.02928L28.1326 5.0366L25.7398 6.15585L23.4197 7.38702L21.1719 8.61818L19.0692 10.0732L16.9665 11.6401L15.0089 13.2071L13.1237 14.886L11.3836 16.6768L9.64337 18.4675L8.12073 20.4821L6.6706 22.3849L5.29298 24.5114L4.13287 26.5262L3.04527 28.6526L2.1027 30.8912L1.23262 33.1297L0.507545 35.3682L0 37.7185" calligra:nodeTypes="ccccccccccccccccccccccccccccccccccccccccccccccccccccccc">
              <draw:glue-point draw:id="4" svg:x="0.50000000000pt" svg:y="0.50000000000pt" draw:align="center"/>
              <draw:glue-point draw:id="5" svg:x="0.50000000000pt" svg:y="0.50000000000pt" draw:align="center"/>
            </draw:path>
            <draw:path draw:style-name="gr19" xml:id="shape-77" draw:id="shape-77" draw:layer="" svg:width="66.74281075597pt" svg:height="53.74846480500pt" svg:x="299.66284557522pt" svg:y="176.04476316174pt" svg:viewBox="0 0 67 54" svg:d="M40.5507 46.2771L66.7428 10.8165L65.0833 9.25544L63.3514 7.9173L61.6198 6.69068L59.8881 5.46405L58.0843 4.46045L56.2082 3.45685L54.26 2.67627L52.3119 1.89569L50.2916 1.22662L48.3434 0.780578L46.251 0.334533L44.2306 0.11151L42.2102 0L40.1178 0L38.0976 0L36.005 0.223023L33.9847 0.557556L31.9644 1.00359L30.0162 1.56115L27.9959 2.23023L26.0478 3.0108L24.1717 3.9029L22.2957 4.9065L20.4918 6.0216L18.688 7.24823L17.0284 8.58637L15.3689 9.9245L13.7815 11.3742L12.2663 13.0468L10.8232 14.7195L9.45222 16.5037L8.22559 18.2879L6.99897 20.1835L5.91666 22.1907L4.83434 24.1979L3.96848 26.3167L3.10264 28.4353L2.38109 30.5541L1.65955 32.7843L1.15448 35.1261L0.721543 37.3563L0.360771 39.698L0.144309 42.0397L0 44.3815L0 46.7232L0.0721543 49.065L0.216462 51.4066L0.505081 53.7485Z" calligra:nodeTypes="ccccccccccccccccccccccccccccccccccccccccccccccccccc">
              <draw:glue-point draw:id="4" svg:x="0.50000000000pt" svg:y="0.50000000000pt" draw:align="center"/>
              <draw:glue-point draw:id="5" svg:x="0.50000000000pt" svg:y="0.50000000000pt" draw:align="center"/>
            </draw:path>
            <draw:path draw:style-name="gr20" xml:id="shape-78" draw:id="shape-78" draw:layer="" svg:width="66.45435531036pt" svg:height="54.19675640796pt" svg:x="299.66284557522pt" svg:y="176.04476316174pt" svg:viewBox="0 0 66 54" svg:d="M66.4544 10.7721L64.8001 9.20111L63.146 7.85461L61.42 6.62032L59.6219 5.49823L57.752 4.37614L55.8821 3.47847L54.0121 2.5808L52.0703 1.90755L50.0565 1.34651L48.0428 0.785461L46.0289 0.448834L44.0153 0.112209L42.0014 0L39.9158 0L37.902 0L35.8883 0.224418L33.8025 0.561043L31.7888 1.00988L29.8469 1.57092L27.8332 2.35638L25.8913 3.02963L24.0214 4.03952L22.1515 5.04938L20.3535 6.05927L18.6273 7.29356L16.9013 8.64007L15.319 10.0988L13.7368 11.6697L12.2265 13.1283L10.788 14.9237L9.42156 16.6069L8.127 18.5144L6.97626 20.4219L5.82554 22.3296L4.81866 24.4614L3.95561 26.5934L3.09257 28.7255L2.30145 30.8574L1.65416 33.2137L1.15073 35.3457L0.719203 37.7021L0.359602 40.0585L0.14384 42.4149L0 44.659L0 47.1276L0.0719203 49.3718L0.215761 51.7282L0.503442 54.1968" calligra:nodeTypes="ccccccccccccccccccccccccccccccccccccccccccccccccc">
              <draw:glue-point draw:id="4" svg:x="0.50000000000pt" svg:y="0.50000000000pt" draw:align="center"/>
              <draw:glue-point draw:id="5" svg:x="0.50000000000pt" svg:y="0.50000000000pt" draw:align="center"/>
            </draw:path>
            <draw:path draw:style-name="gr19" xml:id="shape-79" draw:id="shape-79" draw:layer="" svg:width="69.33522982857pt" svg:height="43.69217660607pt" svg:x="290.89746917952pt" svg:y="304.32735229002pt" svg:viewBox="0 0 69 44" svg:d="M41.8886 1.24511L0 0L0 2.15065L0.0718501 4.18812L0.21555 6.33877L0.5748 8.37622L1.0059 10.5269L1.50885 12.6775L2.1555 14.6018L2.80216 16.6393L3.66436 18.6767L4.59841 20.4878L5.53246 22.412L6.68206 24.2231L7.83166 26.0342L9.12496 27.732L10.49 29.3169L11.9272 30.9016L13.436 32.3731L15.0167 33.7313L16.6692 35.2029L18.3936 36.3347L20.1899 37.4667L22.058 38.5986L23.9261 39.5042L25.7941 40.4096L27.7342 41.202L29.7459 41.8812L31.8296 42.4471L33.8414 42.8999L35.925 43.2394L38.0086 43.4658L40.1641 43.6922L42.2478 43.6922L44.3315 43.5791L46.487 43.3527L48.5707 43.1263L50.5824 42.7867L52.666 42.2207L54.6779 41.6548L56.6897 40.9757L58.6296 40.0701L60.5696 39.2778L62.4377 38.259L64.234 37.1271L66.0302 35.9952L67.6827 34.6369L69.3352 33.3918Z" calligra:nodeTypes="ccccccccccccccccccccccccccccccccccccccccccccccccc">
              <draw:glue-point draw:id="4" svg:x="0.50000000000pt" svg:y="0.50000000000pt" draw:align="center"/>
              <draw:glue-point draw:id="5" svg:x="0.50000000000pt" svg:y="0.50000000000pt" draw:align="center"/>
            </draw:path>
            <draw:path draw:style-name="gr20" xml:id="shape-80" draw:id="shape-80" draw:layer="" svg:width="69.75842433511pt" svg:height="43.69217660607pt" svg:x="290.89746917952pt" svg:y="304.32735229002pt" svg:viewBox="0 0 70 44" svg:d="M0.0724385 0L0 2.03745L0.144878 4.18812L0.289754 6.22557L0.651946 8.37622L1.01414 10.5269L1.5212 12.5644L2.17315 14.6018L2.89754 16.6393L3.69437 18.5635L4.56362 20.4878L5.65021 22.412L6.66434 24.2231L7.96824 25.921L9.19969 27.732L10.576 29.3169L12.0247 30.7883L13.546 32.3731L15.0672 33.7313L16.7333 35.0896L18.4718 36.3347L20.2829 37.4667L22.0937 38.4854L23.9772 39.5042L25.9331 40.4096L27.8889 41.0888L29.9171 41.768L31.9454 42.4471L34.0462 42.7867L36.1468 43.2394L38.2476 43.4658L40.3483 43.6922L42.5215 43.6922L44.6221 43.6922L46.7229 43.4658L48.8236 43.1263L50.8519 42.7867L52.9526 42.3339L54.9809 41.6548L57.0092 40.9757L58.965 40.1832L60.8485 39.2778L62.8042 38.259L64.6152 37.2403L66.4262 36.1083L68.0922 34.7501L69.7584 33.5049" calligra:nodeTypes="ccccccccccccccccccccccccccccccccccccccccccccccc">
              <draw:glue-point draw:id="4" svg:x="0.50000000000pt" svg:y="0.50000000000pt" draw:align="center"/>
              <draw:glue-point draw:id="5" svg:x="0.50000000000pt" svg:y="0.50000000000pt" draw:align="center"/>
            </draw:path>
            <draw:path draw:style-name="gr19" xml:id="shape-81" draw:id="shape-81" draw:layer="" svg:width="52.34156910825pt" svg:height="47.52855554447pt" svg:x="454.61441673554pt" svg:y="178.73600629030pt" svg:viewBox="0 0 52 48" svg:d="M12.8674 35.7574L50.1607 47.5286L50.8149 45.7517L51.2511 43.975L51.76 42.1982L51.9781 40.4214L52.2688 38.6447L52.3416 36.7568L52.3416 34.98L52.2688 33.2034L52.0507 31.3155L51.76 29.5389L51.3238 27.762L50.8149 25.9852L50.2334 24.3195L49.579 22.5427L48.7794 20.877L47.8344 19.2114L46.8892 17.6566L45.7988 16.1019L44.7084 14.5473L43.4726 13.2147L42.164 11.7712L40.7828 10.4386L39.3288 9.21699L37.8022 7.99546L36.2029 6.88498L34.6036 5.88555L32.8589 4.88612L31.1141 3.99772L29.2967 3.22039L27.4793 2.44305L25.5892 1.88781L23.6991 1.33258L21.7362 0.777336L19.7734 0.444192L17.738 0.222096L15.7752 0.111048L13.8123 0L11.7769 0L9.81405 0.111048L7.77854 0.222096L5.81573 0.55524L3.85292 0.888384L1.89011 1.33258L0 1.88781Z" calligra:nodeTypes="ccccccccccccccccccccccccccccccccccccccccccccccc">
              <draw:glue-point draw:id="4" svg:x="0.50000000000pt" svg:y="0.50000000000pt" draw:align="center"/>
              <draw:glue-point draw:id="5" svg:x="0.50000000000pt" svg:y="0.50000000000pt" draw:align="center"/>
            </draw:path>
            <draw:path draw:style-name="gr20" xml:id="shape-82" draw:id="shape-82" draw:layer="" svg:width="51.76163058364pt" svg:height="54.99996024286pt" svg:x="454.68685786277pt" svg:y="178.73600629030pt" svg:viewBox="0 0 52 55" svg:d="M46.2106 55L49.5988 48.3367L50.1756 46.6426L50.6802 44.8356L51.1127 43.0287L51.4012 41.1088L51.6174 39.3018L51.6894 37.4948L51.7616 35.5749L51.6174 33.768L51.4732 31.961L51.1849 30.041L50.7523 28.234L50.2476 26.427L49.7431 24.7331L49.0221 23.039L48.2291 21.232L47.2919 19.5379L46.4268 17.9569L45.3454 16.3757L44.192 14.9075L43.0385 13.4394L41.7409 11.9712L40.3711 10.729L38.9292 9.37369L37.4154 8.1314L35.8294 7.00203L34.2433 5.98562L32.5131 4.96919L30.783 4.17864L28.9807 3.27515L27.1785 2.4846L25.304 1.91991L23.4297 1.35524L21.5553 0.790552L19.6088 0.451744L17.6624 0.225873L15.6438 0.112936L13.6253 0L11.6067 0L9.66024 0.112936L7.71378 0.225873L5.69522 0.451744L3.82084 0.790552L1.87438 1.24229L0 1.91991" calligra:nodeTypes="cccccccccccccccccccccccccccccccccccccccccccccc">
              <draw:glue-point draw:id="4" svg:x="0.50000000000pt" svg:y="0.50000000000pt" draw:align="center"/>
              <draw:glue-point draw:id="5" svg:x="0.50000000000pt" svg:y="0.50000000000pt" draw:align="center"/>
            </draw:path>
            <draw:path draw:style-name="gr19" xml:id="shape-83" draw:id="shape-83" draw:layer="" svg:width="45.52552796242pt" svg:height="37.82378734529pt" svg:x="472.65225741759pt" svg:y="240.07392259552pt" svg:viewBox="0 0 46 38" svg:d="M0 22.8072L42.1695 37.8238L42.9719 35.7914L43.7016 33.8721L44.3582 31.8397L44.796 29.8074L45.1608 27.6622L45.3797 25.6299L45.5255 23.4847L45.5255 21.4523L45.3067 19.3071L45.0878 17.2748L44.6501 15.2424L44.1393 13.2101L43.4827 11.1778L42.7532 9.14546L41.8777 7.22605L40.8562 5.41953L39.7619 3.50012L38.5216 1.69361L37.2084 0Z" calligra:nodeTypes="cccccccccccccccccccccc">
              <draw:glue-point draw:id="4" svg:x="0.50000000000pt" svg:y="0.50000000000pt" draw:align="center"/>
              <draw:glue-point draw:id="5" svg:x="0.50000000000pt" svg:y="0.50000000000pt" draw:align="center"/>
            </draw:path>
            <draw:path draw:style-name="gr20" xml:id="shape-84" draw:id="shape-84" draw:layer="" svg:width="16.95788861948pt" svg:height="51.08602961880pt" svg:x="501.12162042180pt" svg:y="233.34581477411pt" svg:viewBox="0 0 17 51" svg:d="M8.11346 51.086L13.4494 44.3642L14.2533 42.4597L15.0573 40.4431L15.7153 38.4266L16.2269 36.298L16.5192 34.2814L16.8116 32.2649L16.9579 30.1363L16.8848 28.1197L16.7386 25.9911L16.4462 23.9746L16.0808 21.846L15.5691 19.8294L14.9112 17.8129L14.1803 15.7963L13.23 13.8918L12.2068 11.9872L11.0372 10.1948L9.86772 8.40231L8.47892 6.60981L0 0" calligra:nodeTypes="cccccccccccccccccccccc">
              <draw:glue-point draw:id="4" svg:x="0.50000000000pt" svg:y="0.50000000000pt" draw:align="center"/>
              <draw:glue-point draw:id="5" svg:x="0.50000000000pt" svg:y="0.50000000000pt" draw:align="center"/>
            </draw:path>
            <draw:path draw:style-name="gr19" xml:id="shape-85" draw:id="shape-85" draw:layer="" svg:width="53.10767342439pt" svg:height="76.35801596350pt" svg:x="457.72938520674pt" svg:y="285.26438012935pt" svg:viewBox="0 0 53 76" svg:d="M13.1864 16.6335L0 73.0091L1.88376 73.9021L3.91243 74.6835L5.86865 75.2417L7.89732 75.7998L9.92599 76.1348L11.8822 76.358L13.9834 76.358L16.0119 76.1348L18.0406 75.9115L20.0694 75.4649L22.0256 74.7951L23.9818 74.1254L25.9379 73.2323L27.8942 72.1159L29.7055 70.9995L31.5892 69.6599L33.3282 68.097L35.0671 66.5342L36.8059 64.8597L38.3999 62.9619L39.9213 60.9525L41.3705 58.943L42.8194 56.7104L44.1237 54.366L45.3553 51.91L46.5146 49.4541L47.6013 46.8864L48.6156 44.2073L49.4851 41.5281L50.2821 38.7372L50.9341 35.8347L51.5861 32.9322L52.0933 30.0298L52.5281 27.0155L52.8179 24.0014L53.0353 20.9873L53.1077 17.9732L53.1077 14.959L52.9627 11.8332L52.7454 8.81912L52.4556 5.80499L52.021 2.90249L51.5138 0Z" calligra:nodeTypes="cccccccccccccccccccccccccccccccccccccccccccccc">
              <draw:glue-point draw:id="4" svg:x="0.50000000000pt" svg:y="0.50000000000pt" draw:align="center"/>
              <draw:glue-point draw:id="5" svg:x="0.50000000000pt" svg:y="0.50000000000pt" draw:align="center"/>
            </draw:path>
            <draw:path draw:style-name="gr20" xml:id="shape-86" draw:id="shape-86" draw:layer="" svg:width="52.52963381136pt" svg:height="76.25304082885pt" svg:x="457.80182633397pt" svg:y="285.15224499899pt" svg:viewBox="0 0 53 76" svg:d="M0 72.8072L1.94021 73.8076L3.88043 74.5857L5.82066 75.2526L7.83274 75.5861L9.84482 75.9195L11.8568 76.1419L13.8689 76.253L15.8811 75.9195L17.8932 75.6973L19.9052 75.2526L21.8454 74.5857L23.7856 73.8076L25.7259 72.9183L27.5942 71.918L29.4626 70.6952L31.2592 69.3613L33.0555 68.0275L34.7083 66.3602L36.3612 64.5816L38.0139 62.692L39.5229 60.6912L40.9602 58.6903L42.3974 56.4672L43.6909 54.133L44.9126 51.7987L45.9903 49.3533L47.1402 46.6855L48.0743 44.0178L48.9366 41.3501L49.7272 38.5711L50.4457 35.6811L51.0925 32.791L51.5235 29.901L51.9548 26.8997L52.2422 23.8985L52.4578 20.8974L52.5296 17.8961L52.5296 14.8949L52.3859 11.7825L52.1703 8.78133L51.811 5.78012L51.38 2.89005L50.9487 0" calligra:nodeTypes="cccccccccccccccccccccccccccccccccccccccccccc">
              <draw:glue-point draw:id="4" svg:x="0.50000000000pt" svg:y="0.50000000000pt" draw:align="center"/>
              <draw:glue-point draw:id="5" svg:x="0.50000000000pt" svg:y="0.50000000000pt" draw:align="center"/>
            </draw:path>
            <draw:path draw:style-name="gr19" xml:id="shape-87" draw:id="shape-87" draw:layer="" svg:width="28.75864151792pt" svg:height="72.21134075910pt" svg:x="275.10530344182pt" svg:y="231.55165268840pt" svg:viewBox="0 0 29 72" svg:d="M28.7586 38.1115L26.7302 0L25.209 0.111437L23.8327 0.334312L22.3839 0.780061L20.9352 1.2258L19.5587 1.89443L18.1824 2.56306L16.806 3.23168L15.5021 4.23462L14.1982 5.12612L12.9668 6.12904L11.7352 7.24343L10.5762 8.3578L9.41718 9.69505L8.40301 11.0323L7.38886 12.3695L6.44714 13.9297L5.57787 15.3784L4.70859 17.0499L3.91175 18.6101L3.18735 20.3931L2.60784 22.1761L2.02831 23.959L1.4488 25.742L1.01416 27.6365L0.724398 29.5309L0.362199 31.4253L0.14488 33.3198L0.0724398 35.3256L0 37.22L0 39.2259L0.0724398 41.1203L0.217319 43.1262L0.434639 45.0207L0.724398 46.9151L1.0866 48.8096L1.52124 50.7039L2.02831 52.487L2.60784 54.27L3.25979 55.9415L3.98419 57.7245L4.78103 59.2846L5.65031 60.9563L6.51958 62.5162L7.53374 63.965L8.54789 65.3022L9.63449 66.6395L10.7211 67.8653L11.8801 69.0911L13.1116 70.2055L14.343 71.2085L15.6471 72.2113Z" calligra:nodeTypes="cccccccccccccccccccccccccccccccccccccccccccccccccccccc">
              <draw:glue-point draw:id="4" svg:x="0.50000000000pt" svg:y="0.50000000000pt" draw:align="center"/>
              <draw:glue-point draw:id="5" svg:x="0.50000000000pt" svg:y="0.50000000000pt" draw:align="center"/>
            </draw:path>
            <draw:path draw:style-name="gr20" xml:id="shape-88" draw:id="shape-88" draw:layer="" svg:width="26.64592139246pt" svg:height="72.65891551447pt" svg:x="275.10530344182pt" svg:y="231.55165268840pt" svg:viewBox="0 0 27 73" svg:d="M26.6459 0L25.2016 0.111955L23.7574 0.335865L22.3855 0.783686L21.0134 1.23151L19.5692 1.79128L18.2694 2.46301L16.8974 3.24671L15.6698 4.03038L14.37 4.92603L13.1425 5.93362L11.9149 7.05317L10.8317 8.17272L9.67629 9.40424L8.66535 10.7477L7.58218 12.0912L6.71564 13.5466L5.77688 15.0021L4.98257 16.5693L4.18825 18.2487L3.46614 19.9281L2.81624 21.6073L2.16633 23.2867L1.66085 25.078L1.22759 26.9811L0.794323 28.7725L0.505479 30.6757L0.216633 32.5789L0.0722111 34.4822L0 36.3855L0 38.2886L0 40.192L0.144423 42.2071L0.288844 44.1104L0.505479 46.0135L0.866535 47.8049L1.22759 49.7081L1.66085 51.4994L2.23855 53.4026L2.81624 55.0819L3.46614 56.7613L4.18825 58.4405L4.98257 60.1199L5.77688 61.5753L6.71564 63.1428L7.65438 64.5982L8.66535 65.9416L9.7485 67.2851L10.8317 68.4046L11.987 69.6361L13.1425 70.6437L14.37 71.6513L15.6698 72.6589" calligra:nodeTypes="ccccccccccccccccccccccccccccccccccccccccccccccccccccc">
              <draw:glue-point draw:id="4" svg:x="0.50000000000pt" svg:y="0.50000000000pt" draw:align="center"/>
              <draw:glue-point draw:id="5" svg:x="0.50000000000pt" svg:y="0.50000000000pt" draw:align="center"/>
            </draw:path>
            <draw:path draw:style-name="gr19" xml:id="shape-89" draw:id="shape-89" draw:layer="" svg:width="116.10325450251pt" svg:height="44.97594986992pt" svg:x="350.44407576848pt" svg:y="331.46405383639pt" svg:viewBox="0 0 116 45" svg:d="M59.4551 0L0 4.38516L0.359897 6.63395L0.863754 8.99519L1.51157 11.1315L2.37533 13.3804L3.31106 15.4042L4.46273 17.5406L5.68638 19.5645L7.05399 21.5884L8.56556 23.6124L10.2211 25.5238L11.9486 27.3229L13.892 29.0095L15.8355 30.6962L17.9949 32.3827L20.1542 33.8444L22.4576 35.3062L24.9769 36.6555L27.4242 37.8923L30.0154 39.0166L32.6068 40.1411L35.4138 41.0405L38.1491 41.94L40.9563 42.7271L43.9075 43.4018L46.7866 43.8516L49.7378 44.3013L52.6889 44.6387L55.7121 44.7511L58.7352 44.9759L61.6864 44.9759L64.7096 44.7511L67.7326 44.5262L70.6838 44.1889L73.6349 43.6267L76.5142 43.0645L79.3213 42.3899L82.2006 41.4903L84.9358 40.7032L87.671 39.6912L90.2623 38.4544L92.7815 37.2176L95.2289 35.9807L97.6042 34.5191L99.836 33.0573L102.067 31.4832L104.083 29.9091L106.026 28.11L107.826 26.3109L109.553 24.5119L111.136 22.488L112.503 20.5765L113.872 18.5526L115.023 16.4162L116.103 14.3923Z" calligra:nodeTypes="ccccccccccccccccccccccccccccccccccccccccccccccccccccccccc">
              <draw:glue-point draw:id="4" svg:x="0.50000000000pt" svg:y="0.50000000000pt" draw:align="center"/>
              <draw:glue-point draw:id="5" svg:x="0.50000000000pt" svg:y="0.50000000000pt" draw:align="center"/>
            </draw:path>
            <draw:path draw:style-name="gr20" xml:id="shape-90" draw:id="shape-90" draw:layer="" svg:width="116.52297237245pt" svg:height="40.58069021437pt" svg:x="350.44407576848pt" svg:y="336.06159418102pt" svg:viewBox="0 0 117 41" svg:d="M0 0L0.28932 2.14772L0.79563 4.40849L1.51892 6.66924L2.38689 8.81697L3.32717 10.9647L4.41213 12.9993L5.64173 15.1472L7.01601 17.1818L8.60726 19.1034L10.1985 21.0251L11.9344 22.8337L13.8874 24.6423L15.9127 26.2248L18.0101 27.9204L20.2523 29.3898L22.5669 30.8594L25.0262 32.2158L27.4854 33.4593L30.0892 34.7027L32.6932 35.72L35.4417 36.6244L38.2626 37.5287L41.0834 38.3199L43.9767 38.9981L46.9421 39.4503L49.9077 39.9024L52.8732 40.2416L55.8387 40.3546L58.8766 40.5807L61.9144 40.4677L64.8801 40.3546L67.8455 40.0155L70.8834 39.7894L73.8489 39.2243L76.742 38.546L79.6353 37.9808L82.3838 37.1895L85.2048 36.2852L87.8809 35.2678L90.4848 34.0245L93.0163 32.8941L95.5478 31.5377L97.8624 30.1812L100.177 28.7117L102.347 27.1292L104.445 25.5465L106.325 23.7381L108.206 21.9294L109.941 20.0077L111.46 18.1992L112.98 16.1645L114.281 14.1298L115.439 11.982L116.523 9.83431" calligra:nodeTypes="ccccccccccccccccccccccccccccccccccccccccccccccccccccccc">
              <draw:glue-point draw:id="4" svg:x="0.50000000000pt" svg:y="0.50000000000pt" draw:align="center"/>
              <draw:glue-point draw:id="5" svg:x="0.50000000000pt" svg:y="0.50000000000pt" draw:align="center"/>
            </draw:path>
            <draw:glue-point draw:id="4" svg:x="-1.9601%" svg:y="-50%"/>
            <draw:glue-point draw:id="5" svg:x="14.32%" svg:y="-50%"/>
            <draw:glue-point draw:id="6" svg:x="6.19%" svg:y="-50%"/>
            <draw:glue-point draw:id="7" svg:x="-4.3101%" svg:y="50%"/>
            <draw:glue-point draw:id="8" svg:x="15.09%" svg:y="50%"/>
            <draw:glue-point draw:id="9" svg:x="5.39%" svg:y="50%"/>
            <draw:glue-point draw:id="10" svg:x="-50%" svg:y="-4.0901%"/>
            <draw:glue-point draw:id="11" svg:x="-50%" svg:y="9.3%"/>
            <draw:glue-point draw:id="12" svg:x="50%" svg:y="-5.7601%"/>
            <draw:glue-point draw:id="13" svg:x="50%" svg:y="5.21%"/>
            <draw:glue-point draw:id="14" svg:x="36.75%" svg:y="41.71%"/>
            <draw:glue-point draw:id="15" svg:x="36.74%" svg:y="-36.1801%"/>
            <draw:glue-point draw:id="16" svg:x="-28.3301%" svg:y="-38.2101%"/>
            <draw:glue-point draw:id="17" svg:x="-28.6201%" svg:y="37.07%"/>
            <draw:glue-point draw:id="18" svg:x="3.66%" svg:y="0.65%"/>
            <draw:glue-point draw:id="19" svg:x="0.50000000000pt" svg:y="0.50000000000pt" draw:align="center"/>
          </draw:g>
          <draw:frame draw:style-name="gr17" xml:id="shape-91" draw:id="shape-91" draw:layer="" svg:width="94.23008455718pt" svg:height="33.41492360184pt" svg:x="353.60570454479pt" svg:y="243.98896078965pt">
            <draw:text-box>
              <text:p text:style-name="P1"><text:span text:style-name="T1">Internet</text:span></text:p>
            </draw:text-box>
            <draw:glue-point draw:id="4" svg:x="0.50000000000pt" svg:y="0.50000000000pt" draw:align="center"/>
          </draw:frame>
          <draw:glue-point draw:id="4" svg:x="0.50000000000pt" svg:y="0.50000000000pt" draw:align="center"/>
        </draw:g>
        <draw:frame draw:style-name="gr17" xml:id="shape-92" draw:id="shape-92" draw:layer="" svg:width="283.35855214357pt" svg:height="33.41492360184pt" svg:x="539.98516540568pt" svg:y="539.31686693364pt">
          <draw:text-box>
            <text:p text:style-name="P1"><text:span text:style-name="T1">Aleph Objects Network</text:span></text:p>
          </draw:text-box>
          <draw:glue-point draw:id="4" svg:x="0.50000000000pt" svg:y="0.50000000000pt" draw:align="center"/>
        </draw:frame>
        <draw:g draw:style-name="gr2" xml:id="shape-93" draw:id="shape-93" svg:y="390.28630766945pt">
          <draw:g draw:style-name="gr2" xml:id="shape-94" draw:id="shape-94" draw:name="g3612" svg:y="30.58004158850pt">
            <draw:path draw:style-name="gr21" xml:id="shape-95" draw:id="shape-95" draw:name="path20208" draw:layer="" svg:width="174.25633324309pt" svg:height="34.62625476163pt" svg:x="54.59883440586pt" svg:y="536.55378552231pt" svg:viewBox="0 0 174 35" svg:d="M174.256 17.3131C174.256 26.8749 135.248 34.6263 87.128 34.6263C39.0085 34.6263 0 26.8749 0 17.3131C0 7.75135 39.0085 0 87.128 0C135.248 0 174.256 7.75135 174.256 17.3131Z" calligra:nodeTypes="ccccc">
              <draw:glue-point draw:id="4" svg:x="0.50000000000pt" svg:y="0.50000000000pt" draw:align="center"/>
            </draw:path>
            <draw:path draw:style-name="gr22" xml:id="shape-96" draw:id="shape-96" draw:name="path7049" draw:layer="" svg:width="165.86977284884pt" svg:height="66.87221765528pt" svg:x="61.97829160953pt" svg:y="485.48812988225pt" svg:viewBox="0 0 166 67" svg:d="M165.87 33.4361C165.878 51.9013 128.744 66.8722 82.9348 66.8722C37.1254 66.8722 -0.00816314 51.9013 1.34607e-06 33.4361C-0.00816314 14.9708 37.1254 0 82.9348 0C128.744 0 165.878 14.9708 165.87 33.4361Z" calligra:nodeTypes="ccccc">
              <draw:glue-point draw:id="4" svg:x="0.50000000000pt" svg:y="0.50000000000pt" draw:align="center"/>
            </draw:path>
            <draw:g draw:style-name="gr2" xml:id="shape-97" draw:id="shape-97" draw:name="g9315" svg:y="99.00053948022pt">
              <draw:rect draw:style-name="gr4" xml:id="shape-98" draw:id="shape-98" draw:name="rect9317" draw:layer="" svg:width="1771.27906199957pt" svg:height="632.48945110074pt" draw:transform="matrix(0.02922636000 0.00000000000 0.00000000000 0.02404604000 158.13491593299pt 520.36636509173pt)">
                <draw:glue-point draw:id="4" svg:x="0.50000000000pt" svg:y="0.50000000000pt" draw:align="center"/>
              </draw:rect>
              <draw:path draw:style-name="gr5" xml:id="shape-99" draw:id="shape-99" draw:name="path9319" draw:layer="" svg:width="13.33845206204pt" svg:height="15.21933173288pt" svg:x="209.90295700519pt" svg:y="520.36688873817pt" svg:viewBox="0 0 13 15" svg:d="M0 0C0 0 0 15.2192 0 15.2192C5.51743 15.2478 13.3385 11.8093 13.3385 7.6086C13.3385 3.40789 7.18142 6.36343e-07 0 0Z" calligra:nodeTypes="cccc">
                <draw:glue-point draw:id="4" svg:x="0.50000000000pt" svg:y="0.50000000000pt" draw:align="center"/>
              </draw:path>
              <draw:path draw:style-name="gr6" xml:id="shape-100" draw:id="shape-100" draw:name="path9321" draw:layer="" svg:width="13.33845437909pt" svg:height="15.21933173288pt" svg:x="144.78746589830pt" svg:y="520.36688873817pt" svg:viewBox="0 0 13 15" svg:d="M13.3385 0C13.3385 0 13.3385 15.2192 13.3385 15.2192C7.82102 15.2478 0 11.8093 0 7.6086C0 3.40789 6.15703 6.36343e-07 13.3385 0Z" calligra:nodeTypes="cccc">
                <draw:glue-point draw:id="4" svg:x="0.50000000000pt" svg:y="0.50000000000pt" draw:align="center"/>
              </draw:path>
              <draw:glue-point draw:id="4" svg:x="0.50000000000pt" svg:y="0.50000000000pt" draw:align="center"/>
            </draw:g>
            <draw:g draw:style-name="gr2" xml:id="shape-101" draw:id="shape-101" draw:name="g9301" svg:y="84.71088614741pt">
              <draw:rect draw:style-name="gr4" xml:id="shape-102" draw:id="shape-102" draw:name="rect9303" draw:layer="" svg:width="1771.27906199957pt" svg:height="632.48945110074pt" draw:transform="matrix(0.02922636000 0.00000000000 0.00000000000 0.02404604000 79.09526610152pt 506.07671175892pt)">
                <draw:glue-point draw:id="4" svg:x="0.50000000000pt" svg:y="0.50000000000pt" draw:align="center"/>
              </draw:rect>
              <draw:path draw:style-name="gr5" xml:id="shape-103" draw:id="shape-103" draw:name="path9305" draw:layer="" svg:width="13.33845206204pt" svg:height="15.21933173288pt" svg:x="130.86330717372pt" svg:y="506.07723540536pt" svg:viewBox="0 0 13 15" svg:d="M0 0C0 0 0 15.2192 0 15.2192C5.51743 15.2478 13.3385 11.8093 13.3385 7.6086C13.3385 3.40789 7.18142 6.36343e-07 0 0Z" calligra:nodeTypes="cccc">
                <draw:glue-point draw:id="4" svg:x="0.50000000000pt" svg:y="0.50000000000pt" draw:align="center"/>
              </draw:path>
              <draw:path draw:style-name="gr6" xml:id="shape-104" draw:id="shape-104" draw:name="path9307" draw:layer="" svg:width="13.33845437909pt" svg:height="15.21933173288pt" svg:x="65.74781606683pt" svg:y="506.07723540536pt" svg:viewBox="0 0 13 15" svg:d="M13.3385 0C13.3385 0 13.3385 15.2192 13.3385 15.2192C7.82102 15.2478 0 11.8093 0 7.6086C0 3.40789 6.15703 6.36343e-07 13.3385 0Z" calligra:nodeTypes="cccc">
                <draw:glue-point draw:id="4" svg:x="0.50000000000pt" svg:y="0.50000000000pt" draw:align="center"/>
              </draw:path>
              <draw:glue-point draw:id="4" svg:x="0.50000000000pt" svg:y="0.50000000000pt" draw:align="center"/>
            </draw:g>
            <draw:g draw:style-name="gr2" xml:id="shape-105" draw:id="shape-105" draw:name="layer1" svg:y="-420.86634925795pt">
              <draw:glue-point draw:id="4" svg:x="0.50000000000pt" svg:y="0.50000000000pt" draw:align="center"/>
            </draw:g>
            <draw:g draw:style-name="gr2" xml:id="shape-106" draw:id="shape-106" draw:name="g7202" svg:y="108.66805149590pt">
              <draw:rect draw:style-name="gr4" xml:id="shape-107" draw:id="shape-107" draw:name="rect7204" draw:layer="" svg:width="1771.27906199957pt" svg:height="632.48945110074pt" draw:transform="matrix(0.02922636000 0.00000000000 0.00000000000 0.02404604000 117.24905132453pt 530.03387710741pt)">
                <draw:glue-point draw:id="4" svg:x="0.50000000000pt" svg:y="0.50000000000pt" draw:align="center"/>
              </draw:rect>
              <draw:path draw:style-name="gr5" xml:id="shape-108" draw:id="shape-108" draw:name="path7206" draw:layer="" svg:width="13.33845206204pt" svg:height="15.21933173288pt" svg:x="169.01709239673pt" svg:y="530.03440075385pt" svg:viewBox="0 0 13 15" svg:d="M0 0C0 0 0 15.2192 0 15.2192C5.51743 15.2478 13.3385 11.8093 13.3385 7.6086C13.3385 3.40789 7.18142 6.36343e-07 0 0Z" calligra:nodeTypes="cccc">
                <draw:glue-point draw:id="4" svg:x="0.50000000000pt" svg:y="0.50000000000pt" draw:align="center"/>
              </draw:path>
              <draw:path draw:style-name="gr6" xml:id="shape-109" draw:id="shape-109" draw:name="path7208" draw:layer="" svg:width="13.33845437909pt" svg:height="15.21933173288pt" svg:x="103.90160128984pt" svg:y="530.03440075385pt" svg:viewBox="0 0 13 15" svg:d="M13.3385 0C13.3385 0 13.3385 15.2192 13.3385 15.2192C7.82102 15.2478 0 11.8093 0 7.6086C0 3.40789 6.15703 6.36343e-07 13.3385 0Z" calligra:nodeTypes="cccc">
                <draw:glue-point draw:id="4" svg:x="0.50000000000pt" svg:y="0.50000000000pt" draw:align="center"/>
              </draw:path>
              <draw:glue-point draw:id="4" svg:x="0.50000000000pt" svg:y="0.50000000000pt" draw:align="center"/>
            </draw:g>
            <draw:g draw:style-name="gr2" xml:id="shape-110" draw:id="shape-110" draw:name="g9983" svg:y="14.48973250840pt">
              <draw:rect draw:style-name="gr23" xml:id="shape-111" draw:id="shape-111" draw:name="rect9704" draw:layer="" svg:width="48.24415243419pt" svg:height="77.04673305312pt" svg:x="76.16842235795pt" svg:y="436.03566174235pt" svg:rx="0.41472688597pt" svg:ry="0.28423171977pt">
                <draw:glue-point draw:id="4" svg:x="0.50000000000pt" svg:y="0.50000000000pt" draw:align="center"/>
              </draw:rect>
              <draw:g draw:style-name="gr2" xml:id="shape-112" draw:id="shape-112" draw:name="g9706" svg:y="4.33837811259pt">
                <draw:g draw:style-name="gr2" xml:id="shape-113" draw:id="shape-113" draw:name="g9708" svg:y="0.00000000000pt">
                  <draw:path draw:style-name="gr11" xml:id="shape-114" draw:id="shape-114" draw:name="path9710" draw:layer="" svg:width="12.59442461250pt" svg:height="12.41107450063pt" svg:x="80.68421157852pt" svg:y="442.02188349894pt" svg:viewBox="0 0 13 12" svg:d="M1.48241 0L11.1127 0C11.9336 0 12.5944 0.656048 12.5944 1.47097L12.5854 11.0724C12.5854 11.8873 11.9501 12.4111 11.1291 12.4111L1.48179 12.4111C0.660876 12.4111 0 11.7551 0 10.9402L0 1.47097C0 0.656048 0.660876 0 1.48179 0Z" calligra:nodeTypes="cccccccccc">
                    <draw:glue-point draw:id="4" svg:x="0.50000000000pt" svg:y="0.50000000000pt" draw:align="center"/>
                  </draw:path>
                  <draw:rect draw:style-name="gr12" xml:id="shape-115" draw:id="shape-115" draw:name="rect9712" draw:layer="" svg:width="10.82453384145pt" svg:height="10.78245564469pt" svg:x="81.54690181193pt" svg:y="442.88170188857pt" svg:rx="0.41266513485pt" svg:ry="0.41266513485pt">
                    <draw:glue-point draw:id="4" svg:x="0.50000000000pt" svg:y="0.50000000000pt" draw:align="center"/>
                  </draw:rect>
                  <draw:path draw:style-name="gr13" xml:id="shape-116" draw:id="shape-116" draw:name="path9714" draw:layer="" svg:width="9.30281575736pt" svg:height="5.79738192669pt" svg:x="82.17526969122pt" svg:y="443.40747671911pt" svg:viewBox="0 0 9 6" svg:d="M0.0196012 5.75368C3.7964 6.10601 5.78999 4.21563 9.27705 4.10176L9.30282 0.00636851L0 0L0.0195119 5.75373Z" calligra:nodeTypes="cccccc">
                    <draw:glue-point draw:id="4" svg:x="0.50000000000pt" svg:y="0.50000000000pt" draw:align="center"/>
                  </draw:path>
                  <draw:glue-point draw:id="4" svg:x="0.50000000000pt" svg:y="0.50000000000pt" draw:align="center"/>
                </draw:g>
                <draw:g draw:style-name="gr2" xml:id="shape-117" draw:id="shape-117" draw:name="g9716" svg:y="0.00000000000pt">
                  <draw:path draw:style-name="gr11" xml:id="shape-118" draw:id="shape-118" draw:name="path9718" draw:layer="" svg:width="12.59442461250pt" svg:height="12.41107450063pt" svg:x="93.78073414567pt" svg:y="442.02188349894pt" svg:viewBox="0 0 13 12" svg:d="M1.48241 0L11.1127 0C11.9336 0 12.5944 0.656048 12.5944 1.47097L12.5854 11.0724C12.5854 11.8873 11.9501 12.4111 11.1291 12.4111L1.48179 12.4111C0.660876 12.4111 0 11.7551 0 10.9402L0 1.47097C0 0.656048 0.660876 0 1.48179 0Z" calligra:nodeTypes="cccccccccc">
                    <draw:glue-point draw:id="4" svg:x="0.50000000000pt" svg:y="0.50000000000pt" draw:align="center"/>
                  </draw:path>
                  <draw:rect draw:style-name="gr12" xml:id="shape-119" draw:id="shape-119" draw:name="rect9720" draw:layer="" svg:width="10.82453384145pt" svg:height="10.78245564469pt" svg:x="94.64342437907pt" svg:y="442.88170188857pt" svg:rx="0.41266513485pt" svg:ry="0.41266513485pt">
                    <draw:glue-point draw:id="4" svg:x="0.50000000000pt" svg:y="0.50000000000pt" draw:align="center"/>
                  </draw:rect>
                  <draw:path draw:style-name="gr13" xml:id="shape-120" draw:id="shape-120" draw:name="path9722" draw:layer="" svg:width="9.30281575736pt" svg:height="5.79738192669pt" svg:x="95.27179225837pt" svg:y="443.40747671911pt" svg:viewBox="0 0 9 6" svg:d="M0.0196012 5.75368C3.7964 6.10601 5.78999 4.21563 9.27705 4.10176L9.30282 0.00636851L0 0L0.0195119 5.75373Z" calligra:nodeTypes="cccccc">
                    <draw:glue-point draw:id="4" svg:x="0.50000000000pt" svg:y="0.50000000000pt" draw:align="center"/>
                  </draw:path>
                  <draw:glue-point draw:id="4" svg:x="0.50000000000pt" svg:y="0.50000000000pt" draw:align="center"/>
                </draw:g>
                <draw:g draw:style-name="gr2" xml:id="shape-121" draw:id="shape-121" draw:name="g9724" svg:y="0.00000000000pt">
                  <draw:path draw:style-name="gr11" xml:id="shape-122" draw:id="shape-122" draw:name="path9726" draw:layer="" svg:width="12.59442461250pt" svg:height="12.41107450063pt" svg:x="106.87725935724pt" svg:y="442.02188349894pt" svg:viewBox="0 0 13 12" svg:d="M1.48241 0L11.1127 0C11.9336 0 12.5944 0.656048 12.5944 1.47097L12.5854 11.0724C12.5854 11.8873 11.9501 12.4111 11.1291 12.4111L1.48179 12.4111C0.660876 12.4111 0 11.7551 0 10.9402L0 1.47097C0 0.656048 0.660876 0 1.48179 0Z" calligra:nodeTypes="cccccccccc">
                    <draw:glue-point draw:id="4" svg:x="0.50000000000pt" svg:y="0.50000000000pt" draw:align="center"/>
                  </draw:path>
                  <draw:rect draw:style-name="gr12" xml:id="shape-123" draw:id="shape-123" draw:name="rect9728" draw:layer="" svg:width="10.82453384145pt" svg:height="10.78245564469pt" svg:x="107.73994959064pt" svg:y="442.88170188857pt" svg:rx="0.41266513485pt" svg:ry="0.41266513485pt">
                    <draw:glue-point draw:id="4" svg:x="0.50000000000pt" svg:y="0.50000000000pt" draw:align="center"/>
                  </draw:rect>
                  <draw:path draw:style-name="gr13" xml:id="shape-124" draw:id="shape-124" draw:name="path9730" draw:layer="" svg:width="9.30281575736pt" svg:height="5.79738192669pt" svg:x="108.36831746994pt" svg:y="443.40747671911pt" svg:viewBox="0 0 9 6" svg:d="M0.0196012 5.75368C3.7964 6.10601 5.78999 4.21563 9.27705 4.10176L9.30282 0.00636851L0 0L0.0195119 5.75373Z" calligra:nodeTypes="cccccc">
                    <draw:glue-point draw:id="4" svg:x="0.50000000000pt" svg:y="0.50000000000pt" draw:align="center"/>
                  </draw:path>
                  <draw:glue-point draw:id="4" svg:x="0.50000000000pt" svg:y="0.50000000000pt" draw:align="center"/>
                </draw:g>
                <draw:glue-point draw:id="4" svg:x="0.50000000000pt" svg:y="0.50000000000pt" draw:align="center"/>
              </draw:g>
              <draw:path draw:style-name="gr24" xml:id="shape-125" draw:id="shape-125" draw:name="path9732" draw:layer="" svg:width="42.64570000000pt" svg:height="0.00000000000pt" svg:x="78.85601725361pt" svg:y="455.53173842862pt" svg:viewBox="0 0 43 0" svg:d="M0 0L42.6457 0" calligra:nodeTypes="cc">
                <draw:glue-point draw:id="4" svg:x="0.50000000000pt" svg:y="0.50000000000pt" draw:align="center"/>
              </draw:path>
              <draw:path draw:style-name="gr25" xml:id="shape-126" draw:id="shape-126" draw:name="path9734" draw:layer="" svg:width="46.54380000000pt" svg:height="0.00000000000pt" svg:x="76.90696352556pt" svg:y="440.80251079804pt" svg:viewBox="0 0 47 0" svg:d="M0 0L46.5438 0" calligra:nodeTypes="cc">
                <draw:glue-point draw:id="4" svg:x="0.50000000000pt" svg:y="0.50000000000pt" draw:align="center"/>
              </draw:path>
              <draw:g draw:style-name="gr2" xml:id="shape-127" draw:id="shape-127" draw:name="g9736" svg:y="24.25676572343pt">
                <draw:g draw:style-name="gr2" xml:id="shape-128" draw:id="shape-128" draw:name="g9738" svg:y="1.29194908090pt">
                  <draw:g draw:style-name="gr2" xml:id="shape-129" draw:id="shape-129" draw:name="g9740" svg:y="0.00000000000pt">
                    <draw:path draw:style-name="gr11" xml:id="shape-130" draw:id="shape-130" draw:name="path9742" draw:layer="" svg:width="12.59442461250pt" svg:height="12.41107450063pt" svg:x="80.68421197519pt" svg:y="463.23222019068pt" svg:viewBox="0 0 13 12" svg:d="M1.48241 0L11.1127 0C11.9336 0 12.5944 0.656048 12.5944 1.47097L12.5854 11.0724C12.5854 11.8873 11.9501 12.4111 11.1291 12.4111L1.48179 12.4111C0.660876 12.4111 0 11.7551 0 10.9402L0 1.47097C0 0.656048 0.660876 0 1.48179 0Z" calligra:nodeTypes="cccccccccc">
                      <draw:glue-point draw:id="4" svg:x="0.50000000000pt" svg:y="0.50000000000pt" draw:align="center"/>
                    </draw:path>
                    <draw:rect draw:style-name="gr12" xml:id="shape-131" draw:id="shape-131" draw:name="rect9744" draw:layer="" svg:width="10.82453384145pt" svg:height="10.78245564469pt" svg:x="81.54690220859pt" svg:y="464.09203858031pt" svg:rx="0.41266513485pt" svg:ry="0.41266513485pt">
                      <draw:glue-point draw:id="4" svg:x="0.50000000000pt" svg:y="0.50000000000pt" draw:align="center"/>
                    </draw:rect>
                    <draw:path draw:style-name="gr13" xml:id="shape-132" draw:id="shape-132" draw:name="path9746" draw:layer="" svg:width="9.30281575736pt" svg:height="5.79738192669pt" svg:x="82.17527008788pt" svg:y="464.61781341085pt" svg:viewBox="0 0 9 6" svg:d="M0.0196012 5.75368C3.7964 6.10601 5.78999 4.21563 9.27705 4.10176L9.30282 0.00636851L0 0L0.0195119 5.75373Z" calligra:nodeTypes="cccccc">
                      <draw:glue-point draw:id="4" svg:x="0.50000000000pt" svg:y="0.50000000000pt" draw:align="center"/>
                    </draw:path>
                    <draw:glue-point draw:id="4" svg:x="0.50000000000pt" svg:y="0.50000000000pt" draw:align="center"/>
                  </draw:g>
                  <draw:g draw:style-name="gr2" xml:id="shape-133" draw:id="shape-133" draw:name="g9748" svg:y="0.00000000000pt">
                    <draw:path draw:style-name="gr11" xml:id="shape-134" draw:id="shape-134" draw:name="path9750" draw:layer="" svg:width="12.59442461250pt" svg:height="12.41107450063pt" svg:x="93.78073454233pt" svg:y="463.23222019068pt" svg:viewBox="0 0 13 12" svg:d="M1.48241 0L11.1127 0C11.9336 0 12.5944 0.656048 12.5944 1.47097L12.5854 11.0724C12.5854 11.8873 11.9501 12.4111 11.1291 12.4111L1.48179 12.4111C0.660876 12.4111 0 11.7551 0 10.9402L0 1.47097C0 0.656048 0.660876 0 1.48179 0Z" calligra:nodeTypes="cccccccccc">
                      <draw:glue-point draw:id="4" svg:x="0.50000000000pt" svg:y="0.50000000000pt" draw:align="center"/>
                    </draw:path>
                    <draw:rect draw:style-name="gr12" xml:id="shape-135" draw:id="shape-135" draw:name="rect9752" draw:layer="" svg:width="10.82453384145pt" svg:height="10.78245564469pt" svg:x="94.64342477574pt" svg:y="464.09203858031pt" svg:rx="0.41266513485pt" svg:ry="0.41266513485pt">
                      <draw:glue-point draw:id="4" svg:x="0.50000000000pt" svg:y="0.50000000000pt" draw:align="center"/>
                    </draw:rect>
                    <draw:path draw:style-name="gr13" xml:id="shape-136" draw:id="shape-136" draw:name="path9754" draw:layer="" svg:width="9.30281575736pt" svg:height="5.79738192669pt" svg:x="95.27179265503pt" svg:y="464.61781341085pt" svg:viewBox="0 0 9 6" svg:d="M0.0196012 5.75368C3.7964 6.10601 5.78999 4.21563 9.27705 4.10176L9.30282 0.00636851L0 0L0.0195119 5.75373Z" calligra:nodeTypes="cccccc">
                      <draw:glue-point draw:id="4" svg:x="0.50000000000pt" svg:y="0.50000000000pt" draw:align="center"/>
                    </draw:path>
                    <draw:glue-point draw:id="4" svg:x="0.50000000000pt" svg:y="0.50000000000pt" draw:align="center"/>
                  </draw:g>
                  <draw:g draw:style-name="gr2" xml:id="shape-137" draw:id="shape-137" draw:name="g9756" svg:y="0.00000000000pt">
                    <draw:path draw:style-name="gr11" xml:id="shape-138" draw:id="shape-138" draw:name="path9758" draw:layer="" svg:width="12.59442461250pt" svg:height="12.41107450063pt" svg:x="106.87725975390pt" svg:y="463.23222019068pt" svg:viewBox="0 0 13 12" svg:d="M1.48241 0L11.1127 0C11.9336 0 12.5944 0.656048 12.5944 1.47097L12.5854 11.0724C12.5854 11.8873 11.9501 12.4111 11.1291 12.4111L1.48179 12.4111C0.660876 12.4111 0 11.7551 0 10.9402L0 1.47097C0 0.656048 0.660876 0 1.48179 0Z" calligra:nodeTypes="cccccccccc">
                      <draw:glue-point draw:id="4" svg:x="0.50000000000pt" svg:y="0.50000000000pt" draw:align="center"/>
                    </draw:path>
                    <draw:rect draw:style-name="gr12" xml:id="shape-139" draw:id="shape-139" draw:name="rect9760" draw:layer="" svg:width="10.82453384145pt" svg:height="10.78245564469pt" svg:x="107.73994998731pt" svg:y="464.09203858031pt" svg:rx="0.41266513485pt" svg:ry="0.41266513485pt">
                      <draw:glue-point draw:id="4" svg:x="0.50000000000pt" svg:y="0.50000000000pt" draw:align="center"/>
                    </draw:rect>
                    <draw:path draw:style-name="gr13" xml:id="shape-140" draw:id="shape-140" draw:name="path9762" draw:layer="" svg:width="9.30281575736pt" svg:height="5.79738192669pt" svg:x="108.36831786660pt" svg:y="464.61781341085pt" svg:viewBox="0 0 9 6" svg:d="M0.0196012 5.75368C3.7964 6.10601 5.78999 4.21563 9.27705 4.10176L9.30282 0.00636851L0 0L0.0195119 5.75373Z" calligra:nodeTypes="cccccc">
                      <draw:glue-point draw:id="4" svg:x="0.50000000000pt" svg:y="0.50000000000pt" draw:align="center"/>
                    </draw:path>
                    <draw:glue-point draw:id="4" svg:x="0.50000000000pt" svg:y="0.50000000000pt" draw:align="center"/>
                  </draw:g>
                  <draw:glue-point draw:id="4" svg:x="0.50000000000pt" svg:y="0.50000000000pt" draw:align="center"/>
                </draw:g>
                <draw:g draw:style-name="gr2" xml:id="shape-141" draw:id="shape-141" draw:name="g9764" svg:y="0.00000000000pt">
                  <draw:path draw:style-name="gr24" xml:id="shape-142" draw:id="shape-142" draw:name="path9766" draw:layer="" svg:width="42.64570000000pt" svg:height="0.00000000000pt" svg:x="78.85601725361pt" svg:y="476.74207538479pt" svg:viewBox="0 0 43 0" svg:d="M0 0L42.6457 0" calligra:nodeTypes="cc">
                    <draw:glue-point draw:id="4" svg:x="0.50000000000pt" svg:y="0.50000000000pt" draw:align="center"/>
                  </draw:path>
                  <draw:path draw:style-name="gr24" xml:id="shape-143" draw:id="shape-143" draw:name="path9768" draw:layer="" svg:width="42.64570000000pt" svg:height="0.00000000000pt" svg:x="78.85601725361pt" svg:y="462.01284748978pt" svg:viewBox="0 0 43 0" svg:d="M0 0L42.6457 0" calligra:nodeTypes="cc">
                    <draw:glue-point draw:id="4" svg:x="0.50000000000pt" svg:y="0.50000000000pt" draw:align="center"/>
                  </draw:path>
                  <draw:glue-point draw:id="4" svg:x="0.50000000000pt" svg:y="0.50000000000pt" draw:align="center"/>
                </draw:g>
                <draw:glue-point draw:id="4" svg:x="0.50000000000pt" svg:y="0.50000000000pt" draw:align="center"/>
              </draw:g>
              <draw:g draw:style-name="gr2" xml:id="shape-144" draw:id="shape-144" draw:name="g9770" svg:y="45.46709157303pt">
                <draw:g draw:style-name="gr2" xml:id="shape-145" draw:id="shape-145" draw:name="g9772" svg:y="1.29194908090pt">
                  <draw:g draw:style-name="gr2" xml:id="shape-146" draw:id="shape-146" draw:name="g9774" svg:y="0.00000000000pt">
                    <draw:path draw:style-name="gr11" xml:id="shape-147" draw:id="shape-147" draw:name="path9776" draw:layer="" svg:width="12.59442461250pt" svg:height="12.41107450063pt" svg:x="80.68421197519pt" svg:y="484.44254604028pt" svg:viewBox="0 0 13 12" svg:d="M1.48241 0L11.1127 0C11.9336 0 12.5944 0.656048 12.5944 1.47097L12.5854 11.0724C12.5854 11.8873 11.9501 12.4111 11.1291 12.4111L1.48179 12.4111C0.660876 12.4111 0 11.7551 0 10.9402L0 1.47097C0 0.656048 0.660876 0 1.48179 0Z" calligra:nodeTypes="cccccccccc">
                      <draw:glue-point draw:id="4" svg:x="0.50000000000pt" svg:y="0.50000000000pt" draw:align="center"/>
                    </draw:path>
                    <draw:rect draw:style-name="gr12" xml:id="shape-148" draw:id="shape-148" draw:name="rect9778" draw:layer="" svg:width="10.82453384145pt" svg:height="10.78245564469pt" svg:x="81.54690220859pt" svg:y="485.30236442991pt" svg:rx="0.41266513485pt" svg:ry="0.41266513485pt">
                      <draw:glue-point draw:id="4" svg:x="0.50000000000pt" svg:y="0.50000000000pt" draw:align="center"/>
                    </draw:rect>
                    <draw:path draw:style-name="gr13" xml:id="shape-149" draw:id="shape-149" draw:name="path9780" draw:layer="" svg:width="9.30281575736pt" svg:height="5.79738192669pt" svg:x="82.17527008788pt" svg:y="485.82813926045pt" svg:viewBox="0 0 9 6" svg:d="M0.0196012 5.75368C3.7964 6.10601 5.78999 4.21563 9.27705 4.10176L9.30282 0.00636851L0 0L0.0195119 5.75373Z" calligra:nodeTypes="cccccc">
                      <draw:glue-point draw:id="4" svg:x="0.50000000000pt" svg:y="0.50000000000pt" draw:align="center"/>
                    </draw:path>
                    <draw:glue-point draw:id="4" svg:x="0.50000000000pt" svg:y="0.50000000000pt" draw:align="center"/>
                  </draw:g>
                  <draw:g draw:style-name="gr2" xml:id="shape-150" draw:id="shape-150" draw:name="g9782" svg:y="0.00000000000pt">
                    <draw:path draw:style-name="gr11" xml:id="shape-151" draw:id="shape-151" draw:name="path9784" draw:layer="" svg:width="12.59442461250pt" svg:height="12.41107450063pt" svg:x="93.78073454233pt" svg:y="484.44254604028pt" svg:viewBox="0 0 13 12" svg:d="M1.48241 0L11.1127 0C11.9336 0 12.5944 0.656048 12.5944 1.47097L12.5854 11.0724C12.5854 11.8873 11.9501 12.4111 11.1291 12.4111L1.48179 12.4111C0.660876 12.4111 0 11.7551 0 10.9402L0 1.47097C0 0.656048 0.660876 0 1.48179 0Z" calligra:nodeTypes="cccccccccc">
                      <draw:glue-point draw:id="4" svg:x="0.50000000000pt" svg:y="0.50000000000pt" draw:align="center"/>
                    </draw:path>
                    <draw:rect draw:style-name="gr12" xml:id="shape-152" draw:id="shape-152" draw:name="rect9786" draw:layer="" svg:width="10.82453384145pt" svg:height="10.78245564469pt" svg:x="94.64342477574pt" svg:y="485.30236442991pt" svg:rx="0.41266513485pt" svg:ry="0.41266513485pt">
                      <draw:glue-point draw:id="4" svg:x="0.50000000000pt" svg:y="0.50000000000pt" draw:align="center"/>
                    </draw:rect>
                    <draw:path draw:style-name="gr13" xml:id="shape-153" draw:id="shape-153" draw:name="path9788" draw:layer="" svg:width="9.30281575736pt" svg:height="5.79738192669pt" svg:x="95.27179265503pt" svg:y="485.82813926045pt" svg:viewBox="0 0 9 6" svg:d="M0.0196012 5.75368C3.7964 6.10601 5.78999 4.21563 9.27705 4.10176L9.30282 0.00636851L0 0L0.0195119 5.75373Z" calligra:nodeTypes="cccccc">
                      <draw:glue-point draw:id="4" svg:x="0.50000000000pt" svg:y="0.50000000000pt" draw:align="center"/>
                    </draw:path>
                    <draw:glue-point draw:id="4" svg:x="0.50000000000pt" svg:y="0.50000000000pt" draw:align="center"/>
                  </draw:g>
                  <draw:g draw:style-name="gr2" xml:id="shape-154" draw:id="shape-154" draw:name="g9790" svg:y="0.00000000000pt">
                    <draw:path draw:style-name="gr11" xml:id="shape-155" draw:id="shape-155" draw:name="path9792" draw:layer="" svg:width="12.59442461250pt" svg:height="12.41107450063pt" svg:x="106.87725975390pt" svg:y="484.44254604028pt" svg:viewBox="0 0 13 12" svg:d="M1.48241 0L11.1127 0C11.9336 0 12.5944 0.656048 12.5944 1.47097L12.5854 11.0724C12.5854 11.8873 11.9501 12.4111 11.1291 12.4111L1.48179 12.4111C0.660876 12.4111 0 11.7551 0 10.9402L0 1.47097C0 0.656048 0.660876 0 1.48179 0Z" calligra:nodeTypes="cccccccccc">
                      <draw:glue-point draw:id="4" svg:x="0.50000000000pt" svg:y="0.50000000000pt" draw:align="center"/>
                    </draw:path>
                    <draw:rect draw:style-name="gr12" xml:id="shape-156" draw:id="shape-156" draw:name="rect9794" draw:layer="" svg:width="10.82453384145pt" svg:height="10.78245564469pt" svg:x="107.73994998731pt" svg:y="485.30236442991pt" svg:rx="0.41266513485pt" svg:ry="0.41266513485pt">
                      <draw:glue-point draw:id="4" svg:x="0.50000000000pt" svg:y="0.50000000000pt" draw:align="center"/>
                    </draw:rect>
                    <draw:path draw:style-name="gr13" xml:id="shape-157" draw:id="shape-157" draw:name="path9796" draw:layer="" svg:width="9.30281575736pt" svg:height="5.79738192669pt" svg:x="108.36831786660pt" svg:y="485.82813926045pt" svg:viewBox="0 0 9 6" svg:d="M0.0196012 5.75368C3.7964 6.10601 5.78999 4.21563 9.27705 4.10176L9.30282 0.00636851L0 0L0.0195119 5.75373Z" calligra:nodeTypes="cccccc">
                      <draw:glue-point draw:id="4" svg:x="0.50000000000pt" svg:y="0.50000000000pt" draw:align="center"/>
                    </draw:path>
                    <draw:glue-point draw:id="4" svg:x="0.50000000000pt" svg:y="0.50000000000pt" draw:align="center"/>
                  </draw:g>
                  <draw:glue-point draw:id="4" svg:x="0.50000000000pt" svg:y="0.50000000000pt" draw:align="center"/>
                </draw:g>
                <draw:g draw:style-name="gr2" xml:id="shape-158" draw:id="shape-158" draw:name="g9798" svg:y="0.00000000000pt">
                  <draw:path draw:style-name="gr24" xml:id="shape-159" draw:id="shape-159" draw:name="path9800" draw:layer="" svg:width="42.64570000000pt" svg:height="0.00000000000pt" svg:x="78.85601725361pt" svg:y="497.95240123440pt" svg:viewBox="0 0 43 0" svg:d="M0 0L42.6457 0" calligra:nodeTypes="cc">
                    <draw:glue-point draw:id="4" svg:x="0.50000000000pt" svg:y="0.50000000000pt" draw:align="center"/>
                  </draw:path>
                  <draw:path draw:style-name="gr24" xml:id="shape-160" draw:id="shape-160" draw:name="path9802" draw:layer="" svg:width="42.64570000000pt" svg:height="0.00000000000pt" svg:x="78.85601725361pt" svg:y="483.22317333938pt" svg:viewBox="0 0 43 0" svg:d="M0 0L42.6457 0" calligra:nodeTypes="cc">
                    <draw:glue-point draw:id="4" svg:x="0.50000000000pt" svg:y="0.50000000000pt" draw:align="center"/>
                  </draw:path>
                  <draw:glue-point draw:id="4" svg:x="0.50000000000pt" svg:y="0.50000000000pt" draw:align="center"/>
                </draw:g>
                <draw:glue-point draw:id="4" svg:x="0.50000000000pt" svg:y="0.50000000000pt" draw:align="center"/>
              </draw:g>
              <draw:glue-point draw:id="4" svg:x="0.50000000000pt" svg:y="0.50000000000pt" draw:align="center"/>
            </draw:g>
            <draw:g draw:style-name="gr2" xml:id="shape-161" draw:id="shape-161" draw:name="g10233" svg:y="28.55611188790pt">
              <draw:rect draw:style-name="gr23" xml:id="shape-162" draw:id="shape-162" draw:name="rect10235" draw:layer="" svg:width="48.24415243419pt" svg:height="77.04673305312pt" svg:x="165.25548470972pt" svg:y="450.10204112185pt" svg:rx="0.41472688597pt" svg:ry="0.28423171977pt">
                <draw:glue-point draw:id="4" svg:x="0.50000000000pt" svg:y="0.50000000000pt" draw:align="center"/>
              </draw:rect>
              <draw:g draw:style-name="gr2" xml:id="shape-163" draw:id="shape-163" draw:name="g10237" svg:y="4.33837811260pt">
                <draw:g draw:style-name="gr2" xml:id="shape-164" draw:id="shape-164" draw:name="g10239" svg:y="0.00000000000pt">
                  <draw:path draw:style-name="gr11" xml:id="shape-165" draw:id="shape-165" draw:name="path10241" draw:layer="" svg:width="12.59442461250pt" svg:height="12.41107450063pt" svg:x="169.77127393029pt" svg:y="456.08826287845pt" svg:viewBox="0 0 13 12" svg:d="M1.48241 0L11.1127 0C11.9336 0 12.5944 0.656048 12.5944 1.47097L12.5854 11.0724C12.5854 11.8873 11.9501 12.4111 11.1291 12.4111L1.48179 12.4111C0.660876 12.4111 0 11.7551 0 10.9402L0 1.47097C0 0.656048 0.660876 0 1.48179 0Z" calligra:nodeTypes="cccccccccc">
                    <draw:glue-point draw:id="4" svg:x="0.50000000000pt" svg:y="0.50000000000pt" draw:align="center"/>
                  </draw:path>
                  <draw:rect draw:style-name="gr12" xml:id="shape-166" draw:id="shape-166" draw:name="rect10243" draw:layer="" svg:width="10.82453384145pt" svg:height="10.78245564469pt" svg:x="170.63396416370pt" svg:y="456.94808126808pt" svg:rx="0.41266513485pt" svg:ry="0.41266513485pt">
                    <draw:glue-point draw:id="4" svg:x="0.50000000000pt" svg:y="0.50000000000pt" draw:align="center"/>
                  </draw:rect>
                  <draw:path draw:style-name="gr13" xml:id="shape-167" draw:id="shape-167" draw:name="path10245" draw:layer="" svg:width="9.30281575736pt" svg:height="5.79738192669pt" svg:x="171.26233204299pt" svg:y="457.47385609862pt" svg:viewBox="0 0 9 6" svg:d="M0.0196012 5.75368C3.7964 6.10601 5.78999 4.21563 9.27705 4.10176L9.30282 0.00636851L0 0L0.0195119 5.75373Z" calligra:nodeTypes="cccccc">
                    <draw:glue-point draw:id="4" svg:x="0.50000000000pt" svg:y="0.50000000000pt" draw:align="center"/>
                  </draw:path>
                  <draw:glue-point draw:id="4" svg:x="0.50000000000pt" svg:y="0.50000000000pt" draw:align="center"/>
                </draw:g>
                <draw:g draw:style-name="gr2" xml:id="shape-168" draw:id="shape-168" draw:name="g10247" svg:y="0.00000000000pt">
                  <draw:path draw:style-name="gr11" xml:id="shape-169" draw:id="shape-169" draw:name="path10249" draw:layer="" svg:width="12.59442461250pt" svg:height="12.41107450063pt" svg:x="182.86779649744pt" svg:y="456.08826287845pt" svg:viewBox="0 0 13 12" svg:d="M1.48241 0L11.1127 0C11.9336 0 12.5944 0.656048 12.5944 1.47097L12.5854 11.0724C12.5854 11.8873 11.9501 12.4111 11.1291 12.4111L1.48179 12.4111C0.660876 12.4111 0 11.7551 0 10.9402L0 1.47097C0 0.656048 0.660876 0 1.48179 0Z" calligra:nodeTypes="cccccccccc">
                    <draw:glue-point draw:id="4" svg:x="0.50000000000pt" svg:y="0.50000000000pt" draw:align="center"/>
                  </draw:path>
                  <draw:rect draw:style-name="gr12" xml:id="shape-170" draw:id="shape-170" draw:name="rect10251" draw:layer="" svg:width="10.82453384145pt" svg:height="10.78245564469pt" svg:x="183.73048673084pt" svg:y="456.94808126808pt" svg:rx="0.41266513485pt" svg:ry="0.41266513485pt">
                    <draw:glue-point draw:id="4" svg:x="0.50000000000pt" svg:y="0.50000000000pt" draw:align="center"/>
                  </draw:rect>
                  <draw:path draw:style-name="gr13" xml:id="shape-171" draw:id="shape-171" draw:name="path10253" draw:layer="" svg:width="9.30281575736pt" svg:height="5.79738192669pt" svg:x="184.35885461014pt" svg:y="457.47385609862pt" svg:viewBox="0 0 9 6" svg:d="M0.0196012 5.75368C3.7964 6.10601 5.78999 4.21563 9.27705 4.10176L9.30282 0.00636851L0 0L0.0195119 5.75373Z" calligra:nodeTypes="cccccc">
                    <draw:glue-point draw:id="4" svg:x="0.50000000000pt" svg:y="0.50000000000pt" draw:align="center"/>
                  </draw:path>
                  <draw:glue-point draw:id="4" svg:x="0.50000000000pt" svg:y="0.50000000000pt" draw:align="center"/>
                </draw:g>
                <draw:g draw:style-name="gr2" xml:id="shape-172" draw:id="shape-172" draw:name="g10255" svg:y="0.00000000000pt">
                  <draw:path draw:style-name="gr11" xml:id="shape-173" draw:id="shape-173" draw:name="path10257" draw:layer="" svg:width="12.59442461250pt" svg:height="12.41107450063pt" svg:x="195.96432170901pt" svg:y="456.08826287845pt" svg:viewBox="0 0 13 12" svg:d="M1.48241 0L11.1127 0C11.9336 0 12.5944 0.656048 12.5944 1.47097L12.5854 11.0724C12.5854 11.8873 11.9501 12.4111 11.1291 12.4111L1.48179 12.4111C0.660876 12.4111 0 11.7551 0 10.9402L0 1.47097C0 0.656048 0.660876 0 1.48179 0Z" calligra:nodeTypes="cccccccccc">
                    <draw:glue-point draw:id="4" svg:x="0.50000000000pt" svg:y="0.50000000000pt" draw:align="center"/>
                  </draw:path>
                  <draw:rect draw:style-name="gr12" xml:id="shape-174" draw:id="shape-174" draw:name="rect10259" draw:layer="" svg:width="10.82453384145pt" svg:height="10.78245564469pt" svg:x="196.82701194241pt" svg:y="456.94808126808pt" svg:rx="0.41266513485pt" svg:ry="0.41266513485pt">
                    <draw:glue-point draw:id="4" svg:x="0.50000000000pt" svg:y="0.50000000000pt" draw:align="center"/>
                  </draw:rect>
                  <draw:path draw:style-name="gr13" xml:id="shape-175" draw:id="shape-175" draw:name="path10261" draw:layer="" svg:width="9.30281575736pt" svg:height="5.79738192669pt" svg:x="197.45537982170pt" svg:y="457.47385609862pt" svg:viewBox="0 0 9 6" svg:d="M0.0196012 5.75368C3.7964 6.10601 5.78999 4.21563 9.27705 4.10176L9.30282 0.00636851L0 0L0.0195119 5.75373Z" calligra:nodeTypes="cccccc">
                    <draw:glue-point draw:id="4" svg:x="0.50000000000pt" svg:y="0.50000000000pt" draw:align="center"/>
                  </draw:path>
                  <draw:glue-point draw:id="4" svg:x="0.50000000000pt" svg:y="0.50000000000pt" draw:align="center"/>
                </draw:g>
                <draw:glue-point draw:id="4" svg:x="0.50000000000pt" svg:y="0.50000000000pt" draw:align="center"/>
              </draw:g>
              <draw:path draw:style-name="gr24" xml:id="shape-176" draw:id="shape-176" draw:name="path10263" draw:layer="" svg:width="42.64570000000pt" svg:height="0.00000000000pt" svg:x="167.94307960537pt" svg:y="469.59811780813pt" svg:viewBox="0 0 43 0" svg:d="M0 0L42.6457 0" calligra:nodeTypes="cc">
                <draw:glue-point draw:id="4" svg:x="0.50000000000pt" svg:y="0.50000000000pt" draw:align="center"/>
              </draw:path>
              <draw:path draw:style-name="gr25" xml:id="shape-177" draw:id="shape-177" draw:name="path10265" draw:layer="" svg:width="46.54380000000pt" svg:height="0.00000000000pt" svg:x="165.99402587733pt" svg:y="454.86889017755pt" svg:viewBox="0 0 47 0" svg:d="M0 0L46.5438 0" calligra:nodeTypes="cc">
                <draw:glue-point draw:id="4" svg:x="0.50000000000pt" svg:y="0.50000000000pt" draw:align="center"/>
              </draw:path>
              <draw:g draw:style-name="gr2" xml:id="shape-178" draw:id="shape-178" draw:name="g10267" svg:y="24.25676572343pt">
                <draw:g draw:style-name="gr2" xml:id="shape-179" draw:id="shape-179" draw:name="g10269" svg:y="1.29194908091pt">
                  <draw:g draw:style-name="gr2" xml:id="shape-180" draw:id="shape-180" draw:name="g10271" svg:y="0.00000000000pt">
                    <draw:path draw:style-name="gr11" xml:id="shape-181" draw:id="shape-181" draw:name="path10273" draw:layer="" svg:width="12.59442461250pt" svg:height="12.41107450063pt" svg:x="169.77127432695pt" svg:y="477.29859957019pt" svg:viewBox="0 0 13 12" svg:d="M1.48241 0L11.1127 0C11.9336 0 12.5944 0.656048 12.5944 1.47097L12.5854 11.0724C12.5854 11.8873 11.9501 12.4111 11.1291 12.4111L1.48179 12.4111C0.660876 12.4111 0 11.7551 0 10.9402L0 1.47097C0 0.656048 0.660876 0 1.48179 0Z" calligra:nodeTypes="cccccccccc">
                      <draw:glue-point draw:id="4" svg:x="0.50000000000pt" svg:y="0.50000000000pt" draw:align="center"/>
                    </draw:path>
                    <draw:rect draw:style-name="gr12" xml:id="shape-182" draw:id="shape-182" draw:name="rect10275" draw:layer="" svg:width="10.82453384145pt" svg:height="10.78245564469pt" svg:x="170.63396456036pt" svg:y="478.15841795982pt" svg:rx="0.41266513485pt" svg:ry="0.41266513485pt">
                      <draw:glue-point draw:id="4" svg:x="0.50000000000pt" svg:y="0.50000000000pt" draw:align="center"/>
                    </draw:rect>
                    <draw:path draw:style-name="gr13" xml:id="shape-183" draw:id="shape-183" draw:name="path10277" draw:layer="" svg:width="9.30281575736pt" svg:height="5.79738192669pt" svg:x="171.26233243965pt" svg:y="478.68419279036pt" svg:viewBox="0 0 9 6" svg:d="M0.0196012 5.75368C3.7964 6.10601 5.78999 4.21563 9.27705 4.10176L9.30282 0.00636851L0 0L0.0195119 5.75373Z" calligra:nodeTypes="cccccc">
                      <draw:glue-point draw:id="4" svg:x="0.50000000000pt" svg:y="0.50000000000pt" draw:align="center"/>
                    </draw:path>
                    <draw:glue-point draw:id="4" svg:x="0.50000000000pt" svg:y="0.50000000000pt" draw:align="center"/>
                  </draw:g>
                  <draw:g draw:style-name="gr2" xml:id="shape-184" draw:id="shape-184" draw:name="g10279" svg:y="0.00000000000pt">
                    <draw:path draw:style-name="gr11" xml:id="shape-185" draw:id="shape-185" draw:name="path10281" draw:layer="" svg:width="12.59442461250pt" svg:height="12.41107450063pt" svg:x="182.86779689410pt" svg:y="477.29859957019pt" svg:viewBox="0 0 13 12" svg:d="M1.48241 0L11.1127 0C11.9336 0 12.5944 0.656048 12.5944 1.47097L12.5854 11.0724C12.5854 11.8873 11.9501 12.4111 11.1291 12.4111L1.48179 12.4111C0.660876 12.4111 0 11.7551 0 10.9402L0 1.47097C0 0.656048 0.660876 0 1.48179 0Z" calligra:nodeTypes="cccccccccc">
                      <draw:glue-point draw:id="4" svg:x="0.50000000000pt" svg:y="0.50000000000pt" draw:align="center"/>
                    </draw:path>
                    <draw:rect draw:style-name="gr12" xml:id="shape-186" draw:id="shape-186" draw:name="rect10283" draw:layer="" svg:width="10.82453384145pt" svg:height="10.78245564469pt" svg:x="183.73048712750pt" svg:y="478.15841795982pt" svg:rx="0.41266513485pt" svg:ry="0.41266513485pt">
                      <draw:glue-point draw:id="4" svg:x="0.50000000000pt" svg:y="0.50000000000pt" draw:align="center"/>
                    </draw:rect>
                    <draw:path draw:style-name="gr13" xml:id="shape-187" draw:id="shape-187" draw:name="path10285" draw:layer="" svg:width="9.30281575736pt" svg:height="5.79738192669pt" svg:x="184.35885500680pt" svg:y="478.68419279036pt" svg:viewBox="0 0 9 6" svg:d="M0.0196012 5.75368C3.7964 6.10601 5.78999 4.21563 9.27705 4.10176L9.30282 0.00636851L0 0L0.0195119 5.75373Z" calligra:nodeTypes="cccccc">
                      <draw:glue-point draw:id="4" svg:x="0.50000000000pt" svg:y="0.50000000000pt" draw:align="center"/>
                    </draw:path>
                    <draw:glue-point draw:id="4" svg:x="0.50000000000pt" svg:y="0.50000000000pt" draw:align="center"/>
                  </draw:g>
                  <draw:g draw:style-name="gr2" xml:id="shape-188" draw:id="shape-188" draw:name="g10287" svg:y="0.00000000000pt">
                    <draw:path draw:style-name="gr11" xml:id="shape-189" draw:id="shape-189" draw:name="path10289" draw:layer="" svg:width="12.59442461250pt" svg:height="12.41107450063pt" svg:x="195.96432210567pt" svg:y="477.29859957019pt" svg:viewBox="0 0 13 12" svg:d="M1.48241 0L11.1127 0C11.9336 0 12.5944 0.656048 12.5944 1.47097L12.5854 11.0724C12.5854 11.8873 11.9501 12.4111 11.1291 12.4111L1.48179 12.4111C0.660876 12.4111 0 11.7551 0 10.9402L0 1.47097C0 0.656048 0.660876 0 1.48179 0Z" calligra:nodeTypes="cccccccccc">
                      <draw:glue-point draw:id="4" svg:x="0.50000000000pt" svg:y="0.50000000000pt" draw:align="center"/>
                    </draw:path>
                    <draw:rect draw:style-name="gr12" xml:id="shape-190" draw:id="shape-190" draw:name="rect10291" draw:layer="" svg:width="10.82453384145pt" svg:height="10.78245564469pt" svg:x="196.82701233907pt" svg:y="478.15841795982pt" svg:rx="0.41266513485pt" svg:ry="0.41266513485pt">
                      <draw:glue-point draw:id="4" svg:x="0.50000000000pt" svg:y="0.50000000000pt" draw:align="center"/>
                    </draw:rect>
                    <draw:path draw:style-name="gr13" xml:id="shape-191" draw:id="shape-191" draw:name="path10293" draw:layer="" svg:width="9.30281575736pt" svg:height="5.79738192669pt" svg:x="197.45538021837pt" svg:y="478.68419279036pt" svg:viewBox="0 0 9 6" svg:d="M0.0196012 5.75368C3.7964 6.10601 5.78999 4.21563 9.27705 4.10176L9.30282 0.00636851L0 0L0.0195119 5.75373Z" calligra:nodeTypes="cccccc">
                      <draw:glue-point draw:id="4" svg:x="0.50000000000pt" svg:y="0.50000000000pt" draw:align="center"/>
                    </draw:path>
                    <draw:glue-point draw:id="4" svg:x="0.50000000000pt" svg:y="0.50000000000pt" draw:align="center"/>
                  </draw:g>
                  <draw:glue-point draw:id="4" svg:x="0.50000000000pt" svg:y="0.50000000000pt" draw:align="center"/>
                </draw:g>
                <draw:g draw:style-name="gr2" xml:id="shape-192" draw:id="shape-192" draw:name="g10295" svg:y="0.00000000000pt">
                  <draw:path draw:style-name="gr24" xml:id="shape-193" draw:id="shape-193" draw:name="path10297" draw:layer="" svg:width="42.64570000000pt" svg:height="0.00000000000pt" svg:x="167.94307960538pt" svg:y="490.80845476431pt" svg:viewBox="0 0 43 0" svg:d="M0 0L42.6457 0" calligra:nodeTypes="cc">
                    <draw:glue-point draw:id="4" svg:x="0.50000000000pt" svg:y="0.50000000000pt" draw:align="center"/>
                  </draw:path>
                  <draw:path draw:style-name="gr24" xml:id="shape-194" draw:id="shape-194" draw:name="path10299" draw:layer="" svg:width="42.64570000000pt" svg:height="0.00000000000pt" svg:x="167.94307960538pt" svg:y="476.07922686928pt" svg:viewBox="0 0 43 0" svg:d="M0 0L42.6457 0" calligra:nodeTypes="cc">
                    <draw:glue-point draw:id="4" svg:x="0.50000000000pt" svg:y="0.50000000000pt" draw:align="center"/>
                  </draw:path>
                  <draw:glue-point draw:id="4" svg:x="0.50000000000pt" svg:y="0.50000000000pt" draw:align="center"/>
                </draw:g>
                <draw:glue-point draw:id="4" svg:x="0.50000000000pt" svg:y="0.50000000000pt" draw:align="center"/>
              </draw:g>
              <draw:g draw:style-name="gr2" xml:id="shape-195" draw:id="shape-195" draw:name="g10301" svg:y="45.46709157303pt">
                <draw:g draw:style-name="gr2" xml:id="shape-196" draw:id="shape-196" draw:name="g10303" svg:y="1.29194908091pt">
                  <draw:g draw:style-name="gr2" xml:id="shape-197" draw:id="shape-197" draw:name="g10305" svg:y="0.00000000000pt">
                    <draw:path draw:style-name="gr11" xml:id="shape-198" draw:id="shape-198" draw:name="path10307" draw:layer="" svg:width="12.59442461250pt" svg:height="12.41107450063pt" svg:x="169.77127432695pt" svg:y="498.50892541979pt" svg:viewBox="0 0 13 12" svg:d="M1.48241 0L11.1127 0C11.9336 0 12.5944 0.656048 12.5944 1.47097L12.5854 11.0724C12.5854 11.8873 11.9501 12.4111 11.1291 12.4111L1.48179 12.4111C0.660876 12.4111 0 11.7551 0 10.9402L0 1.47097C0 0.656048 0.660876 0 1.48179 0Z" calligra:nodeTypes="cccccccccc">
                      <draw:glue-point draw:id="4" svg:x="0.50000000000pt" svg:y="0.50000000000pt" draw:align="center"/>
                    </draw:path>
                    <draw:rect draw:style-name="gr12" xml:id="shape-199" draw:id="shape-199" draw:name="rect10309" draw:layer="" svg:width="10.82453384145pt" svg:height="10.78245564469pt" svg:x="170.63396456036pt" svg:y="499.36874380942pt" svg:rx="0.41266513485pt" svg:ry="0.41266513485pt">
                      <draw:glue-point draw:id="4" svg:x="0.50000000000pt" svg:y="0.50000000000pt" draw:align="center"/>
                    </draw:rect>
                    <draw:path draw:style-name="gr13" xml:id="shape-200" draw:id="shape-200" draw:name="path10311" draw:layer="" svg:width="9.30281575736pt" svg:height="5.79738192669pt" svg:x="171.26233243965pt" svg:y="499.89451863996pt" svg:viewBox="0 0 9 6" svg:d="M0.0196012 5.75368C3.7964 6.10601 5.78999 4.21563 9.27705 4.10176L9.30282 0.00636851L0 0L0.0195119 5.75373Z" calligra:nodeTypes="cccccc">
                      <draw:glue-point draw:id="4" svg:x="0.50000000000pt" svg:y="0.50000000000pt" draw:align="center"/>
                    </draw:path>
                    <draw:glue-point draw:id="4" svg:x="0.50000000000pt" svg:y="0.50000000000pt" draw:align="center"/>
                  </draw:g>
                  <draw:g draw:style-name="gr2" xml:id="shape-201" draw:id="shape-201" draw:name="g10313" svg:y="0.00000000000pt">
                    <draw:path draw:style-name="gr11" xml:id="shape-202" draw:id="shape-202" draw:name="path10315" draw:layer="" svg:width="12.59442461250pt" svg:height="12.41107450063pt" svg:x="182.86779689410pt" svg:y="498.50892541979pt" svg:viewBox="0 0 13 12" svg:d="M1.48241 0L11.1127 0C11.9336 0 12.5944 0.656048 12.5944 1.47097L12.5854 11.0724C12.5854 11.8873 11.9501 12.4111 11.1291 12.4111L1.48179 12.4111C0.660876 12.4111 0 11.7551 0 10.9402L0 1.47097C0 0.656048 0.660876 0 1.48179 0Z" calligra:nodeTypes="cccccccccc">
                      <draw:glue-point draw:id="4" svg:x="0.50000000000pt" svg:y="0.50000000000pt" draw:align="center"/>
                    </draw:path>
                    <draw:rect draw:style-name="gr12" xml:id="shape-203" draw:id="shape-203" draw:name="rect10317" draw:layer="" svg:width="10.82453384145pt" svg:height="10.78245564469pt" svg:x="183.73048712750pt" svg:y="499.36874380942pt" svg:rx="0.41266513485pt" svg:ry="0.41266513485pt">
                      <draw:glue-point draw:id="4" svg:x="0.50000000000pt" svg:y="0.50000000000pt" draw:align="center"/>
                    </draw:rect>
                    <draw:path draw:style-name="gr13" xml:id="shape-204" draw:id="shape-204" draw:name="path10319" draw:layer="" svg:width="9.30281575736pt" svg:height="5.79738192669pt" svg:x="184.35885500680pt" svg:y="499.89451863996pt" svg:viewBox="0 0 9 6" svg:d="M0.0196012 5.75368C3.7964 6.10601 5.78999 4.21563 9.27705 4.10176L9.30282 0.00636851L0 0L0.0195119 5.75373Z" calligra:nodeTypes="cccccc">
                      <draw:glue-point draw:id="4" svg:x="0.50000000000pt" svg:y="0.50000000000pt" draw:align="center"/>
                    </draw:path>
                    <draw:glue-point draw:id="4" svg:x="0.50000000000pt" svg:y="0.50000000000pt" draw:align="center"/>
                  </draw:g>
                  <draw:g draw:style-name="gr2" xml:id="shape-205" draw:id="shape-205" draw:name="g10321" svg:y="0.00000000000pt">
                    <draw:path draw:style-name="gr11" xml:id="shape-206" draw:id="shape-206" draw:name="path10323" draw:layer="" svg:width="12.59442461250pt" svg:height="12.41107450063pt" svg:x="195.96432210567pt" svg:y="498.50892541979pt" svg:viewBox="0 0 13 12" svg:d="M1.48241 0L11.1127 0C11.9336 0 12.5944 0.656048 12.5944 1.47097L12.5854 11.0724C12.5854 11.8873 11.9501 12.4111 11.1291 12.4111L1.48179 12.4111C0.660876 12.4111 0 11.7551 0 10.9402L0 1.47097C0 0.656048 0.660876 0 1.48179 0Z" calligra:nodeTypes="cccccccccc">
                      <draw:glue-point draw:id="4" svg:x="0.50000000000pt" svg:y="0.50000000000pt" draw:align="center"/>
                    </draw:path>
                    <draw:rect draw:style-name="gr12" xml:id="shape-207" draw:id="shape-207" draw:name="rect10325" draw:layer="" svg:width="10.82453384145pt" svg:height="10.78245564469pt" svg:x="196.82701233907pt" svg:y="499.36874380942pt" svg:rx="0.41266513485pt" svg:ry="0.41266513485pt">
                      <draw:glue-point draw:id="4" svg:x="0.50000000000pt" svg:y="0.50000000000pt" draw:align="center"/>
                    </draw:rect>
                    <draw:path draw:style-name="gr13" xml:id="shape-208" draw:id="shape-208" draw:name="path10327" draw:layer="" svg:width="9.30281575736pt" svg:height="5.79738192669pt" svg:x="197.45538021837pt" svg:y="499.89451863996pt" svg:viewBox="0 0 9 6" svg:d="M0.0196012 5.75368C3.7964 6.10601 5.78999 4.21563 9.27705 4.10176L9.30282 0.00636851L0 0L0.0195119 5.75373Z" calligra:nodeTypes="cccccc">
                      <draw:glue-point draw:id="4" svg:x="0.50000000000pt" svg:y="0.50000000000pt" draw:align="center"/>
                    </draw:path>
                    <draw:glue-point draw:id="4" svg:x="0.50000000000pt" svg:y="0.50000000000pt" draw:align="center"/>
                  </draw:g>
                  <draw:glue-point draw:id="4" svg:x="0.50000000000pt" svg:y="0.50000000000pt" draw:align="center"/>
                </draw:g>
                <draw:g draw:style-name="gr2" xml:id="shape-209" draw:id="shape-209" draw:name="g10329" svg:y="0.00000000000pt">
                  <draw:path draw:style-name="gr24" xml:id="shape-210" draw:id="shape-210" draw:name="path10331" draw:layer="" svg:width="42.64570000000pt" svg:height="0.00000000000pt" svg:x="167.94307960538pt" svg:y="512.01878061391pt" svg:viewBox="0 0 43 0" svg:d="M0 0L42.6457 0" calligra:nodeTypes="cc">
                    <draw:glue-point draw:id="4" svg:x="0.50000000000pt" svg:y="0.50000000000pt" draw:align="center"/>
                  </draw:path>
                  <draw:path draw:style-name="gr24" xml:id="shape-211" draw:id="shape-211" draw:name="path10333" draw:layer="" svg:width="42.64570000000pt" svg:height="0.00000000000pt" svg:x="167.94307960538pt" svg:y="497.28955271888pt" svg:viewBox="0 0 43 0" svg:d="M0 0L42.6457 0" calligra:nodeTypes="cc">
                    <draw:glue-point draw:id="4" svg:x="0.50000000000pt" svg:y="0.50000000000pt" draw:align="center"/>
                  </draw:path>
                  <draw:glue-point draw:id="4" svg:x="0.50000000000pt" svg:y="0.50000000000pt" draw:align="center"/>
                </draw:g>
                <draw:glue-point draw:id="4" svg:x="0.50000000000pt" svg:y="0.50000000000pt" draw:align="center"/>
              </draw:g>
              <draw:glue-point draw:id="4" svg:x="0.50000000000pt" svg:y="0.50000000000pt" draw:align="center"/>
            </draw:g>
            <draw:g draw:style-name="gr2" xml:id="shape-212" draw:id="shape-212" draw:name="g9617" svg:y="0.00000000000pt">
              <draw:rect draw:style-name="gr26" xml:id="shape-213" draw:id="shape-213" draw:name="rect8749" draw:layer="" svg:width="48.00002588046pt" svg:height="114.75950382541pt" svg:x="119.60599948983pt" svg:y="421.69363626595pt" svg:rx="0.41262828481pt" svg:ry="0.42335719961pt">
                <draw:glue-point draw:id="4" svg:x="0.50000000000pt" svg:y="0.50000000000pt" draw:align="center"/>
              </draw:rect>
              <draw:g draw:style-name="gr2" xml:id="shape-214" draw:id="shape-214" draw:name="g8751" svg:y="4.36402292550pt">
                <draw:g draw:style-name="gr2" xml:id="shape-215" draw:id="shape-215" draw:name="g8753" svg:y="0.00000000000pt">
                  <draw:path draw:style-name="gr11" xml:id="shape-216" draw:id="shape-216" draw:name="path8755" draw:layer="" svg:width="12.59442461250pt" svg:height="12.41107450063pt" svg:x="123.99972649130pt" svg:y="427.55779580345pt" svg:viewBox="0 0 13 12" svg:d="M1.48241 0L11.1127 0C11.9336 0 12.5944 0.656048 12.5944 1.47097L12.5854 11.0724C12.5854 11.8873 11.9501 12.4111 11.1291 12.4111L1.48179 12.4111C0.660876 12.4111 0 11.7551 0 10.9402L0 1.47097C0 0.656048 0.660876 0 1.48179 0Z" calligra:nodeTypes="cccccccccc">
                    <draw:glue-point draw:id="4" svg:x="0.50000000000pt" svg:y="0.50000000000pt" draw:align="center"/>
                  </draw:path>
                  <draw:rect draw:style-name="gr12" xml:id="shape-217" draw:id="shape-217" draw:name="rect8757" draw:layer="" svg:width="10.82453384145pt" svg:height="10.78245564469pt" svg:x="124.86241672471pt" svg:y="428.41761419308pt" svg:rx="0.41266513485pt" svg:ry="0.41266513485pt">
                    <draw:glue-point draw:id="4" svg:x="0.50000000000pt" svg:y="0.50000000000pt" draw:align="center"/>
                  </draw:rect>
                  <draw:path draw:style-name="gr13" xml:id="shape-218" draw:id="shape-218" draw:name="path8759" draw:layer="" svg:width="9.30281575736pt" svg:height="5.79738192669pt" svg:x="125.49078460400pt" svg:y="428.94338902362pt" svg:viewBox="0 0 9 6" svg:d="M0.0196012 5.75368C3.7964 6.10601 5.78999 4.21563 9.27705 4.10176L9.30282 0.00636851L0 0L0.0195119 5.75373Z" calligra:nodeTypes="cccccc">
                    <draw:glue-point draw:id="4" svg:x="0.50000000000pt" svg:y="0.50000000000pt" draw:align="center"/>
                  </draw:path>
                  <draw:glue-point draw:id="4" svg:x="0.50000000000pt" svg:y="0.50000000000pt" draw:align="center"/>
                </draw:g>
                <draw:g draw:style-name="gr2" xml:id="shape-219" draw:id="shape-219" draw:name="g8761" svg:y="0.00000000000pt">
                  <draw:path draw:style-name="gr11" xml:id="shape-220" draw:id="shape-220" draw:name="path8763" draw:layer="" svg:width="12.59442461250pt" svg:height="12.41107450063pt" svg:x="137.09624905845pt" svg:y="427.55779580345pt" svg:viewBox="0 0 13 12" svg:d="M1.48241 0L11.1127 0C11.9336 0 12.5944 0.656048 12.5944 1.47097L12.5854 11.0724C12.5854 11.8873 11.9501 12.4111 11.1291 12.4111L1.48179 12.4111C0.660876 12.4111 0 11.7551 0 10.9402L0 1.47097C0 0.656048 0.660876 0 1.48179 0Z" calligra:nodeTypes="cccccccccc">
                    <draw:glue-point draw:id="4" svg:x="0.50000000000pt" svg:y="0.50000000000pt" draw:align="center"/>
                  </draw:path>
                  <draw:rect draw:style-name="gr12" xml:id="shape-221" draw:id="shape-221" draw:name="rect8765" draw:layer="" svg:width="10.82453384145pt" svg:height="10.78245564469pt" svg:x="137.95893929185pt" svg:y="428.41761419308pt" svg:rx="0.41266513485pt" svg:ry="0.41266513485pt">
                    <draw:glue-point draw:id="4" svg:x="0.50000000000pt" svg:y="0.50000000000pt" draw:align="center"/>
                  </draw:rect>
                  <draw:path draw:style-name="gr13" xml:id="shape-222" draw:id="shape-222" draw:name="path8767" draw:layer="" svg:width="9.30281575736pt" svg:height="5.79738192669pt" svg:x="138.58730717115pt" svg:y="428.94338902362pt" svg:viewBox="0 0 9 6" svg:d="M0.0196012 5.75368C3.7964 6.10601 5.78999 4.21563 9.27705 4.10176L9.30282 0.00636851L0 0L0.0195119 5.75373Z" calligra:nodeTypes="cccccc">
                    <draw:glue-point draw:id="4" svg:x="0.50000000000pt" svg:y="0.50000000000pt" draw:align="center"/>
                  </draw:path>
                  <draw:glue-point draw:id="4" svg:x="0.50000000000pt" svg:y="0.50000000000pt" draw:align="center"/>
                </draw:g>
                <draw:g draw:style-name="gr2" xml:id="shape-223" draw:id="shape-223" draw:name="g8769" svg:y="0.00000000000pt">
                  <draw:path draw:style-name="gr11" xml:id="shape-224" draw:id="shape-224" draw:name="path8771" draw:layer="" svg:width="12.59442461250pt" svg:height="12.41107450063pt" svg:x="150.19277427002pt" svg:y="427.55779580345pt" svg:viewBox="0 0 13 12" svg:d="M1.48241 0L11.1127 0C11.9336 0 12.5944 0.656048 12.5944 1.47097L12.5854 11.0724C12.5854 11.8873 11.9501 12.4111 11.1291 12.4111L1.48179 12.4111C0.660876 12.4111 0 11.7551 0 10.9402L0 1.47097C0 0.656048 0.660876 0 1.48179 0Z" calligra:nodeTypes="cccccccccc">
                    <draw:glue-point draw:id="4" svg:x="0.50000000000pt" svg:y="0.50000000000pt" draw:align="center"/>
                  </draw:path>
                  <draw:rect draw:style-name="gr12" xml:id="shape-225" draw:id="shape-225" draw:name="rect8773" draw:layer="" svg:width="10.82453384145pt" svg:height="10.78245564469pt" svg:x="151.05546450342pt" svg:y="428.41761419308pt" svg:rx="0.41266513485pt" svg:ry="0.41266513485pt">
                    <draw:glue-point draw:id="4" svg:x="0.50000000000pt" svg:y="0.50000000000pt" draw:align="center"/>
                  </draw:rect>
                  <draw:path draw:style-name="gr13" xml:id="shape-226" draw:id="shape-226" draw:name="path8775" draw:layer="" svg:width="9.30281575736pt" svg:height="5.79738192669pt" svg:x="151.68383238272pt" svg:y="428.94338902362pt" svg:viewBox="0 0 9 6" svg:d="M0.0196012 5.75368C3.7964 6.10601 5.78999 4.21563 9.27705 4.10176L9.30282 0.00636851L0 0L0.0195119 5.75373Z" calligra:nodeTypes="cccccc">
                    <draw:glue-point draw:id="4" svg:x="0.50000000000pt" svg:y="0.50000000000pt" draw:align="center"/>
                  </draw:path>
                  <draw:glue-point draw:id="4" svg:x="0.50000000000pt" svg:y="0.50000000000pt" draw:align="center"/>
                </draw:g>
                <draw:glue-point draw:id="4" svg:x="0.50000000000pt" svg:y="0.50000000000pt" draw:align="center"/>
              </draw:g>
              <draw:path draw:style-name="gr24" xml:id="shape-227" draw:id="shape-227" draw:name="path9329" draw:layer="" svg:width="42.64570000000pt" svg:height="0.00000000000pt" svg:x="122.17153176972pt" svg:y="441.06765099757pt" svg:viewBox="0 0 43 0" svg:d="M0 0L42.6457 0" calligra:nodeTypes="cc">
                <draw:glue-point draw:id="4" svg:x="0.50000000000pt" svg:y="0.50000000000pt" draw:align="center"/>
              </draw:path>
              <draw:path draw:style-name="gr25" xml:id="shape-228" draw:id="shape-228" draw:name="path9331" draw:layer="" svg:width="46.54380000000pt" svg:height="0.00000000000pt" svg:x="120.22247804168pt" svg:y="426.33842310255pt" svg:viewBox="0 0 47 0" svg:d="M0 0L46.5438 0" calligra:nodeTypes="cc">
                <draw:glue-point draw:id="4" svg:x="0.50000000000pt" svg:y="0.50000000000pt" draw:align="center"/>
              </draw:path>
              <draw:g draw:style-name="gr2" xml:id="shape-229" draw:id="shape-229" draw:name="g9421" svg:y="24.28241053633pt">
                <draw:g draw:style-name="gr2" xml:id="shape-230" draw:id="shape-230" draw:name="g9423" svg:y="1.29194908091pt">
                  <draw:g draw:style-name="gr2" xml:id="shape-231" draw:id="shape-231" draw:name="g9425" svg:y="0.00000000000pt">
                    <draw:path draw:style-name="gr11" xml:id="shape-232" draw:id="shape-232" draw:name="path9427" draw:layer="" svg:width="12.59442461250pt" svg:height="12.41107450063pt" svg:x="123.99972649130pt" svg:y="448.76813249519pt" svg:viewBox="0 0 13 12" svg:d="M1.48241 0L11.1127 0C11.9336 0 12.5944 0.656048 12.5944 1.47097L12.5854 11.0724C12.5854 11.8873 11.9501 12.4111 11.1291 12.4111L1.48179 12.4111C0.660876 12.4111 0 11.7551 0 10.9402L0 1.47097C0 0.656048 0.660876 0 1.48179 0Z" calligra:nodeTypes="cccccccccc">
                      <draw:glue-point draw:id="4" svg:x="0.50000000000pt" svg:y="0.50000000000pt" draw:align="center"/>
                    </draw:path>
                    <draw:rect draw:style-name="gr12" xml:id="shape-233" draw:id="shape-233" draw:name="rect9429" draw:layer="" svg:width="10.82453384145pt" svg:height="10.78245564469pt" svg:x="124.86241672471pt" svg:y="449.62795088482pt" svg:rx="0.41266513485pt" svg:ry="0.41266513485pt">
                      <draw:glue-point draw:id="4" svg:x="0.50000000000pt" svg:y="0.50000000000pt" draw:align="center"/>
                    </draw:rect>
                    <draw:path draw:style-name="gr13" xml:id="shape-234" draw:id="shape-234" draw:name="path9431" draw:layer="" svg:width="9.30281575736pt" svg:height="5.79738192669pt" svg:x="125.49078460400pt" svg:y="450.15372571536pt" svg:viewBox="0 0 9 6" svg:d="M0.0196012 5.75368C3.7964 6.10601 5.78999 4.21563 9.27705 4.10176L9.30282 0.00636851L0 0L0.0195119 5.75373Z" calligra:nodeTypes="cccccc">
                      <draw:glue-point draw:id="4" svg:x="0.50000000000pt" svg:y="0.50000000000pt" draw:align="center"/>
                    </draw:path>
                    <draw:glue-point draw:id="4" svg:x="0.50000000000pt" svg:y="0.50000000000pt" draw:align="center"/>
                  </draw:g>
                  <draw:g draw:style-name="gr2" xml:id="shape-235" draw:id="shape-235" draw:name="g9433" svg:y="0.00000000000pt">
                    <draw:path draw:style-name="gr11" xml:id="shape-236" draw:id="shape-236" draw:name="path9435" draw:layer="" svg:width="12.59442461250pt" svg:height="12.41107450063pt" svg:x="137.09624905845pt" svg:y="448.76813249519pt" svg:viewBox="0 0 13 12" svg:d="M1.48241 0L11.1127 0C11.9336 0 12.5944 0.656048 12.5944 1.47097L12.5854 11.0724C12.5854 11.8873 11.9501 12.4111 11.1291 12.4111L1.48179 12.4111C0.660876 12.4111 0 11.7551 0 10.9402L0 1.47097C0 0.656048 0.660876 0 1.48179 0Z" calligra:nodeTypes="cccccccccc">
                      <draw:glue-point draw:id="4" svg:x="0.50000000000pt" svg:y="0.50000000000pt" draw:align="center"/>
                    </draw:path>
                    <draw:rect draw:style-name="gr12" xml:id="shape-237" draw:id="shape-237" draw:name="rect9437" draw:layer="" svg:width="10.82453384145pt" svg:height="10.78245564469pt" svg:x="137.95893929185pt" svg:y="449.62795088482pt" svg:rx="0.41266513485pt" svg:ry="0.41266513485pt">
                      <draw:glue-point draw:id="4" svg:x="0.50000000000pt" svg:y="0.50000000000pt" draw:align="center"/>
                    </draw:rect>
                    <draw:path draw:style-name="gr13" xml:id="shape-238" draw:id="shape-238" draw:name="path9439" draw:layer="" svg:width="9.30281575736pt" svg:height="5.79738192669pt" svg:x="138.58730717115pt" svg:y="450.15372571536pt" svg:viewBox="0 0 9 6" svg:d="M0.0196012 5.75368C3.7964 6.10601 5.78999 4.21563 9.27705 4.10176L9.30282 0.00636851L0 0L0.0195119 5.75373Z" calligra:nodeTypes="cccccc">
                      <draw:glue-point draw:id="4" svg:x="0.50000000000pt" svg:y="0.50000000000pt" draw:align="center"/>
                    </draw:path>
                    <draw:glue-point draw:id="4" svg:x="0.50000000000pt" svg:y="0.50000000000pt" draw:align="center"/>
                  </draw:g>
                  <draw:g draw:style-name="gr2" xml:id="shape-239" draw:id="shape-239" draw:name="g9441" svg:y="0.00000000000pt">
                    <draw:path draw:style-name="gr11" xml:id="shape-240" draw:id="shape-240" draw:name="path9443" draw:layer="" svg:width="12.59442461250pt" svg:height="12.41107450063pt" svg:x="150.19277427002pt" svg:y="448.76813249519pt" svg:viewBox="0 0 13 12" svg:d="M1.48241 0L11.1127 0C11.9336 0 12.5944 0.656048 12.5944 1.47097L12.5854 11.0724C12.5854 11.8873 11.9501 12.4111 11.1291 12.4111L1.48179 12.4111C0.660876 12.4111 0 11.7551 0 10.9402L0 1.47097C0 0.656048 0.660876 0 1.48179 0Z" calligra:nodeTypes="cccccccccc">
                      <draw:glue-point draw:id="4" svg:x="0.50000000000pt" svg:y="0.50000000000pt" draw:align="center"/>
                    </draw:path>
                    <draw:rect draw:style-name="gr12" xml:id="shape-241" draw:id="shape-241" draw:name="rect9445" draw:layer="" svg:width="10.82453384145pt" svg:height="10.78245564469pt" svg:x="151.05546450342pt" svg:y="449.62795088482pt" svg:rx="0.41266513485pt" svg:ry="0.41266513485pt">
                      <draw:glue-point draw:id="4" svg:x="0.50000000000pt" svg:y="0.50000000000pt" draw:align="center"/>
                    </draw:rect>
                    <draw:path draw:style-name="gr13" xml:id="shape-242" draw:id="shape-242" draw:name="path9447" draw:layer="" svg:width="9.30281575736pt" svg:height="5.79738192669pt" svg:x="151.68383238272pt" svg:y="450.15372571536pt" svg:viewBox="0 0 9 6" svg:d="M0.0196012 5.75368C3.7964 6.10601 5.78999 4.21563 9.27705 4.10176L9.30282 0.00636851L0 0L0.0195119 5.75373Z" calligra:nodeTypes="cccccc">
                      <draw:glue-point draw:id="4" svg:x="0.50000000000pt" svg:y="0.50000000000pt" draw:align="center"/>
                    </draw:path>
                    <draw:glue-point draw:id="4" svg:x="0.50000000000pt" svg:y="0.50000000000pt" draw:align="center"/>
                  </draw:g>
                  <draw:glue-point draw:id="4" svg:x="0.50000000000pt" svg:y="0.50000000000pt" draw:align="center"/>
                </draw:g>
                <draw:g draw:style-name="gr2" xml:id="shape-243" draw:id="shape-243" draw:name="g9449" svg:y="0.00000000000pt">
                  <draw:path draw:style-name="gr24" xml:id="shape-244" draw:id="shape-244" draw:name="path9451" draw:layer="" svg:width="42.64570000000pt" svg:height="0.00000000000pt" svg:x="122.17153176972pt" svg:y="462.27798768931pt" svg:viewBox="0 0 43 0" svg:d="M0 0L42.6457 0" calligra:nodeTypes="cc">
                    <draw:glue-point draw:id="4" svg:x="0.50000000000pt" svg:y="0.50000000000pt" draw:align="center"/>
                  </draw:path>
                  <draw:path draw:style-name="gr24" xml:id="shape-245" draw:id="shape-245" draw:name="path9453" draw:layer="" svg:width="42.64570000000pt" svg:height="0.00000000000pt" svg:x="122.17153176972pt" svg:y="447.54875979428pt" svg:viewBox="0 0 43 0" svg:d="M0 0L42.6457 0" calligra:nodeTypes="cc">
                    <draw:glue-point draw:id="4" svg:x="0.50000000000pt" svg:y="0.50000000000pt" draw:align="center"/>
                  </draw:path>
                  <draw:glue-point draw:id="4" svg:x="0.50000000000pt" svg:y="0.50000000000pt" draw:align="center"/>
                </draw:g>
                <draw:glue-point draw:id="4" svg:x="0.50000000000pt" svg:y="0.50000000000pt" draw:align="center"/>
              </draw:g>
              <draw:g draw:style-name="gr2" xml:id="shape-246" draw:id="shape-246" draw:name="g9461" svg:y="45.49273665038pt">
                <draw:g draw:style-name="gr2" xml:id="shape-247" draw:id="shape-247" draw:name="g9463" svg:y="1.29194908090pt">
                  <draw:g draw:style-name="gr2" xml:id="shape-248" draw:id="shape-248" draw:name="g9465" svg:y="0.00000000000pt">
                    <draw:path draw:style-name="gr11" xml:id="shape-249" draw:id="shape-249" draw:name="path9467" draw:layer="" svg:width="12.59442461250pt" svg:height="12.41107450063pt" svg:x="123.99972649130pt" svg:y="469.97845860923pt" svg:viewBox="0 0 13 12" svg:d="M1.48241 0L11.1127 0C11.9336 0 12.5944 0.656048 12.5944 1.47097L12.5854 11.0724C12.5854 11.8873 11.9501 12.4111 11.1291 12.4111L1.48179 12.4111C0.660876 12.4111 0 11.7551 0 10.9402L0 1.47097C0 0.656048 0.660876 0 1.48179 0Z" calligra:nodeTypes="cccccccccc">
                      <draw:glue-point draw:id="4" svg:x="0.50000000000pt" svg:y="0.50000000000pt" draw:align="center"/>
                    </draw:path>
                    <draw:rect draw:style-name="gr12" xml:id="shape-250" draw:id="shape-250" draw:name="rect9469" draw:layer="" svg:width="10.82453384145pt" svg:height="10.78245564469pt" svg:x="124.86241672471pt" svg:y="470.83827699887pt" svg:rx="0.41266513485pt" svg:ry="0.41266513485pt">
                      <draw:glue-point draw:id="4" svg:x="0.50000000000pt" svg:y="0.50000000000pt" draw:align="center"/>
                    </draw:rect>
                    <draw:path draw:style-name="gr13" xml:id="shape-251" draw:id="shape-251" draw:name="path9471" draw:layer="" svg:width="9.30281575736pt" svg:height="5.79738192669pt" svg:x="125.49078460400pt" svg:y="471.36405182940pt" svg:viewBox="0 0 9 6" svg:d="M0.0196012 5.75368C3.7964 6.10601 5.78999 4.21563 9.27705 4.10176L9.30282 0.00636851L0 0L0.0195119 5.75373Z" calligra:nodeTypes="cccccc">
                      <draw:glue-point draw:id="4" svg:x="0.50000000000pt" svg:y="0.50000000000pt" draw:align="center"/>
                    </draw:path>
                    <draw:glue-point draw:id="4" svg:x="0.50000000000pt" svg:y="0.50000000000pt" draw:align="center"/>
                  </draw:g>
                  <draw:g draw:style-name="gr2" xml:id="shape-252" draw:id="shape-252" draw:name="g9473" svg:y="0.00000000000pt">
                    <draw:path draw:style-name="gr11" xml:id="shape-253" draw:id="shape-253" draw:name="path9475" draw:layer="" svg:width="12.59442461250pt" svg:height="12.41107450063pt" svg:x="137.09624905845pt" svg:y="469.97845860923pt" svg:viewBox="0 0 13 12" svg:d="M1.48241 0L11.1127 0C11.9336 0 12.5944 0.656048 12.5944 1.47097L12.5854 11.0724C12.5854 11.8873 11.9501 12.4111 11.1291 12.4111L1.48179 12.4111C0.660876 12.4111 0 11.7551 0 10.9402L0 1.47097C0 0.656048 0.660876 0 1.48179 0Z" calligra:nodeTypes="cccccccccc">
                      <draw:glue-point draw:id="4" svg:x="0.50000000000pt" svg:y="0.50000000000pt" draw:align="center"/>
                    </draw:path>
                    <draw:rect draw:style-name="gr12" xml:id="shape-254" draw:id="shape-254" draw:name="rect9477" draw:layer="" svg:width="10.82453384145pt" svg:height="10.78245564469pt" svg:x="137.95893929185pt" svg:y="470.83827699887pt" svg:rx="0.41266513485pt" svg:ry="0.41266513485pt">
                      <draw:glue-point draw:id="4" svg:x="0.50000000000pt" svg:y="0.50000000000pt" draw:align="center"/>
                    </draw:rect>
                    <draw:path draw:style-name="gr13" xml:id="shape-255" draw:id="shape-255" draw:name="path9479" draw:layer="" svg:width="9.30281575736pt" svg:height="5.79738192669pt" svg:x="138.58730717115pt" svg:y="471.36405182940pt" svg:viewBox="0 0 9 6" svg:d="M0.0196012 5.75368C3.7964 6.10601 5.78999 4.21563 9.27705 4.10176L9.30282 0.00636851L0 0L0.0195119 5.75373Z" calligra:nodeTypes="cccccc">
                      <draw:glue-point draw:id="4" svg:x="0.50000000000pt" svg:y="0.50000000000pt" draw:align="center"/>
                    </draw:path>
                    <draw:glue-point draw:id="4" svg:x="0.50000000000pt" svg:y="0.50000000000pt" draw:align="center"/>
                  </draw:g>
                  <draw:g draw:style-name="gr2" xml:id="shape-256" draw:id="shape-256" draw:name="g9481" svg:y="0.00000000000pt">
                    <draw:path draw:style-name="gr11" xml:id="shape-257" draw:id="shape-257" draw:name="path9483" draw:layer="" svg:width="12.59442461250pt" svg:height="12.41107450063pt" svg:x="150.19277427002pt" svg:y="469.97845860923pt" svg:viewBox="0 0 13 12" svg:d="M1.48241 0L11.1127 0C11.9336 0 12.5944 0.656048 12.5944 1.47097L12.5854 11.0724C12.5854 11.8873 11.9501 12.4111 11.1291 12.4111L1.48179 12.4111C0.660876 12.4111 0 11.7551 0 10.9402L0 1.47097C0 0.656048 0.660876 0 1.48179 0Z" calligra:nodeTypes="cccccccccc">
                      <draw:glue-point draw:id="4" svg:x="0.50000000000pt" svg:y="0.50000000000pt" draw:align="center"/>
                    </draw:path>
                    <draw:rect draw:style-name="gr12" xml:id="shape-258" draw:id="shape-258" draw:name="rect9485" draw:layer="" svg:width="10.82453384145pt" svg:height="10.78245564469pt" svg:x="151.05546450342pt" svg:y="470.83827699887pt" svg:rx="0.41266513485pt" svg:ry="0.41266513485pt">
                      <draw:glue-point draw:id="4" svg:x="0.50000000000pt" svg:y="0.50000000000pt" draw:align="center"/>
                    </draw:rect>
                    <draw:path draw:style-name="gr13" xml:id="shape-259" draw:id="shape-259" draw:name="path9487" draw:layer="" svg:width="9.30281575736pt" svg:height="5.79738192669pt" svg:x="151.68383238272pt" svg:y="471.36405182940pt" svg:viewBox="0 0 9 6" svg:d="M0.0196012 5.75368C3.7964 6.10601 5.78999 4.21563 9.27705 4.10176L9.30282 0.00636851L0 0L0.0195119 5.75373Z" calligra:nodeTypes="cccccc">
                      <draw:glue-point draw:id="4" svg:x="0.50000000000pt" svg:y="0.50000000000pt" draw:align="center"/>
                    </draw:path>
                    <draw:glue-point draw:id="4" svg:x="0.50000000000pt" svg:y="0.50000000000pt" draw:align="center"/>
                  </draw:g>
                  <draw:glue-point draw:id="4" svg:x="0.50000000000pt" svg:y="0.50000000000pt" draw:align="center"/>
                </draw:g>
                <draw:g draw:style-name="gr2" xml:id="shape-260" draw:id="shape-260" draw:name="g9489" svg:y="0.00000000000pt">
                  <draw:path draw:style-name="gr24" xml:id="shape-261" draw:id="shape-261" draw:name="path9491" draw:layer="" svg:width="42.64570000000pt" svg:height="0.00000000000pt" svg:x="122.17153176972pt" svg:y="483.48831380335pt" svg:viewBox="0 0 43 0" svg:d="M0 0L42.6457 0" calligra:nodeTypes="cc">
                    <draw:glue-point draw:id="4" svg:x="0.50000000000pt" svg:y="0.50000000000pt" draw:align="center"/>
                  </draw:path>
                  <draw:path draw:style-name="gr24" xml:id="shape-262" draw:id="shape-262" draw:name="path9493" draw:layer="" svg:width="42.64570000000pt" svg:height="0.00000000000pt" svg:x="122.17153176972pt" svg:y="468.75908590833pt" svg:viewBox="0 0 43 0" svg:d="M0 0L42.6457 0" calligra:nodeTypes="cc">
                    <draw:glue-point draw:id="4" svg:x="0.50000000000pt" svg:y="0.50000000000pt" draw:align="center"/>
                  </draw:path>
                  <draw:glue-point draw:id="4" svg:x="0.50000000000pt" svg:y="0.50000000000pt" draw:align="center"/>
                </draw:g>
                <draw:glue-point draw:id="4" svg:x="0.50000000000pt" svg:y="0.50000000000pt" draw:align="center"/>
              </draw:g>
              <draw:g draw:style-name="gr2" xml:id="shape-263" draw:id="shape-263" draw:name="g9501" svg:y="66.70307730875pt">
                <draw:g draw:style-name="gr2" xml:id="shape-264" draw:id="shape-264" draw:name="g9503" svg:y="1.29194908091pt">
                  <draw:g draw:style-name="gr2" xml:id="shape-265" draw:id="shape-265" draw:name="g9505" svg:y="0.00000000000pt">
                    <draw:path draw:style-name="gr11" xml:id="shape-266" draw:id="shape-266" draw:name="path9507" draw:layer="" svg:width="12.59442461250pt" svg:height="12.41107450063pt" svg:x="123.99972649130pt" svg:y="491.18879926761pt" svg:viewBox="0 0 13 12" svg:d="M1.48241 0L11.1127 0C11.9336 0 12.5944 0.656048 12.5944 1.47097L12.5854 11.0724C12.5854 11.8873 11.9501 12.4111 11.1291 12.4111L1.48179 12.4111C0.660876 12.4111 0 11.7551 0 10.9402L0 1.47097C0 0.656048 0.660876 0 1.48179 0Z" calligra:nodeTypes="cccccccccc">
                      <draw:glue-point draw:id="4" svg:x="0.50000000000pt" svg:y="0.50000000000pt" draw:align="center"/>
                    </draw:path>
                    <draw:rect draw:style-name="gr12" xml:id="shape-267" draw:id="shape-267" draw:name="rect9509" draw:layer="" svg:width="10.82453384145pt" svg:height="10.78245564469pt" svg:x="124.86241672471pt" svg:y="492.04861765724pt" svg:rx="0.41266513485pt" svg:ry="0.41266513485pt">
                      <draw:glue-point draw:id="4" svg:x="0.50000000000pt" svg:y="0.50000000000pt" draw:align="center"/>
                    </draw:rect>
                    <draw:path draw:style-name="gr13" xml:id="shape-268" draw:id="shape-268" draw:name="path9511" draw:layer="" svg:width="9.30281575736pt" svg:height="5.79738192669pt" svg:x="125.49078460400pt" svg:y="492.57439248778pt" svg:viewBox="0 0 9 6" svg:d="M0.0196012 5.75368C3.7964 6.10601 5.78999 4.21563 9.27705 4.10176L9.30282 0.00636851L0 0L0.0195119 5.75373Z" calligra:nodeTypes="cccccc">
                      <draw:glue-point draw:id="4" svg:x="0.50000000000pt" svg:y="0.50000000000pt" draw:align="center"/>
                    </draw:path>
                    <draw:glue-point draw:id="4" svg:x="0.50000000000pt" svg:y="0.50000000000pt" draw:align="center"/>
                  </draw:g>
                  <draw:g draw:style-name="gr2" xml:id="shape-269" draw:id="shape-269" draw:name="g9513" svg:y="0.00000000000pt">
                    <draw:path draw:style-name="gr11" xml:id="shape-270" draw:id="shape-270" draw:name="path9515" draw:layer="" svg:width="12.59442461250pt" svg:height="12.41107450063pt" svg:x="137.09624905845pt" svg:y="491.18879926761pt" svg:viewBox="0 0 13 12" svg:d="M1.48241 0L11.1127 0C11.9336 0 12.5944 0.656048 12.5944 1.47097L12.5854 11.0724C12.5854 11.8873 11.9501 12.4111 11.1291 12.4111L1.48179 12.4111C0.660876 12.4111 0 11.7551 0 10.9402L0 1.47097C0 0.656048 0.660876 0 1.48179 0Z" calligra:nodeTypes="cccccccccc">
                      <draw:glue-point draw:id="4" svg:x="0.50000000000pt" svg:y="0.50000000000pt" draw:align="center"/>
                    </draw:path>
                    <draw:rect draw:style-name="gr12" xml:id="shape-271" draw:id="shape-271" draw:name="rect9517" draw:layer="" svg:width="10.82453384145pt" svg:height="10.78245564469pt" svg:x="137.95893929185pt" svg:y="492.04861765724pt" svg:rx="0.41266513485pt" svg:ry="0.41266513485pt">
                      <draw:glue-point draw:id="4" svg:x="0.50000000000pt" svg:y="0.50000000000pt" draw:align="center"/>
                    </draw:rect>
                    <draw:path draw:style-name="gr13" xml:id="shape-272" draw:id="shape-272" draw:name="path9519" draw:layer="" svg:width="9.30281575736pt" svg:height="5.79738192669pt" svg:x="138.58730717115pt" svg:y="492.57439248778pt" svg:viewBox="0 0 9 6" svg:d="M0.0196012 5.75368C3.7964 6.10601 5.78999 4.21563 9.27705 4.10176L9.30282 0.00636851L0 0L0.0195119 5.75373Z" calligra:nodeTypes="cccccc">
                      <draw:glue-point draw:id="4" svg:x="0.50000000000pt" svg:y="0.50000000000pt" draw:align="center"/>
                    </draw:path>
                    <draw:glue-point draw:id="4" svg:x="0.50000000000pt" svg:y="0.50000000000pt" draw:align="center"/>
                  </draw:g>
                  <draw:g draw:style-name="gr2" xml:id="shape-273" draw:id="shape-273" draw:name="g9521" svg:y="0.00000000000pt">
                    <draw:path draw:style-name="gr11" xml:id="shape-274" draw:id="shape-274" draw:name="path9523" draw:layer="" svg:width="12.59442461250pt" svg:height="12.41107450063pt" svg:x="150.19277427002pt" svg:y="491.18879926761pt" svg:viewBox="0 0 13 12" svg:d="M1.48241 0L11.1127 0C11.9336 0 12.5944 0.656048 12.5944 1.47097L12.5854 11.0724C12.5854 11.8873 11.9501 12.4111 11.1291 12.4111L1.48179 12.4111C0.660876 12.4111 0 11.7551 0 10.9402L0 1.47097C0 0.656048 0.660876 0 1.48179 0Z" calligra:nodeTypes="cccccccccc">
                      <draw:glue-point draw:id="4" svg:x="0.50000000000pt" svg:y="0.50000000000pt" draw:align="center"/>
                    </draw:path>
                    <draw:rect draw:style-name="gr12" xml:id="shape-275" draw:id="shape-275" draw:name="rect9525" draw:layer="" svg:width="10.82453384145pt" svg:height="10.78245564469pt" svg:x="151.05546450342pt" svg:y="492.04861765724pt" svg:rx="0.41266513485pt" svg:ry="0.41266513485pt">
                      <draw:glue-point draw:id="4" svg:x="0.50000000000pt" svg:y="0.50000000000pt" draw:align="center"/>
                    </draw:rect>
                    <draw:path draw:style-name="gr13" xml:id="shape-276" draw:id="shape-276" draw:name="path9527" draw:layer="" svg:width="9.30281575736pt" svg:height="5.79738192669pt" svg:x="151.68383238272pt" svg:y="492.57439248778pt" svg:viewBox="0 0 9 6" svg:d="M0.0196012 5.75368C3.7964 6.10601 5.78999 4.21563 9.27705 4.10176L9.30282 0.00636851L0 0L0.0195119 5.75373Z" calligra:nodeTypes="cccccc">
                      <draw:glue-point draw:id="4" svg:x="0.50000000000pt" svg:y="0.50000000000pt" draw:align="center"/>
                    </draw:path>
                    <draw:glue-point draw:id="4" svg:x="0.50000000000pt" svg:y="0.50000000000pt" draw:align="center"/>
                  </draw:g>
                  <draw:glue-point draw:id="4" svg:x="0.50000000000pt" svg:y="0.50000000000pt" draw:align="center"/>
                </draw:g>
                <draw:g draw:style-name="gr2" xml:id="shape-277" draw:id="shape-277" draw:name="g9529" svg:y="0.00000000000pt">
                  <draw:path draw:style-name="gr24" xml:id="shape-278" draw:id="shape-278" draw:name="path9531" draw:layer="" svg:width="42.64570000000pt" svg:height="0.00000000000pt" svg:x="122.17153176972pt" svg:y="504.69865446172pt" svg:viewBox="0 0 43 0" svg:d="M0 0L42.6457 0" calligra:nodeTypes="cc">
                    <draw:glue-point draw:id="4" svg:x="0.50000000000pt" svg:y="0.50000000000pt" draw:align="center"/>
                  </draw:path>
                  <draw:path draw:style-name="gr24" xml:id="shape-279" draw:id="shape-279" draw:name="path9533" draw:layer="" svg:width="42.64570000000pt" svg:height="0.00000000000pt" svg:x="122.17153176972pt" svg:y="489.96942656670pt" svg:viewBox="0 0 43 0" svg:d="M0 0L42.6457 0" calligra:nodeTypes="cc">
                    <draw:glue-point draw:id="4" svg:x="0.50000000000pt" svg:y="0.50000000000pt" draw:align="center"/>
                  </draw:path>
                  <draw:glue-point draw:id="4" svg:x="0.50000000000pt" svg:y="0.50000000000pt" draw:align="center"/>
                </draw:g>
                <draw:glue-point draw:id="4" svg:x="0.50000000000pt" svg:y="0.50000000000pt" draw:align="center"/>
              </draw:g>
              <draw:g draw:style-name="gr2" xml:id="shape-280" draw:id="shape-280" draw:name="g9543" svg:y="89.20535779255pt">
                <draw:g draw:style-name="gr2" xml:id="shape-281" draw:id="shape-281" draw:name="g9545" svg:y="0.00000000000pt">
                  <draw:path draw:style-name="gr11" xml:id="shape-282" draw:id="shape-282" draw:name="path9547" draw:layer="" svg:width="12.59442461250pt" svg:height="12.41107450063pt" svg:x="123.99972649130pt" svg:y="512.39913067050pt" svg:viewBox="0 0 13 12" svg:d="M1.48241 0L11.1127 0C11.9336 0 12.5944 0.656048 12.5944 1.47097L12.5854 11.0724C12.5854 11.8873 11.9501 12.4111 11.1291 12.4111L1.48179 12.4111C0.660876 12.4111 0 11.7551 0 10.9402L0 1.47097C0 0.656048 0.660876 0 1.48179 0Z" calligra:nodeTypes="cccccccccc">
                    <draw:glue-point draw:id="4" svg:x="0.50000000000pt" svg:y="0.50000000000pt" draw:align="center"/>
                  </draw:path>
                  <draw:rect draw:style-name="gr12" xml:id="shape-283" draw:id="shape-283" draw:name="rect9549" draw:layer="" svg:width="10.82453384145pt" svg:height="10.78245564469pt" svg:x="124.86241672471pt" svg:y="513.25894906013pt" svg:rx="0.41266513485pt" svg:ry="0.41266513485pt">
                    <draw:glue-point draw:id="4" svg:x="0.50000000000pt" svg:y="0.50000000000pt" draw:align="center"/>
                  </draw:rect>
                  <draw:path draw:style-name="gr13" xml:id="shape-284" draw:id="shape-284" draw:name="path9551" draw:layer="" svg:width="9.30281575736pt" svg:height="5.79738192669pt" svg:x="125.49078460400pt" svg:y="513.78472389067pt" svg:viewBox="0 0 9 6" svg:d="M0.0196012 5.75368C3.7964 6.10601 5.78999 4.21563 9.27705 4.10176L9.30282 0.00636851L0 0L0.0195119 5.75373Z" calligra:nodeTypes="cccccc">
                    <draw:glue-point draw:id="4" svg:x="0.50000000000pt" svg:y="0.50000000000pt" draw:align="center"/>
                  </draw:path>
                  <draw:glue-point draw:id="4" svg:x="0.50000000000pt" svg:y="0.50000000000pt" draw:align="center"/>
                </draw:g>
                <draw:g draw:style-name="gr2" xml:id="shape-285" draw:id="shape-285" draw:name="g9553" svg:y="0.00000000000pt">
                  <draw:path draw:style-name="gr11" xml:id="shape-286" draw:id="shape-286" draw:name="path9555" draw:layer="" svg:width="12.59442461250pt" svg:height="12.41107450063pt" svg:x="137.09624905845pt" svg:y="512.39913067050pt" svg:viewBox="0 0 13 12" svg:d="M1.48241 0L11.1127 0C11.9336 0 12.5944 0.656048 12.5944 1.47097L12.5854 11.0724C12.5854 11.8873 11.9501 12.4111 11.1291 12.4111L1.48179 12.4111C0.660876 12.4111 0 11.7551 0 10.9402L0 1.47097C0 0.656048 0.660876 0 1.48179 0Z" calligra:nodeTypes="cccccccccc">
                    <draw:glue-point draw:id="4" svg:x="0.50000000000pt" svg:y="0.50000000000pt" draw:align="center"/>
                  </draw:path>
                  <draw:rect draw:style-name="gr12" xml:id="shape-287" draw:id="shape-287" draw:name="rect9557" draw:layer="" svg:width="10.82453384145pt" svg:height="10.78245564469pt" svg:x="137.95893929185pt" svg:y="513.25894906013pt" svg:rx="0.41266513485pt" svg:ry="0.41266513485pt">
                    <draw:glue-point draw:id="4" svg:x="0.50000000000pt" svg:y="0.50000000000pt" draw:align="center"/>
                  </draw:rect>
                  <draw:path draw:style-name="gr13" xml:id="shape-288" draw:id="shape-288" draw:name="path9559" draw:layer="" svg:width="9.30281575736pt" svg:height="5.79738192669pt" svg:x="138.58730717115pt" svg:y="513.78472389067pt" svg:viewBox="0 0 9 6" svg:d="M0.0196012 5.75368C3.7964 6.10601 5.78999 4.21563 9.27705 4.10176L9.30282 0.00636851L0 0L0.0195119 5.75373Z" calligra:nodeTypes="cccccc">
                    <draw:glue-point draw:id="4" svg:x="0.50000000000pt" svg:y="0.50000000000pt" draw:align="center"/>
                  </draw:path>
                  <draw:glue-point draw:id="4" svg:x="0.50000000000pt" svg:y="0.50000000000pt" draw:align="center"/>
                </draw:g>
                <draw:g draw:style-name="gr2" xml:id="shape-289" draw:id="shape-289" draw:name="g9561" svg:y="0.00000000000pt">
                  <draw:path draw:style-name="gr11" xml:id="shape-290" draw:id="shape-290" draw:name="path9563" draw:layer="" svg:width="12.59442461250pt" svg:height="12.41107450063pt" svg:x="150.19277427002pt" svg:y="512.39913067050pt" svg:viewBox="0 0 13 12" svg:d="M1.48241 0L11.1127 0C11.9336 0 12.5944 0.656048 12.5944 1.47097L12.5854 11.0724C12.5854 11.8873 11.9501 12.4111 11.1291 12.4111L1.48179 12.4111C0.660876 12.4111 0 11.7551 0 10.9402L0 1.47097C0 0.656048 0.660876 0 1.48179 0Z" calligra:nodeTypes="cccccccccc">
                    <draw:glue-point draw:id="4" svg:x="0.50000000000pt" svg:y="0.50000000000pt" draw:align="center"/>
                  </draw:path>
                  <draw:rect draw:style-name="gr12" xml:id="shape-291" draw:id="shape-291" draw:name="rect9565" draw:layer="" svg:width="10.82453384145pt" svg:height="10.78245564469pt" svg:x="151.05546450342pt" svg:y="513.25894906013pt" svg:rx="0.41266513485pt" svg:ry="0.41266513485pt">
                    <draw:glue-point draw:id="4" svg:x="0.50000000000pt" svg:y="0.50000000000pt" draw:align="center"/>
                  </draw:rect>
                  <draw:path draw:style-name="gr13" xml:id="shape-292" draw:id="shape-292" draw:name="path9567" draw:layer="" svg:width="9.30281575736pt" svg:height="5.79738192669pt" svg:x="151.68383238271pt" svg:y="513.78472389067pt" svg:viewBox="0 0 9 6" svg:d="M0.0196012 5.75368C3.7964 6.10601 5.78999 4.21563 9.27705 4.10176L9.30282 0.00636851L0 0L0.0195119 5.75373Z" calligra:nodeTypes="cccccc">
                    <draw:glue-point draw:id="4" svg:x="0.50000000000pt" svg:y="0.50000000000pt" draw:align="center"/>
                  </draw:path>
                  <draw:glue-point draw:id="4" svg:x="0.50000000000pt" svg:y="0.50000000000pt" draw:align="center"/>
                </draw:g>
                <draw:glue-point draw:id="4" svg:x="0.50000000000pt" svg:y="0.50000000000pt" draw:align="center"/>
              </draw:g>
              <draw:g draw:style-name="gr2" xml:id="shape-293" draw:id="shape-293" draw:name="g9569" svg:y="87.91340871164pt">
                <draw:path draw:style-name="gr24" xml:id="shape-294" draw:id="shape-294" draw:name="path9571" draw:layer="" svg:width="42.64570000000pt" svg:height="0.00000000000pt" svg:x="122.17153176972pt" svg:y="525.90898586461pt" svg:viewBox="0 0 43 0" svg:d="M0 0L42.6457 0" calligra:nodeTypes="cc">
                  <draw:glue-point draw:id="4" svg:x="0.50000000000pt" svg:y="0.50000000000pt" draw:align="center"/>
                </draw:path>
                <draw:path draw:style-name="gr24" xml:id="shape-295" draw:id="shape-295" draw:name="path9573" draw:layer="" svg:width="42.64570000000pt" svg:height="0.00000000000pt" svg:x="122.17153176972pt" svg:y="511.17975796959pt" svg:viewBox="0 0 43 0" svg:d="M0 0L42.6457 0" calligra:nodeTypes="cc">
                  <draw:glue-point draw:id="4" svg:x="0.50000000000pt" svg:y="0.50000000000pt" draw:align="center"/>
                </draw:path>
                <draw:glue-point draw:id="4" svg:x="0.50000000000pt" svg:y="0.50000000000pt" draw:align="center"/>
              </draw:g>
              <draw:glue-point draw:id="4" svg:x="0.50000000000pt" svg:y="0.50000000000pt" draw:align="center"/>
            </draw:g>
            <draw:glue-point draw:id="4" svg:x="0.50000000000pt" svg:y="0.50000000000pt" draw:align="center"/>
          </draw:g>
          <draw:frame draw:style-name="gr17" xml:id="shape-296" draw:id="shape-296" draw:layer="" svg:width="176.43079661770pt" svg:height="33.41492360184pt" svg:x="56.13707165109pt" svg:y="390.28630766945pt">
            <draw:text-box>
              <text:p text:style-name="P1"><text:span text:style-name="T1">Elastichosts lax</text:span></text:p>
            </draw:text-box>
            <draw:glue-point draw:id="4" svg:x="0.50000000000pt" svg:y="0.50000000000pt" draw:align="center"/>
          </draw:frame>
          <draw:glue-point draw:id="4" svg:x="0.50000000000pt" svg:y="0.50000000000pt" draw:align="center"/>
        </draw:g>
        <draw:g draw:style-name="gr2" xml:id="shape-297" draw:id="shape-297" svg:y="395.15612286347pt">
          <draw:g draw:style-name="gr2" xml:id="shape-298" draw:id="shape-298" draw:name="g3612" svg:y="30.58004158850pt">
            <draw:path draw:style-name="gr21" xml:id="shape-299" draw:id="shape-299" draw:name="path20208" draw:layer="" svg:width="174.51271037706pt" svg:height="34.25654529293pt" svg:x="312.94129457663pt" svg:y="539.42818190488pt" svg:viewBox="0 0 175 34" svg:d="M174.513 17.1282C174.513 26.5879 135.447 34.2565 87.2564 34.2565C39.066 34.2565 0 26.5879 0 17.1282C0 7.66858 39.066 0 87.2564 0C135.447 0 174.513 7.66858 174.513 17.1282Z" calligra:nodeTypes="ccccc">
              <draw:glue-point draw:id="4" svg:x="0.50000000000pt" svg:y="0.50000000000pt" draw:align="center"/>
            </draw:path>
            <draw:path draw:style-name="gr22" xml:id="shape-300" draw:id="shape-300" draw:name="path7049" draw:layer="" svg:width="165.73987612532pt" svg:height="66.74466139533pt" svg:x="320.32075178030pt" svg:y="488.36252626483pt" svg:viewBox="0 0 166 67" svg:d="M165.74 33.3723C165.748 51.8023 128.643 66.7447 82.8697 66.7447C37.0963 66.7447 -0.00815674 51.8023 1.34502e-06 33.3723C-0.00815674 14.9422 37.0963 0 82.8697 0C128.643 0 165.748 14.9422 165.74 33.3723Z" calligra:nodeTypes="ccccc">
              <draw:glue-point draw:id="4" svg:x="0.50000000000pt" svg:y="0.50000000000pt" draw:align="center"/>
            </draw:path>
            <draw:g draw:style-name="gr2" xml:id="shape-301" draw:id="shape-301" draw:name="g9315" svg:y="99.00053948022pt">
              <draw:rect draw:style-name="gr4" xml:id="shape-302" draw:id="shape-302" draw:name="rect9317" draw:layer="" svg:width="1771.27906199957pt" svg:height="632.48945110074pt" draw:transform="matrix(0.02922636000 0.00000000000 0.00000000000 0.02404604000 416.47737610375pt 523.24076147431pt)">
                <draw:glue-point draw:id="4" svg:x="0.50000000000pt" svg:y="0.50000000000pt" draw:align="center"/>
              </draw:rect>
              <draw:path draw:style-name="gr5" xml:id="shape-303" draw:id="shape-303" draw:name="path9319" draw:layer="" svg:width="13.68576483304pt" svg:height="15.44191662125pt" svg:x="468.24541717595pt" svg:y="523.24128512075pt" svg:viewBox="0 0 14 15" svg:d="M0 0C0 0 0 15.4417 0 15.4417C5.66108 15.4708 13.6858 11.982 13.6858 7.71985C13.6858 3.45772 7.36839 6.45648e-07 0 0Z" calligra:nodeTypes="cccc">
                <draw:glue-point draw:id="4" svg:x="0.50000000000pt" svg:y="0.50000000000pt" draw:align="center"/>
              </draw:path>
              <draw:path draw:style-name="gr6" xml:id="shape-304" draw:id="shape-304" draw:name="path9321" draw:layer="" svg:width="13.68576721042pt" svg:height="15.44191662125pt" svg:x="403.12992606907pt" svg:y="523.24128512075pt" svg:viewBox="0 0 14 15" svg:d="M13.6858 0C13.6858 0 13.6858 15.4417 13.6858 15.4417C8.02464 15.4708 0 11.982 0 7.71985C0 3.45772 6.31733 6.45648e-07 13.6858 0Z" calligra:nodeTypes="cccc">
                <draw:glue-point draw:id="4" svg:x="0.50000000000pt" svg:y="0.50000000000pt" draw:align="center"/>
              </draw:path>
              <draw:glue-point draw:id="4" svg:x="0.50000000000pt" svg:y="0.50000000000pt" draw:align="center"/>
            </draw:g>
            <draw:g draw:style-name="gr2" xml:id="shape-305" draw:id="shape-305" draw:name="g9301" svg:y="84.71088614740pt">
              <draw:rect draw:style-name="gr4" xml:id="shape-306" draw:id="shape-306" draw:name="rect9303" draw:layer="" svg:width="1771.27906199957pt" svg:height="632.48945110074pt" draw:transform="matrix(0.02922636000 0.00000000000 0.00000000000 0.02404604000 337.43772627228pt 508.95110814150pt)">
                <draw:glue-point draw:id="4" svg:x="0.50000000000pt" svg:y="0.50000000000pt" draw:align="center"/>
              </draw:rect>
              <draw:path draw:style-name="gr5" xml:id="shape-307" draw:id="shape-307" draw:name="path9305" draw:layer="" svg:width="13.68576483304pt" svg:height="15.44191662125pt" svg:x="389.20576734448pt" svg:y="508.95163178793pt" svg:viewBox="0 0 14 15" svg:d="M0 0C0 0 0 15.4417 0 15.4417C5.66108 15.4708 13.6858 11.982 13.6858 7.71985C13.6858 3.45772 7.36839 6.45648e-07 0 0Z" calligra:nodeTypes="cccc">
                <draw:glue-point draw:id="4" svg:x="0.50000000000pt" svg:y="0.50000000000pt" draw:align="center"/>
              </draw:path>
              <draw:path draw:style-name="gr6" xml:id="shape-308" draw:id="shape-308" draw:name="path9307" draw:layer="" svg:width="13.68576721042pt" svg:height="15.44191662125pt" svg:x="324.09027623759pt" svg:y="508.95163178793pt" svg:viewBox="0 0 14 15" svg:d="M13.6858 0C13.6858 0 13.6858 15.4417 13.6858 15.4417C8.02464 15.4708 0 11.982 0 7.71985C0 3.45772 6.31733 6.45648e-07 13.6858 0Z" calligra:nodeTypes="cccc">
                <draw:glue-point draw:id="4" svg:x="0.50000000000pt" svg:y="0.50000000000pt" draw:align="center"/>
              </draw:path>
              <draw:glue-point draw:id="4" svg:x="0.50000000000pt" svg:y="0.50000000000pt" draw:align="center"/>
            </draw:g>
            <draw:g draw:style-name="gr2" xml:id="shape-309" draw:id="shape-309" draw:name="layer1" svg:y="-425.73616445197pt">
              <draw:glue-point draw:id="4" svg:x="0.50000000000pt" svg:y="0.50000000000pt" draw:align="center"/>
            </draw:g>
            <draw:g draw:style-name="gr2" xml:id="shape-310" draw:id="shape-310" draw:name="g7202" svg:y="108.66805149590pt">
              <draw:rect draw:style-name="gr4" xml:id="shape-311" draw:id="shape-311" draw:name="rect7204" draw:layer="" svg:width="1771.27906199957pt" svg:height="632.48945110074pt" draw:transform="matrix(0.02922636000 0.00000000000 0.00000000000 0.02404604000 375.59151149529pt 532.90827348999pt)">
                <draw:glue-point draw:id="4" svg:x="0.50000000000pt" svg:y="0.50000000000pt" draw:align="center"/>
              </draw:rect>
              <draw:path draw:style-name="gr5" xml:id="shape-312" draw:id="shape-312" draw:name="path7206" draw:layer="" svg:width="13.68576483304pt" svg:height="15.44191662125pt" svg:x="427.35955256749pt" svg:y="532.90879713643pt" svg:viewBox="0 0 14 15" svg:d="M0 0C0 0 0 15.4417 0 15.4417C5.66108 15.4708 13.6858 11.982 13.6858 7.71985C13.6858 3.45772 7.36839 6.45648e-07 0 0Z" calligra:nodeTypes="cccc">
                <draw:glue-point draw:id="4" svg:x="0.50000000000pt" svg:y="0.50000000000pt" draw:align="center"/>
              </draw:path>
              <draw:path draw:style-name="gr6" xml:id="shape-313" draw:id="shape-313" draw:name="path7208" draw:layer="" svg:width="13.68576721042pt" svg:height="15.44191662125pt" svg:x="362.24406146060pt" svg:y="532.90879713643pt" svg:viewBox="0 0 14 15" svg:d="M13.6858 0C13.6858 0 13.6858 15.4417 13.6858 15.4417C8.02464 15.4708 0 11.982 0 7.71985C0 3.45772 6.31733 6.45648e-07 13.6858 0Z" calligra:nodeTypes="cccc">
                <draw:glue-point draw:id="4" svg:x="0.50000000000pt" svg:y="0.50000000000pt" draw:align="center"/>
              </draw:path>
              <draw:glue-point draw:id="4" svg:x="0.50000000000pt" svg:y="0.50000000000pt" draw:align="center"/>
            </draw:g>
            <draw:g draw:style-name="gr2" xml:id="shape-314" draw:id="shape-314" draw:name="g9983" svg:y="14.48973250839pt">
              <draw:rect draw:style-name="gr23" xml:id="shape-315" draw:id="shape-315" draw:name="rect9704" draw:layer="" svg:width="48.24415243419pt" svg:height="77.04673305312pt" svg:x="334.51088252871pt" svg:y="438.91005812492pt" svg:rx="0.41472688597pt" svg:ry="0.28423171977pt">
                <draw:glue-point draw:id="4" svg:x="0.50000000000pt" svg:y="0.50000000000pt" draw:align="center"/>
              </draw:rect>
              <draw:g draw:style-name="gr2" xml:id="shape-316" draw:id="shape-316" draw:name="g9706" svg:y="4.33837811260pt">
                <draw:g draw:style-name="gr2" xml:id="shape-317" draw:id="shape-317" draw:name="g9708" svg:y="0.00000000000pt">
                  <draw:path draw:style-name="gr11" xml:id="shape-318" draw:id="shape-318" draw:name="path9710" draw:layer="" svg:width="12.20147856459pt" svg:height="12.83625722790pt" svg:x="339.02667174929pt" svg:y="444.89627988152pt" svg:viewBox="0 0 12 13" svg:d="M1.43616 0L10.766 0C11.5613 0 12.2015 0.678522 12.2015 1.52136L12.1928 11.4517C12.1928 12.2945 11.5773 12.8363 10.7819 12.8363L1.43556 12.8363C0.640258 12.8363 0 12.1578 0 11.315L0 1.52136C0 0.678522 0.640258 0 1.43556 0Z" calligra:nodeTypes="cccccccccc">
                    <draw:glue-point draw:id="4" svg:x="0.50000000000pt" svg:y="0.50000000000pt" draw:align="center"/>
                  </draw:path>
                  <draw:rect draw:style-name="gr12" xml:id="shape-319" draw:id="shape-319" draw:name="rect9712" draw:layer="" svg:width="10.82453384145pt" svg:height="10.78245564469pt" svg:x="339.88936198269pt" svg:y="445.75609827115pt" svg:rx="0.41266513485pt" svg:ry="0.41266513485pt">
                    <draw:glue-point draw:id="4" svg:x="0.50000000000pt" svg:y="0.50000000000pt" draw:align="center"/>
                  </draw:rect>
                  <draw:path draw:style-name="gr13" xml:id="shape-320" draw:id="shape-320" draw:name="path9714" draw:layer="" svg:width="9.61582449821pt" svg:height="5.60160599983pt" svg:x="340.51772986199pt" svg:y="446.28187310169pt" svg:viewBox="0 0 10 6" svg:d="M0.0202607 5.55938C3.92413 5.89981 5.9848 4.07327 9.58919 3.96324L9.61582 0.00615345L0 0L0.0201684 5.55943Z" calligra:nodeTypes="cccccc">
                    <draw:glue-point draw:id="4" svg:x="0.50000000000pt" svg:y="0.50000000000pt" draw:align="center"/>
                  </draw:path>
                  <draw:glue-point draw:id="4" svg:x="0.50000000000pt" svg:y="0.50000000000pt" draw:align="center"/>
                </draw:g>
                <draw:g draw:style-name="gr2" xml:id="shape-321" draw:id="shape-321" draw:name="g9716" svg:y="0.00000000000pt">
                  <draw:path draw:style-name="gr11" xml:id="shape-322" draw:id="shape-322" draw:name="path9718" draw:layer="" svg:width="12.20147856459pt" svg:height="12.83625722790pt" svg:x="352.12319431643pt" svg:y="444.89627988152pt" svg:viewBox="0 0 12 13" svg:d="M1.43616 0L10.766 0C11.5613 0 12.2015 0.678522 12.2015 1.52136L12.1928 11.4517C12.1928 12.2945 11.5773 12.8363 10.7819 12.8363L1.43556 12.8363C0.640258 12.8363 0 12.1578 0 11.315L0 1.52136C0 0.678522 0.640258 0 1.43556 0Z" calligra:nodeTypes="cccccccccc">
                    <draw:glue-point draw:id="4" svg:x="0.50000000000pt" svg:y="0.50000000000pt" draw:align="center"/>
                  </draw:path>
                  <draw:rect draw:style-name="gr12" xml:id="shape-323" draw:id="shape-323" draw:name="rect9720" draw:layer="" svg:width="10.82453384145pt" svg:height="10.78245564469pt" svg:x="352.98588454984pt" svg:y="445.75609827115pt" svg:rx="0.41266513485pt" svg:ry="0.41266513485pt">
                    <draw:glue-point draw:id="4" svg:x="0.50000000000pt" svg:y="0.50000000000pt" draw:align="center"/>
                  </draw:rect>
                  <draw:path draw:style-name="gr13" xml:id="shape-324" draw:id="shape-324" draw:name="path9722" draw:layer="" svg:width="9.61582449821pt" svg:height="5.60160599983pt" svg:x="353.61425242913pt" svg:y="446.28187310169pt" svg:viewBox="0 0 10 6" svg:d="M0.0202607 5.55938C3.92413 5.89981 5.9848 4.07327 9.58919 3.96324L9.61582 0.00615345L0 0L0.0201684 5.55943Z" calligra:nodeTypes="cccccc">
                    <draw:glue-point draw:id="4" svg:x="0.50000000000pt" svg:y="0.50000000000pt" draw:align="center"/>
                  </draw:path>
                  <draw:glue-point draw:id="4" svg:x="0.50000000000pt" svg:y="0.50000000000pt" draw:align="center"/>
                </draw:g>
                <draw:g draw:style-name="gr2" xml:id="shape-325" draw:id="shape-325" draw:name="g9724" svg:y="0.00000000000pt">
                  <draw:path draw:style-name="gr11" xml:id="shape-326" draw:id="shape-326" draw:name="path9726" draw:layer="" svg:width="12.20147856459pt" svg:height="12.83625722790pt" svg:x="365.21971952800pt" svg:y="444.89627988152pt" svg:viewBox="0 0 12 13" svg:d="M1.43616 0L10.766 0C11.5613 0 12.2015 0.678522 12.2015 1.52136L12.1928 11.4517C12.1928 12.2945 11.5773 12.8363 10.7819 12.8363L1.43556 12.8363C0.640258 12.8363 0 12.1578 0 11.315L0 1.52136C0 0.678522 0.640258 0 1.43556 0Z" calligra:nodeTypes="cccccccccc">
                    <draw:glue-point draw:id="4" svg:x="0.50000000000pt" svg:y="0.50000000000pt" draw:align="center"/>
                  </draw:path>
                  <draw:rect draw:style-name="gr12" xml:id="shape-327" draw:id="shape-327" draw:name="rect9728" draw:layer="" svg:width="10.82453384145pt" svg:height="10.78245564469pt" svg:x="366.08240976141pt" svg:y="445.75609827115pt" svg:rx="0.41266513485pt" svg:ry="0.41266513485pt">
                    <draw:glue-point draw:id="4" svg:x="0.50000000000pt" svg:y="0.50000000000pt" draw:align="center"/>
                  </draw:rect>
                  <draw:path draw:style-name="gr13" xml:id="shape-328" draw:id="shape-328" draw:name="path9730" draw:layer="" svg:width="9.61582449821pt" svg:height="5.60160599983pt" svg:x="366.71077764070pt" svg:y="446.28187310169pt" svg:viewBox="0 0 10 6" svg:d="M0.0202607 5.55938C3.92413 5.89981 5.9848 4.07327 9.58919 3.96324L9.61582 0.00615345L0 0L0.0201684 5.55943Z" calligra:nodeTypes="cccccc">
                    <draw:glue-point draw:id="4" svg:x="0.50000000000pt" svg:y="0.50000000000pt" draw:align="center"/>
                  </draw:path>
                  <draw:glue-point draw:id="4" svg:x="0.50000000000pt" svg:y="0.50000000000pt" draw:align="center"/>
                </draw:g>
                <draw:glue-point draw:id="4" svg:x="0.50000000000pt" svg:y="0.50000000000pt" draw:align="center"/>
              </draw:g>
              <draw:path draw:style-name="gr24" xml:id="shape-329" draw:id="shape-329" draw:name="path9732" draw:layer="" svg:width="42.64570000000pt" svg:height="0.00000000000pt" svg:x="337.19847742437pt" svg:y="458.40613481119pt" svg:viewBox="0 0 43 0" svg:d="M0 0L42.6457 0" calligra:nodeTypes="cc">
                <draw:glue-point draw:id="4" svg:x="0.50000000000pt" svg:y="0.50000000000pt" draw:align="center"/>
              </draw:path>
              <draw:path draw:style-name="gr25" xml:id="shape-330" draw:id="shape-330" draw:name="path9734" draw:layer="" svg:width="46.54380000000pt" svg:height="0.00000000000pt" svg:x="335.24942369633pt" svg:y="443.67690718062pt" svg:viewBox="0 0 47 0" svg:d="M0 0L46.5438 0" calligra:nodeTypes="cc">
                <draw:glue-point draw:id="4" svg:x="0.50000000000pt" svg:y="0.50000000000pt" draw:align="center"/>
              </draw:path>
              <draw:g draw:style-name="gr2" xml:id="shape-331" draw:id="shape-331" draw:name="g9736" svg:y="24.25676572343pt">
                <draw:g draw:style-name="gr2" xml:id="shape-332" draw:id="shape-332" draw:name="g9738" svg:y="1.29194908091pt">
                  <draw:g draw:style-name="gr2" xml:id="shape-333" draw:id="shape-333" draw:name="g9740" svg:y="0.00000000000pt">
                    <draw:path draw:style-name="gr11" xml:id="shape-334" draw:id="shape-334" draw:name="path9742" draw:layer="" svg:width="12.20147856459pt" svg:height="12.83625722790pt" svg:x="339.02667214595pt" svg:y="466.10661657326pt" svg:viewBox="0 0 12 13" svg:d="M1.43616 0L10.766 0C11.5613 0 12.2015 0.678522 12.2015 1.52136L12.1928 11.4517C12.1928 12.2945 11.5773 12.8363 10.7819 12.8363L1.43556 12.8363C0.640258 12.8363 0 12.1578 0 11.315L0 1.52136C0 0.678522 0.640258 0 1.43556 0Z" calligra:nodeTypes="cccccccccc">
                      <draw:glue-point draw:id="4" svg:x="0.50000000000pt" svg:y="0.50000000000pt" draw:align="center"/>
                    </draw:path>
                    <draw:rect draw:style-name="gr12" xml:id="shape-335" draw:id="shape-335" draw:name="rect9744" draw:layer="" svg:width="10.82453384145pt" svg:height="10.78245564469pt" svg:x="339.88936237936pt" svg:y="466.96643496289pt" svg:rx="0.41266513485pt" svg:ry="0.41266513485pt">
                      <draw:glue-point draw:id="4" svg:x="0.50000000000pt" svg:y="0.50000000000pt" draw:align="center"/>
                    </draw:rect>
                    <draw:path draw:style-name="gr13" xml:id="shape-336" draw:id="shape-336" draw:name="path9746" draw:layer="" svg:width="9.61582449821pt" svg:height="5.60160599983pt" svg:x="340.51773025865pt" svg:y="467.49220979343pt" svg:viewBox="0 0 10 6" svg:d="M0.0202607 5.55938C3.92413 5.89981 5.9848 4.07327 9.58919 3.96324L9.61582 0.00615345L0 0L0.0201684 5.55943Z" calligra:nodeTypes="cccccc">
                      <draw:glue-point draw:id="4" svg:x="0.50000000000pt" svg:y="0.50000000000pt" draw:align="center"/>
                    </draw:path>
                    <draw:glue-point draw:id="4" svg:x="0.50000000000pt" svg:y="0.50000000000pt" draw:align="center"/>
                  </draw:g>
                  <draw:g draw:style-name="gr2" xml:id="shape-337" draw:id="shape-337" draw:name="g9748" svg:y="0.00000000000pt">
                    <draw:path draw:style-name="gr11" xml:id="shape-338" draw:id="shape-338" draw:name="path9750" draw:layer="" svg:width="12.20147856459pt" svg:height="12.83625722790pt" svg:x="352.12319471310pt" svg:y="466.10661657326pt" svg:viewBox="0 0 12 13" svg:d="M1.43616 0L10.766 0C11.5613 0 12.2015 0.678522 12.2015 1.52136L12.1928 11.4517C12.1928 12.2945 11.5773 12.8363 10.7819 12.8363L1.43556 12.8363C0.640258 12.8363 0 12.1578 0 11.315L0 1.52136C0 0.678522 0.640258 0 1.43556 0Z" calligra:nodeTypes="cccccccccc">
                      <draw:glue-point draw:id="4" svg:x="0.50000000000pt" svg:y="0.50000000000pt" draw:align="center"/>
                    </draw:path>
                    <draw:rect draw:style-name="gr12" xml:id="shape-339" draw:id="shape-339" draw:name="rect9752" draw:layer="" svg:width="10.82453384145pt" svg:height="10.78245564469pt" svg:x="352.98588494650pt" svg:y="466.96643496289pt" svg:rx="0.41266513485pt" svg:ry="0.41266513485pt">
                      <draw:glue-point draw:id="4" svg:x="0.50000000000pt" svg:y="0.50000000000pt" draw:align="center"/>
                    </draw:rect>
                    <draw:path draw:style-name="gr13" xml:id="shape-340" draw:id="shape-340" draw:name="path9754" draw:layer="" svg:width="9.61582449821pt" svg:height="5.60160599983pt" svg:x="353.61425282579pt" svg:y="467.49220979343pt" svg:viewBox="0 0 10 6" svg:d="M0.0202607 5.55938C3.92413 5.89981 5.9848 4.07327 9.58919 3.96324L9.61582 0.00615345L0 0L0.0201684 5.55943Z" calligra:nodeTypes="cccccc">
                      <draw:glue-point draw:id="4" svg:x="0.50000000000pt" svg:y="0.50000000000pt" draw:align="center"/>
                    </draw:path>
                    <draw:glue-point draw:id="4" svg:x="0.50000000000pt" svg:y="0.50000000000pt" draw:align="center"/>
                  </draw:g>
                  <draw:g draw:style-name="gr2" xml:id="shape-341" draw:id="shape-341" draw:name="g9756" svg:y="0.00000000000pt">
                    <draw:path draw:style-name="gr11" xml:id="shape-342" draw:id="shape-342" draw:name="path9758" draw:layer="" svg:width="12.20147856459pt" svg:height="12.83625722790pt" svg:x="365.21971992466pt" svg:y="466.10661657326pt" svg:viewBox="0 0 12 13" svg:d="M1.43616 0L10.766 0C11.5613 0 12.2015 0.678522 12.2015 1.52136L12.1928 11.4517C12.1928 12.2945 11.5773 12.8363 10.7819 12.8363L1.43556 12.8363C0.640258 12.8363 0 12.1578 0 11.315L0 1.52136C0 0.678522 0.640258 0 1.43556 0Z" calligra:nodeTypes="cccccccccc">
                      <draw:glue-point draw:id="4" svg:x="0.50000000000pt" svg:y="0.50000000000pt" draw:align="center"/>
                    </draw:path>
                    <draw:rect draw:style-name="gr12" xml:id="shape-343" draw:id="shape-343" draw:name="rect9760" draw:layer="" svg:width="10.82453384145pt" svg:height="10.78245564469pt" svg:x="366.08241015807pt" svg:y="466.96643496289pt" svg:rx="0.41266513485pt" svg:ry="0.41266513485pt">
                      <draw:glue-point draw:id="4" svg:x="0.50000000000pt" svg:y="0.50000000000pt" draw:align="center"/>
                    </draw:rect>
                    <draw:path draw:style-name="gr13" xml:id="shape-344" draw:id="shape-344" draw:name="path9762" draw:layer="" svg:width="9.61582449821pt" svg:height="5.60160599983pt" svg:x="366.71077803736pt" svg:y="467.49220979343pt" svg:viewBox="0 0 10 6" svg:d="M0.0202607 5.55938C3.92413 5.89981 5.9848 4.07327 9.58919 3.96324L9.61582 0.00615345L0 0L0.0201684 5.55943Z" calligra:nodeTypes="cccccc">
                      <draw:glue-point draw:id="4" svg:x="0.50000000000pt" svg:y="0.50000000000pt" draw:align="center"/>
                    </draw:path>
                    <draw:glue-point draw:id="4" svg:x="0.50000000000pt" svg:y="0.50000000000pt" draw:align="center"/>
                  </draw:g>
                  <draw:glue-point draw:id="4" svg:x="0.50000000000pt" svg:y="0.50000000000pt" draw:align="center"/>
                </draw:g>
                <draw:g draw:style-name="gr2" xml:id="shape-345" draw:id="shape-345" draw:name="g9764" svg:y="0.00000000000pt">
                  <draw:path draw:style-name="gr24" xml:id="shape-346" draw:id="shape-346" draw:name="path9766" draw:layer="" svg:width="42.64570000000pt" svg:height="0.00000000000pt" svg:x="337.19847742437pt" svg:y="479.61647176737pt" svg:viewBox="0 0 43 0" svg:d="M0 0L42.6457 0" calligra:nodeTypes="cc">
                    <draw:glue-point draw:id="4" svg:x="0.50000000000pt" svg:y="0.50000000000pt" draw:align="center"/>
                  </draw:path>
                  <draw:path draw:style-name="gr24" xml:id="shape-347" draw:id="shape-347" draw:name="path9768" draw:layer="" svg:width="42.64570000000pt" svg:height="0.00000000000pt" svg:x="337.19847742437pt" svg:y="464.88724387235pt" svg:viewBox="0 0 43 0" svg:d="M0 0L42.6457 0" calligra:nodeTypes="cc">
                    <draw:glue-point draw:id="4" svg:x="0.50000000000pt" svg:y="0.50000000000pt" draw:align="center"/>
                  </draw:path>
                  <draw:glue-point draw:id="4" svg:x="0.50000000000pt" svg:y="0.50000000000pt" draw:align="center"/>
                </draw:g>
                <draw:glue-point draw:id="4" svg:x="0.50000000000pt" svg:y="0.50000000000pt" draw:align="center"/>
              </draw:g>
              <draw:g draw:style-name="gr2" xml:id="shape-348" draw:id="shape-348" draw:name="g9770" svg:y="45.46709157304pt">
                <draw:g draw:style-name="gr2" xml:id="shape-349" draw:id="shape-349" draw:name="g9772" svg:y="1.29194908090pt">
                  <draw:g draw:style-name="gr2" xml:id="shape-350" draw:id="shape-350" draw:name="g9774" svg:y="0.00000000000pt">
                    <draw:path draw:style-name="gr11" xml:id="shape-351" draw:id="shape-351" draw:name="path9776" draw:layer="" svg:width="12.20147856459pt" svg:height="12.83625722790pt" svg:x="339.02667214595pt" svg:y="487.31694242286pt" svg:viewBox="0 0 12 13" svg:d="M1.43616 0L10.766 0C11.5613 0 12.2015 0.678522 12.2015 1.52136L12.1928 11.4517C12.1928 12.2945 11.5773 12.8363 10.7819 12.8363L1.43556 12.8363C0.640258 12.8363 0 12.1578 0 11.315L0 1.52136C0 0.678522 0.640258 0 1.43556 0Z" calligra:nodeTypes="cccccccccc">
                      <draw:glue-point draw:id="4" svg:x="0.50000000000pt" svg:y="0.50000000000pt" draw:align="center"/>
                    </draw:path>
                    <draw:rect draw:style-name="gr12" xml:id="shape-352" draw:id="shape-352" draw:name="rect9778" draw:layer="" svg:width="10.82453384145pt" svg:height="10.78245564469pt" svg:x="339.88936237936pt" svg:y="488.17676081249pt" svg:rx="0.41266513485pt" svg:ry="0.41266513485pt">
                      <draw:glue-point draw:id="4" svg:x="0.50000000000pt" svg:y="0.50000000000pt" draw:align="center"/>
                    </draw:rect>
                    <draw:path draw:style-name="gr13" xml:id="shape-353" draw:id="shape-353" draw:name="path9780" draw:layer="" svg:width="9.61582449821pt" svg:height="5.60160599983pt" svg:x="340.51773025865pt" svg:y="488.70253564303pt" svg:viewBox="0 0 10 6" svg:d="M0.0202607 5.55938C3.92413 5.89981 5.9848 4.07327 9.58919 3.96324L9.61582 0.00615345L0 0L0.0201684 5.55943Z" calligra:nodeTypes="cccccc">
                      <draw:glue-point draw:id="4" svg:x="0.50000000000pt" svg:y="0.50000000000pt" draw:align="center"/>
                    </draw:path>
                    <draw:glue-point draw:id="4" svg:x="0.50000000000pt" svg:y="0.50000000000pt" draw:align="center"/>
                  </draw:g>
                  <draw:g draw:style-name="gr2" xml:id="shape-354" draw:id="shape-354" draw:name="g9782" svg:y="0.00000000000pt">
                    <draw:path draw:style-name="gr11" xml:id="shape-355" draw:id="shape-355" draw:name="path9784" draw:layer="" svg:width="12.20147856459pt" svg:height="12.83625722790pt" svg:x="352.12319471310pt" svg:y="487.31694242286pt" svg:viewBox="0 0 12 13" svg:d="M1.43616 0L10.766 0C11.5613 0 12.2015 0.678522 12.2015 1.52136L12.1928 11.4517C12.1928 12.2945 11.5773 12.8363 10.7819 12.8363L1.43556 12.8363C0.640258 12.8363 0 12.1578 0 11.315L0 1.52136C0 0.678522 0.640258 0 1.43556 0Z" calligra:nodeTypes="cccccccccc">
                      <draw:glue-point draw:id="4" svg:x="0.50000000000pt" svg:y="0.50000000000pt" draw:align="center"/>
                    </draw:path>
                    <draw:rect draw:style-name="gr12" xml:id="shape-356" draw:id="shape-356" draw:name="rect9786" draw:layer="" svg:width="10.82453384145pt" svg:height="10.78245564469pt" svg:x="352.98588494650pt" svg:y="488.17676081249pt" svg:rx="0.41266513485pt" svg:ry="0.41266513485pt">
                      <draw:glue-point draw:id="4" svg:x="0.50000000000pt" svg:y="0.50000000000pt" draw:align="center"/>
                    </draw:rect>
                    <draw:path draw:style-name="gr13" xml:id="shape-357" draw:id="shape-357" draw:name="path9788" draw:layer="" svg:width="9.61582449821pt" svg:height="5.60160599983pt" svg:x="353.61425282579pt" svg:y="488.70253564303pt" svg:viewBox="0 0 10 6" svg:d="M0.0202607 5.55938C3.92413 5.89981 5.9848 4.07327 9.58919 3.96324L9.61582 0.00615345L0 0L0.0201684 5.55943Z" calligra:nodeTypes="cccccc">
                      <draw:glue-point draw:id="4" svg:x="0.50000000000pt" svg:y="0.50000000000pt" draw:align="center"/>
                    </draw:path>
                    <draw:glue-point draw:id="4" svg:x="0.50000000000pt" svg:y="0.50000000000pt" draw:align="center"/>
                  </draw:g>
                  <draw:g draw:style-name="gr2" xml:id="shape-358" draw:id="shape-358" draw:name="g9790" svg:y="0.00000000000pt">
                    <draw:path draw:style-name="gr11" xml:id="shape-359" draw:id="shape-359" draw:name="path9792" draw:layer="" svg:width="12.20147856459pt" svg:height="12.83625722790pt" svg:x="365.21971992466pt" svg:y="487.31694242286pt" svg:viewBox="0 0 12 13" svg:d="M1.43616 0L10.766 0C11.5613 0 12.2015 0.678522 12.2015 1.52136L12.1928 11.4517C12.1928 12.2945 11.5773 12.8363 10.7819 12.8363L1.43556 12.8363C0.640258 12.8363 0 12.1578 0 11.315L0 1.52136C0 0.678522 0.640258 0 1.43556 0Z" calligra:nodeTypes="cccccccccc">
                      <draw:glue-point draw:id="4" svg:x="0.50000000000pt" svg:y="0.50000000000pt" draw:align="center"/>
                    </draw:path>
                    <draw:rect draw:style-name="gr12" xml:id="shape-360" draw:id="shape-360" draw:name="rect9794" draw:layer="" svg:width="10.82453384145pt" svg:height="10.78245564469pt" svg:x="366.08241015807pt" svg:y="488.17676081249pt" svg:rx="0.41266513485pt" svg:ry="0.41266513485pt">
                      <draw:glue-point draw:id="4" svg:x="0.50000000000pt" svg:y="0.50000000000pt" draw:align="center"/>
                    </draw:rect>
                    <draw:path draw:style-name="gr13" xml:id="shape-361" draw:id="shape-361" draw:name="path9796" draw:layer="" svg:width="9.61582449821pt" svg:height="5.60160599983pt" svg:x="366.71077803736pt" svg:y="488.70253564303pt" svg:viewBox="0 0 10 6" svg:d="M0.0202607 5.55938C3.92413 5.89981 5.9848 4.07327 9.58919 3.96324L9.61582 0.00615345L0 0L0.0201684 5.55943Z" calligra:nodeTypes="cccccc">
                      <draw:glue-point draw:id="4" svg:x="0.50000000000pt" svg:y="0.50000000000pt" draw:align="center"/>
                    </draw:path>
                    <draw:glue-point draw:id="4" svg:x="0.50000000000pt" svg:y="0.50000000000pt" draw:align="center"/>
                  </draw:g>
                  <draw:glue-point draw:id="4" svg:x="0.50000000000pt" svg:y="0.50000000000pt" draw:align="center"/>
                </draw:g>
                <draw:g draw:style-name="gr2" xml:id="shape-362" draw:id="shape-362" draw:name="g9798" svg:y="0.00000000000pt">
                  <draw:path draw:style-name="gr24" xml:id="shape-363" draw:id="shape-363" draw:name="path9800" draw:layer="" svg:width="42.64570000000pt" svg:height="0.00000000000pt" svg:x="337.19847742437pt" svg:y="500.82679761697pt" svg:viewBox="0 0 43 0" svg:d="M0 0L42.6457 0" calligra:nodeTypes="cc">
                    <draw:glue-point draw:id="4" svg:x="0.50000000000pt" svg:y="0.50000000000pt" draw:align="center"/>
                  </draw:path>
                  <draw:path draw:style-name="gr24" xml:id="shape-364" draw:id="shape-364" draw:name="path9802" draw:layer="" svg:width="42.64570000000pt" svg:height="0.00000000000pt" svg:x="337.19847742437pt" svg:y="486.09756972196pt" svg:viewBox="0 0 43 0" svg:d="M0 0L42.6457 0" calligra:nodeTypes="cc">
                    <draw:glue-point draw:id="4" svg:x="0.50000000000pt" svg:y="0.50000000000pt" draw:align="center"/>
                  </draw:path>
                  <draw:glue-point draw:id="4" svg:x="0.50000000000pt" svg:y="0.50000000000pt" draw:align="center"/>
                </draw:g>
                <draw:glue-point draw:id="4" svg:x="0.50000000000pt" svg:y="0.50000000000pt" draw:align="center"/>
              </draw:g>
              <draw:glue-point draw:id="4" svg:x="0.50000000000pt" svg:y="0.50000000000pt" draw:align="center"/>
            </draw:g>
            <draw:g draw:style-name="gr2" xml:id="shape-365" draw:id="shape-365" draw:name="g10233" svg:y="28.55611188790pt">
              <draw:rect draw:style-name="gr23" xml:id="shape-366" draw:id="shape-366" draw:name="rect10235" draw:layer="" svg:width="48.24415243419pt" svg:height="77.04673305312pt" svg:x="423.59794488048pt" svg:y="452.97643750443pt" svg:rx="0.41472688597pt" svg:ry="0.28423171977pt">
                <draw:glue-point draw:id="4" svg:x="0.50000000000pt" svg:y="0.50000000000pt" draw:align="center"/>
              </draw:rect>
              <draw:g draw:style-name="gr2" xml:id="shape-367" draw:id="shape-367" draw:name="g10237" svg:y="4.33837811260pt">
                <draw:g draw:style-name="gr2" xml:id="shape-368" draw:id="shape-368" draw:name="g10239" svg:y="0.00000000000pt">
                  <draw:path draw:style-name="gr11" xml:id="shape-369" draw:id="shape-369" draw:name="path10241" draw:layer="" svg:width="12.20147856459pt" svg:height="12.83625722790pt" svg:x="428.11373410105pt" svg:y="458.96265926103pt" svg:viewBox="0 0 12 13" svg:d="M1.43616 0L10.766 0C11.5613 0 12.2015 0.678522 12.2015 1.52136L12.1928 11.4517C12.1928 12.2945 11.5773 12.8363 10.7819 12.8363L1.43556 12.8363C0.640258 12.8363 0 12.1578 0 11.315L0 1.52136C0 0.678522 0.640258 0 1.43556 0Z" calligra:nodeTypes="cccccccccc">
                    <draw:glue-point draw:id="4" svg:x="0.50000000000pt" svg:y="0.50000000000pt" draw:align="center"/>
                  </draw:path>
                  <draw:rect draw:style-name="gr12" xml:id="shape-370" draw:id="shape-370" draw:name="rect10243" draw:layer="" svg:width="10.82453384145pt" svg:height="10.78245564469pt" svg:x="428.97642433446pt" svg:y="459.82247765066pt" svg:rx="0.41266513485pt" svg:ry="0.41266513485pt">
                    <draw:glue-point draw:id="4" svg:x="0.50000000000pt" svg:y="0.50000000000pt" draw:align="center"/>
                  </draw:rect>
                  <draw:path draw:style-name="gr13" xml:id="shape-371" draw:id="shape-371" draw:name="path10245" draw:layer="" svg:width="9.61582449821pt" svg:height="5.60160599983pt" svg:x="429.60479221375pt" svg:y="460.34825248120pt" svg:viewBox="0 0 10 6" svg:d="M0.0202607 5.55938C3.92413 5.89981 5.9848 4.07327 9.58919 3.96324L9.61582 0.00615345L0 0L0.0201684 5.55943Z" calligra:nodeTypes="cccccc">
                    <draw:glue-point draw:id="4" svg:x="0.50000000000pt" svg:y="0.50000000000pt" draw:align="center"/>
                  </draw:path>
                  <draw:glue-point draw:id="4" svg:x="0.50000000000pt" svg:y="0.50000000000pt" draw:align="center"/>
                </draw:g>
                <draw:g draw:style-name="gr2" xml:id="shape-372" draw:id="shape-372" draw:name="g10247" svg:y="0.00000000000pt">
                  <draw:path draw:style-name="gr11" xml:id="shape-373" draw:id="shape-373" draw:name="path10249" draw:layer="" svg:width="12.20147856459pt" svg:height="12.83625722790pt" svg:x="441.21025666820pt" svg:y="458.96265926103pt" svg:viewBox="0 0 12 13" svg:d="M1.43616 0L10.766 0C11.5613 0 12.2015 0.678522 12.2015 1.52136L12.1928 11.4517C12.1928 12.2945 11.5773 12.8363 10.7819 12.8363L1.43556 12.8363C0.640258 12.8363 0 12.1578 0 11.315L0 1.52136C0 0.678522 0.640258 0 1.43556 0Z" calligra:nodeTypes="cccccccccc">
                    <draw:glue-point draw:id="4" svg:x="0.50000000000pt" svg:y="0.50000000000pt" draw:align="center"/>
                  </draw:path>
                  <draw:rect draw:style-name="gr12" xml:id="shape-374" draw:id="shape-374" draw:name="rect10251" draw:layer="" svg:width="10.82453384145pt" svg:height="10.78245564469pt" svg:x="442.07294690161pt" svg:y="459.82247765066pt" svg:rx="0.41266513485pt" svg:ry="0.41266513485pt">
                    <draw:glue-point draw:id="4" svg:x="0.50000000000pt" svg:y="0.50000000000pt" draw:align="center"/>
                  </draw:rect>
                  <draw:path draw:style-name="gr13" xml:id="shape-375" draw:id="shape-375" draw:name="path10253" draw:layer="" svg:width="9.61582449821pt" svg:height="5.60160599983pt" svg:x="442.70131478090pt" svg:y="460.34825248120pt" svg:viewBox="0 0 10 6" svg:d="M0.0202607 5.55938C3.92413 5.89981 5.9848 4.07327 9.58919 3.96324L9.61582 0.00615345L0 0L0.0201684 5.55943Z" calligra:nodeTypes="cccccc">
                    <draw:glue-point draw:id="4" svg:x="0.50000000000pt" svg:y="0.50000000000pt" draw:align="center"/>
                  </draw:path>
                  <draw:glue-point draw:id="4" svg:x="0.50000000000pt" svg:y="0.50000000000pt" draw:align="center"/>
                </draw:g>
                <draw:g draw:style-name="gr2" xml:id="shape-376" draw:id="shape-376" draw:name="g10255" svg:y="0.00000000000pt">
                  <draw:path draw:style-name="gr11" xml:id="shape-377" draw:id="shape-377" draw:name="path10257" draw:layer="" svg:width="12.20147856459pt" svg:height="12.83625722790pt" svg:x="454.30678187977pt" svg:y="458.96265926103pt" svg:viewBox="0 0 12 13" svg:d="M1.43616 0L10.766 0C11.5613 0 12.2015 0.678522 12.2015 1.52136L12.1928 11.4517C12.1928 12.2945 11.5773 12.8363 10.7819 12.8363L1.43556 12.8363C0.640258 12.8363 0 12.1578 0 11.315L0 1.52136C0 0.678522 0.640258 0 1.43556 0Z" calligra:nodeTypes="cccccccccc">
                    <draw:glue-point draw:id="4" svg:x="0.50000000000pt" svg:y="0.50000000000pt" draw:align="center"/>
                  </draw:path>
                  <draw:rect draw:style-name="gr12" xml:id="shape-378" draw:id="shape-378" draw:name="rect10259" draw:layer="" svg:width="10.82453384145pt" svg:height="10.78245564469pt" svg:x="455.16947211317pt" svg:y="459.82247765066pt" svg:rx="0.41266513485pt" svg:ry="0.41266513485pt">
                    <draw:glue-point draw:id="4" svg:x="0.50000000000pt" svg:y="0.50000000000pt" draw:align="center"/>
                  </draw:rect>
                  <draw:path draw:style-name="gr13" xml:id="shape-379" draw:id="shape-379" draw:name="path10261" draw:layer="" svg:width="9.61582449821pt" svg:height="5.60160599983pt" svg:x="455.79783999247pt" svg:y="460.34825248120pt" svg:viewBox="0 0 10 6" svg:d="M0.0202607 5.55938C3.92413 5.89981 5.9848 4.07327 9.58919 3.96324L9.61582 0.00615345L0 0L0.0201684 5.55943Z" calligra:nodeTypes="cccccc">
                    <draw:glue-point draw:id="4" svg:x="0.50000000000pt" svg:y="0.50000000000pt" draw:align="center"/>
                  </draw:path>
                  <draw:glue-point draw:id="4" svg:x="0.50000000000pt" svg:y="0.50000000000pt" draw:align="center"/>
                </draw:g>
                <draw:glue-point draw:id="4" svg:x="0.50000000000pt" svg:y="0.50000000000pt" draw:align="center"/>
              </draw:g>
              <draw:path draw:style-name="gr24" xml:id="shape-380" draw:id="shape-380" draw:name="path10263" draw:layer="" svg:width="42.64570000000pt" svg:height="0.00000000000pt" svg:x="426.28553977614pt" svg:y="472.47251419071pt" svg:viewBox="0 0 43 0" svg:d="M0 0L42.6457 0" calligra:nodeTypes="cc">
                <draw:glue-point draw:id="4" svg:x="0.50000000000pt" svg:y="0.50000000000pt" draw:align="center"/>
              </draw:path>
              <draw:path draw:style-name="gr25" xml:id="shape-381" draw:id="shape-381" draw:name="path10265" draw:layer="" svg:width="46.54380000000pt" svg:height="0.00000000000pt" svg:x="424.33648604810pt" svg:y="457.74328656013pt" svg:viewBox="0 0 47 0" svg:d="M0 0L46.5438 0" calligra:nodeTypes="cc">
                <draw:glue-point draw:id="4" svg:x="0.50000000000pt" svg:y="0.50000000000pt" draw:align="center"/>
              </draw:path>
              <draw:g draw:style-name="gr2" xml:id="shape-382" draw:id="shape-382" draw:name="g10267" svg:y="24.25676572343pt">
                <draw:g draw:style-name="gr2" xml:id="shape-383" draw:id="shape-383" draw:name="g10269" svg:y="1.29194908091pt">
                  <draw:g draw:style-name="gr2" xml:id="shape-384" draw:id="shape-384" draw:name="g10271" svg:y="0.00000000000pt">
                    <draw:path draw:style-name="gr11" xml:id="shape-385" draw:id="shape-385" draw:name="path10273" draw:layer="" svg:width="12.20147856459pt" svg:height="12.83625722790pt" svg:x="428.11373449772pt" svg:y="480.17299595277pt" svg:viewBox="0 0 12 13" svg:d="M1.43616 0L10.766 0C11.5613 0 12.2015 0.678522 12.2015 1.52136L12.1928 11.4517C12.1928 12.2945 11.5773 12.8363 10.7819 12.8363L1.43556 12.8363C0.640258 12.8363 0 12.1578 0 11.315L0 1.52136C0 0.678522 0.640258 0 1.43556 0Z" calligra:nodeTypes="cccccccccc">
                      <draw:glue-point draw:id="4" svg:x="0.50000000000pt" svg:y="0.50000000000pt" draw:align="center"/>
                    </draw:path>
                    <draw:rect draw:style-name="gr12" xml:id="shape-386" draw:id="shape-386" draw:name="rect10275" draw:layer="" svg:width="10.82453384145pt" svg:height="10.78245564469pt" svg:x="428.97642473112pt" svg:y="481.03281434240pt" svg:rx="0.41266513485pt" svg:ry="0.41266513485pt">
                      <draw:glue-point draw:id="4" svg:x="0.50000000000pt" svg:y="0.50000000000pt" draw:align="center"/>
                    </draw:rect>
                    <draw:path draw:style-name="gr13" xml:id="shape-387" draw:id="shape-387" draw:name="path10277" draw:layer="" svg:width="9.61582449821pt" svg:height="5.60160599983pt" svg:x="429.60479261042pt" svg:y="481.55858917294pt" svg:viewBox="0 0 10 6" svg:d="M0.0202607 5.55938C3.92413 5.89981 5.9848 4.07327 9.58919 3.96324L9.61582 0.00615345L0 0L0.0201684 5.55943Z" calligra:nodeTypes="cccccc">
                      <draw:glue-point draw:id="4" svg:x="0.50000000000pt" svg:y="0.50000000000pt" draw:align="center"/>
                    </draw:path>
                    <draw:glue-point draw:id="4" svg:x="0.50000000000pt" svg:y="0.50000000000pt" draw:align="center"/>
                  </draw:g>
                  <draw:g draw:style-name="gr2" xml:id="shape-388" draw:id="shape-388" draw:name="g10279" svg:y="0.00000000000pt">
                    <draw:path draw:style-name="gr11" xml:id="shape-389" draw:id="shape-389" draw:name="path10281" draw:layer="" svg:width="12.20147856459pt" svg:height="12.83625722790pt" svg:x="441.21025706487pt" svg:y="480.17299595277pt" svg:viewBox="0 0 12 13" svg:d="M1.43616 0L10.766 0C11.5613 0 12.2015 0.678522 12.2015 1.52136L12.1928 11.4517C12.1928 12.2945 11.5773 12.8363 10.7819 12.8363L1.43556 12.8363C0.640258 12.8363 0 12.1578 0 11.315L0 1.52136C0 0.678522 0.640258 0 1.43556 0Z" calligra:nodeTypes="cccccccccc">
                      <draw:glue-point draw:id="4" svg:x="0.50000000000pt" svg:y="0.50000000000pt" draw:align="center"/>
                    </draw:path>
                    <draw:rect draw:style-name="gr12" xml:id="shape-390" draw:id="shape-390" draw:name="rect10283" draw:layer="" svg:width="10.82453384145pt" svg:height="10.78245564469pt" svg:x="442.07294729827pt" svg:y="481.03281434240pt" svg:rx="0.41266513485pt" svg:ry="0.41266513485pt">
                      <draw:glue-point draw:id="4" svg:x="0.50000000000pt" svg:y="0.50000000000pt" draw:align="center"/>
                    </draw:rect>
                    <draw:path draw:style-name="gr13" xml:id="shape-391" draw:id="shape-391" draw:name="path10285" draw:layer="" svg:width="9.61582449821pt" svg:height="5.60160599983pt" svg:x="442.70131517756pt" svg:y="481.55858917294pt" svg:viewBox="0 0 10 6" svg:d="M0.0202607 5.55938C3.92413 5.89981 5.9848 4.07327 9.58919 3.96324L9.61582 0.00615345L0 0L0.0201684 5.55943Z" calligra:nodeTypes="cccccc">
                      <draw:glue-point draw:id="4" svg:x="0.50000000000pt" svg:y="0.50000000000pt" draw:align="center"/>
                    </draw:path>
                    <draw:glue-point draw:id="4" svg:x="0.50000000000pt" svg:y="0.50000000000pt" draw:align="center"/>
                  </draw:g>
                  <draw:g draw:style-name="gr2" xml:id="shape-392" draw:id="shape-392" draw:name="g10287" svg:y="0.00000000000pt">
                    <draw:path draw:style-name="gr11" xml:id="shape-393" draw:id="shape-393" draw:name="path10289" draw:layer="" svg:width="12.20147856459pt" svg:height="12.83625722790pt" svg:x="454.30678227644pt" svg:y="480.17299595277pt" svg:viewBox="0 0 12 13" svg:d="M1.43616 0L10.766 0C11.5613 0 12.2015 0.678522 12.2015 1.52136L12.1928 11.4517C12.1928 12.2945 11.5773 12.8363 10.7819 12.8363L1.43556 12.8363C0.640258 12.8363 0 12.1578 0 11.315L0 1.52136C0 0.678522 0.640258 0 1.43556 0Z" calligra:nodeTypes="cccccccccc">
                      <draw:glue-point draw:id="4" svg:x="0.50000000000pt" svg:y="0.50000000000pt" draw:align="center"/>
                    </draw:path>
                    <draw:rect draw:style-name="gr12" xml:id="shape-394" draw:id="shape-394" draw:name="rect10291" draw:layer="" svg:width="10.82453384145pt" svg:height="10.78245564469pt" svg:x="455.16947250984pt" svg:y="481.03281434240pt" svg:rx="0.41266513485pt" svg:ry="0.41266513485pt">
                      <draw:glue-point draw:id="4" svg:x="0.50000000000pt" svg:y="0.50000000000pt" draw:align="center"/>
                    </draw:rect>
                    <draw:path draw:style-name="gr13" xml:id="shape-395" draw:id="shape-395" draw:name="path10293" draw:layer="" svg:width="9.61582449821pt" svg:height="5.60160599983pt" svg:x="455.79784038913pt" svg:y="481.55858917294pt" svg:viewBox="0 0 10 6" svg:d="M0.0202607 5.55938C3.92413 5.89981 5.9848 4.07327 9.58919 3.96324L9.61582 0.00615345L0 0L0.0201684 5.55943Z" calligra:nodeTypes="cccccc">
                      <draw:glue-point draw:id="4" svg:x="0.50000000000pt" svg:y="0.50000000000pt" draw:align="center"/>
                    </draw:path>
                    <draw:glue-point draw:id="4" svg:x="0.50000000000pt" svg:y="0.50000000000pt" draw:align="center"/>
                  </draw:g>
                  <draw:glue-point draw:id="4" svg:x="0.50000000000pt" svg:y="0.50000000000pt" draw:align="center"/>
                </draw:g>
                <draw:g draw:style-name="gr2" xml:id="shape-396" draw:id="shape-396" draw:name="g10295" svg:y="0.00000000000pt">
                  <draw:path draw:style-name="gr24" xml:id="shape-397" draw:id="shape-397" draw:name="path10297" draw:layer="" svg:width="42.64570000000pt" svg:height="0.00000000000pt" svg:x="426.28553977614pt" svg:y="493.68285114689pt" svg:viewBox="0 0 43 0" svg:d="M0 0L42.6457 0" calligra:nodeTypes="cc">
                    <draw:glue-point draw:id="4" svg:x="0.50000000000pt" svg:y="0.50000000000pt" draw:align="center"/>
                  </draw:path>
                  <draw:path draw:style-name="gr24" xml:id="shape-398" draw:id="shape-398" draw:name="path10299" draw:layer="" svg:width="42.64570000000pt" svg:height="0.00000000000pt" svg:x="426.28553977614pt" svg:y="478.95362325186pt" svg:viewBox="0 0 43 0" svg:d="M0 0L42.6457 0" calligra:nodeTypes="cc">
                    <draw:glue-point draw:id="4" svg:x="0.50000000000pt" svg:y="0.50000000000pt" draw:align="center"/>
                  </draw:path>
                  <draw:glue-point draw:id="4" svg:x="0.50000000000pt" svg:y="0.50000000000pt" draw:align="center"/>
                </draw:g>
                <draw:glue-point draw:id="4" svg:x="0.50000000000pt" svg:y="0.50000000000pt" draw:align="center"/>
              </draw:g>
              <draw:g draw:style-name="gr2" xml:id="shape-399" draw:id="shape-399" draw:name="g10301" svg:y="45.46709157303pt">
                <draw:g draw:style-name="gr2" xml:id="shape-400" draw:id="shape-400" draw:name="g10303" svg:y="1.29194908091pt">
                  <draw:g draw:style-name="gr2" xml:id="shape-401" draw:id="shape-401" draw:name="g10305" svg:y="0.00000000000pt">
                    <draw:path draw:style-name="gr11" xml:id="shape-402" draw:id="shape-402" draw:name="path10307" draw:layer="" svg:width="12.20147856459pt" svg:height="12.83625722790pt" svg:x="428.11373449772pt" svg:y="501.38332180237pt" svg:viewBox="0 0 12 13" svg:d="M1.43616 0L10.766 0C11.5613 0 12.2015 0.678522 12.2015 1.52136L12.1928 11.4517C12.1928 12.2945 11.5773 12.8363 10.7819 12.8363L1.43556 12.8363C0.640258 12.8363 0 12.1578 0 11.315L0 1.52136C0 0.678522 0.640258 0 1.43556 0Z" calligra:nodeTypes="cccccccccc">
                      <draw:glue-point draw:id="4" svg:x="0.50000000000pt" svg:y="0.50000000000pt" draw:align="center"/>
                    </draw:path>
                    <draw:rect draw:style-name="gr12" xml:id="shape-403" draw:id="shape-403" draw:name="rect10309" draw:layer="" svg:width="10.82453384145pt" svg:height="10.78245564469pt" svg:x="428.97642473112pt" svg:y="502.24314019200pt" svg:rx="0.41266513485pt" svg:ry="0.41266513485pt">
                      <draw:glue-point draw:id="4" svg:x="0.50000000000pt" svg:y="0.50000000000pt" draw:align="center"/>
                    </draw:rect>
                    <draw:path draw:style-name="gr13" xml:id="shape-404" draw:id="shape-404" draw:name="path10311" draw:layer="" svg:width="9.61582449821pt" svg:height="5.60160599983pt" svg:x="429.60479261042pt" svg:y="502.76891502254pt" svg:viewBox="0 0 10 6" svg:d="M0.0202607 5.55938C3.92413 5.89981 5.9848 4.07327 9.58919 3.96324L9.61582 0.00615345L0 0L0.0201684 5.55943Z" calligra:nodeTypes="cccccc">
                      <draw:glue-point draw:id="4" svg:x="0.50000000000pt" svg:y="0.50000000000pt" draw:align="center"/>
                    </draw:path>
                    <draw:glue-point draw:id="4" svg:x="0.50000000000pt" svg:y="0.50000000000pt" draw:align="center"/>
                  </draw:g>
                  <draw:g draw:style-name="gr2" xml:id="shape-405" draw:id="shape-405" draw:name="g10313" svg:y="0.00000000000pt">
                    <draw:path draw:style-name="gr11" xml:id="shape-406" draw:id="shape-406" draw:name="path10315" draw:layer="" svg:width="12.20147856459pt" svg:height="12.83625722790pt" svg:x="441.21025706487pt" svg:y="501.38332180237pt" svg:viewBox="0 0 12 13" svg:d="M1.43616 0L10.766 0C11.5613 0 12.2015 0.678522 12.2015 1.52136L12.1928 11.4517C12.1928 12.2945 11.5773 12.8363 10.7819 12.8363L1.43556 12.8363C0.640258 12.8363 0 12.1578 0 11.315L0 1.52136C0 0.678522 0.640258 0 1.43556 0Z" calligra:nodeTypes="cccccccccc">
                      <draw:glue-point draw:id="4" svg:x="0.50000000000pt" svg:y="0.50000000000pt" draw:align="center"/>
                    </draw:path>
                    <draw:rect draw:style-name="gr12" xml:id="shape-407" draw:id="shape-407" draw:name="rect10317" draw:layer="" svg:width="10.82453384145pt" svg:height="10.78245564469pt" svg:x="442.07294729827pt" svg:y="502.24314019200pt" svg:rx="0.41266513485pt" svg:ry="0.41266513485pt">
                      <draw:glue-point draw:id="4" svg:x="0.50000000000pt" svg:y="0.50000000000pt" draw:align="center"/>
                    </draw:rect>
                    <draw:path draw:style-name="gr13" xml:id="shape-408" draw:id="shape-408" draw:name="path10319" draw:layer="" svg:width="9.61582449821pt" svg:height="5.60160599983pt" svg:x="442.70131517756pt" svg:y="502.76891502254pt" svg:viewBox="0 0 10 6" svg:d="M0.0202607 5.55938C3.92413 5.89981 5.9848 4.07327 9.58919 3.96324L9.61582 0.00615345L0 0L0.0201684 5.55943Z" calligra:nodeTypes="cccccc">
                      <draw:glue-point draw:id="4" svg:x="0.50000000000pt" svg:y="0.50000000000pt" draw:align="center"/>
                    </draw:path>
                    <draw:glue-point draw:id="4" svg:x="0.50000000000pt" svg:y="0.50000000000pt" draw:align="center"/>
                  </draw:g>
                  <draw:g draw:style-name="gr2" xml:id="shape-409" draw:id="shape-409" draw:name="g10321" svg:y="0.00000000000pt">
                    <draw:path draw:style-name="gr11" xml:id="shape-410" draw:id="shape-410" draw:name="path10323" draw:layer="" svg:width="12.20147856459pt" svg:height="12.83625722790pt" svg:x="454.30678227644pt" svg:y="501.38332180237pt" svg:viewBox="0 0 12 13" svg:d="M1.43616 0L10.766 0C11.5613 0 12.2015 0.678522 12.2015 1.52136L12.1928 11.4517C12.1928 12.2945 11.5773 12.8363 10.7819 12.8363L1.43556 12.8363C0.640258 12.8363 0 12.1578 0 11.315L0 1.52136C0 0.678522 0.640258 0 1.43556 0Z" calligra:nodeTypes="cccccccccc">
                      <draw:glue-point draw:id="4" svg:x="0.50000000000pt" svg:y="0.50000000000pt" draw:align="center"/>
                    </draw:path>
                    <draw:rect draw:style-name="gr12" xml:id="shape-411" draw:id="shape-411" draw:name="rect10325" draw:layer="" svg:width="10.82453384145pt" svg:height="10.78245564469pt" svg:x="455.16947250984pt" svg:y="502.24314019200pt" svg:rx="0.41266513485pt" svg:ry="0.41266513485pt">
                      <draw:glue-point draw:id="4" svg:x="0.50000000000pt" svg:y="0.50000000000pt" draw:align="center"/>
                    </draw:rect>
                    <draw:path draw:style-name="gr13" xml:id="shape-412" draw:id="shape-412" draw:name="path10327" draw:layer="" svg:width="9.61582449821pt" svg:height="5.60160599983pt" svg:x="455.79784038913pt" svg:y="502.76891502254pt" svg:viewBox="0 0 10 6" svg:d="M0.0202607 5.55938C3.92413 5.89981 5.9848 4.07327 9.58919 3.96324L9.61582 0.00615345L0 0L0.0201684 5.55943Z" calligra:nodeTypes="cccccc">
                      <draw:glue-point draw:id="4" svg:x="0.50000000000pt" svg:y="0.50000000000pt" draw:align="center"/>
                    </draw:path>
                    <draw:glue-point draw:id="4" svg:x="0.50000000000pt" svg:y="0.50000000000pt" draw:align="center"/>
                  </draw:g>
                  <draw:glue-point draw:id="4" svg:x="0.50000000000pt" svg:y="0.50000000000pt" draw:align="center"/>
                </draw:g>
                <draw:g draw:style-name="gr2" xml:id="shape-413" draw:id="shape-413" draw:name="g10329" svg:y="0.00000000000pt">
                  <draw:path draw:style-name="gr24" xml:id="shape-414" draw:id="shape-414" draw:name="path10331" draw:layer="" svg:width="42.64570000000pt" svg:height="0.00000000000pt" svg:x="426.28553977614pt" svg:y="514.89317699649pt" svg:viewBox="0 0 43 0" svg:d="M0 0L42.6457 0" calligra:nodeTypes="cc">
                    <draw:glue-point draw:id="4" svg:x="0.50000000000pt" svg:y="0.50000000000pt" draw:align="center"/>
                  </draw:path>
                  <draw:path draw:style-name="gr24" xml:id="shape-415" draw:id="shape-415" draw:name="path10333" draw:layer="" svg:width="42.64570000000pt" svg:height="0.00000000000pt" svg:x="426.28553977614pt" svg:y="500.16394910146pt" svg:viewBox="0 0 43 0" svg:d="M0 0L42.6457 0" calligra:nodeTypes="cc">
                    <draw:glue-point draw:id="4" svg:x="0.50000000000pt" svg:y="0.50000000000pt" draw:align="center"/>
                  </draw:path>
                  <draw:glue-point draw:id="4" svg:x="0.50000000000pt" svg:y="0.50000000000pt" draw:align="center"/>
                </draw:g>
                <draw:glue-point draw:id="4" svg:x="0.50000000000pt" svg:y="0.50000000000pt" draw:align="center"/>
              </draw:g>
              <draw:glue-point draw:id="4" svg:x="0.50000000000pt" svg:y="0.50000000000pt" draw:align="center"/>
            </draw:g>
            <draw:g draw:style-name="gr2" xml:id="shape-416" draw:id="shape-416" draw:name="g9617" svg:y="0.00000000000pt">
              <draw:rect draw:style-name="gr26" xml:id="shape-417" draw:id="shape-417" draw:name="rect8749" draw:layer="" svg:width="48.00002588046pt" svg:height="114.75950382541pt" svg:x="377.94845966059pt" svg:y="424.56803264853pt" svg:rx="0.41262828481pt" svg:ry="0.42335719961pt">
                <draw:glue-point draw:id="4" svg:x="0.50000000000pt" svg:y="0.50000000000pt" draw:align="center"/>
              </draw:rect>
              <draw:g draw:style-name="gr2" xml:id="shape-418" draw:id="shape-418" draw:name="g8751" svg:y="4.36402292550pt">
                <draw:g draw:style-name="gr2" xml:id="shape-419" draw:id="shape-419" draw:name="g8753" svg:y="0.00000000000pt">
                  <draw:path draw:style-name="gr11" xml:id="shape-420" draw:id="shape-420" draw:name="path8755" draw:layer="" svg:width="12.20147856459pt" svg:height="12.83625722790pt" svg:x="382.34218666206pt" svg:y="430.43219218603pt" svg:viewBox="0 0 12 13" svg:d="M1.43616 0L10.766 0C11.5613 0 12.2015 0.678522 12.2015 1.52136L12.1928 11.4517C12.1928 12.2945 11.5773 12.8363 10.7819 12.8363L1.43556 12.8363C0.640258 12.8363 0 12.1578 0 11.315L0 1.52136C0 0.678522 0.640258 0 1.43556 0Z" calligra:nodeTypes="cccccccccc">
                    <draw:glue-point draw:id="4" svg:x="0.50000000000pt" svg:y="0.50000000000pt" draw:align="center"/>
                  </draw:path>
                  <draw:rect draw:style-name="gr12" xml:id="shape-421" draw:id="shape-421" draw:name="rect8757" draw:layer="" svg:width="10.82453384145pt" svg:height="10.78245564469pt" svg:x="383.20487689547pt" svg:y="431.29201057566pt" svg:rx="0.41266513485pt" svg:ry="0.41266513485pt">
                    <draw:glue-point draw:id="4" svg:x="0.50000000000pt" svg:y="0.50000000000pt" draw:align="center"/>
                  </draw:rect>
                  <draw:path draw:style-name="gr13" xml:id="shape-422" draw:id="shape-422" draw:name="path8759" draw:layer="" svg:width="9.61582449821pt" svg:height="5.60160599983pt" svg:x="383.83324477477pt" svg:y="431.81778540620pt" svg:viewBox="0 0 10 6" svg:d="M0.0202607 5.55938C3.92413 5.89981 5.9848 4.07327 9.58919 3.96324L9.61582 0.00615345L0 0L0.0201684 5.55943Z" calligra:nodeTypes="cccccc">
                    <draw:glue-point draw:id="4" svg:x="0.50000000000pt" svg:y="0.50000000000pt" draw:align="center"/>
                  </draw:path>
                  <draw:glue-point draw:id="4" svg:x="0.50000000000pt" svg:y="0.50000000000pt" draw:align="center"/>
                </draw:g>
                <draw:g draw:style-name="gr2" xml:id="shape-423" draw:id="shape-423" draw:name="g8761" svg:y="0.00000000000pt">
                  <draw:path draw:style-name="gr11" xml:id="shape-424" draw:id="shape-424" draw:name="path8763" draw:layer="" svg:width="12.20147856459pt" svg:height="12.83625722790pt" svg:x="395.43870922921pt" svg:y="430.43219218603pt" svg:viewBox="0 0 12 13" svg:d="M1.43616 0L10.766 0C11.5613 0 12.2015 0.678522 12.2015 1.52136L12.1928 11.4517C12.1928 12.2945 11.5773 12.8363 10.7819 12.8363L1.43556 12.8363C0.640258 12.8363 0 12.1578 0 11.315L0 1.52136C0 0.678522 0.640258 0 1.43556 0Z" calligra:nodeTypes="cccccccccc">
                    <draw:glue-point draw:id="4" svg:x="0.50000000000pt" svg:y="0.50000000000pt" draw:align="center"/>
                  </draw:path>
                  <draw:rect draw:style-name="gr12" xml:id="shape-425" draw:id="shape-425" draw:name="rect8765" draw:layer="" svg:width="10.82453384145pt" svg:height="10.78245564469pt" svg:x="396.30139946262pt" svg:y="431.29201057566pt" svg:rx="0.41266513485pt" svg:ry="0.41266513485pt">
                    <draw:glue-point draw:id="4" svg:x="0.50000000000pt" svg:y="0.50000000000pt" draw:align="center"/>
                  </draw:rect>
                  <draw:path draw:style-name="gr13" xml:id="shape-426" draw:id="shape-426" draw:name="path8767" draw:layer="" svg:width="9.61582449821pt" svg:height="5.60160599983pt" svg:x="396.92976734191pt" svg:y="431.81778540620pt" svg:viewBox="0 0 10 6" svg:d="M0.0202607 5.55938C3.92413 5.89981 5.9848 4.07327 9.58919 3.96324L9.61582 0.00615345L0 0L0.0201684 5.55943Z" calligra:nodeTypes="cccccc">
                    <draw:glue-point draw:id="4" svg:x="0.50000000000pt" svg:y="0.50000000000pt" draw:align="center"/>
                  </draw:path>
                  <draw:glue-point draw:id="4" svg:x="0.50000000000pt" svg:y="0.50000000000pt" draw:align="center"/>
                </draw:g>
                <draw:g draw:style-name="gr2" xml:id="shape-427" draw:id="shape-427" draw:name="g8769" svg:y="0.00000000000pt">
                  <draw:path draw:style-name="gr11" xml:id="shape-428" draw:id="shape-428" draw:name="path8771" draw:layer="" svg:width="12.20147856459pt" svg:height="12.83625722790pt" svg:x="408.53523444078pt" svg:y="430.43219218603pt" svg:viewBox="0 0 12 13" svg:d="M1.43616 0L10.766 0C11.5613 0 12.2015 0.678522 12.2015 1.52136L12.1928 11.4517C12.1928 12.2945 11.5773 12.8363 10.7819 12.8363L1.43556 12.8363C0.640258 12.8363 0 12.1578 0 11.315L0 1.52136C0 0.678522 0.640258 0 1.43556 0Z" calligra:nodeTypes="cccccccccc">
                    <draw:glue-point draw:id="4" svg:x="0.50000000000pt" svg:y="0.50000000000pt" draw:align="center"/>
                  </draw:path>
                  <draw:rect draw:style-name="gr12" xml:id="shape-429" draw:id="shape-429" draw:name="rect8773" draw:layer="" svg:width="10.82453384145pt" svg:height="10.78245564469pt" svg:x="409.39792467419pt" svg:y="431.29201057566pt" svg:rx="0.41266513485pt" svg:ry="0.41266513485pt">
                    <draw:glue-point draw:id="4" svg:x="0.50000000000pt" svg:y="0.50000000000pt" draw:align="center"/>
                  </draw:rect>
                  <draw:path draw:style-name="gr13" xml:id="shape-430" draw:id="shape-430" draw:name="path8775" draw:layer="" svg:width="9.61582449821pt" svg:height="5.60160599983pt" svg:x="410.02629255348pt" svg:y="431.81778540620pt" svg:viewBox="0 0 10 6" svg:d="M0.0202607 5.55938C3.92413 5.89981 5.9848 4.07327 9.58919 3.96324L9.61582 0.00615345L0 0L0.0201684 5.55943Z" calligra:nodeTypes="cccccc">
                    <draw:glue-point draw:id="4" svg:x="0.50000000000pt" svg:y="0.50000000000pt" draw:align="center"/>
                  </draw:path>
                  <draw:glue-point draw:id="4" svg:x="0.50000000000pt" svg:y="0.50000000000pt" draw:align="center"/>
                </draw:g>
                <draw:glue-point draw:id="4" svg:x="0.50000000000pt" svg:y="0.50000000000pt" draw:align="center"/>
              </draw:g>
              <draw:path draw:style-name="gr24" xml:id="shape-431" draw:id="shape-431" draw:name="path9329" draw:layer="" svg:width="42.64570000000pt" svg:height="0.00000000000pt" svg:x="380.51399194049pt" svg:y="443.94204738015pt" svg:viewBox="0 0 43 0" svg:d="M0 0L42.6457 0" calligra:nodeTypes="cc">
                <draw:glue-point draw:id="4" svg:x="0.50000000000pt" svg:y="0.50000000000pt" draw:align="center"/>
              </draw:path>
              <draw:path draw:style-name="gr25" xml:id="shape-432" draw:id="shape-432" draw:name="path9331" draw:layer="" svg:width="46.54380000000pt" svg:height="0.00000000000pt" svg:x="378.56493821245pt" svg:y="429.21281948513pt" svg:viewBox="0 0 47 0" svg:d="M0 0L46.5438 0" calligra:nodeTypes="cc">
                <draw:glue-point draw:id="4" svg:x="0.50000000000pt" svg:y="0.50000000000pt" draw:align="center"/>
              </draw:path>
              <draw:g draw:style-name="gr2" xml:id="shape-433" draw:id="shape-433" draw:name="g9421" svg:y="24.28241053633pt">
                <draw:g draw:style-name="gr2" xml:id="shape-434" draw:id="shape-434" draw:name="g9423" svg:y="1.29194908091pt">
                  <draw:g draw:style-name="gr2" xml:id="shape-435" draw:id="shape-435" draw:name="g9425" svg:y="0.00000000000pt">
                    <draw:path draw:style-name="gr11" xml:id="shape-436" draw:id="shape-436" draw:name="path9427" draw:layer="" svg:width="12.20147856459pt" svg:height="12.83625722790pt" svg:x="382.34218666207pt" svg:y="451.64252887777pt" svg:viewBox="0 0 12 13" svg:d="M1.43616 0L10.766 0C11.5613 0 12.2015 0.678522 12.2015 1.52136L12.1928 11.4517C12.1928 12.2945 11.5773 12.8363 10.7819 12.8363L1.43556 12.8363C0.640258 12.8363 0 12.1578 0 11.315L0 1.52136C0 0.678522 0.640258 0 1.43556 0Z" calligra:nodeTypes="cccccccccc">
                      <draw:glue-point draw:id="4" svg:x="0.50000000000pt" svg:y="0.50000000000pt" draw:align="center"/>
                    </draw:path>
                    <draw:rect draw:style-name="gr12" xml:id="shape-437" draw:id="shape-437" draw:name="rect9429" draw:layer="" svg:width="10.82453384145pt" svg:height="10.78245564469pt" svg:x="383.20487689547pt" svg:y="452.50234726740pt" svg:rx="0.41266513485pt" svg:ry="0.41266513485pt">
                      <draw:glue-point draw:id="4" svg:x="0.50000000000pt" svg:y="0.50000000000pt" draw:align="center"/>
                    </draw:rect>
                    <draw:path draw:style-name="gr13" xml:id="shape-438" draw:id="shape-438" draw:name="path9431" draw:layer="" svg:width="9.61582449821pt" svg:height="5.60160599983pt" svg:x="383.83324477477pt" svg:y="453.02812209794pt" svg:viewBox="0 0 10 6" svg:d="M0.0202607 5.55938C3.92413 5.89981 5.9848 4.07327 9.58919 3.96324L9.61582 0.00615345L0 0L0.0201684 5.55943Z" calligra:nodeTypes="cccccc">
                      <draw:glue-point draw:id="4" svg:x="0.50000000000pt" svg:y="0.50000000000pt" draw:align="center"/>
                    </draw:path>
                    <draw:glue-point draw:id="4" svg:x="0.50000000000pt" svg:y="0.50000000000pt" draw:align="center"/>
                  </draw:g>
                  <draw:g draw:style-name="gr2" xml:id="shape-439" draw:id="shape-439" draw:name="g9433" svg:y="0.00000000000pt">
                    <draw:path draw:style-name="gr11" xml:id="shape-440" draw:id="shape-440" draw:name="path9435" draw:layer="" svg:width="12.20147856459pt" svg:height="12.83625722790pt" svg:x="395.43870922921pt" svg:y="451.64252887777pt" svg:viewBox="0 0 12 13" svg:d="M1.43616 0L10.766 0C11.5613 0 12.2015 0.678522 12.2015 1.52136L12.1928 11.4517C12.1928 12.2945 11.5773 12.8363 10.7819 12.8363L1.43556 12.8363C0.640258 12.8363 0 12.1578 0 11.315L0 1.52136C0 0.678522 0.640258 0 1.43556 0Z" calligra:nodeTypes="cccccccccc">
                      <draw:glue-point draw:id="4" svg:x="0.50000000000pt" svg:y="0.50000000000pt" draw:align="center"/>
                    </draw:path>
                    <draw:rect draw:style-name="gr12" xml:id="shape-441" draw:id="shape-441" draw:name="rect9437" draw:layer="" svg:width="10.82453384145pt" svg:height="10.78245564469pt" svg:x="396.30139946262pt" svg:y="452.50234726740pt" svg:rx="0.41266513485pt" svg:ry="0.41266513485pt">
                      <draw:glue-point draw:id="4" svg:x="0.50000000000pt" svg:y="0.50000000000pt" draw:align="center"/>
                    </draw:rect>
                    <draw:path draw:style-name="gr13" xml:id="shape-442" draw:id="shape-442" draw:name="path9439" draw:layer="" svg:width="9.61582449821pt" svg:height="5.60160599983pt" svg:x="396.92976734191pt" svg:y="453.02812209794pt" svg:viewBox="0 0 10 6" svg:d="M0.0202607 5.55938C3.92413 5.89981 5.9848 4.07327 9.58919 3.96324L9.61582 0.00615345L0 0L0.0201684 5.55943Z" calligra:nodeTypes="cccccc">
                      <draw:glue-point draw:id="4" svg:x="0.50000000000pt" svg:y="0.50000000000pt" draw:align="center"/>
                    </draw:path>
                    <draw:glue-point draw:id="4" svg:x="0.50000000000pt" svg:y="0.50000000000pt" draw:align="center"/>
                  </draw:g>
                  <draw:g draw:style-name="gr2" xml:id="shape-443" draw:id="shape-443" draw:name="g9441" svg:y="0.00000000000pt">
                    <draw:path draw:style-name="gr11" xml:id="shape-444" draw:id="shape-444" draw:name="path9443" draw:layer="" svg:width="12.20147856459pt" svg:height="12.83625722790pt" svg:x="408.53523444078pt" svg:y="451.64252887777pt" svg:viewBox="0 0 12 13" svg:d="M1.43616 0L10.766 0C11.5613 0 12.2015 0.678522 12.2015 1.52136L12.1928 11.4517C12.1928 12.2945 11.5773 12.8363 10.7819 12.8363L1.43556 12.8363C0.640258 12.8363 0 12.1578 0 11.315L0 1.52136C0 0.678522 0.640258 0 1.43556 0Z" calligra:nodeTypes="cccccccccc">
                      <draw:glue-point draw:id="4" svg:x="0.50000000000pt" svg:y="0.50000000000pt" draw:align="center"/>
                    </draw:path>
                    <draw:rect draw:style-name="gr12" xml:id="shape-445" draw:id="shape-445" draw:name="rect9445" draw:layer="" svg:width="10.82453384145pt" svg:height="10.78245564469pt" svg:x="409.39792467419pt" svg:y="452.50234726740pt" svg:rx="0.41266513485pt" svg:ry="0.41266513485pt">
                      <draw:glue-point draw:id="4" svg:x="0.50000000000pt" svg:y="0.50000000000pt" draw:align="center"/>
                    </draw:rect>
                    <draw:path draw:style-name="gr13" xml:id="shape-446" draw:id="shape-446" draw:name="path9447" draw:layer="" svg:width="9.61582449821pt" svg:height="5.60160599983pt" svg:x="410.02629255348pt" svg:y="453.02812209794pt" svg:viewBox="0 0 10 6" svg:d="M0.0202607 5.55938C3.92413 5.89981 5.9848 4.07327 9.58919 3.96324L9.61582 0.00615345L0 0L0.0201684 5.55943Z" calligra:nodeTypes="cccccc">
                      <draw:glue-point draw:id="4" svg:x="0.50000000000pt" svg:y="0.50000000000pt" draw:align="center"/>
                    </draw:path>
                    <draw:glue-point draw:id="4" svg:x="0.50000000000pt" svg:y="0.50000000000pt" draw:align="center"/>
                  </draw:g>
                  <draw:glue-point draw:id="4" svg:x="0.50000000000pt" svg:y="0.50000000000pt" draw:align="center"/>
                </draw:g>
                <draw:g draw:style-name="gr2" xml:id="shape-447" draw:id="shape-447" draw:name="g9449" svg:y="0.00000000000pt">
                  <draw:path draw:style-name="gr24" xml:id="shape-448" draw:id="shape-448" draw:name="path9451" draw:layer="" svg:width="42.64570000000pt" svg:height="0.00000000000pt" svg:x="380.51399194049pt" svg:y="465.15238407188pt" svg:viewBox="0 0 43 0" svg:d="M0 0L42.6457 0" calligra:nodeTypes="cc">
                    <draw:glue-point draw:id="4" svg:x="0.50000000000pt" svg:y="0.50000000000pt" draw:align="center"/>
                  </draw:path>
                  <draw:path draw:style-name="gr24" xml:id="shape-449" draw:id="shape-449" draw:name="path9453" draw:layer="" svg:width="42.64570000000pt" svg:height="0.00000000000pt" svg:x="380.51399194049pt" svg:y="450.42315617686pt" svg:viewBox="0 0 43 0" svg:d="M0 0L42.6457 0" calligra:nodeTypes="cc">
                    <draw:glue-point draw:id="4" svg:x="0.50000000000pt" svg:y="0.50000000000pt" draw:align="center"/>
                  </draw:path>
                  <draw:glue-point draw:id="4" svg:x="0.50000000000pt" svg:y="0.50000000000pt" draw:align="center"/>
                </draw:g>
                <draw:glue-point draw:id="4" svg:x="0.50000000000pt" svg:y="0.50000000000pt" draw:align="center"/>
              </draw:g>
              <draw:g draw:style-name="gr2" xml:id="shape-450" draw:id="shape-450" draw:name="g9461" svg:y="45.49273665038pt">
                <draw:g draw:style-name="gr2" xml:id="shape-451" draw:id="shape-451" draw:name="g9463" svg:y="1.29194908090pt">
                  <draw:g draw:style-name="gr2" xml:id="shape-452" draw:id="shape-452" draw:name="g9465" svg:y="0.00000000000pt">
                    <draw:path draw:style-name="gr11" xml:id="shape-453" draw:id="shape-453" draw:name="path9467" draw:layer="" svg:width="12.20147856459pt" svg:height="12.83625722790pt" svg:x="382.34218666207pt" svg:y="472.85285499181pt" svg:viewBox="0 0 12 13" svg:d="M1.43616 0L10.766 0C11.5613 0 12.2015 0.678522 12.2015 1.52136L12.1928 11.4517C12.1928 12.2945 11.5773 12.8363 10.7819 12.8363L1.43556 12.8363C0.640258 12.8363 0 12.1578 0 11.315L0 1.52136C0 0.678522 0.640258 0 1.43556 0Z" calligra:nodeTypes="cccccccccc">
                      <draw:glue-point draw:id="4" svg:x="0.50000000000pt" svg:y="0.50000000000pt" draw:align="center"/>
                    </draw:path>
                    <draw:rect draw:style-name="gr12" xml:id="shape-454" draw:id="shape-454" draw:name="rect9469" draw:layer="" svg:width="10.82453384145pt" svg:height="10.78245564469pt" svg:x="383.20487689547pt" svg:y="473.71267338145pt" svg:rx="0.41266513485pt" svg:ry="0.41266513485pt">
                      <draw:glue-point draw:id="4" svg:x="0.50000000000pt" svg:y="0.50000000000pt" draw:align="center"/>
                    </draw:rect>
                    <draw:path draw:style-name="gr13" xml:id="shape-455" draw:id="shape-455" draw:name="path9471" draw:layer="" svg:width="9.61582449821pt" svg:height="5.60160599983pt" svg:x="383.83324477477pt" svg:y="474.23844821198pt" svg:viewBox="0 0 10 6" svg:d="M0.0202607 5.55938C3.92413 5.89981 5.9848 4.07327 9.58919 3.96324L9.61582 0.00615345L0 0L0.0201684 5.55943Z" calligra:nodeTypes="cccccc">
                      <draw:glue-point draw:id="4" svg:x="0.50000000000pt" svg:y="0.50000000000pt" draw:align="center"/>
                    </draw:path>
                    <draw:glue-point draw:id="4" svg:x="0.50000000000pt" svg:y="0.50000000000pt" draw:align="center"/>
                  </draw:g>
                  <draw:g draw:style-name="gr2" xml:id="shape-456" draw:id="shape-456" draw:name="g9473" svg:y="0.00000000000pt">
                    <draw:path draw:style-name="gr11" xml:id="shape-457" draw:id="shape-457" draw:name="path9475" draw:layer="" svg:width="12.20147856459pt" svg:height="12.83625722790pt" svg:x="395.43870922921pt" svg:y="472.85285499181pt" svg:viewBox="0 0 12 13" svg:d="M1.43616 0L10.766 0C11.5613 0 12.2015 0.678522 12.2015 1.52136L12.1928 11.4517C12.1928 12.2945 11.5773 12.8363 10.7819 12.8363L1.43556 12.8363C0.640258 12.8363 0 12.1578 0 11.315L0 1.52136C0 0.678522 0.640258 0 1.43556 0Z" calligra:nodeTypes="cccccccccc">
                      <draw:glue-point draw:id="4" svg:x="0.50000000000pt" svg:y="0.50000000000pt" draw:align="center"/>
                    </draw:path>
                    <draw:rect draw:style-name="gr12" xml:id="shape-458" draw:id="shape-458" draw:name="rect9477" draw:layer="" svg:width="10.82453384145pt" svg:height="10.78245564469pt" svg:x="396.30139946262pt" svg:y="473.71267338145pt" svg:rx="0.41266513485pt" svg:ry="0.41266513485pt">
                      <draw:glue-point draw:id="4" svg:x="0.50000000000pt" svg:y="0.50000000000pt" draw:align="center"/>
                    </draw:rect>
                    <draw:path draw:style-name="gr13" xml:id="shape-459" draw:id="shape-459" draw:name="path9479" draw:layer="" svg:width="9.61582449821pt" svg:height="5.60160599983pt" svg:x="396.92976734191pt" svg:y="474.23844821198pt" svg:viewBox="0 0 10 6" svg:d="M0.0202607 5.55938C3.92413 5.89981 5.9848 4.07327 9.58919 3.96324L9.61582 0.00615345L0 0L0.0201684 5.55943Z" calligra:nodeTypes="cccccc">
                      <draw:glue-point draw:id="4" svg:x="0.50000000000pt" svg:y="0.50000000000pt" draw:align="center"/>
                    </draw:path>
                    <draw:glue-point draw:id="4" svg:x="0.50000000000pt" svg:y="0.50000000000pt" draw:align="center"/>
                  </draw:g>
                  <draw:g draw:style-name="gr2" xml:id="shape-460" draw:id="shape-460" draw:name="g9481" svg:y="0.00000000000pt">
                    <draw:path draw:style-name="gr11" xml:id="shape-461" draw:id="shape-461" draw:name="path9483" draw:layer="" svg:width="12.20147856459pt" svg:height="12.83625722790pt" svg:x="408.53523444078pt" svg:y="472.85285499181pt" svg:viewBox="0 0 12 13" svg:d="M1.43616 0L10.766 0C11.5613 0 12.2015 0.678522 12.2015 1.52136L12.1928 11.4517C12.1928 12.2945 11.5773 12.8363 10.7819 12.8363L1.43556 12.8363C0.640258 12.8363 0 12.1578 0 11.315L0 1.52136C0 0.678522 0.640258 0 1.43556 0Z" calligra:nodeTypes="cccccccccc">
                      <draw:glue-point draw:id="4" svg:x="0.50000000000pt" svg:y="0.50000000000pt" draw:align="center"/>
                    </draw:path>
                    <draw:rect draw:style-name="gr12" xml:id="shape-462" draw:id="shape-462" draw:name="rect9485" draw:layer="" svg:width="10.82453384145pt" svg:height="10.78245564469pt" svg:x="409.39792467419pt" svg:y="473.71267338145pt" svg:rx="0.41266513485pt" svg:ry="0.41266513485pt">
                      <draw:glue-point draw:id="4" svg:x="0.50000000000pt" svg:y="0.50000000000pt" draw:align="center"/>
                    </draw:rect>
                    <draw:path draw:style-name="gr13" xml:id="shape-463" draw:id="shape-463" draw:name="path9487" draw:layer="" svg:width="9.61582449821pt" svg:height="5.60160599983pt" svg:x="410.02629255348pt" svg:y="474.23844821198pt" svg:viewBox="0 0 10 6" svg:d="M0.0202607 5.55938C3.92413 5.89981 5.9848 4.07327 9.58919 3.96324L9.61582 0.00615345L0 0L0.0201684 5.55943Z" calligra:nodeTypes="cccccc">
                      <draw:glue-point draw:id="4" svg:x="0.50000000000pt" svg:y="0.50000000000pt" draw:align="center"/>
                    </draw:path>
                    <draw:glue-point draw:id="4" svg:x="0.50000000000pt" svg:y="0.50000000000pt" draw:align="center"/>
                  </draw:g>
                  <draw:glue-point draw:id="4" svg:x="0.50000000000pt" svg:y="0.50000000000pt" draw:align="center"/>
                </draw:g>
                <draw:g draw:style-name="gr2" xml:id="shape-464" draw:id="shape-464" draw:name="g9489" svg:y="0.00000000000pt">
                  <draw:path draw:style-name="gr24" xml:id="shape-465" draw:id="shape-465" draw:name="path9491" draw:layer="" svg:width="42.64570000000pt" svg:height="0.00000000000pt" svg:x="380.51399194049pt" svg:y="486.36271018593pt" svg:viewBox="0 0 43 0" svg:d="M0 0L42.6457 0" calligra:nodeTypes="cc">
                    <draw:glue-point draw:id="4" svg:x="0.50000000000pt" svg:y="0.50000000000pt" draw:align="center"/>
                  </draw:path>
                  <draw:path draw:style-name="gr24" xml:id="shape-466" draw:id="shape-466" draw:name="path9493" draw:layer="" svg:width="42.64570000000pt" svg:height="0.00000000000pt" svg:x="380.51399194049pt" svg:y="471.63348229091pt" svg:viewBox="0 0 43 0" svg:d="M0 0L42.6457 0" calligra:nodeTypes="cc">
                    <draw:glue-point draw:id="4" svg:x="0.50000000000pt" svg:y="0.50000000000pt" draw:align="center"/>
                  </draw:path>
                  <draw:glue-point draw:id="4" svg:x="0.50000000000pt" svg:y="0.50000000000pt" draw:align="center"/>
                </draw:g>
                <draw:glue-point draw:id="4" svg:x="0.50000000000pt" svg:y="0.50000000000pt" draw:align="center"/>
              </draw:g>
              <draw:g draw:style-name="gr2" xml:id="shape-467" draw:id="shape-467" draw:name="g9501" svg:y="66.70307730875pt">
                <draw:g draw:style-name="gr2" xml:id="shape-468" draw:id="shape-468" draw:name="g9503" svg:y="1.29194908090pt">
                  <draw:g draw:style-name="gr2" xml:id="shape-469" draw:id="shape-469" draw:name="g9505" svg:y="0.00000000000pt">
                    <draw:path draw:style-name="gr11" xml:id="shape-470" draw:id="shape-470" draw:name="path9507" draw:layer="" svg:width="12.20147856459pt" svg:height="12.83625722790pt" svg:x="382.34218666207pt" svg:y="494.06319565018pt" svg:viewBox="0 0 12 13" svg:d="M1.43616 0L10.766 0C11.5613 0 12.2015 0.678522 12.2015 1.52136L12.1928 11.4517C12.1928 12.2945 11.5773 12.8363 10.7819 12.8363L1.43556 12.8363C0.640258 12.8363 0 12.1578 0 11.315L0 1.52136C0 0.678522 0.640258 0 1.43556 0Z" calligra:nodeTypes="cccccccccc">
                      <draw:glue-point draw:id="4" svg:x="0.50000000000pt" svg:y="0.50000000000pt" draw:align="center"/>
                    </draw:path>
                    <draw:rect draw:style-name="gr12" xml:id="shape-471" draw:id="shape-471" draw:name="rect9509" draw:layer="" svg:width="10.82453384145pt" svg:height="10.78245564469pt" svg:x="383.20487689547pt" svg:y="494.92301403982pt" svg:rx="0.41266513485pt" svg:ry="0.41266513485pt">
                      <draw:glue-point draw:id="4" svg:x="0.50000000000pt" svg:y="0.50000000000pt" draw:align="center"/>
                    </draw:rect>
                    <draw:path draw:style-name="gr13" xml:id="shape-472" draw:id="shape-472" draw:name="path9511" draw:layer="" svg:width="9.61582449821pt" svg:height="5.60160599983pt" svg:x="383.83324477477pt" svg:y="495.44878887036pt" svg:viewBox="0 0 10 6" svg:d="M0.0202607 5.55938C3.92413 5.89981 5.9848 4.07327 9.58919 3.96324L9.61582 0.00615345L0 0L0.0201684 5.55943Z" calligra:nodeTypes="cccccc">
                      <draw:glue-point draw:id="4" svg:x="0.50000000000pt" svg:y="0.50000000000pt" draw:align="center"/>
                    </draw:path>
                    <draw:glue-point draw:id="4" svg:x="0.50000000000pt" svg:y="0.50000000000pt" draw:align="center"/>
                  </draw:g>
                  <draw:g draw:style-name="gr2" xml:id="shape-473" draw:id="shape-473" draw:name="g9513" svg:y="0.00000000000pt">
                    <draw:path draw:style-name="gr11" xml:id="shape-474" draw:id="shape-474" draw:name="path9515" draw:layer="" svg:width="12.20147856459pt" svg:height="12.83625722790pt" svg:x="395.43870922921pt" svg:y="494.06319565018pt" svg:viewBox="0 0 12 13" svg:d="M1.43616 0L10.766 0C11.5613 0 12.2015 0.678522 12.2015 1.52136L12.1928 11.4517C12.1928 12.2945 11.5773 12.8363 10.7819 12.8363L1.43556 12.8363C0.640258 12.8363 0 12.1578 0 11.315L0 1.52136C0 0.678522 0.640258 0 1.43556 0Z" calligra:nodeTypes="cccccccccc">
                      <draw:glue-point draw:id="4" svg:x="0.50000000000pt" svg:y="0.50000000000pt" draw:align="center"/>
                    </draw:path>
                    <draw:rect draw:style-name="gr12" xml:id="shape-475" draw:id="shape-475" draw:name="rect9517" draw:layer="" svg:width="10.82453384145pt" svg:height="10.78245564469pt" svg:x="396.30139946262pt" svg:y="494.92301403982pt" svg:rx="0.41266513485pt" svg:ry="0.41266513485pt">
                      <draw:glue-point draw:id="4" svg:x="0.50000000000pt" svg:y="0.50000000000pt" draw:align="center"/>
                    </draw:rect>
                    <draw:path draw:style-name="gr13" xml:id="shape-476" draw:id="shape-476" draw:name="path9519" draw:layer="" svg:width="9.61582449821pt" svg:height="5.60160599983pt" svg:x="396.92976734191pt" svg:y="495.44878887036pt" svg:viewBox="0 0 10 6" svg:d="M0.0202607 5.55938C3.92413 5.89981 5.9848 4.07327 9.58919 3.96324L9.61582 0.00615345L0 0L0.0201684 5.55943Z" calligra:nodeTypes="cccccc">
                      <draw:glue-point draw:id="4" svg:x="0.50000000000pt" svg:y="0.50000000000pt" draw:align="center"/>
                    </draw:path>
                    <draw:glue-point draw:id="4" svg:x="0.50000000000pt" svg:y="0.50000000000pt" draw:align="center"/>
                  </draw:g>
                  <draw:g draw:style-name="gr2" xml:id="shape-477" draw:id="shape-477" draw:name="g9521" svg:y="0.00000000000pt">
                    <draw:path draw:style-name="gr11" xml:id="shape-478" draw:id="shape-478" draw:name="path9523" draw:layer="" svg:width="12.20147856459pt" svg:height="12.83625722790pt" svg:x="408.53523444078pt" svg:y="494.06319565018pt" svg:viewBox="0 0 12 13" svg:d="M1.43616 0L10.766 0C11.5613 0 12.2015 0.678522 12.2015 1.52136L12.1928 11.4517C12.1928 12.2945 11.5773 12.8363 10.7819 12.8363L1.43556 12.8363C0.640258 12.8363 0 12.1578 0 11.315L0 1.52136C0 0.678522 0.640258 0 1.43556 0Z" calligra:nodeTypes="cccccccccc">
                      <draw:glue-point draw:id="4" svg:x="0.50000000000pt" svg:y="0.50000000000pt" draw:align="center"/>
                    </draw:path>
                    <draw:rect draw:style-name="gr12" xml:id="shape-479" draw:id="shape-479" draw:name="rect9525" draw:layer="" svg:width="10.82453384145pt" svg:height="10.78245564469pt" svg:x="409.39792467419pt" svg:y="494.92301403982pt" svg:rx="0.41266513485pt" svg:ry="0.41266513485pt">
                      <draw:glue-point draw:id="4" svg:x="0.50000000000pt" svg:y="0.50000000000pt" draw:align="center"/>
                    </draw:rect>
                    <draw:path draw:style-name="gr13" xml:id="shape-480" draw:id="shape-480" draw:name="path9527" draw:layer="" svg:width="9.61582449821pt" svg:height="5.60160599983pt" svg:x="410.02629255348pt" svg:y="495.44878887036pt" svg:viewBox="0 0 10 6" svg:d="M0.0202607 5.55938C3.92413 5.89981 5.9848 4.07327 9.58919 3.96324L9.61582 0.00615345L0 0L0.0201684 5.55943Z" calligra:nodeTypes="cccccc">
                      <draw:glue-point draw:id="4" svg:x="0.50000000000pt" svg:y="0.50000000000pt" draw:align="center"/>
                    </draw:path>
                    <draw:glue-point draw:id="4" svg:x="0.50000000000pt" svg:y="0.50000000000pt" draw:align="center"/>
                  </draw:g>
                  <draw:glue-point draw:id="4" svg:x="0.50000000000pt" svg:y="0.50000000000pt" draw:align="center"/>
                </draw:g>
                <draw:g draw:style-name="gr2" xml:id="shape-481" draw:id="shape-481" draw:name="g9529" svg:y="0.00000000000pt">
                  <draw:path draw:style-name="gr24" xml:id="shape-482" draw:id="shape-482" draw:name="path9531" draw:layer="" svg:width="42.64570000000pt" svg:height="0.00000000000pt" svg:x="380.51399194049pt" svg:y="507.57305084430pt" svg:viewBox="0 0 43 0" svg:d="M0 0L42.6457 0" calligra:nodeTypes="cc">
                    <draw:glue-point draw:id="4" svg:x="0.50000000000pt" svg:y="0.50000000000pt" draw:align="center"/>
                  </draw:path>
                  <draw:path draw:style-name="gr24" xml:id="shape-483" draw:id="shape-483" draw:name="path9533" draw:layer="" svg:width="42.64570000000pt" svg:height="0.00000000000pt" svg:x="380.51399194049pt" svg:y="492.84382294928pt" svg:viewBox="0 0 43 0" svg:d="M0 0L42.6457 0" calligra:nodeTypes="cc">
                    <draw:glue-point draw:id="4" svg:x="0.50000000000pt" svg:y="0.50000000000pt" draw:align="center"/>
                  </draw:path>
                  <draw:glue-point draw:id="4" svg:x="0.50000000000pt" svg:y="0.50000000000pt" draw:align="center"/>
                </draw:g>
                <draw:glue-point draw:id="4" svg:x="0.50000000000pt" svg:y="0.50000000000pt" draw:align="center"/>
              </draw:g>
              <draw:g draw:style-name="gr2" xml:id="shape-484" draw:id="shape-484" draw:name="g9543" svg:y="89.20535779254pt">
                <draw:g draw:style-name="gr2" xml:id="shape-485" draw:id="shape-485" draw:name="g9545" svg:y="0.00000000000pt">
                  <draw:path draw:style-name="gr11" xml:id="shape-486" draw:id="shape-486" draw:name="path9547" draw:layer="" svg:width="12.20147856459pt" svg:height="12.83625722790pt" svg:x="382.34218666207pt" svg:y="515.27352705307pt" svg:viewBox="0 0 12 13" svg:d="M1.43616 0L10.766 0C11.5613 0 12.2015 0.678522 12.2015 1.52136L12.1928 11.4517C12.1928 12.2945 11.5773 12.8363 10.7819 12.8363L1.43556 12.8363C0.640258 12.8363 0 12.1578 0 11.315L0 1.52136C0 0.678522 0.640258 0 1.43556 0Z" calligra:nodeTypes="cccccccccc">
                    <draw:glue-point draw:id="4" svg:x="0.50000000000pt" svg:y="0.50000000000pt" draw:align="center"/>
                  </draw:path>
                  <draw:rect draw:style-name="gr12" xml:id="shape-487" draw:id="shape-487" draw:name="rect9549" draw:layer="" svg:width="10.82453384145pt" svg:height="10.78245564469pt" svg:x="383.20487689547pt" svg:y="516.13334544271pt" svg:rx="0.41266513485pt" svg:ry="0.41266513485pt">
                    <draw:glue-point draw:id="4" svg:x="0.50000000000pt" svg:y="0.50000000000pt" draw:align="center"/>
                  </draw:rect>
                  <draw:path draw:style-name="gr13" xml:id="shape-488" draw:id="shape-488" draw:name="path9551" draw:layer="" svg:width="9.61582449821pt" svg:height="5.60160599983pt" svg:x="383.83324477477pt" svg:y="516.65912027325pt" svg:viewBox="0 0 10 6" svg:d="M0.0202607 5.55938C3.92413 5.89981 5.9848 4.07327 9.58919 3.96324L9.61582 0.00615345L0 0L0.0201684 5.55943Z" calligra:nodeTypes="cccccc">
                    <draw:glue-point draw:id="4" svg:x="0.50000000000pt" svg:y="0.50000000000pt" draw:align="center"/>
                  </draw:path>
                  <draw:glue-point draw:id="4" svg:x="0.50000000000pt" svg:y="0.50000000000pt" draw:align="center"/>
                </draw:g>
                <draw:g draw:style-name="gr2" xml:id="shape-489" draw:id="shape-489" draw:name="g9553" svg:y="0.00000000000pt">
                  <draw:path draw:style-name="gr11" xml:id="shape-490" draw:id="shape-490" draw:name="path9555" draw:layer="" svg:width="12.20147856459pt" svg:height="12.83625722790pt" svg:x="395.43870922921pt" svg:y="515.27352705307pt" svg:viewBox="0 0 12 13" svg:d="M1.43616 0L10.766 0C11.5613 0 12.2015 0.678522 12.2015 1.52136L12.1928 11.4517C12.1928 12.2945 11.5773 12.8363 10.7819 12.8363L1.43556 12.8363C0.640258 12.8363 0 12.1578 0 11.315L0 1.52136C0 0.678522 0.640258 0 1.43556 0Z" calligra:nodeTypes="cccccccccc">
                    <draw:glue-point draw:id="4" svg:x="0.50000000000pt" svg:y="0.50000000000pt" draw:align="center"/>
                  </draw:path>
                  <draw:rect draw:style-name="gr12" xml:id="shape-491" draw:id="shape-491" draw:name="rect9557" draw:layer="" svg:width="10.82453384145pt" svg:height="10.78245564469pt" svg:x="396.30139946262pt" svg:y="516.13334544271pt" svg:rx="0.41266513485pt" svg:ry="0.41266513485pt">
                    <draw:glue-point draw:id="4" svg:x="0.50000000000pt" svg:y="0.50000000000pt" draw:align="center"/>
                  </draw:rect>
                  <draw:path draw:style-name="gr13" xml:id="shape-492" draw:id="shape-492" draw:name="path9559" draw:layer="" svg:width="9.61582449821pt" svg:height="5.60160599983pt" svg:x="396.92976734191pt" svg:y="516.65912027325pt" svg:viewBox="0 0 10 6" svg:d="M0.0202607 5.55938C3.92413 5.89981 5.9848 4.07327 9.58919 3.96324L9.61582 0.00615345L0 0L0.0201684 5.55943Z" calligra:nodeTypes="cccccc">
                    <draw:glue-point draw:id="4" svg:x="0.50000000000pt" svg:y="0.50000000000pt" draw:align="center"/>
                  </draw:path>
                  <draw:glue-point draw:id="4" svg:x="0.50000000000pt" svg:y="0.50000000000pt" draw:align="center"/>
                </draw:g>
                <draw:g draw:style-name="gr2" xml:id="shape-493" draw:id="shape-493" draw:name="g9561" svg:y="0.00000000000pt">
                  <draw:path draw:style-name="gr11" xml:id="shape-494" draw:id="shape-494" draw:name="path9563" draw:layer="" svg:width="12.20147856459pt" svg:height="12.83625722790pt" svg:x="408.53523444078pt" svg:y="515.27352705307pt" svg:viewBox="0 0 12 13" svg:d="M1.43616 0L10.766 0C11.5613 0 12.2015 0.678522 12.2015 1.52136L12.1928 11.4517C12.1928 12.2945 11.5773 12.8363 10.7819 12.8363L1.43556 12.8363C0.640258 12.8363 0 12.1578 0 11.315L0 1.52136C0 0.678522 0.640258 0 1.43556 0Z" calligra:nodeTypes="cccccccccc">
                    <draw:glue-point draw:id="4" svg:x="0.50000000000pt" svg:y="0.50000000000pt" draw:align="center"/>
                  </draw:path>
                  <draw:rect draw:style-name="gr12" xml:id="shape-495" draw:id="shape-495" draw:name="rect9565" draw:layer="" svg:width="10.82453384145pt" svg:height="10.78245564469pt" svg:x="409.39792467418pt" svg:y="516.13334544271pt" svg:rx="0.41266513485pt" svg:ry="0.41266513485pt">
                    <draw:glue-point draw:id="4" svg:x="0.50000000000pt" svg:y="0.50000000000pt" draw:align="center"/>
                  </draw:rect>
                  <draw:path draw:style-name="gr13" xml:id="shape-496" draw:id="shape-496" draw:name="path9567" draw:layer="" svg:width="9.61582449821pt" svg:height="5.60160599983pt" svg:x="410.02629255348pt" svg:y="516.65912027325pt" svg:viewBox="0 0 10 6" svg:d="M0.0202607 5.55938C3.92413 5.89981 5.9848 4.07327 9.58919 3.96324L9.61582 0.00615345L0 0L0.0201684 5.55943Z" calligra:nodeTypes="cccccc">
                    <draw:glue-point draw:id="4" svg:x="0.50000000000pt" svg:y="0.50000000000pt" draw:align="center"/>
                  </draw:path>
                  <draw:glue-point draw:id="4" svg:x="0.50000000000pt" svg:y="0.50000000000pt" draw:align="center"/>
                </draw:g>
                <draw:glue-point draw:id="4" svg:x="0.50000000000pt" svg:y="0.50000000000pt" draw:align="center"/>
              </draw:g>
              <draw:g draw:style-name="gr2" xml:id="shape-497" draw:id="shape-497" draw:name="g9569" svg:y="87.91340871164pt">
                <draw:path draw:style-name="gr24" xml:id="shape-498" draw:id="shape-498" draw:name="path9571" draw:layer="" svg:width="42.64570000000pt" svg:height="0.00000000000pt" svg:x="380.51399194049pt" svg:y="528.78338224719pt" svg:viewBox="0 0 43 0" svg:d="M0 0L42.6457 0" calligra:nodeTypes="cc">
                  <draw:glue-point draw:id="4" svg:x="0.50000000000pt" svg:y="0.50000000000pt" draw:align="center"/>
                </draw:path>
                <draw:path draw:style-name="gr24" xml:id="shape-499" draw:id="shape-499" draw:name="path9573" draw:layer="" svg:width="42.64570000000pt" svg:height="0.00000000000pt" svg:x="380.51399194049pt" svg:y="514.05415435217pt" svg:viewBox="0 0 43 0" svg:d="M0 0L42.6457 0" calligra:nodeTypes="cc">
                  <draw:glue-point draw:id="4" svg:x="0.50000000000pt" svg:y="0.50000000000pt" draw:align="center"/>
                </draw:path>
                <draw:glue-point draw:id="4" svg:x="0.50000000000pt" svg:y="0.50000000000pt" draw:align="center"/>
              </draw:g>
              <draw:glue-point draw:id="4" svg:x="0.50000000000pt" svg:y="0.50000000000pt" draw:align="center"/>
            </draw:g>
            <draw:glue-point draw:id="4" svg:x="0.50000000000pt" svg:y="0.50000000000pt" draw:align="center"/>
          </draw:g>
          <draw:frame draw:style-name="gr17" xml:id="shape-500" draw:id="shape-500" draw:layer="" svg:width="176.43079661770pt" svg:height="33.41492360184pt" svg:x="314.47953182185pt" svg:y="393.16070405203pt">
            <draw:text-box>
              <text:p text:style-name="P1"><text:span text:style-name="T1">Elastichosts dal</text:span></text:p>
            </draw:text-box>
            <draw:glue-point draw:id="4" svg:x="0.50000000000pt" svg:y="0.50000000000pt" draw:align="center"/>
          </draw:frame>
          <draw:glue-point draw:id="4" svg:x="0.50000000000pt" svg:y="0.50000000000pt" draw:align="center"/>
        </draw:g>
        <draw:g draw:style-name="gr2" xml:id="shape-501" draw:id="shape-501" svg:y="334.14923601837pt">
          <draw:g draw:style-name="gr2" xml:id="shape-502" draw:id="shape-502" draw:name="g3380" svg:y="34.63815374926pt">
            <draw:path draw:style-name="gr27" xml:id="shape-503" draw:id="shape-503" draw:name="path20208" draw:layer="" svg:width="181.95782713843pt" svg:height="35.51387074016pt" svg:x="584.55952273101pt" svg:y="459.21746131653pt" svg:viewBox="0 0 182 36" svg:d="M181.958 17.757C181.958 27.5638 141.225 35.5139 90.9788 35.5139C40.7326 35.5139 0 27.5638 0 17.757C0 7.95006 40.7326 0 90.9788 0C141.225 0 181.958 7.95006 181.958 17.757Z" calligra:nodeTypes="ccccc">
              <draw:glue-point draw:id="4" svg:x="0.50000000000pt" svg:y="0.50000000000pt" draw:align="center"/>
            </draw:path>
            <draw:path draw:style-name="gr22" xml:id="shape-504" draw:id="shape-504" draw:name="path7049" draw:layer="" svg:width="172.84012772615pt" svg:height="69.50862444777pt" svg:x="592.24963241964pt" svg:y="408.75784800143pt" svg:viewBox="0 0 173 70" svg:d="M172.84 34.7543C172.849 53.9475 134.155 69.5086 86.4201 69.5086C38.6856 69.5086 -0.0085062 53.9475 1.40264e-06 34.7543C-0.0085062 15.561 38.6856 0 86.4201 0C134.155 0 172.849 15.561 172.84 34.7543Z" calligra:nodeTypes="ccccc">
              <draw:glue-point draw:id="4" svg:x="0.50000000000pt" svg:y="0.50000000000pt" draw:align="center"/>
            </draw:path>
            <draw:g draw:style-name="gr2" xml:id="shape-505" draw:id="shape-505" draw:name="g7125" svg:y="0.00000000000pt">
              <draw:g draw:style-name="gr2" xml:id="shape-506" draw:id="shape-506" draw:name="g6993" svg:y="43.33861836214pt">
                <draw:rect draw:style-name="gr4" xml:id="shape-507" draw:id="shape-507" draw:name="rect6995" draw:layer="" svg:width="1845.84447067140pt" svg:height="659.11531453115pt" draw:transform="matrix(0.01766612000 0.00000000000 0.00000000000 0.01522076000 673.58522965881pt 412.62566271648pt)">
                  <draw:glue-point draw:id="4" svg:x="0.50000000000pt" svg:y="0.50000000000pt" draw:align="center"/>
                </draw:rect>
                <draw:path draw:style-name="gr5" xml:id="shape-508" draw:id="shape-508" draw:name="path6997" draw:layer="" svg:width="8.40614847569pt" svg:height="10.03311954809pt" svg:x="706.19414055269pt" svg:y="412.62600812977pt" svg:viewBox="0 0 8 10" svg:d="M0 0C0 0 0 10.033 0 10.033C3.47718 10.0519 8.40617 7.78512 8.40615 5.01585C8.40615 2.24659 4.52588 4.19501e-07 0 0Z" calligra:nodeTypes="cccc">
                  <draw:glue-point draw:id="4" svg:x="0.50000000000pt" svg:y="0.50000000000pt" draw:align="center"/>
                </draw:path>
                <draw:path draw:style-name="gr6" xml:id="shape-509" draw:id="shape-509" draw:name="path6999" draw:layer="" svg:width="8.40616759894pt" svg:height="10.03311954809pt" svg:x="665.17761368904pt" svg:y="412.62600812977pt" svg:viewBox="0 0 8 10" svg:d="M8.40617 0C8.40617 0 8.40617 10.033 8.40617 10.033C4.92896 10.0519 0 7.78512 0 5.01585C0 2.24659 3.88029 4.19501e-07 8.40617 0Z" calligra:nodeTypes="cccc">
                  <draw:glue-point draw:id="4" svg:x="0.50000000000pt" svg:y="0.50000000000pt" draw:align="center"/>
                </draw:path>
                <draw:glue-point draw:id="4" svg:x="0.50000000000pt" svg:y="0.50000000000pt" draw:align="center"/>
              </draw:g>
              <draw:path draw:style-name="gr28" xml:id="shape-510" draw:id="shape-510" draw:name="path7001" draw:layer="" svg:width="39.80233381296pt" svg:height="41.27088170796pt" svg:x="670.26974026519pt" svg:y="378.05398928438pt" svg:viewBox="0 0 40 41" svg:d="M17.192 0L23.9799 0C24.9367 0 39.8023 17.4665 39.8023 18.491L39.297 39.4217C39.297 40.4462 38.5267 41.2709 37.5699 41.2709L1.72708 41.2709C0.770277 41.2709 0 40.4462 0 39.4217L0.064351 18.491C0.064351 17.4665 16.2351 0 17.192 0Z" calligra:nodeTypes="ccccccccc">
                <draw:glue-point draw:id="4" svg:x="0.50000000000pt" svg:y="0.50000000000pt" draw:align="center"/>
              </draw:path>
              <draw:path draw:style-name="gr29" xml:id="shape-511" draw:id="shape-511" draw:name="path7003" draw:layer="" svg:width="51.24152200575pt" svg:height="51.24151786235pt" svg:x="664.75161901316pt" svg:y="369.28738976763pt" svg:viewBox="0 0 51 51" svg:d="M51.2415 51.2415L0 51.2415L0 0L51.2415 0Z" calligra:nodeTypes="ccccc">
                <draw:glue-point draw:id="4" svg:x="0.50000000000pt" svg:y="0.50000000000pt" draw:align="center"/>
              </draw:path>
              <draw:path draw:style-name="gr30" xml:id="shape-512" draw:id="shape-512" draw:name="path7005" draw:layer="" svg:width="13.08443065293pt" svg:height="17.04125813538pt" svg:x="675.30999045201pt" svg:y="401.53245700621pt" svg:viewBox="0 0 13 17" svg:d="M13.0843 0L13.0345 17.0413L0.121536 17.0413L0 0L13.0844 0Z" calligra:nodeTypes="cccccc">
                <draw:glue-point draw:id="4" svg:x="0.50000000000pt" svg:y="0.50000000000pt" draw:align="center"/>
              </draw:path>
              <draw:path draw:style-name="gr31" xml:id="shape-513" draw:id="shape-513" draw:name="path7007" draw:layer="" svg:width="37.05761300159pt" svg:height="38.98168312362pt" svg:x="671.37340392275pt" svg:y="379.43248619283pt" svg:viewBox="0 0 37 39" svg:d="M16.108 0L22.3829 0C23.2674 0 37.0576 16.4493 37.0576 17.4142L36.6657 38.2189C36.6657 38.7436 36.5035 38.9654 36.0874 38.9654L0.65915 38.9817C0.24305 38.9817 0 38.8904 0 38.4636L0.243068 17.4142C0.243068 16.4493 15.2236 2.79112e-06 16.108 2.79112e-06Z" calligra:nodeTypes="cccccccccc">
                <draw:glue-point draw:id="4" svg:x="0.50000000000pt" svg:y="0.50000000000pt" draw:align="center"/>
              </draw:path>
              <draw:path draw:style-name="gr32" xml:id="shape-514" draw:id="shape-514" draw:name="path7009" draw:layer="" svg:width="38.07686290887pt" svg:height="20.15489894173pt" svg:x="670.97137510634pt" svg:y="382.69428021963pt" svg:viewBox="0 0 38 20" svg:d="M0.0612532 17.2874L0 20.1549L20.7378 5.59258L37.9964 17.9176L38.0769 17.5732L19.5945 0Z" calligra:nodeTypes="ccccccc">
                <draw:glue-point draw:id="4" svg:x="0.50000000000pt" svg:y="0.50000000000pt" draw:align="center"/>
              </draw:path>
              <draw:path draw:style-name="gr33" xml:id="shape-515" draw:id="shape-515" draw:name="path7011" draw:layer="" svg:width="11.56446959755pt" svg:height="15.78628012637pt" svg:x="676.43785506624pt" svg:y="402.66032850980pt" svg:viewBox="0 0 12 16" svg:d="M11.5645 0L11.5645 15.7863L0.218535 15.7863L0 0Z" calligra:nodeTypes="ccccc">
                <draw:glue-point draw:id="4" svg:x="0.50000000000pt" svg:y="0.50000000000pt" draw:align="center"/>
              </draw:path>
              <draw:path draw:style-name="gr34" xml:id="shape-516" draw:id="shape-516" draw:name="path7013" draw:layer="" svg:width="44.48506751990pt" svg:height="19.61686296742pt" svg:x="668.09603166685pt" svg:y="381.86164137273pt" svg:viewBox="0 0 44 20" svg:d="M22.2529 0L43.4777 19.179L44.0324 19.6169L44.4851 19.4254L44.0669 18.5746L43.7556 18.325L22.2529 0.930539L0.509466 18.5161L0.243018 18.6771L0 19.4665L0.486037 19.6109L0.917274 19.2665Z" calligra:nodeTypes="ccccccccccccc">
                <draw:glue-point draw:id="4" svg:x="0.50000000000pt" svg:y="0.50000000000pt" draw:align="center"/>
              </draw:path>
              <draw:path draw:style-name="gr35" xml:id="shape-517" draw:id="shape-517" draw:name="path7015" draw:layer="" svg:width="49.60302179428pt" svg:height="31.37537710403pt" svg:x="664.96030197206pt" svg:y="371.26816035879pt" svg:viewBox="0 0 50 31" svg:d="M25.2834 0.118529L0.701811 20.6578L0 28.7888L2.2467 31.1311C2.2467 31.1311 25.1721 11.6631 25.4155 11.4694L47.4704 31.3754L49.603 28.7385L47.7879 20.6693L25.4155 0L25.2834 0.118533Z" calligra:nodeTypes="ccccccccccc">
                <draw:glue-point draw:id="4" svg:x="0.50000000000pt" svg:y="0.50000000000pt" draw:align="center"/>
              </draw:path>
              <draw:path draw:style-name="gr36" xml:id="shape-518" draw:id="shape-518" draw:name="path7017" draw:layer="" svg:width="24.22509967445pt" svg:height="27.47769497570pt" svg:x="665.77923649677pt" svg:y="372.30565030052pt" svg:viewBox="0 0 24 27" svg:d="M0.3237 19.9416L0 27.4777L24.2251 6.70546L24.147 0L0.323697 19.9416Z" calligra:nodeTypes="cccccc">
                <draw:glue-point draw:id="4" svg:x="0.50000000000pt" svg:y="0.50000000000pt" draw:align="center"/>
              </draw:path>
              <draw:path draw:style-name="gr37" xml:id="shape-519" draw:id="shape-519" draw:name="path7019" draw:layer="" svg:width="23.19744622932pt" svg:height="27.48455727965pt" svg:x="690.51792177599pt" svg:y="372.10617704297pt" svg:viewBox="0 0 23 27" svg:d="M5.41856e-06 6.64686L0.110287 0L21.5433 20.087L23.1974 27.4846L0 6.64686Z" calligra:nodeTypes="cccccc">
                <draw:glue-point draw:id="4" svg:x="0.50000000000pt" svg:y="0.50000000000pt" draw:align="center"/>
              </draw:path>
              <draw:path draw:style-name="gr11" xml:id="shape-520" draw:id="shape-520" draw:name="path7021" draw:layer="" svg:width="13.67574799426pt" svg:height="13.47808711316pt" svg:x="691.90240967508pt" svg:y="400.08858417023pt" svg:viewBox="0 0 14 13" svg:d="M1.60907 0L12.0667 0C12.9581 0 13.6757 0.712447 13.6757 1.59742L13.6665 12.0242C13.6665 12.9092 12.9768 13.4781 12.0853 13.4781L1.60909 13.4781C0.717653 13.4781 0 12.7656 0 11.8806L0 1.59742C0 0.712447 0.717653 0 1.60909 0Z" calligra:nodeTypes="cccccccccc">
                <draw:glue-point draw:id="4" svg:x="0.50000000000pt" svg:y="0.50000000000pt" draw:align="center"/>
              </draw:path>
              <draw:rect draw:style-name="gr12" xml:id="shape-521" draw:id="shape-521" draw:name="rect7023" draw:layer="" svg:width="11.28021347256pt" svg:height="11.23636391294pt" svg:x="692.80073998236pt" svg:y="400.98460102919pt" svg:rx="0.43003706968pt" svg:ry="0.43003706968pt">
                <draw:glue-point draw:id="4" svg:x="0.50000000000pt" svg:y="0.50000000000pt" draw:align="center"/>
              </draw:rect>
              <draw:path draw:style-name="gr38" xml:id="shape-522" draw:id="shape-522" draw:name="path7025" draw:layer="" svg:width="10.10250891481pt" svg:height="6.29576142005pt" svg:x="693.45560431150pt" svg:y="401.53250660962pt" svg:viewBox="0 0 10 6" svg:d="M0.0212378 6.2483C4.12273 6.63093 6.28769 4.57803 10.0746 4.45437L10.1025 0.00691598L0 0L0.0212308 6.24835Z" calligra:nodeTypes="cccccc">
                <draw:glue-point draw:id="4" svg:x="0.50000000000pt" svg:y="0.50000000000pt" draw:align="center"/>
              </draw:path>
              <draw:glue-point draw:id="4" svg:x="0.50000000000pt" svg:y="0.50000000000pt" draw:align="center"/>
            </draw:g>
            <draw:g draw:style-name="gr2" xml:id="shape-523" draw:id="shape-523" draw:name="layer1" svg:y="-368.78738976763pt">
              <draw:glue-point draw:id="4" svg:x="0.50000000000pt" svg:y="0.50000000000pt" draw:align="center"/>
            </draw:g>
            <draw:g draw:style-name="gr2" xml:id="shape-524" draw:id="shape-524" draw:name="g7144" svg:y="19.27906023616pt">
              <draw:g draw:style-name="gr2" xml:id="shape-525" draw:id="shape-525" draw:name="g7146" svg:y="43.33861836214pt">
                <draw:rect draw:style-name="gr4" xml:id="shape-526" draw:id="shape-526" draw:name="rect7148" draw:layer="" svg:width="1845.84447067140pt" svg:height="659.11531453115pt" draw:transform="matrix(0.01766612000 0.00000000000 0.00000000000 0.01522076000 620.03227965926pt 431.90472295264pt)">
                  <draw:glue-point draw:id="4" svg:x="0.50000000000pt" svg:y="0.50000000000pt" draw:align="center"/>
                </draw:rect>
                <draw:path draw:style-name="gr5" xml:id="shape-527" draw:id="shape-527" draw:name="path7150" draw:layer="" svg:width="8.40614847569pt" svg:height="10.03311954809pt" svg:x="652.64119055315pt" svg:y="431.90506836593pt" svg:viewBox="0 0 8 10" svg:d="M0 0C0 0 0 10.033 0 10.033C3.47718 10.0519 8.40617 7.78512 8.40615 5.01585C8.40615 2.24659 4.52588 4.19501e-07 0 0Z" calligra:nodeTypes="cccc">
                  <draw:glue-point draw:id="4" svg:x="0.50000000000pt" svg:y="0.50000000000pt" draw:align="center"/>
                </draw:path>
                <draw:path draw:style-name="gr6" xml:id="shape-528" draw:id="shape-528" draw:name="path7152" draw:layer="" svg:width="8.40616759894pt" svg:height="10.03311954809pt" svg:x="611.62466368950pt" svg:y="431.90506836593pt" svg:viewBox="0 0 8 10" svg:d="M8.40617 0C8.40617 0 8.40617 10.033 8.40617 10.033C4.92896 10.0519 0 7.78512 0 5.01585C0 2.24659 3.88029 4.19501e-07 8.40617 0Z" calligra:nodeTypes="cccc">
                  <draw:glue-point draw:id="4" svg:x="0.50000000000pt" svg:y="0.50000000000pt" draw:align="center"/>
                </draw:path>
                <draw:glue-point draw:id="4" svg:x="0.50000000000pt" svg:y="0.50000000000pt" draw:align="center"/>
              </draw:g>
              <draw:path draw:style-name="gr28" xml:id="shape-529" draw:id="shape-529" draw:name="path7154" draw:layer="" svg:width="39.80233381296pt" svg:height="41.27088170796pt" svg:x="616.71679026564pt" svg:y="397.33304952054pt" svg:viewBox="0 0 40 41" svg:d="M17.192 0L23.9799 0C24.9367 0 39.8023 17.4665 39.8023 18.491L39.297 39.4217C39.297 40.4462 38.5267 41.2709 37.5699 41.2709L1.72708 41.2709C0.770277 41.2709 0 40.4462 0 39.4217L0.064351 18.491C0.064351 17.4665 16.2351 0 17.192 0Z" calligra:nodeTypes="ccccccccc">
                <draw:glue-point draw:id="4" svg:x="0.50000000000pt" svg:y="0.50000000000pt" draw:align="center"/>
              </draw:path>
              <draw:path draw:style-name="gr29" xml:id="shape-530" draw:id="shape-530" draw:name="path7156" draw:layer="" svg:width="51.24152200575pt" svg:height="51.24151786235pt" svg:x="611.19866901362pt" svg:y="388.56645000379pt" svg:viewBox="0 0 51 51" svg:d="M51.2415 51.2415L0 51.2415L0 0L51.2415 0Z" calligra:nodeTypes="ccccc">
                <draw:glue-point draw:id="4" svg:x="0.50000000000pt" svg:y="0.50000000000pt" draw:align="center"/>
              </draw:path>
              <draw:path draw:style-name="gr30" xml:id="shape-531" draw:id="shape-531" draw:name="path7158" draw:layer="" svg:width="13.08443065293pt" svg:height="17.04125813538pt" svg:x="621.75704045246pt" svg:y="420.81151724237pt" svg:viewBox="0 0 13 17" svg:d="M13.0843 0L13.0345 17.0413L0.121536 17.0413L0 0L13.0844 0Z" calligra:nodeTypes="cccccc">
                <draw:glue-point draw:id="4" svg:x="0.50000000000pt" svg:y="0.50000000000pt" draw:align="center"/>
              </draw:path>
              <draw:path draw:style-name="gr31" xml:id="shape-532" draw:id="shape-532" draw:name="path7160" draw:layer="" svg:width="37.05761300159pt" svg:height="38.98168312362pt" svg:x="617.82045392321pt" svg:y="398.71154642899pt" svg:viewBox="0 0 37 39" svg:d="M16.108 0L22.3829 0C23.2674 0 37.0576 16.4493 37.0576 17.4142L36.6657 38.2189C36.6657 38.7436 36.5035 38.9654 36.0874 38.9654L0.65915 38.9817C0.24305 38.9817 0 38.8904 0 38.4636L0.243068 17.4142C0.243068 16.4493 15.2236 2.79112e-06 16.108 2.79112e-06Z" calligra:nodeTypes="cccccccccc">
                <draw:glue-point draw:id="4" svg:x="0.50000000000pt" svg:y="0.50000000000pt" draw:align="center"/>
              </draw:path>
              <draw:path draw:style-name="gr32" xml:id="shape-533" draw:id="shape-533" draw:name="path7162" draw:layer="" svg:width="38.07686290887pt" svg:height="20.15489894173pt" svg:x="617.41842510680pt" svg:y="401.97334045579pt" svg:viewBox="0 0 38 20" svg:d="M0.0612532 17.2874L0 20.1549L20.7378 5.59258L37.9964 17.9176L38.0769 17.5732L19.5945 0Z" calligra:nodeTypes="ccccccc">
                <draw:glue-point draw:id="4" svg:x="0.50000000000pt" svg:y="0.50000000000pt" draw:align="center"/>
              </draw:path>
              <draw:path draw:style-name="gr33" xml:id="shape-534" draw:id="shape-534" draw:name="path7164" draw:layer="" svg:width="11.56446959755pt" svg:height="15.78628012637pt" svg:x="622.88490506670pt" svg:y="421.93938874596pt" svg:viewBox="0 0 12 16" svg:d="M11.5645 0L11.5645 15.7863L0.218535 15.7863L0 0Z" calligra:nodeTypes="ccccc">
                <draw:glue-point draw:id="4" svg:x="0.50000000000pt" svg:y="0.50000000000pt" draw:align="center"/>
              </draw:path>
              <draw:path draw:style-name="gr34" xml:id="shape-535" draw:id="shape-535" draw:name="path7166" draw:layer="" svg:width="44.48506751990pt" svg:height="19.61686296742pt" svg:x="614.54308166730pt" svg:y="401.14070160889pt" svg:viewBox="0 0 44 20" svg:d="M22.2529 0L43.4777 19.179L44.0324 19.6169L44.4851 19.4254L44.0669 18.5746L43.7556 18.325L22.2529 0.930539L0.509466 18.5161L0.243018 18.6771L0 19.4665L0.486037 19.6109L0.917274 19.2665Z" calligra:nodeTypes="ccccccccccccc">
                <draw:glue-point draw:id="4" svg:x="0.50000000000pt" svg:y="0.50000000000pt" draw:align="center"/>
              </draw:path>
              <draw:path draw:style-name="gr35" xml:id="shape-536" draw:id="shape-536" draw:name="path7168" draw:layer="" svg:width="49.60302179428pt" svg:height="31.37537710403pt" svg:x="611.40735197251pt" svg:y="390.54722059495pt" svg:viewBox="0 0 50 31" svg:d="M25.2834 0.118529L0.701811 20.6578L0 28.7888L2.2467 31.1311C2.2467 31.1311 25.1721 11.6631 25.4155 11.4694L47.4704 31.3754L49.603 28.7385L47.7879 20.6693L25.4155 0L25.2834 0.118533Z" calligra:nodeTypes="ccccccccccc">
                <draw:glue-point draw:id="4" svg:x="0.50000000000pt" svg:y="0.50000000000pt" draw:align="center"/>
              </draw:path>
              <draw:path draw:style-name="gr36" xml:id="shape-537" draw:id="shape-537" draw:name="path7170" draw:layer="" svg:width="24.22509967445pt" svg:height="27.47769497570pt" svg:x="612.22628649722pt" svg:y="391.58471053668pt" svg:viewBox="0 0 24 27" svg:d="M0.3237 19.9416L0 27.4777L24.2251 6.70546L24.147 0L0.323697 19.9416Z" calligra:nodeTypes="cccccc">
                <draw:glue-point draw:id="4" svg:x="0.50000000000pt" svg:y="0.50000000000pt" draw:align="center"/>
              </draw:path>
              <draw:path draw:style-name="gr37" xml:id="shape-538" draw:id="shape-538" draw:name="path7172" draw:layer="" svg:width="23.19744622932pt" svg:height="27.48455727965pt" svg:x="636.96497177644pt" svg:y="391.38523727913pt" svg:viewBox="0 0 23 27" svg:d="M5.41856e-06 6.64686L0.110287 0L21.5433 20.087L23.1974 27.4846L0 6.64686Z" calligra:nodeTypes="cccccc">
                <draw:glue-point draw:id="4" svg:x="0.50000000000pt" svg:y="0.50000000000pt" draw:align="center"/>
              </draw:path>
              <draw:path draw:style-name="gr11" xml:id="shape-539" draw:id="shape-539" draw:name="path7174" draw:layer="" svg:width="13.67574799426pt" svg:height="13.47808711316pt" svg:x="638.34945967554pt" svg:y="419.36764440639pt" svg:viewBox="0 0 14 13" svg:d="M1.60907 0L12.0667 0C12.9581 0 13.6757 0.712447 13.6757 1.59742L13.6665 12.0242C13.6665 12.9092 12.9768 13.4781 12.0853 13.4781L1.60909 13.4781C0.717653 13.4781 0 12.7656 0 11.8806L0 1.59742C0 0.712447 0.717653 0 1.60909 0Z" calligra:nodeTypes="cccccccccc">
                <draw:glue-point draw:id="4" svg:x="0.50000000000pt" svg:y="0.50000000000pt" draw:align="center"/>
              </draw:path>
              <draw:rect draw:style-name="gr12" xml:id="shape-540" draw:id="shape-540" draw:name="rect7176" draw:layer="" svg:width="11.28021347256pt" svg:height="11.23636391294pt" svg:x="639.24778998282pt" svg:y="420.26366126535pt" svg:rx="0.43003706968pt" svg:ry="0.43003706968pt">
                <draw:glue-point draw:id="4" svg:x="0.50000000000pt" svg:y="0.50000000000pt" draw:align="center"/>
              </draw:rect>
              <draw:path draw:style-name="gr38" xml:id="shape-541" draw:id="shape-541" draw:name="path7178" draw:layer="" svg:width="10.10250891481pt" svg:height="6.29576142005pt" svg:x="639.90265431195pt" svg:y="420.81156684578pt" svg:viewBox="0 0 10 6" svg:d="M0.0212378 6.2483C4.12273 6.63093 6.28769 4.57803 10.0746 4.45437L10.1025 0.00691598L0 0L0.0212308 6.24835Z" calligra:nodeTypes="cccccc">
                <draw:glue-point draw:id="4" svg:x="0.50000000000pt" svg:y="0.50000000000pt" draw:align="center"/>
              </draw:path>
              <draw:glue-point draw:id="4" svg:x="0.50000000000pt" svg:y="0.50000000000pt" draw:align="center"/>
            </draw:g>
            <draw:g draw:style-name="gr2" xml:id="shape-542" draw:id="shape-542" draw:name="g7200" svg:y="50.69679205998pt">
              <draw:g draw:style-name="gr2" xml:id="shape-543" draw:id="shape-543" draw:name="g7202" svg:y="43.33861836214pt">
                <draw:rect draw:style-name="gr4" xml:id="shape-544" draw:id="shape-544" draw:name="rect7204" draw:layer="" svg:width="1845.84447067140pt" svg:height="659.11531453115pt" draw:transform="matrix(0.01766612000 0.00000000000 0.00000000000 0.01522076000 651.09298950158pt 463.32245477646pt)">
                  <draw:glue-point draw:id="4" svg:x="0.50000000000pt" svg:y="0.50000000000pt" draw:align="center"/>
                </draw:rect>
                <draw:path draw:style-name="gr5" xml:id="shape-545" draw:id="shape-545" draw:name="path7206" draw:layer="" svg:width="8.40614847569pt" svg:height="10.03311954809pt" svg:x="683.70190039547pt" svg:y="463.32280018975pt" svg:viewBox="0 0 8 10" svg:d="M0 0C0 0 0 10.033 0 10.033C3.47718 10.0519 8.40617 7.78512 8.40615 5.01585C8.40615 2.24659 4.52588 4.19501e-07 0 0Z" calligra:nodeTypes="cccc">
                  <draw:glue-point draw:id="4" svg:x="0.50000000000pt" svg:y="0.50000000000pt" draw:align="center"/>
                </draw:path>
                <draw:path draw:style-name="gr6" xml:id="shape-546" draw:id="shape-546" draw:name="path7208" draw:layer="" svg:width="8.40616759894pt" svg:height="10.03311954809pt" svg:x="642.68537353182pt" svg:y="463.32280018975pt" svg:viewBox="0 0 8 10" svg:d="M8.40617 0C8.40617 0 8.40617 10.033 8.40617 10.033C4.92896 10.0519 0 7.78512 0 5.01585C0 2.24659 3.88029 4.19501e-07 8.40617 0Z" calligra:nodeTypes="cccc">
                  <draw:glue-point draw:id="4" svg:x="0.50000000000pt" svg:y="0.50000000000pt" draw:align="center"/>
                </draw:path>
                <draw:glue-point draw:id="4" svg:x="0.50000000000pt" svg:y="0.50000000000pt" draw:align="center"/>
              </draw:g>
              <draw:path draw:style-name="gr28" xml:id="shape-547" draw:id="shape-547" draw:name="path7210" draw:layer="" svg:width="39.80233381296pt" svg:height="41.27088170796pt" svg:x="647.77750010797pt" svg:y="428.75078134435pt" svg:viewBox="0 0 40 41" svg:d="M17.192 0L23.9799 0C24.9367 0 39.8023 17.4665 39.8023 18.491L39.297 39.4217C39.297 40.4462 38.5267 41.2709 37.5699 41.2709L1.72708 41.2709C0.770277 41.2709 0 40.4462 0 39.4217L0.064351 18.491C0.064351 17.4665 16.2351 0 17.192 0Z" calligra:nodeTypes="ccccccccc">
                <draw:glue-point draw:id="4" svg:x="0.50000000000pt" svg:y="0.50000000000pt" draw:align="center"/>
              </draw:path>
              <draw:path draw:style-name="gr29" xml:id="shape-548" draw:id="shape-548" draw:name="path7212" draw:layer="" svg:width="51.24152200575pt" svg:height="51.24151786235pt" svg:x="642.25937885594pt" svg:y="419.98418182761pt" svg:viewBox="0 0 51 51" svg:d="M51.2415 51.2415L0 51.2415L0 0L51.2415 0Z" calligra:nodeTypes="ccccc">
                <draw:glue-point draw:id="4" svg:x="0.50000000000pt" svg:y="0.50000000000pt" draw:align="center"/>
              </draw:path>
              <draw:path draw:style-name="gr30" xml:id="shape-549" draw:id="shape-549" draw:name="path7214" draw:layer="" svg:width="13.08443065293pt" svg:height="17.04125813538pt" svg:x="652.81775029479pt" svg:y="452.22924906618pt" svg:viewBox="0 0 13 17" svg:d="M13.0843 0L13.0345 17.0413L0.121536 17.0413L0 0L13.0844 0Z" calligra:nodeTypes="cccccc">
                <draw:glue-point draw:id="4" svg:x="0.50000000000pt" svg:y="0.50000000000pt" draw:align="center"/>
              </draw:path>
              <draw:path draw:style-name="gr31" xml:id="shape-550" draw:id="shape-550" draw:name="path7216" draw:layer="" svg:width="37.05761300159pt" svg:height="38.98168312362pt" svg:x="648.88116376553pt" svg:y="430.12927825281pt" svg:viewBox="0 0 37 39" svg:d="M16.108 0L22.3829 0C23.2674 0 37.0576 16.4493 37.0576 17.4142L36.6657 38.2189C36.6657 38.7436 36.5035 38.9654 36.0874 38.9654L0.65915 38.9817C0.24305 38.9817 0 38.8904 0 38.4636L0.243068 17.4142C0.243068 16.4493 15.2236 2.79112e-06 16.108 2.79112e-06Z" calligra:nodeTypes="cccccccccc">
                <draw:glue-point draw:id="4" svg:x="0.50000000000pt" svg:y="0.50000000000pt" draw:align="center"/>
              </draw:path>
              <draw:path draw:style-name="gr32" xml:id="shape-551" draw:id="shape-551" draw:name="path7218" draw:layer="" svg:width="38.07686290887pt" svg:height="20.15489894173pt" svg:x="648.47913494912pt" svg:y="433.39107227960pt" svg:viewBox="0 0 38 20" svg:d="M0.0612532 17.2874L0 20.1549L20.7378 5.59258L37.9964 17.9176L38.0769 17.5732L19.5945 0Z" calligra:nodeTypes="ccccccc">
                <draw:glue-point draw:id="4" svg:x="0.50000000000pt" svg:y="0.50000000000pt" draw:align="center"/>
              </draw:path>
              <draw:path draw:style-name="gr33" xml:id="shape-552" draw:id="shape-552" draw:name="path7220" draw:layer="" svg:width="11.56446959755pt" svg:height="15.78628012637pt" svg:x="653.94561490902pt" svg:y="453.35712056977pt" svg:viewBox="0 0 12 16" svg:d="M11.5645 0L11.5645 15.7863L0.218535 15.7863L0 0Z" calligra:nodeTypes="ccccc">
                <draw:glue-point draw:id="4" svg:x="0.50000000000pt" svg:y="0.50000000000pt" draw:align="center"/>
              </draw:path>
              <draw:path draw:style-name="gr34" xml:id="shape-553" draw:id="shape-553" draw:name="path7222" draw:layer="" svg:width="44.48506751990pt" svg:height="19.61686296742pt" svg:x="645.60379150963pt" svg:y="432.55843343270pt" svg:viewBox="0 0 44 20" svg:d="M22.2529 0L43.4777 19.179L44.0324 19.6169L44.4851 19.4254L44.0669 18.5746L43.7556 18.325L22.2529 0.930539L0.509466 18.5161L0.243018 18.6771L0 19.4665L0.486037 19.6109L0.917274 19.2665Z" calligra:nodeTypes="ccccccccccccc">
                <draw:glue-point draw:id="4" svg:x="0.50000000000pt" svg:y="0.50000000000pt" draw:align="center"/>
              </draw:path>
              <draw:path draw:style-name="gr35" xml:id="shape-554" draw:id="shape-554" draw:name="path7224" draw:layer="" svg:width="49.60302179428pt" svg:height="31.37537710403pt" svg:x="642.46806181484pt" svg:y="421.96495241876pt" svg:viewBox="0 0 50 31" svg:d="M25.2834 0.118529L0.701811 20.6578L0 28.7888L2.2467 31.1311C2.2467 31.1311 25.1721 11.6631 25.4155 11.4694L47.4704 31.3754L49.603 28.7385L47.7879 20.6693L25.4155 0L25.2834 0.118533Z" calligra:nodeTypes="ccccccccccc">
                <draw:glue-point draw:id="4" svg:x="0.50000000000pt" svg:y="0.50000000000pt" draw:align="center"/>
              </draw:path>
              <draw:path draw:style-name="gr36" xml:id="shape-555" draw:id="shape-555" draw:name="path7226" draw:layer="" svg:width="24.22509967445pt" svg:height="27.47769497570pt" svg:x="643.28699633955pt" svg:y="423.00244236049pt" svg:viewBox="0 0 24 27" svg:d="M0.3237 19.9416L0 27.4777L24.2251 6.70546L24.147 0L0.323697 19.9416Z" calligra:nodeTypes="cccccc">
                <draw:glue-point draw:id="4" svg:x="0.50000000000pt" svg:y="0.50000000000pt" draw:align="center"/>
              </draw:path>
              <draw:path draw:style-name="gr37" xml:id="shape-556" draw:id="shape-556" draw:name="path7228" draw:layer="" svg:width="23.19744622932pt" svg:height="27.48455727965pt" svg:x="668.02568161876pt" svg:y="422.80296910294pt" svg:viewBox="0 0 23 27" svg:d="M5.41856e-06 6.64686L0.110287 0L21.5433 20.087L23.1974 27.4846L0 6.64686Z" calligra:nodeTypes="cccccc">
                <draw:glue-point draw:id="4" svg:x="0.50000000000pt" svg:y="0.50000000000pt" draw:align="center"/>
              </draw:path>
              <draw:path draw:style-name="gr11" xml:id="shape-557" draw:id="shape-557" draw:name="path7230" draw:layer="" svg:width="13.67574799426pt" svg:height="13.47808711316pt" svg:x="669.41016951786pt" svg:y="450.78537623020pt" svg:viewBox="0 0 14 13" svg:d="M1.60907 0L12.0667 0C12.9581 0 13.6757 0.712447 13.6757 1.59742L13.6665 12.0242C13.6665 12.9092 12.9768 13.4781 12.0853 13.4781L1.60909 13.4781C0.717653 13.4781 0 12.7656 0 11.8806L0 1.59742C0 0.712447 0.717653 0 1.60909 0Z" calligra:nodeTypes="cccccccccc">
                <draw:glue-point draw:id="4" svg:x="0.50000000000pt" svg:y="0.50000000000pt" draw:align="center"/>
              </draw:path>
              <draw:rect draw:style-name="gr12" xml:id="shape-558" draw:id="shape-558" draw:name="rect7232" draw:layer="" svg:width="11.28021347256pt" svg:height="11.23636391294pt" svg:x="670.30849982514pt" svg:y="451.68139308916pt" svg:rx="0.43003706968pt" svg:ry="0.43003706968pt">
                <draw:glue-point draw:id="4" svg:x="0.50000000000pt" svg:y="0.50000000000pt" draw:align="center"/>
              </draw:rect>
              <draw:path draw:style-name="gr38" xml:id="shape-559" draw:id="shape-559" draw:name="path7234" draw:layer="" svg:width="10.10250891481pt" svg:height="6.29576142005pt" svg:x="670.96336415428pt" svg:y="452.22929866960pt" svg:viewBox="0 0 10 6" svg:d="M0.0212378 6.2483C4.12273 6.63093 6.28769 4.57803 10.0746 4.45437L10.1025 0.00691598L0 0L0.0212308 6.24835Z" calligra:nodeTypes="cccccc">
                <draw:glue-point draw:id="4" svg:x="0.50000000000pt" svg:y="0.50000000000pt" draw:align="center"/>
              </draw:path>
              <draw:glue-point draw:id="4" svg:x="0.50000000000pt" svg:y="0.50000000000pt" draw:align="center"/>
            </draw:g>
            <draw:g draw:style-name="gr2" xml:id="shape-560" draw:id="shape-560" draw:name="g7256" svg:y="32.13176889743pt">
              <draw:g draw:style-name="gr2" xml:id="shape-561" draw:id="shape-561" draw:name="g7258" svg:y="43.33861836214pt">
                <draw:rect draw:style-name="gr4" xml:id="shape-562" draw:id="shape-562" draw:name="rect7260" draw:layer="" svg:width="1845.84447067140pt" svg:height="659.11531453115pt" draw:transform="matrix(0.01766612000 0.00000000000 0.00000000000 0.01522076000 704.64593812326pt 444.75743161391pt)">
                  <draw:glue-point draw:id="4" svg:x="0.50000000000pt" svg:y="0.50000000000pt" draw:align="center"/>
                </draw:rect>
                <draw:path draw:style-name="gr5" xml:id="shape-563" draw:id="shape-563" draw:name="path7262" draw:layer="" svg:width="8.40614847569pt" svg:height="10.03311954809pt" svg:x="737.25484901714pt" svg:y="444.75777702720pt" svg:viewBox="0 0 8 10" svg:d="M0 0C0 0 0 10.033 0 10.033C3.47718 10.0519 8.40617 7.78512 8.40615 5.01585C8.40615 2.24659 4.52588 4.19501e-07 0 0Z" calligra:nodeTypes="cccc">
                  <draw:glue-point draw:id="4" svg:x="0.50000000000pt" svg:y="0.50000000000pt" draw:align="center"/>
                </draw:path>
                <draw:path draw:style-name="gr6" xml:id="shape-564" draw:id="shape-564" draw:name="path7264" draw:layer="" svg:width="8.40616759894pt" svg:height="10.03311954809pt" svg:x="696.23832215350pt" svg:y="444.75777702720pt" svg:viewBox="0 0 8 10" svg:d="M8.40617 0C8.40617 0 8.40617 10.033 8.40617 10.033C4.92896 10.0519 0 7.78512 0 5.01585C0 2.24659 3.88029 4.19501e-07 8.40617 0Z" calligra:nodeTypes="cccc">
                  <draw:glue-point draw:id="4" svg:x="0.50000000000pt" svg:y="0.50000000000pt" draw:align="center"/>
                </draw:path>
                <draw:glue-point draw:id="4" svg:x="0.50000000000pt" svg:y="0.50000000000pt" draw:align="center"/>
              </draw:g>
              <draw:path draw:style-name="gr28" xml:id="shape-565" draw:id="shape-565" draw:name="path7266" draw:layer="" svg:width="39.80233381296pt" svg:height="41.27088170796pt" svg:x="701.33044872964pt" svg:y="410.18575818180pt" svg:viewBox="0 0 40 41" svg:d="M17.192 0L23.9799 0C24.9367 0 39.8023 17.4665 39.8023 18.491L39.297 39.4217C39.297 40.4462 38.5267 41.2709 37.5699 41.2709L1.72708 41.2709C0.770277 41.2709 0 40.4462 0 39.4217L0.064351 18.491C0.064351 17.4665 16.2351 0 17.192 0Z" calligra:nodeTypes="ccccccccc">
                <draw:glue-point draw:id="4" svg:x="0.50000000000pt" svg:y="0.50000000000pt" draw:align="center"/>
              </draw:path>
              <draw:path draw:style-name="gr29" xml:id="shape-566" draw:id="shape-566" draw:name="path7268" draw:layer="" svg:width="51.24152200575pt" svg:height="51.24151786235pt" svg:x="695.81232747761pt" svg:y="401.41915866506pt" svg:viewBox="0 0 51 51" svg:d="M51.2415 51.2415L0 51.2415L0 0L51.2415 0Z" calligra:nodeTypes="ccccc">
                <draw:glue-point draw:id="4" svg:x="0.50000000000pt" svg:y="0.50000000000pt" draw:align="center"/>
              </draw:path>
              <draw:path draw:style-name="gr30" xml:id="shape-567" draw:id="shape-567" draw:name="path7270" draw:layer="" svg:width="13.08443065293pt" svg:height="17.04125813538pt" svg:x="706.37069891646pt" svg:y="433.66422590363pt" svg:viewBox="0 0 13 17" svg:d="M13.0843 0L13.0345 17.0413L0.121536 17.0413L0 0L13.0844 0Z" calligra:nodeTypes="cccccc">
                <draw:glue-point draw:id="4" svg:x="0.50000000000pt" svg:y="0.50000000000pt" draw:align="center"/>
              </draw:path>
              <draw:path draw:style-name="gr31" xml:id="shape-568" draw:id="shape-568" draw:name="path7272" draw:layer="" svg:width="37.05761300159pt" svg:height="38.98168312362pt" svg:x="702.43411238720pt" svg:y="411.56425509026pt" svg:viewBox="0 0 37 39" svg:d="M16.108 0L22.3829 0C23.2674 0 37.0576 16.4493 37.0576 17.4142L36.6657 38.2189C36.6657 38.7436 36.5035 38.9654 36.0874 38.9654L0.65915 38.9817C0.24305 38.9817 0 38.8904 0 38.4636L0.243068 17.4142C0.243068 16.4493 15.2236 2.79112e-06 16.108 2.79112e-06Z" calligra:nodeTypes="cccccccccc">
                <draw:glue-point draw:id="4" svg:x="0.50000000000pt" svg:y="0.50000000000pt" draw:align="center"/>
              </draw:path>
              <draw:path draw:style-name="gr32" xml:id="shape-569" draw:id="shape-569" draw:name="path7274" draw:layer="" svg:width="38.07686290887pt" svg:height="20.15489894173pt" svg:x="702.03208357079pt" svg:y="414.82604911706pt" svg:viewBox="0 0 38 20" svg:d="M0.0612532 17.2874L0 20.1549L20.7378 5.59258L37.9964 17.9176L38.0769 17.5732L19.5945 0Z" calligra:nodeTypes="ccccccc">
                <draw:glue-point draw:id="4" svg:x="0.50000000000pt" svg:y="0.50000000000pt" draw:align="center"/>
              </draw:path>
              <draw:path draw:style-name="gr33" xml:id="shape-570" draw:id="shape-570" draw:name="path7276" draw:layer="" svg:width="11.56446959755pt" svg:height="15.78628012637pt" svg:x="707.49856353069pt" svg:y="434.79209740723pt" svg:viewBox="0 0 12 16" svg:d="M11.5645 0L11.5645 15.7863L0.218535 15.7863L0 0Z" calligra:nodeTypes="ccccc">
                <draw:glue-point draw:id="4" svg:x="0.50000000000pt" svg:y="0.50000000000pt" draw:align="center"/>
              </draw:path>
              <draw:path draw:style-name="gr34" xml:id="shape-571" draw:id="shape-571" draw:name="path7278" draw:layer="" svg:width="44.48506751990pt" svg:height="19.61686296742pt" svg:x="699.15674013130pt" svg:y="413.99341027015pt" svg:viewBox="0 0 44 20" svg:d="M22.2529 0L43.4777 19.179L44.0324 19.6169L44.4851 19.4254L44.0669 18.5746L43.7556 18.325L22.2529 0.930539L0.509466 18.5161L0.243018 18.6771L0 19.4665L0.486037 19.6109L0.917274 19.2665Z" calligra:nodeTypes="ccccccccccccc">
                <draw:glue-point draw:id="4" svg:x="0.50000000000pt" svg:y="0.50000000000pt" draw:align="center"/>
              </draw:path>
              <draw:path draw:style-name="gr35" xml:id="shape-572" draw:id="shape-572" draw:name="path7280" draw:layer="" svg:width="49.60302179428pt" svg:height="31.37537710403pt" svg:x="696.02101043651pt" svg:y="403.39992925622pt" svg:viewBox="0 0 50 31" svg:d="M25.2834 0.118529L0.701811 20.6578L0 28.7888L2.2467 31.1311C2.2467 31.1311 25.1721 11.6631 25.4155 11.4694L47.4704 31.3754L49.603 28.7385L47.7879 20.6693L25.4155 0L25.2834 0.118533Z" calligra:nodeTypes="ccccccccccc">
                <draw:glue-point draw:id="4" svg:x="0.50000000000pt" svg:y="0.50000000000pt" draw:align="center"/>
              </draw:path>
              <draw:path draw:style-name="gr36" xml:id="shape-573" draw:id="shape-573" draw:name="path7282" draw:layer="" svg:width="24.22509967445pt" svg:height="27.47769497570pt" svg:x="696.83994496122pt" svg:y="404.43741919795pt" svg:viewBox="0 0 24 27" svg:d="M0.3237 19.9416L0 27.4777L24.2251 6.70546L24.147 0L0.323697 19.9416Z" calligra:nodeTypes="cccccc">
                <draw:glue-point draw:id="4" svg:x="0.50000000000pt" svg:y="0.50000000000pt" draw:align="center"/>
              </draw:path>
              <draw:path draw:style-name="gr37" xml:id="shape-574" draw:id="shape-574" draw:name="path7284" draw:layer="" svg:width="23.19744622932pt" svg:height="27.48455727965pt" svg:x="721.57863024043pt" svg:y="404.23794594040pt" svg:viewBox="0 0 23 27" svg:d="M5.41856e-06 6.64686L0.110287 0L21.5433 20.087L23.1974 27.4846L0 6.64686Z" calligra:nodeTypes="cccccc">
                <draw:glue-point draw:id="4" svg:x="0.50000000000pt" svg:y="0.50000000000pt" draw:align="center"/>
              </draw:path>
              <draw:path draw:style-name="gr11" xml:id="shape-575" draw:id="shape-575" draw:name="path7286" draw:layer="" svg:width="13.67574799426pt" svg:height="13.47808711316pt" svg:x="722.96311813953pt" svg:y="432.22035306766pt" svg:viewBox="0 0 14 13" svg:d="M1.60907 0L12.0667 0C12.9581 0 13.6757 0.712447 13.6757 1.59742L13.6665 12.0242C13.6665 12.9092 12.9768 13.4781 12.0853 13.4781L1.60909 13.4781C0.717653 13.4781 0 12.7656 0 11.8806L0 1.59742C0 0.712447 0.717653 0 1.60909 0Z" calligra:nodeTypes="cccccccccc">
                <draw:glue-point draw:id="4" svg:x="0.50000000000pt" svg:y="0.50000000000pt" draw:align="center"/>
              </draw:path>
              <draw:rect draw:style-name="gr12" xml:id="shape-576" draw:id="shape-576" draw:name="rect7288" draw:layer="" svg:width="11.28021347256pt" svg:height="11.23636391294pt" svg:x="723.86144844681pt" svg:y="433.11636992662pt" svg:rx="0.43003706968pt" svg:ry="0.43003706968pt">
                <draw:glue-point draw:id="4" svg:x="0.50000000000pt" svg:y="0.50000000000pt" draw:align="center"/>
              </draw:rect>
              <draw:path draw:style-name="gr38" xml:id="shape-577" draw:id="shape-577" draw:name="path7290" draw:layer="" svg:width="10.10250891481pt" svg:height="6.29576142005pt" svg:x="724.51631277595pt" svg:y="433.66427550705pt" svg:viewBox="0 0 10 6" svg:d="M0.0212378 6.2483C4.12273 6.63093 6.28769 4.57803 10.0746 4.45437L10.1025 0.00691598L0 0L0.0212308 6.24835Z" calligra:nodeTypes="cccccc">
                <draw:glue-point draw:id="4" svg:x="0.50000000000pt" svg:y="0.50000000000pt" draw:align="center"/>
              </draw:path>
              <draw:glue-point draw:id="4" svg:x="0.50000000000pt" svg:y="0.50000000000pt" draw:align="center"/>
            </draw:g>
            <draw:glue-point draw:id="4" svg:x="0.50000000000pt" svg:y="0.50000000000pt" draw:align="center"/>
          </draw:g>
          <draw:frame draw:style-name="gr17" xml:id="shape-578" draw:id="shape-578" draw:layer="" svg:width="146.35736537604pt" svg:height="33.41492360184pt" svg:x="605.45393858474pt" svg:y="334.14923601837pt">
            <draw:text-box>
              <text:p text:style-name="P1"><text:span text:style-name="T1">Home Users</text:span></text:p>
            </draw:text-box>
            <draw:glue-point draw:id="4" svg:x="0.50000000000pt" svg:y="0.50000000000pt" draw:align="center"/>
          </draw:frame>
          <draw:glue-point draw:id="4" svg:x="0.50000000000pt" svg:y="0.50000000000pt" draw:align="center"/>
        </draw:g>
        <draw:g draw:style-name="gr2" xml:id="shape-579" draw:id="shape-579" svg:y="36.75641596202pt">
          <draw:g draw:style-name="gr2" xml:id="shape-580" draw:id="shape-580" svg:y="28.32513970695pt">
            <draw:g draw:style-name="gr2" xml:id="shape-581" draw:id="shape-581" draw:name="layer1" svg:y="-65.08155566897pt">
              <draw:glue-point draw:id="4" svg:x="0.50000000000pt" svg:y="0.50000000000pt" draw:align="center"/>
            </draw:g>
            <draw:g draw:style-name="gr2" xml:id="shape-582" draw:id="shape-582" draw:name="layer2" svg:y="0.00000000000pt">
              <draw:path draw:style-name="gr39" xml:id="shape-583" draw:id="shape-583" draw:name="path5405" draw:layer="" svg:width="8.60553280072pt" svg:height="14.90576832782pt" svg:x="303.82605990983pt" svg:y="67.51592127697pt" svg:viewBox="0 0 9 15" svg:d="M8.60553 7.45288C8.60553 11.569 6.67914 14.9058 4.30277 14.9058C1.92642 14.9058 0 11.569 0 7.45288C0 3.33677 1.92642 0 4.30277 0C6.67914 0 8.60553 3.33677 8.60553 7.45288Z" calligra:nodeTypes="ccccc">
                <draw:glue-point draw:id="4" svg:x="0.50000000000pt" svg:y="0.50000000000pt" draw:align="center"/>
              </draw:path>
              <draw:g draw:style-name="gr2" xml:id="shape-584" draw:id="shape-584" draw:name="g24557" svg:y="91.15843784883pt">
                <draw:rect draw:style-name="gr4" xml:id="shape-585" draw:id="shape-585" draw:name="rect24559" draw:layer="" svg:width="1071.70680000000pt" svg:height="382.68574400000pt" draw:transform="matrix(0.03153781000 0.00000000000 0.00000000000 0.03074561000 276.26992905518pt 156.73958841364pt)">
                  <draw:glue-point draw:id="4" svg:x="0.50000000000pt" svg:y="0.50000000000pt" draw:align="center"/>
                </draw:rect>
                <draw:path draw:style-name="gr5" xml:id="shape-586" draw:id="shape-586" draw:name="path24561" draw:layer="" svg:width="8.72463499572pt" svg:height="11.75524121622pt" svg:x="310.06921549850pt" svg:y="156.73999351780pt" svg:viewBox="0 0 9 12" svg:d="M0 0C0 0 0 11.7551 0 11.7551C3.60892 11.7772 8.72463 9.12138 8.72463 5.8768C8.72463 2.63221 4.69735 4.91505e-07 0 0Z" calligra:nodeTypes="cccc">
                  <draw:glue-point draw:id="4" svg:x="0.50000000000pt" svg:y="0.50000000000pt" draw:align="center"/>
                </draw:path>
                <draw:path draw:style-name="gr6" xml:id="shape-587" draw:id="shape-587" draw:name="path24563" draw:layer="" svg:width="8.72463651128pt" svg:height="11.75524121622pt" svg:x="267.55539634993pt" svg:y="156.73999351780pt" svg:viewBox="0 0 9 12" svg:d="M8.72464 0C8.72464 0 8.72464 11.7551 8.72464 11.7551C5.11571 11.7772 0 9.12138 0 5.8768C0 2.63221 4.02728 4.91505e-07 8.72464 0Z" calligra:nodeTypes="cccc">
                  <draw:glue-point draw:id="4" svg:x="0.50000000000pt" svg:y="0.50000000000pt" draw:align="center"/>
                </draw:path>
                <draw:glue-point draw:id="4" svg:x="0.50000000000pt" svg:y="0.50000000000pt" draw:align="center"/>
              </draw:g>
              <draw:rect draw:style-name="gr40" xml:id="shape-588" draw:id="shape-588" draw:name="rect30499" draw:layer="" svg:width="43.20764800000pt" svg:height="87.58086400000pt" svg:x="271.19738967875pt" svg:y="74.73426087630pt" svg:rx="2.28766880000pt" svg:ry="4.07498320000pt">
                <draw:glue-point draw:id="4" svg:x="0.50000000000pt" svg:y="0.50000000000pt" draw:align="center"/>
              </draw:rect>
              <draw:rect draw:style-name="gr41" xml:id="shape-589" draw:id="shape-589" draw:name="rect30516" draw:layer="" svg:width="40.84795520000pt" svg:height="84.66227200000pt" svg:x="272.22096727875pt" svg:y="76.45257687630pt" svg:rx="1.09877768000pt" svg:ry="2.03138464000pt">
                <draw:glue-point draw:id="4" svg:x="0.50000000000pt" svg:y="0.50000000000pt" draw:align="center"/>
              </draw:rect>
              <draw:g draw:style-name="gr2" xml:id="shape-590" draw:id="shape-590" draw:name="g30602" svg:y="54.53878326092pt">
                <draw:rect draw:style-name="gr42" xml:id="shape-591" draw:id="shape-591" draw:name="rect30584" draw:layer="" svg:width="4.13854024000pt" svg:height="4.08225712000pt" draw:transform="matrix(2.18470670000 0.00000000000 0.00000000000 2.18470670000 277.16424461842pt 124.86363553422pt)" svg:rx="0.80240368000pt" svg:ry="0.80240368000pt">
                  <draw:glue-point draw:id="4" svg:x="0.50000000000pt" svg:y="0.50000000000pt" draw:align="center"/>
                </draw:rect>
                <draw:rect draw:style-name="gr42" xml:id="shape-592" draw:id="shape-592" draw:name="rect30586" draw:layer="" svg:width="4.13854024000pt" svg:height="4.08225712000pt" draw:transform="matrix(2.18470670000 0.00000000000 0.00000000000 2.18470670000 289.49692267875pt 124.86363553422pt)" svg:rx="0.80240368000pt" svg:ry="0.80240368000pt">
                  <draw:glue-point draw:id="4" svg:x="0.50000000000pt" svg:y="0.50000000000pt" draw:align="center"/>
                </draw:rect>
                <draw:rect draw:style-name="gr42" xml:id="shape-593" draw:id="shape-593" draw:name="rect30588" draw:layer="" svg:width="4.13854024000pt" svg:height="4.08225712000pt" draw:transform="matrix(2.18470670000 0.00000000000 0.00000000000 2.18470670000 301.73128019875pt 124.86363553422pt)" svg:rx="0.80240368000pt" svg:ry="0.80240368000pt">
                  <draw:glue-point draw:id="4" svg:x="0.50000000000pt" svg:y="0.50000000000pt" draw:align="center"/>
                </draw:rect>
                <draw:rect draw:style-name="gr42" xml:id="shape-594" draw:id="shape-594" draw:name="rect30590" draw:layer="" svg:width="4.13854024000pt" svg:height="4.08225712000pt" draw:transform="matrix(2.18470670000 0.00000000000 0.00000000000 2.18470670000 277.16424461842pt 136.95513071370pt)" svg:rx="0.80240368000pt" svg:ry="0.80240368000pt">
                  <draw:glue-point draw:id="4" svg:x="0.50000000000pt" svg:y="0.50000000000pt" draw:align="center"/>
                </draw:rect>
                <draw:rect draw:style-name="gr42" xml:id="shape-595" draw:id="shape-595" draw:name="rect30592" draw:layer="" svg:width="4.13854024000pt" svg:height="4.08225712000pt" draw:transform="matrix(2.18470670000 0.00000000000 0.00000000000 2.18470670000 289.49692267875pt 136.95513071370pt)" svg:rx="0.80240368000pt" svg:ry="0.80240368000pt">
                  <draw:glue-point draw:id="4" svg:x="0.50000000000pt" svg:y="0.50000000000pt" draw:align="center"/>
                </draw:rect>
                <draw:rect draw:style-name="gr42" xml:id="shape-596" draw:id="shape-596" draw:name="rect30594" draw:layer="" svg:width="4.13854024000pt" svg:height="4.08225712000pt" draw:transform="matrix(2.18470670000 0.00000000000 0.00000000000 2.18470670000 301.73128019875pt 136.95513071370pt)" svg:rx="0.80240368000pt" svg:ry="0.80240368000pt">
                  <draw:glue-point draw:id="4" svg:x="0.50000000000pt" svg:y="0.50000000000pt" draw:align="center"/>
                </draw:rect>
                <draw:rect draw:style-name="gr42" xml:id="shape-597" draw:id="shape-597" draw:name="rect30596" draw:layer="" svg:width="4.13854024000pt" svg:height="4.08225712000pt" draw:transform="matrix(2.18470670000 0.00000000000 0.00000000000 2.18470670000 277.16424461842pt 149.18948473817pt)" svg:rx="0.80240368000pt" svg:ry="0.80240368000pt">
                  <draw:glue-point draw:id="4" svg:x="0.50000000000pt" svg:y="0.50000000000pt" draw:align="center"/>
                </draw:rect>
                <draw:rect draw:style-name="gr42" xml:id="shape-598" draw:id="shape-598" draw:name="rect30598" draw:layer="" svg:width="4.13854024000pt" svg:height="4.08225712000pt" draw:transform="matrix(2.18470670000 0.00000000000 0.00000000000 2.18470670000 289.49692267875pt 149.18948473817pt)" svg:rx="0.80240368000pt" svg:ry="0.80240368000pt">
                  <draw:glue-point draw:id="4" svg:x="0.50000000000pt" svg:y="0.50000000000pt" draw:align="center"/>
                </draw:rect>
                <draw:rect draw:style-name="gr42" xml:id="shape-599" draw:id="shape-599" draw:name="rect30600" draw:layer="" svg:width="4.13854024000pt" svg:height="4.08225712000pt" draw:transform="matrix(2.18470670000 0.00000000000 0.00000000000 2.18470670000 301.73128019875pt 149.18948473817pt)" svg:rx="0.80240368000pt" svg:ry="0.80240368000pt">
                  <draw:glue-point draw:id="4" svg:x="0.50000000000pt" svg:y="0.50000000000pt" draw:align="center"/>
                </draw:rect>
                <draw:glue-point draw:id="4" svg:x="0.50000000000pt" svg:y="0.50000000000pt" draw:align="center"/>
              </draw:g>
              <draw:rect draw:style-name="gr43" xml:id="shape-600" draw:id="shape-600" draw:name="rect30540" draw:layer="" svg:width="9.04149600000pt" svg:height="8.91853360000pt" svg:x="275.92838647875pt" svg:y="123.62777767630pt" svg:rx="1.75301664000pt" svg:ry="1.75301664000pt">
                <draw:glue-point draw:id="4" svg:x="0.50000000000pt" svg:y="0.50000000000pt" draw:align="center"/>
              </draw:rect>
              <draw:rect draw:style-name="gr44" xml:id="shape-601" draw:id="shape-601" draw:name="rect30551" draw:layer="" svg:width="9.04149600000pt" svg:height="8.91853360000pt" svg:x="288.26106487875pt" svg:y="123.62777767630pt" svg:rx="1.75301664000pt" svg:ry="1.75301664000pt">
                <draw:glue-point draw:id="4" svg:x="0.50000000000pt" svg:y="0.50000000000pt" draw:align="center"/>
              </draw:rect>
              <draw:rect draw:style-name="gr45" xml:id="shape-602" draw:id="shape-602" draw:name="rect30553" draw:layer="" svg:width="9.04149600000pt" svg:height="8.91853360000pt" svg:x="300.49542087875pt" svg:y="123.62777767630pt" svg:rx="1.75301664000pt" svg:ry="1.75301664000pt">
                <draw:glue-point draw:id="4" svg:x="0.50000000000pt" svg:y="0.50000000000pt" draw:align="center"/>
              </draw:rect>
              <draw:rect draw:style-name="gr46" xml:id="shape-603" draw:id="shape-603" draw:name="rect30555" draw:layer="" svg:width="9.04149600000pt" svg:height="8.91853360000pt" svg:x="275.92838647875pt" svg:y="135.71927527630pt" svg:rx="1.75301664000pt" svg:ry="1.75301664000pt">
                <draw:glue-point draw:id="4" svg:x="0.50000000000pt" svg:y="0.50000000000pt" draw:align="center"/>
              </draw:rect>
              <draw:rect draw:style-name="gr47" xml:id="shape-604" draw:id="shape-604" draw:name="rect30557" draw:layer="" svg:width="9.04149600000pt" svg:height="8.91853360000pt" svg:x="288.26106487875pt" svg:y="135.71927527630pt" svg:rx="1.75301664000pt" svg:ry="1.75301664000pt">
                <draw:glue-point draw:id="4" svg:x="0.50000000000pt" svg:y="0.50000000000pt" draw:align="center"/>
              </draw:rect>
              <draw:rect draw:style-name="gr48" xml:id="shape-605" draw:id="shape-605" draw:name="rect30559" draw:layer="" svg:width="9.04149600000pt" svg:height="8.91853360000pt" svg:x="300.49542087875pt" svg:y="135.71927527630pt" svg:rx="1.75301664000pt" svg:ry="1.75301664000pt">
                <draw:glue-point draw:id="4" svg:x="0.50000000000pt" svg:y="0.50000000000pt" draw:align="center"/>
              </draw:rect>
              <draw:rect draw:style-name="gr49" xml:id="shape-606" draw:id="shape-606" draw:name="rect30561" draw:layer="" svg:width="9.04149600000pt" svg:height="8.91853360000pt" svg:x="275.92838647875pt" svg:y="147.95363367630pt" svg:rx="1.75301664000pt" svg:ry="1.75301664000pt">
                <draw:glue-point draw:id="4" svg:x="0.50000000000pt" svg:y="0.50000000000pt" draw:align="center"/>
              </draw:rect>
              <draw:rect draw:style-name="gr50" xml:id="shape-607" draw:id="shape-607" draw:name="rect30563" draw:layer="" svg:width="9.04149600000pt" svg:height="8.91853360000pt" svg:x="288.26106487875pt" svg:y="147.95363367630pt" svg:rx="1.75301664000pt" svg:ry="1.75301664000pt">
                <draw:glue-point draw:id="4" svg:x="0.50000000000pt" svg:y="0.50000000000pt" draw:align="center"/>
              </draw:rect>
              <draw:rect draw:style-name="gr51" xml:id="shape-608" draw:id="shape-608" draw:name="rect30565" draw:layer="" svg:width="9.04149600000pt" svg:height="8.91853360000pt" svg:x="300.49542087875pt" svg:y="147.95363367630pt" svg:rx="1.75301664000pt" svg:ry="1.75301664000pt">
                <draw:glue-point draw:id="4" svg:x="0.50000000000pt" svg:y="0.50000000000pt" draw:align="center"/>
              </draw:rect>
              <draw:g draw:style-name="gr2" xml:id="shape-609" draw:id="shape-609" draw:name="g26092" svg:y="8.96473228998pt">
                <draw:rect draw:style-name="gr52" xml:id="shape-610" draw:id="shape-610" draw:name="rect6222" draw:layer="" svg:width="33.25500160000pt" svg:height="35.46434960000pt" draw:transform="matrix(1.13607690000 0.00000000000 0.00000000000 1.17322070000 273.91810732416pt 78.01608495726pt)" svg:rx="1.35734576000pt" svg:ry="1.84230328000pt">
                  <draw:glue-point draw:id="4" svg:x="0.50000000000pt" svg:y="0.50000000000pt" draw:align="center"/>
                </draw:rect>
                <draw:rect draw:style-name="gr53" xml:id="shape-611" draw:id="shape-611" draw:name="rect6224" draw:layer="" svg:width="30.79789760000pt" svg:height="4.91704104000pt" draw:transform="matrix(1.13607690000 0.00000000000 0.00000000000 1.17322070000 275.21824009055pt 79.86532762610pt)">
                  <draw:glue-point draw:id="4" svg:x="0.50000000000pt" svg:y="0.50000000000pt" draw:align="center"/>
                </draw:rect>
                <draw:rect draw:style-name="gr54" xml:id="shape-612" draw:id="shape-612" draw:name="rect6226" draw:layer="" svg:width="6.90213016000pt" svg:height="3.64243656000pt" draw:transform="matrix(1.13607690000 0.00000000000 0.00000000000 1.17322070000 277.98487272456pt 80.62972784098pt)">
                  <draw:glue-point draw:id="4" svg:x="0.50000000000pt" svg:y="0.50000000000pt" draw:align="center"/>
                </draw:rect>
                <draw:rect draw:style-name="gr53" xml:id="shape-613" draw:id="shape-613" draw:name="rect6228" draw:layer="" svg:width="11.75753920000pt" svg:height="18.16226480000pt" draw:transform="matrix(1.13607690000 0.00000000000 0.00000000000 1.17322070000 277.65177770407pt 85.69267542278pt)">
                  <draw:glue-point draw:id="4" svg:x="0.50000000000pt" svg:y="0.50000000000pt" draw:align="center"/>
                </draw:rect>
                <draw:rect draw:style-name="gr54" xml:id="shape-614" draw:id="shape-614" draw:name="rect6230" draw:layer="" svg:width="11.66222080000pt" svg:height="3.64243656000pt" draw:transform="matrix(1.13607690000 0.00000000000 0.00000000000 1.17322070000 277.82320171080pt 89.56497856933pt)">
                  <draw:glue-point draw:id="4" svg:x="0.50000000000pt" svg:y="0.50000000000pt" draw:align="center"/>
                </draw:rect>
                <draw:path draw:style-name="gr55" xml:id="shape-615" draw:id="shape-615" draw:name="rect6452" draw:layer="" svg:width="34.94553795245pt" svg:height="25.98042573929pt" svg:x="275.26740949878pt" svg:y="79.90735708446pt" svg:viewBox="0 0 35 26" svg:d="M0 0L0 25.2164C1.75516 25.4129 3.31848 25.9804 5.14426 25.9804C17.6963 25.9804 28.2584 20.8497 34.9455 13.4996L34.9455 0Z" calligra:nodeTypes="cccccc">
                  <draw:glue-point draw:id="4" svg:x="0.50000000000pt" svg:y="0.50000000000pt" draw:align="center"/>
                </draw:path>
                <draw:glue-point draw:id="4" svg:x="0.50000000000pt" svg:y="0.50000000000pt" draw:align="center"/>
              </draw:g>
              <draw:glue-point draw:id="4" svg:x="0.50000000000pt" svg:y="0.50000000000pt" draw:align="center"/>
            </draw:g>
            <draw:glue-point draw:id="4" svg:x="0.50000000000pt" svg:y="0.50000000000pt" draw:align="center"/>
          </draw:g>
          <draw:frame draw:style-name="gr17" xml:id="shape-616" draw:id="shape-616" draw:layer="" svg:width="157.05014092863pt" svg:height="33.41492360184pt" svg:x="209.84572021954pt" svg:y="36.75641596202pt">
            <draw:text-box>
              <text:p text:style-name="P1"><text:span text:style-name="T1">Mobile Users</text:span></text:p>
            </draw:text-box>
            <draw:glue-point draw:id="4" svg:x="0.50000000000pt" svg:y="0.50000000000pt" draw:align="center"/>
          </draw:frame>
          <draw:glue-point draw:id="4" svg:x="0.50000000000pt" svg:y="0.50000000000pt" draw:align="center"/>
        </draw:g>
        <draw:g draw:style-name="gr2" xml:id="shape-617" draw:id="shape-617" svg:y="192.84654057069pt">
          <draw:g draw:style-name="gr2" xml:id="shape-618" draw:id="shape-618" draw:name="g3612" svg:y="30.58004158850pt">
            <draw:path draw:style-name="gr21" xml:id="shape-619" draw:id="shape-619" draw:name="path20208" draw:layer="" svg:width="174.02706643447pt" svg:height="34.51498070080pt" svg:x="31.55920803515pt" svg:y="338.44887881973pt" svg:viewBox="0 0 174 35" svg:d="M174.027 17.2574C174.027 26.7885 135.07 34.515 87.0134 34.515C38.9572 34.515 0 26.7885 0 17.2574C0 7.72644 38.9572 0 87.0134 0C135.07 0 174.027 7.72644 174.027 17.2574Z" calligra:nodeTypes="ccccc">
              <draw:glue-point draw:id="4" svg:x="0.50000000000pt" svg:y="0.50000000000pt" draw:align="center"/>
            </draw:path>
            <draw:path draw:style-name="gr22" xml:id="shape-620" draw:id="shape-620" draw:name="path7049" draw:layer="" svg:width="165.48028483961pt" svg:height="66.49033434974pt" svg:x="38.93866523882pt" svg:y="287.38322317968pt" svg:viewBox="0 0 165 66" svg:d="M165.48 33.2451C165.488 51.6049 128.441 66.4903 82.7398 66.4903C37.0382 66.4903 -0.00814396 51.6049 1.34291e-06 33.2451C-0.00814396 14.8853 37.0382 0 82.7398 0C128.441 0 165.488 14.8853 165.48 33.2451Z" calligra:nodeTypes="ccccc">
              <draw:glue-point draw:id="4" svg:x="0.50000000000pt" svg:y="0.50000000000pt" draw:align="center"/>
            </draw:path>
            <draw:g draw:style-name="gr2" xml:id="shape-621" draw:id="shape-621" draw:name="g9315" svg:y="99.00053948022pt">
              <draw:rect draw:style-name="gr4" xml:id="shape-622" draw:id="shape-622" draw:name="rect9317" draw:layer="" svg:width="1771.27906199957pt" svg:height="632.48945110074pt" draw:transform="matrix(0.02922636000 0.00000000000 0.00000000000 0.02404604000 135.09528956227pt 322.26145838916pt)">
                <draw:glue-point draw:id="4" svg:x="0.50000000000pt" svg:y="0.50000000000pt" draw:align="center"/>
              </draw:rect>
              <draw:path draw:style-name="gr5" xml:id="shape-623" draw:id="shape-623" draw:name="path9319" draw:layer="" svg:width="13.37861716800pt" svg:height="15.89681564784pt" svg:x="186.86333063447pt" svg:y="322.26198203560pt" svg:viewBox="0 0 13 16" svg:d="M0 0C0 0 0 15.8966 0 15.8966C5.53401 15.9266 13.3786 12.335 13.3786 7.94729C13.3786 3.55959 7.203 6.6467e-07 0 0Z" calligra:nodeTypes="cccc">
                <draw:glue-point draw:id="4" svg:x="0.50000000000pt" svg:y="0.50000000000pt" draw:align="center"/>
              </draw:path>
              <draw:path draw:style-name="gr6" xml:id="shape-624" draw:id="shape-624" draw:name="path9321" draw:layer="" svg:width="13.37861949203pt" svg:height="15.89681564784pt" svg:x="121.74783952759pt" svg:y="322.26198203560pt" svg:viewBox="0 0 13 16" svg:d="M13.3786 0C13.3786 0 13.3786 15.8966 13.3786 15.8966C7.84453 15.9266 0 12.335 0 7.94729C0 3.55959 6.17554 6.6467e-07 13.3786 0Z" calligra:nodeTypes="cccc">
                <draw:glue-point draw:id="4" svg:x="0.50000000000pt" svg:y="0.50000000000pt" draw:align="center"/>
              </draw:path>
              <draw:glue-point draw:id="4" svg:x="0.50000000000pt" svg:y="0.50000000000pt" draw:align="center"/>
            </draw:g>
            <draw:g draw:style-name="gr2" xml:id="shape-625" draw:id="shape-625" draw:name="g9301" svg:y="84.71088614740pt">
              <draw:rect draw:style-name="gr4" xml:id="shape-626" draw:id="shape-626" draw:name="rect9303" draw:layer="" svg:width="1771.27906199957pt" svg:height="632.48945110074pt" draw:transform="matrix(0.02922636000 0.00000000000 0.00000000000 0.02404604000 56.05563973080pt 307.97180505635pt)">
                <draw:glue-point draw:id="4" svg:x="0.50000000000pt" svg:y="0.50000000000pt" draw:align="center"/>
              </draw:rect>
              <draw:path draw:style-name="gr5" xml:id="shape-627" draw:id="shape-627" draw:name="path9305" draw:layer="" svg:width="13.37861716800pt" svg:height="15.89681564784pt" svg:x="107.82368080300pt" svg:y="307.97232870278pt" svg:viewBox="0 0 13 16" svg:d="M0 0C0 0 0 15.8966 0 15.8966C5.53401 15.9266 13.3786 12.335 13.3786 7.94729C13.3786 3.55959 7.203 6.6467e-07 0 0Z" calligra:nodeTypes="cccc">
                <draw:glue-point draw:id="4" svg:x="0.50000000000pt" svg:y="0.50000000000pt" draw:align="center"/>
              </draw:path>
              <draw:path draw:style-name="gr6" xml:id="shape-628" draw:id="shape-628" draw:name="path9307" draw:layer="" svg:width="13.37861949203pt" svg:height="15.89681564784pt" svg:x="42.70818969611pt" svg:y="307.97232870278pt" svg:viewBox="0 0 13 16" svg:d="M13.3786 0C13.3786 0 13.3786 15.8966 13.3786 15.8966C7.84453 15.9266 0 12.335 0 7.94729C0 3.55959 6.17554 6.6467e-07 13.3786 0Z" calligra:nodeTypes="cccc">
                <draw:glue-point draw:id="4" svg:x="0.50000000000pt" svg:y="0.50000000000pt" draw:align="center"/>
              </draw:path>
              <draw:glue-point draw:id="4" svg:x="0.50000000000pt" svg:y="0.50000000000pt" draw:align="center"/>
            </draw:g>
            <draw:g draw:style-name="gr2" xml:id="shape-629" draw:id="shape-629" draw:name="layer1" svg:y="-223.42658215919pt">
              <draw:glue-point draw:id="4" svg:x="0.50000000000pt" svg:y="0.50000000000pt" draw:align="center"/>
            </draw:g>
            <draw:g draw:style-name="gr2" xml:id="shape-630" draw:id="shape-630" draw:name="g7202" svg:y="108.66805149590pt">
              <draw:rect draw:style-name="gr4" xml:id="shape-631" draw:id="shape-631" draw:name="rect7204" draw:layer="" svg:width="1771.27906199957pt" svg:height="632.48945110074pt" draw:transform="matrix(0.02922636000 0.00000000000 0.00000000000 0.02404604000 94.20942495381pt 331.92897040484pt)">
                <draw:glue-point draw:id="4" svg:x="0.50000000000pt" svg:y="0.50000000000pt" draw:align="center"/>
              </draw:rect>
              <draw:path draw:style-name="gr5" xml:id="shape-632" draw:id="shape-632" draw:name="path7206" draw:layer="" svg:width="13.37861716800pt" svg:height="15.89681564784pt" svg:x="145.97746602601pt" svg:y="331.92949405128pt" svg:viewBox="0 0 13 16" svg:d="M0 0C0 0 0 15.8966 0 15.8966C5.53401 15.9266 13.3786 12.335 13.3786 7.94729C13.3786 3.55959 7.203 6.6467e-07 0 0Z" calligra:nodeTypes="cccc">
                <draw:glue-point draw:id="4" svg:x="0.50000000000pt" svg:y="0.50000000000pt" draw:align="center"/>
              </draw:path>
              <draw:path draw:style-name="gr6" xml:id="shape-633" draw:id="shape-633" draw:name="path7208" draw:layer="" svg:width="13.37861949203pt" svg:height="15.89681564784pt" svg:x="80.86197491912pt" svg:y="331.92949405128pt" svg:viewBox="0 0 13 16" svg:d="M13.3786 0C13.3786 0 13.3786 15.8966 13.3786 15.8966C7.84453 15.9266 0 12.335 0 7.94729C0 3.55959 6.17554 6.6467e-07 13.3786 0Z" calligra:nodeTypes="cccc">
                <draw:glue-point draw:id="4" svg:x="0.50000000000pt" svg:y="0.50000000000pt" draw:align="center"/>
              </draw:path>
              <draw:glue-point draw:id="4" svg:x="0.50000000000pt" svg:y="0.50000000000pt" draw:align="center"/>
            </draw:g>
            <draw:g draw:style-name="gr2" xml:id="shape-634" draw:id="shape-634" draw:name="g9983" svg:y="14.48973250839pt">
              <draw:rect draw:style-name="gr23" xml:id="shape-635" draw:id="shape-635" draw:name="rect9704" draw:layer="" svg:width="48.24415243419pt" svg:height="77.04673305312pt" svg:x="53.12879598723pt" svg:y="237.93075503977pt" svg:rx="0.41472688597pt" svg:ry="0.28423171977pt">
                <draw:glue-point draw:id="4" svg:x="0.50000000000pt" svg:y="0.50000000000pt" draw:align="center"/>
              </draw:rect>
              <draw:g draw:style-name="gr2" xml:id="shape-636" draw:id="shape-636" draw:name="g9706" svg:y="4.33837811260pt">
                <draw:g draw:style-name="gr2" xml:id="shape-637" draw:id="shape-637" draw:name="g9708" svg:y="0.00000000000pt">
                  <draw:path draw:style-name="gr11" xml:id="shape-638" draw:id="shape-638" draw:name="path9710" draw:layer="" svg:width="12.40636172549pt" svg:height="12.67461912727pt" svg:x="57.64458520781pt" svg:y="243.91697679637pt" svg:viewBox="0 0 12 13" svg:d="M1.46027 0L10.9468 0C11.7554 0 12.4064 0.669976 12.4064 1.5022L12.3975 11.3075C12.3975 12.1396 11.7717 12.6746 10.9629 12.6746L1.45966 12.6746C0.651008 12.6746 0 12.0047 0 11.1725L0 1.5022C0 0.669976 0.651008 0 1.45966 0Z" calligra:nodeTypes="cccccccccc">
                    <draw:glue-point draw:id="4" svg:x="0.50000000000pt" svg:y="0.50000000000pt" draw:align="center"/>
                  </draw:path>
                  <draw:rect draw:style-name="gr12" xml:id="shape-639" draw:id="shape-639" draw:name="rect9712" draw:layer="" svg:width="10.82453384145pt" svg:height="10.78245564469pt" svg:x="58.50727544121pt" svg:y="244.77679518600pt" svg:rx="0.41266513485pt" svg:ry="0.41266513485pt">
                    <draw:glue-point draw:id="4" svg:x="0.50000000000pt" svg:y="0.50000000000pt" draw:align="center"/>
                  </draw:rect>
                  <draw:path draw:style-name="gr13" xml:id="shape-640" draw:id="shape-640" draw:name="path9714" draw:layer="" svg:width="9.24640375264pt" svg:height="5.22966451656pt" svg:x="59.13564332051pt" svg:y="245.30257001654pt" svg:viewBox="0 0 9 5" svg:d="M0.0194823 5.19024C3.77337 5.50807 5.75488 3.80281 9.2208 3.70008L9.2464 0.00574487L0 0L0.0193936 5.19029Z" calligra:nodeTypes="cccccc">
                    <draw:glue-point draw:id="4" svg:x="0.50000000000pt" svg:y="0.50000000000pt" draw:align="center"/>
                  </draw:path>
                  <draw:glue-point draw:id="4" svg:x="0.50000000000pt" svg:y="0.50000000000pt" draw:align="center"/>
                </draw:g>
                <draw:g draw:style-name="gr2" xml:id="shape-641" draw:id="shape-641" draw:name="g9716" svg:y="0.00000000000pt">
                  <draw:path draw:style-name="gr11" xml:id="shape-642" draw:id="shape-642" draw:name="path9718" draw:layer="" svg:width="12.40636172549pt" svg:height="12.67461912727pt" svg:x="70.74110777495pt" svg:y="243.91697679637pt" svg:viewBox="0 0 12 13" svg:d="M1.46027 0L10.9468 0C11.7554 0 12.4064 0.669976 12.4064 1.5022L12.3975 11.3075C12.3975 12.1396 11.7717 12.6746 10.9629 12.6746L1.45966 12.6746C0.651008 12.6746 0 12.0047 0 11.1725L0 1.5022C0 0.669976 0.651008 0 1.45966 0Z" calligra:nodeTypes="cccccccccc">
                    <draw:glue-point draw:id="4" svg:x="0.50000000000pt" svg:y="0.50000000000pt" draw:align="center"/>
                  </draw:path>
                  <draw:rect draw:style-name="gr12" xml:id="shape-643" draw:id="shape-643" draw:name="rect9720" draw:layer="" svg:width="10.82453384145pt" svg:height="10.78245564469pt" svg:x="71.60379800836pt" svg:y="244.77679518600pt" svg:rx="0.41266513485pt" svg:ry="0.41266513485pt">
                    <draw:glue-point draw:id="4" svg:x="0.50000000000pt" svg:y="0.50000000000pt" draw:align="center"/>
                  </draw:rect>
                  <draw:path draw:style-name="gr13" xml:id="shape-644" draw:id="shape-644" draw:name="path9722" draw:layer="" svg:width="9.24640375264pt" svg:height="5.22966451656pt" svg:x="72.23216588765pt" svg:y="245.30257001654pt" svg:viewBox="0 0 9 5" svg:d="M0.0194823 5.19024C3.77337 5.50807 5.75488 3.80281 9.2208 3.70008L9.2464 0.00574487L0 0L0.0193936 5.19029Z" calligra:nodeTypes="cccccc">
                    <draw:glue-point draw:id="4" svg:x="0.50000000000pt" svg:y="0.50000000000pt" draw:align="center"/>
                  </draw:path>
                  <draw:glue-point draw:id="4" svg:x="0.50000000000pt" svg:y="0.50000000000pt" draw:align="center"/>
                </draw:g>
                <draw:g draw:style-name="gr2" xml:id="shape-645" draw:id="shape-645" draw:name="g9724" svg:y="0.00000000000pt">
                  <draw:path draw:style-name="gr11" xml:id="shape-646" draw:id="shape-646" draw:name="path9726" draw:layer="" svg:width="12.40636172549pt" svg:height="12.67461912727pt" svg:x="83.83763298652pt" svg:y="243.91697679637pt" svg:viewBox="0 0 12 13" svg:d="M1.46027 0L10.9468 0C11.7554 0 12.4064 0.669976 12.4064 1.5022L12.3975 11.3075C12.3975 12.1396 11.7717 12.6746 10.9629 12.6746L1.45966 12.6746C0.651008 12.6746 0 12.0047 0 11.1725L0 1.5022C0 0.669976 0.651008 0 1.45966 0Z" calligra:nodeTypes="cccccccccc">
                    <draw:glue-point draw:id="4" svg:x="0.50000000000pt" svg:y="0.50000000000pt" draw:align="center"/>
                  </draw:path>
                  <draw:rect draw:style-name="gr12" xml:id="shape-647" draw:id="shape-647" draw:name="rect9728" draw:layer="" svg:width="10.82453384145pt" svg:height="10.78245564469pt" svg:x="84.70032321993pt" svg:y="244.77679518600pt" svg:rx="0.41266513485pt" svg:ry="0.41266513485pt">
                    <draw:glue-point draw:id="4" svg:x="0.50000000000pt" svg:y="0.50000000000pt" draw:align="center"/>
                  </draw:rect>
                  <draw:path draw:style-name="gr13" xml:id="shape-648" draw:id="shape-648" draw:name="path9730" draw:layer="" svg:width="9.24640375264pt" svg:height="5.22966451656pt" svg:x="85.32869109922pt" svg:y="245.30257001654pt" svg:viewBox="0 0 9 5" svg:d="M0.0194823 5.19024C3.77337 5.50807 5.75488 3.80281 9.2208 3.70008L9.2464 0.00574487L0 0L0.0193936 5.19029Z" calligra:nodeTypes="cccccc">
                    <draw:glue-point draw:id="4" svg:x="0.50000000000pt" svg:y="0.50000000000pt" draw:align="center"/>
                  </draw:path>
                  <draw:glue-point draw:id="4" svg:x="0.50000000000pt" svg:y="0.50000000000pt" draw:align="center"/>
                </draw:g>
                <draw:glue-point draw:id="4" svg:x="0.50000000000pt" svg:y="0.50000000000pt" draw:align="center"/>
              </draw:g>
              <draw:path draw:style-name="gr24" xml:id="shape-649" draw:id="shape-649" draw:name="path9732" draw:layer="" svg:width="42.64570000000pt" svg:height="0.00000000000pt" svg:x="55.81639088289pt" svg:y="257.42683172604pt" svg:viewBox="0 0 43 0" svg:d="M0 0L42.6457 0" calligra:nodeTypes="cc">
                <draw:glue-point draw:id="4" svg:x="0.50000000000pt" svg:y="0.50000000000pt" draw:align="center"/>
              </draw:path>
              <draw:path draw:style-name="gr25" xml:id="shape-650" draw:id="shape-650" draw:name="path9734" draw:layer="" svg:width="46.54380000000pt" svg:height="0.00000000000pt" svg:x="53.86733715485pt" svg:y="242.69760409547pt" svg:viewBox="0 0 47 0" svg:d="M0 0L46.5438 0" calligra:nodeTypes="cc">
                <draw:glue-point draw:id="4" svg:x="0.50000000000pt" svg:y="0.50000000000pt" draw:align="center"/>
              </draw:path>
              <draw:g draw:style-name="gr2" xml:id="shape-651" draw:id="shape-651" draw:name="g9736" svg:y="24.25676572343pt">
                <draw:g draw:style-name="gr2" xml:id="shape-652" draw:id="shape-652" draw:name="g9738" svg:y="1.29194908091pt">
                  <draw:g draw:style-name="gr2" xml:id="shape-653" draw:id="shape-653" draw:name="g9740" svg:y="0.00000000000pt">
                    <draw:path draw:style-name="gr11" xml:id="shape-654" draw:id="shape-654" draw:name="path9742" draw:layer="" svg:width="12.40636172549pt" svg:height="12.67461912727pt" svg:x="57.64458560447pt" svg:y="265.12731348811pt" svg:viewBox="0 0 12 13" svg:d="M1.46027 0L10.9468 0C11.7554 0 12.4064 0.669976 12.4064 1.5022L12.3975 11.3075C12.3975 12.1396 11.7717 12.6746 10.9629 12.6746L1.45966 12.6746C0.651008 12.6746 0 12.0047 0 11.1725L0 1.5022C0 0.669976 0.651008 0 1.45966 0Z" calligra:nodeTypes="cccccccccc">
                      <draw:glue-point draw:id="4" svg:x="0.50000000000pt" svg:y="0.50000000000pt" draw:align="center"/>
                    </draw:path>
                    <draw:rect draw:style-name="gr12" xml:id="shape-655" draw:id="shape-655" draw:name="rect9744" draw:layer="" svg:width="10.82453384145pt" svg:height="10.78245564469pt" svg:x="58.50727583788pt" svg:y="265.98713187773pt" svg:rx="0.41266513485pt" svg:ry="0.41266513485pt">
                      <draw:glue-point draw:id="4" svg:x="0.50000000000pt" svg:y="0.50000000000pt" draw:align="center"/>
                    </draw:rect>
                    <draw:path draw:style-name="gr13" xml:id="shape-656" draw:id="shape-656" draw:name="path9746" draw:layer="" svg:width="9.24640375264pt" svg:height="5.22966451656pt" svg:x="59.13564371717pt" svg:y="266.51290670828pt" svg:viewBox="0 0 9 5" svg:d="M0.0194823 5.19024C3.77337 5.50807 5.75488 3.80281 9.2208 3.70008L9.2464 0.00574487L0 0L0.0193936 5.19029Z" calligra:nodeTypes="cccccc">
                      <draw:glue-point draw:id="4" svg:x="0.50000000000pt" svg:y="0.50000000000pt" draw:align="center"/>
                    </draw:path>
                    <draw:glue-point draw:id="4" svg:x="0.50000000000pt" svg:y="0.50000000000pt" draw:align="center"/>
                  </draw:g>
                  <draw:g draw:style-name="gr2" xml:id="shape-657" draw:id="shape-657" draw:name="g9748" svg:y="0.00000000000pt">
                    <draw:path draw:style-name="gr11" xml:id="shape-658" draw:id="shape-658" draw:name="path9750" draw:layer="" svg:width="12.40636172549pt" svg:height="12.67461912727pt" svg:x="70.74110817162pt" svg:y="265.12731348811pt" svg:viewBox="0 0 12 13" svg:d="M1.46027 0L10.9468 0C11.7554 0 12.4064 0.669976 12.4064 1.5022L12.3975 11.3075C12.3975 12.1396 11.7717 12.6746 10.9629 12.6746L1.45966 12.6746C0.651008 12.6746 0 12.0047 0 11.1725L0 1.5022C0 0.669976 0.651008 0 1.45966 0Z" calligra:nodeTypes="cccccccccc">
                      <draw:glue-point draw:id="4" svg:x="0.50000000000pt" svg:y="0.50000000000pt" draw:align="center"/>
                    </draw:path>
                    <draw:rect draw:style-name="gr12" xml:id="shape-659" draw:id="shape-659" draw:name="rect9752" draw:layer="" svg:width="10.82453384145pt" svg:height="10.78245564469pt" svg:x="71.60379840502pt" svg:y="265.98713187773pt" svg:rx="0.41266513485pt" svg:ry="0.41266513485pt">
                      <draw:glue-point draw:id="4" svg:x="0.50000000000pt" svg:y="0.50000000000pt" draw:align="center"/>
                    </draw:rect>
                    <draw:path draw:style-name="gr13" xml:id="shape-660" draw:id="shape-660" draw:name="path9754" draw:layer="" svg:width="9.24640375264pt" svg:height="5.22966451656pt" svg:x="72.23216628431pt" svg:y="266.51290670828pt" svg:viewBox="0 0 9 5" svg:d="M0.0194823 5.19024C3.77337 5.50807 5.75488 3.80281 9.2208 3.70008L9.2464 0.00574487L0 0L0.0193936 5.19029Z" calligra:nodeTypes="cccccc">
                      <draw:glue-point draw:id="4" svg:x="0.50000000000pt" svg:y="0.50000000000pt" draw:align="center"/>
                    </draw:path>
                    <draw:glue-point draw:id="4" svg:x="0.50000000000pt" svg:y="0.50000000000pt" draw:align="center"/>
                  </draw:g>
                  <draw:g draw:style-name="gr2" xml:id="shape-661" draw:id="shape-661" draw:name="g9756" svg:y="0.00000000000pt">
                    <draw:path draw:style-name="gr11" xml:id="shape-662" draw:id="shape-662" draw:name="path9758" draw:layer="" svg:width="12.40636172549pt" svg:height="12.67461912727pt" svg:x="83.83763338318pt" svg:y="265.12731348811pt" svg:viewBox="0 0 12 13" svg:d="M1.46027 0L10.9468 0C11.7554 0 12.4064 0.669976 12.4064 1.5022L12.3975 11.3075C12.3975 12.1396 11.7717 12.6746 10.9629 12.6746L1.45966 12.6746C0.651008 12.6746 0 12.0047 0 11.1725L0 1.5022C0 0.669976 0.651008 0 1.45966 0Z" calligra:nodeTypes="cccccccccc">
                      <draw:glue-point draw:id="4" svg:x="0.50000000000pt" svg:y="0.50000000000pt" draw:align="center"/>
                    </draw:path>
                    <draw:rect draw:style-name="gr12" xml:id="shape-663" draw:id="shape-663" draw:name="rect9760" draw:layer="" svg:width="10.82453384145pt" svg:height="10.78245564469pt" svg:x="84.70032361659pt" svg:y="265.98713187773pt" svg:rx="0.41266513485pt" svg:ry="0.41266513485pt">
                      <draw:glue-point draw:id="4" svg:x="0.50000000000pt" svg:y="0.50000000000pt" draw:align="center"/>
                    </draw:rect>
                    <draw:path draw:style-name="gr13" xml:id="shape-664" draw:id="shape-664" draw:name="path9762" draw:layer="" svg:width="9.24640375264pt" svg:height="5.22966451656pt" svg:x="85.32869149588pt" svg:y="266.51290670828pt" svg:viewBox="0 0 9 5" svg:d="M0.0194823 5.19024C3.77337 5.50807 5.75488 3.80281 9.2208 3.70008L9.2464 0.00574487L0 0L0.0193936 5.19029Z" calligra:nodeTypes="cccccc">
                      <draw:glue-point draw:id="4" svg:x="0.50000000000pt" svg:y="0.50000000000pt" draw:align="center"/>
                    </draw:path>
                    <draw:glue-point draw:id="4" svg:x="0.50000000000pt" svg:y="0.50000000000pt" draw:align="center"/>
                  </draw:g>
                  <draw:glue-point draw:id="4" svg:x="0.50000000000pt" svg:y="0.50000000000pt" draw:align="center"/>
                </draw:g>
                <draw:g draw:style-name="gr2" xml:id="shape-665" draw:id="shape-665" draw:name="g9764" svg:y="0.00000000000pt">
                  <draw:path draw:style-name="gr24" xml:id="shape-666" draw:id="shape-666" draw:name="path9766" draw:layer="" svg:width="42.64570000000pt" svg:height="0.00000000000pt" svg:x="55.81639088289pt" svg:y="278.63716868222pt" svg:viewBox="0 0 43 0" svg:d="M0 0L42.6457 0" calligra:nodeTypes="cc">
                    <draw:glue-point draw:id="4" svg:x="0.50000000000pt" svg:y="0.50000000000pt" draw:align="center"/>
                  </draw:path>
                  <draw:path draw:style-name="gr24" xml:id="shape-667" draw:id="shape-667" draw:name="path9768" draw:layer="" svg:width="42.64570000000pt" svg:height="0.00000000000pt" svg:x="55.81639088289pt" svg:y="263.90794078720pt" svg:viewBox="0 0 43 0" svg:d="M0 0L42.6457 0" calligra:nodeTypes="cc">
                    <draw:glue-point draw:id="4" svg:x="0.50000000000pt" svg:y="0.50000000000pt" draw:align="center"/>
                  </draw:path>
                  <draw:glue-point draw:id="4" svg:x="0.50000000000pt" svg:y="0.50000000000pt" draw:align="center"/>
                </draw:g>
                <draw:glue-point draw:id="4" svg:x="0.50000000000pt" svg:y="0.50000000000pt" draw:align="center"/>
              </draw:g>
              <draw:g draw:style-name="gr2" xml:id="shape-668" draw:id="shape-668" draw:name="g9770" svg:y="45.46709157304pt">
                <draw:g draw:style-name="gr2" xml:id="shape-669" draw:id="shape-669" draw:name="g9772" svg:y="1.29194908090pt">
                  <draw:g draw:style-name="gr2" xml:id="shape-670" draw:id="shape-670" draw:name="g9774" svg:y="0.00000000000pt">
                    <draw:path draw:style-name="gr11" xml:id="shape-671" draw:id="shape-671" draw:name="path9776" draw:layer="" svg:width="12.40636172549pt" svg:height="12.67461912727pt" svg:x="57.64458560447pt" svg:y="286.33763933771pt" svg:viewBox="0 0 12 13" svg:d="M1.46027 0L10.9468 0C11.7554 0 12.4064 0.669976 12.4064 1.5022L12.3975 11.3075C12.3975 12.1396 11.7717 12.6746 10.9629 12.6746L1.45966 12.6746C0.651008 12.6746 0 12.0047 0 11.1725L0 1.5022C0 0.669976 0.651008 0 1.45966 0Z" calligra:nodeTypes="cccccccccc">
                      <draw:glue-point draw:id="4" svg:x="0.50000000000pt" svg:y="0.50000000000pt" draw:align="center"/>
                    </draw:path>
                    <draw:rect draw:style-name="gr12" xml:id="shape-672" draw:id="shape-672" draw:name="rect9778" draw:layer="" svg:width="10.82453384145pt" svg:height="10.78245564469pt" svg:x="58.50727583788pt" svg:y="287.19745772734pt" svg:rx="0.41266513485pt" svg:ry="0.41266513485pt">
                      <draw:glue-point draw:id="4" svg:x="0.50000000000pt" svg:y="0.50000000000pt" draw:align="center"/>
                    </draw:rect>
                    <draw:path draw:style-name="gr13" xml:id="shape-673" draw:id="shape-673" draw:name="path9780" draw:layer="" svg:width="9.24640375264pt" svg:height="5.22966451656pt" svg:x="59.13564371717pt" svg:y="287.72323255788pt" svg:viewBox="0 0 9 5" svg:d="M0.0194823 5.19024C3.77337 5.50807 5.75488 3.80281 9.2208 3.70008L9.2464 0.00574487L0 0L0.0193936 5.19029Z" calligra:nodeTypes="cccccc">
                      <draw:glue-point draw:id="4" svg:x="0.50000000000pt" svg:y="0.50000000000pt" draw:align="center"/>
                    </draw:path>
                    <draw:glue-point draw:id="4" svg:x="0.50000000000pt" svg:y="0.50000000000pt" draw:align="center"/>
                  </draw:g>
                  <draw:g draw:style-name="gr2" xml:id="shape-674" draw:id="shape-674" draw:name="g9782" svg:y="0.00000000000pt">
                    <draw:path draw:style-name="gr11" xml:id="shape-675" draw:id="shape-675" draw:name="path9784" draw:layer="" svg:width="12.40636172549pt" svg:height="12.67461912727pt" svg:x="70.74110817162pt" svg:y="286.33763933771pt" svg:viewBox="0 0 12 13" svg:d="M1.46027 0L10.9468 0C11.7554 0 12.4064 0.669976 12.4064 1.5022L12.3975 11.3075C12.3975 12.1396 11.7717 12.6746 10.9629 12.6746L1.45966 12.6746C0.651008 12.6746 0 12.0047 0 11.1725L0 1.5022C0 0.669976 0.651008 0 1.45966 0Z" calligra:nodeTypes="cccccccccc">
                      <draw:glue-point draw:id="4" svg:x="0.50000000000pt" svg:y="0.50000000000pt" draw:align="center"/>
                    </draw:path>
                    <draw:rect draw:style-name="gr12" xml:id="shape-676" draw:id="shape-676" draw:name="rect9786" draw:layer="" svg:width="10.82453384145pt" svg:height="10.78245564469pt" svg:x="71.60379840502pt" svg:y="287.19745772734pt" svg:rx="0.41266513485pt" svg:ry="0.41266513485pt">
                      <draw:glue-point draw:id="4" svg:x="0.50000000000pt" svg:y="0.50000000000pt" draw:align="center"/>
                    </draw:rect>
                    <draw:path draw:style-name="gr13" xml:id="shape-677" draw:id="shape-677" draw:name="path9788" draw:layer="" svg:width="9.24640375264pt" svg:height="5.22966451656pt" svg:x="72.23216628431pt" svg:y="287.72323255788pt" svg:viewBox="0 0 9 5" svg:d="M0.0194823 5.19024C3.77337 5.50807 5.75488 3.80281 9.2208 3.70008L9.2464 0.00574487L0 0L0.0193936 5.19029Z" calligra:nodeTypes="cccccc">
                      <draw:glue-point draw:id="4" svg:x="0.50000000000pt" svg:y="0.50000000000pt" draw:align="center"/>
                    </draw:path>
                    <draw:glue-point draw:id="4" svg:x="0.50000000000pt" svg:y="0.50000000000pt" draw:align="center"/>
                  </draw:g>
                  <draw:g draw:style-name="gr2" xml:id="shape-678" draw:id="shape-678" draw:name="g9790" svg:y="0.00000000000pt">
                    <draw:path draw:style-name="gr11" xml:id="shape-679" draw:id="shape-679" draw:name="path9792" draw:layer="" svg:width="12.40636172549pt" svg:height="12.67461912727pt" svg:x="83.83763338318pt" svg:y="286.33763933771pt" svg:viewBox="0 0 12 13" svg:d="M1.46027 0L10.9468 0C11.7554 0 12.4064 0.669976 12.4064 1.5022L12.3975 11.3075C12.3975 12.1396 11.7717 12.6746 10.9629 12.6746L1.45966 12.6746C0.651008 12.6746 0 12.0047 0 11.1725L0 1.5022C0 0.669976 0.651008 0 1.45966 0Z" calligra:nodeTypes="cccccccccc">
                      <draw:glue-point draw:id="4" svg:x="0.50000000000pt" svg:y="0.50000000000pt" draw:align="center"/>
                    </draw:path>
                    <draw:rect draw:style-name="gr12" xml:id="shape-680" draw:id="shape-680" draw:name="rect9794" draw:layer="" svg:width="10.82453384145pt" svg:height="10.78245564469pt" svg:x="84.70032361659pt" svg:y="287.19745772734pt" svg:rx="0.41266513485pt" svg:ry="0.41266513485pt">
                      <draw:glue-point draw:id="4" svg:x="0.50000000000pt" svg:y="0.50000000000pt" draw:align="center"/>
                    </draw:rect>
                    <draw:path draw:style-name="gr13" xml:id="shape-681" draw:id="shape-681" draw:name="path9796" draw:layer="" svg:width="9.24640375264pt" svg:height="5.22966451656pt" svg:x="85.32869149588pt" svg:y="287.72323255788pt" svg:viewBox="0 0 9 5" svg:d="M0.0194823 5.19024C3.77337 5.50807 5.75488 3.80281 9.2208 3.70008L9.2464 0.00574487L0 0L0.0193936 5.19029Z" calligra:nodeTypes="cccccc">
                      <draw:glue-point draw:id="4" svg:x="0.50000000000pt" svg:y="0.50000000000pt" draw:align="center"/>
                    </draw:path>
                    <draw:glue-point draw:id="4" svg:x="0.50000000000pt" svg:y="0.50000000000pt" draw:align="center"/>
                  </draw:g>
                  <draw:glue-point draw:id="4" svg:x="0.50000000000pt" svg:y="0.50000000000pt" draw:align="center"/>
                </draw:g>
                <draw:g draw:style-name="gr2" xml:id="shape-682" draw:id="shape-682" draw:name="g9798" svg:y="0.00000000000pt">
                  <draw:path draw:style-name="gr24" xml:id="shape-683" draw:id="shape-683" draw:name="path9800" draw:layer="" svg:width="42.64570000000pt" svg:height="0.00000000000pt" svg:x="55.81639088289pt" svg:y="299.84749453182pt" svg:viewBox="0 0 43 0" svg:d="M0 0L42.6457 0" calligra:nodeTypes="cc">
                    <draw:glue-point draw:id="4" svg:x="0.50000000000pt" svg:y="0.50000000000pt" draw:align="center"/>
                  </draw:path>
                  <draw:path draw:style-name="gr24" xml:id="shape-684" draw:id="shape-684" draw:name="path9802" draw:layer="" svg:width="42.64570000000pt" svg:height="0.00000000000pt" svg:x="55.81639088289pt" svg:y="285.11826663681pt" svg:viewBox="0 0 43 0" svg:d="M0 0L42.6457 0" calligra:nodeTypes="cc">
                    <draw:glue-point draw:id="4" svg:x="0.50000000000pt" svg:y="0.50000000000pt" draw:align="center"/>
                  </draw:path>
                  <draw:glue-point draw:id="4" svg:x="0.50000000000pt" svg:y="0.50000000000pt" draw:align="center"/>
                </draw:g>
                <draw:glue-point draw:id="4" svg:x="0.50000000000pt" svg:y="0.50000000000pt" draw:align="center"/>
              </draw:g>
              <draw:glue-point draw:id="4" svg:x="0.50000000000pt" svg:y="0.50000000000pt" draw:align="center"/>
            </draw:g>
            <draw:g draw:style-name="gr2" xml:id="shape-685" draw:id="shape-685" draw:name="g10233" svg:y="28.55611188790pt">
              <draw:rect draw:style-name="gr23" xml:id="shape-686" draw:id="shape-686" draw:name="rect10235" draw:layer="" svg:width="48.24415243419pt" svg:height="77.04673305312pt" svg:x="142.21585833900pt" svg:y="251.99713441928pt" svg:rx="0.41472688597pt" svg:ry="0.28423171977pt">
                <draw:glue-point draw:id="4" svg:x="0.50000000000pt" svg:y="0.50000000000pt" draw:align="center"/>
              </draw:rect>
              <draw:g draw:style-name="gr2" xml:id="shape-687" draw:id="shape-687" draw:name="g10237" svg:y="4.33837811260pt">
                <draw:g draw:style-name="gr2" xml:id="shape-688" draw:id="shape-688" draw:name="g10239" svg:y="0.00000000000pt">
                  <draw:path draw:style-name="gr11" xml:id="shape-689" draw:id="shape-689" draw:name="path10241" draw:layer="" svg:width="12.40636172549pt" svg:height="12.67461912727pt" svg:x="146.73164755957pt" svg:y="257.98335617588pt" svg:viewBox="0 0 12 13" svg:d="M1.46027 0L10.9468 0C11.7554 0 12.4064 0.669976 12.4064 1.5022L12.3975 11.3075C12.3975 12.1396 11.7717 12.6746 10.9629 12.6746L1.45966 12.6746C0.651008 12.6746 0 12.0047 0 11.1725L0 1.5022C0 0.669976 0.651008 0 1.45966 0Z" calligra:nodeTypes="cccccccccc">
                    <draw:glue-point draw:id="4" svg:x="0.50000000000pt" svg:y="0.50000000000pt" draw:align="center"/>
                  </draw:path>
                  <draw:rect draw:style-name="gr12" xml:id="shape-690" draw:id="shape-690" draw:name="rect10243" draw:layer="" svg:width="10.82453384145pt" svg:height="10.78245564469pt" svg:x="147.59433779298pt" svg:y="258.84317456550pt" svg:rx="0.41266513485pt" svg:ry="0.41266513485pt">
                    <draw:glue-point draw:id="4" svg:x="0.50000000000pt" svg:y="0.50000000000pt" draw:align="center"/>
                  </draw:rect>
                  <draw:path draw:style-name="gr13" xml:id="shape-691" draw:id="shape-691" draw:name="path10245" draw:layer="" svg:width="9.24640375264pt" svg:height="5.22966451656pt" svg:x="148.22270567227pt" svg:y="259.36894939605pt" svg:viewBox="0 0 9 5" svg:d="M0.0194823 5.19024C3.77337 5.50807 5.75488 3.80281 9.2208 3.70008L9.2464 0.00574487L0 0L0.0193936 5.19029Z" calligra:nodeTypes="cccccc">
                    <draw:glue-point draw:id="4" svg:x="0.50000000000pt" svg:y="0.50000000000pt" draw:align="center"/>
                  </draw:path>
                  <draw:glue-point draw:id="4" svg:x="0.50000000000pt" svg:y="0.50000000000pt" draw:align="center"/>
                </draw:g>
                <draw:g draw:style-name="gr2" xml:id="shape-692" draw:id="shape-692" draw:name="g10247" svg:y="-0.00000000000pt">
                  <draw:path draw:style-name="gr11" xml:id="shape-693" draw:id="shape-693" draw:name="path10249" draw:layer="" svg:width="12.40636172549pt" svg:height="12.67461912727pt" svg:x="159.82817012672pt" svg:y="257.98335617588pt" svg:viewBox="0 0 12 13" svg:d="M1.46027 0L10.9468 0C11.7554 0 12.4064 0.669976 12.4064 1.5022L12.3975 11.3075C12.3975 12.1396 11.7717 12.6746 10.9629 12.6746L1.45966 12.6746C0.651008 12.6746 0 12.0047 0 11.1725L0 1.5022C0 0.669976 0.651008 0 1.45966 0Z" calligra:nodeTypes="cccccccccc">
                    <draw:glue-point draw:id="4" svg:x="0.50000000000pt" svg:y="0.50000000000pt" draw:align="center"/>
                  </draw:path>
                  <draw:rect draw:style-name="gr12" xml:id="shape-694" draw:id="shape-694" draw:name="rect10251" draw:layer="" svg:width="10.82453384145pt" svg:height="10.78245564469pt" svg:x="160.69086036013pt" svg:y="258.84317456550pt" svg:rx="0.41266513485pt" svg:ry="0.41266513485pt">
                    <draw:glue-point draw:id="4" svg:x="0.50000000000pt" svg:y="0.50000000000pt" draw:align="center"/>
                  </draw:rect>
                  <draw:path draw:style-name="gr13" xml:id="shape-695" draw:id="shape-695" draw:name="path10253" draw:layer="" svg:width="9.24640375264pt" svg:height="5.22966451656pt" svg:x="161.31922823942pt" svg:y="259.36894939605pt" svg:viewBox="0 0 9 5" svg:d="M0.0194823 5.19024C3.77337 5.50807 5.75488 3.80281 9.2208 3.70008L9.2464 0.00574487L0 0L0.0193936 5.19029Z" calligra:nodeTypes="cccccc">
                    <draw:glue-point draw:id="4" svg:x="0.50000000000pt" svg:y="0.50000000000pt" draw:align="center"/>
                  </draw:path>
                  <draw:glue-point draw:id="4" svg:x="0.50000000000pt" svg:y="0.50000000000pt" draw:align="center"/>
                </draw:g>
                <draw:g draw:style-name="gr2" xml:id="shape-696" draw:id="shape-696" draw:name="g10255" svg:y="-0.00000000000pt">
                  <draw:path draw:style-name="gr11" xml:id="shape-697" draw:id="shape-697" draw:name="path10257" draw:layer="" svg:width="12.40636172549pt" svg:height="12.67461912727pt" svg:x="172.92469533829pt" svg:y="257.98335617588pt" svg:viewBox="0 0 12 13" svg:d="M1.46027 0L10.9468 0C11.7554 0 12.4064 0.669976 12.4064 1.5022L12.3975 11.3075C12.3975 12.1396 11.7717 12.6746 10.9629 12.6746L1.45966 12.6746C0.651008 12.6746 0 12.0047 0 11.1725L0 1.5022C0 0.669976 0.651008 0 1.45966 0Z" calligra:nodeTypes="cccccccccc">
                    <draw:glue-point draw:id="4" svg:x="0.50000000000pt" svg:y="0.50000000000pt" draw:align="center"/>
                  </draw:path>
                  <draw:rect draw:style-name="gr12" xml:id="shape-698" draw:id="shape-698" draw:name="rect10259" draw:layer="" svg:width="10.82453384145pt" svg:height="10.78245564469pt" svg:x="173.78738557169pt" svg:y="258.84317456550pt" svg:rx="0.41266513485pt" svg:ry="0.41266513485pt">
                    <draw:glue-point draw:id="4" svg:x="0.50000000000pt" svg:y="0.50000000000pt" draw:align="center"/>
                  </draw:rect>
                  <draw:path draw:style-name="gr13" xml:id="shape-699" draw:id="shape-699" draw:name="path10261" draw:layer="" svg:width="9.24640375264pt" svg:height="5.22966451656pt" svg:x="174.41575345099pt" svg:y="259.36894939605pt" svg:viewBox="0 0 9 5" svg:d="M0.0194823 5.19024C3.77337 5.50807 5.75488 3.80281 9.2208 3.70008L9.2464 0.00574487L0 0L0.0193936 5.19029Z" calligra:nodeTypes="cccccc">
                    <draw:glue-point draw:id="4" svg:x="0.50000000000pt" svg:y="0.50000000000pt" draw:align="center"/>
                  </draw:path>
                  <draw:glue-point draw:id="4" svg:x="0.50000000000pt" svg:y="0.50000000000pt" draw:align="center"/>
                </draw:g>
                <draw:glue-point draw:id="4" svg:x="0.50000000000pt" svg:y="0.50000000000pt" draw:align="center"/>
              </draw:g>
              <draw:path draw:style-name="gr24" xml:id="shape-700" draw:id="shape-700" draw:name="path10263" draw:layer="" svg:width="42.64570000000pt" svg:height="0.00000000000pt" svg:x="144.90345323466pt" svg:y="271.49321110556pt" svg:viewBox="0 0 43 0" svg:d="M0 0L42.6457 0" calligra:nodeTypes="cc">
                <draw:glue-point draw:id="4" svg:x="0.50000000000pt" svg:y="0.50000000000pt" draw:align="center"/>
              </draw:path>
              <draw:path draw:style-name="gr25" xml:id="shape-701" draw:id="shape-701" draw:name="path10265" draw:layer="" svg:width="46.54380000000pt" svg:height="0.00000000000pt" svg:x="142.95439950662pt" svg:y="256.76398347498pt" svg:viewBox="0 0 47 0" svg:d="M0 0L46.5438 0" calligra:nodeTypes="cc">
                <draw:glue-point draw:id="4" svg:x="0.50000000000pt" svg:y="0.50000000000pt" draw:align="center"/>
              </draw:path>
              <draw:g draw:style-name="gr2" xml:id="shape-702" draw:id="shape-702" draw:name="g10267" svg:y="24.25676572343pt">
                <draw:g draw:style-name="gr2" xml:id="shape-703" draw:id="shape-703" draw:name="g10269" svg:y="1.29194908091pt">
                  <draw:g draw:style-name="gr2" xml:id="shape-704" draw:id="shape-704" draw:name="g10271" svg:y="0.00000000000pt">
                    <draw:path draw:style-name="gr11" xml:id="shape-705" draw:id="shape-705" draw:name="path10273" draw:layer="" svg:width="12.40636172549pt" svg:height="12.67461912727pt" svg:x="146.73164795624pt" svg:y="279.19369286762pt" svg:viewBox="0 0 12 13" svg:d="M1.46027 0L10.9468 0C11.7554 0 12.4064 0.669976 12.4064 1.5022L12.3975 11.3075C12.3975 12.1396 11.7717 12.6746 10.9629 12.6746L1.45966 12.6746C0.651008 12.6746 0 12.0047 0 11.1725L0 1.5022C0 0.669976 0.651008 0 1.45966 0Z" calligra:nodeTypes="cccccccccc">
                      <draw:glue-point draw:id="4" svg:x="0.50000000000pt" svg:y="0.50000000000pt" draw:align="center"/>
                    </draw:path>
                    <draw:rect draw:style-name="gr12" xml:id="shape-706" draw:id="shape-706" draw:name="rect10275" draw:layer="" svg:width="10.82453384145pt" svg:height="10.78245564469pt" svg:x="147.59433818964pt" svg:y="280.05351125725pt" svg:rx="0.41266513485pt" svg:ry="0.41266513485pt">
                      <draw:glue-point draw:id="4" svg:x="0.50000000000pt" svg:y="0.50000000000pt" draw:align="center"/>
                    </draw:rect>
                    <draw:path draw:style-name="gr13" xml:id="shape-707" draw:id="shape-707" draw:name="path10277" draw:layer="" svg:width="9.24640375264pt" svg:height="5.22966451656pt" svg:x="148.22270606894pt" svg:y="280.57928608779pt" svg:viewBox="0 0 9 5" svg:d="M0.0194823 5.19024C3.77337 5.50807 5.75488 3.80281 9.2208 3.70008L9.2464 0.00574487L0 0L0.0193936 5.19029Z" calligra:nodeTypes="cccccc">
                      <draw:glue-point draw:id="4" svg:x="0.50000000000pt" svg:y="0.50000000000pt" draw:align="center"/>
                    </draw:path>
                    <draw:glue-point draw:id="4" svg:x="0.50000000000pt" svg:y="0.50000000000pt" draw:align="center"/>
                  </draw:g>
                  <draw:g draw:style-name="gr2" xml:id="shape-708" draw:id="shape-708" draw:name="g10279" svg:y="0.00000000000pt">
                    <draw:path draw:style-name="gr11" xml:id="shape-709" draw:id="shape-709" draw:name="path10281" draw:layer="" svg:width="12.40636172549pt" svg:height="12.67461912727pt" svg:x="159.82817052339pt" svg:y="279.19369286762pt" svg:viewBox="0 0 12 13" svg:d="M1.46027 0L10.9468 0C11.7554 0 12.4064 0.669976 12.4064 1.5022L12.3975 11.3075C12.3975 12.1396 11.7717 12.6746 10.9629 12.6746L1.45966 12.6746C0.651008 12.6746 0 12.0047 0 11.1725L0 1.5022C0 0.669976 0.651008 0 1.45966 0Z" calligra:nodeTypes="cccccccccc">
                      <draw:glue-point draw:id="4" svg:x="0.50000000000pt" svg:y="0.50000000000pt" draw:align="center"/>
                    </draw:path>
                    <draw:rect draw:style-name="gr12" xml:id="shape-710" draw:id="shape-710" draw:name="rect10283" draw:layer="" svg:width="10.82453384145pt" svg:height="10.78245564469pt" svg:x="160.69086075679pt" svg:y="280.05351125725pt" svg:rx="0.41266513485pt" svg:ry="0.41266513485pt">
                      <draw:glue-point draw:id="4" svg:x="0.50000000000pt" svg:y="0.50000000000pt" draw:align="center"/>
                    </draw:rect>
                    <draw:path draw:style-name="gr13" xml:id="shape-711" draw:id="shape-711" draw:name="path10285" draw:layer="" svg:width="9.24640375264pt" svg:height="5.22966451656pt" svg:x="161.31922863608pt" svg:y="280.57928608779pt" svg:viewBox="0 0 9 5" svg:d="M0.0194823 5.19024C3.77337 5.50807 5.75488 3.80281 9.2208 3.70008L9.2464 0.00574487L0 0L0.0193936 5.19029Z" calligra:nodeTypes="cccccc">
                      <draw:glue-point draw:id="4" svg:x="0.50000000000pt" svg:y="0.50000000000pt" draw:align="center"/>
                    </draw:path>
                    <draw:glue-point draw:id="4" svg:x="0.50000000000pt" svg:y="0.50000000000pt" draw:align="center"/>
                  </draw:g>
                  <draw:g draw:style-name="gr2" xml:id="shape-712" draw:id="shape-712" draw:name="g10287" svg:y="0.00000000000pt">
                    <draw:path draw:style-name="gr11" xml:id="shape-713" draw:id="shape-713" draw:name="path10289" draw:layer="" svg:width="12.40636172549pt" svg:height="12.67461912727pt" svg:x="172.92469573496pt" svg:y="279.19369286762pt" svg:viewBox="0 0 12 13" svg:d="M1.46027 0L10.9468 0C11.7554 0 12.4064 0.669976 12.4064 1.5022L12.3975 11.3075C12.3975 12.1396 11.7717 12.6746 10.9629 12.6746L1.45966 12.6746C0.651008 12.6746 0 12.0047 0 11.1725L0 1.5022C0 0.669976 0.651008 0 1.45966 0Z" calligra:nodeTypes="cccccccccc">
                      <draw:glue-point draw:id="4" svg:x="0.50000000000pt" svg:y="0.50000000000pt" draw:align="center"/>
                    </draw:path>
                    <draw:rect draw:style-name="gr12" xml:id="shape-714" draw:id="shape-714" draw:name="rect10291" draw:layer="" svg:width="10.82453384145pt" svg:height="10.78245564469pt" svg:x="173.78738596836pt" svg:y="280.05351125725pt" svg:rx="0.41266513485pt" svg:ry="0.41266513485pt">
                      <draw:glue-point draw:id="4" svg:x="0.50000000000pt" svg:y="0.50000000000pt" draw:align="center"/>
                    </draw:rect>
                    <draw:path draw:style-name="gr13" xml:id="shape-715" draw:id="shape-715" draw:name="path10293" draw:layer="" svg:width="9.24640375264pt" svg:height="5.22966451656pt" svg:x="174.41575384765pt" svg:y="280.57928608779pt" svg:viewBox="0 0 9 5" svg:d="M0.0194823 5.19024C3.77337 5.50807 5.75488 3.80281 9.2208 3.70008L9.2464 0.00574487L0 0L0.0193936 5.19029Z" calligra:nodeTypes="cccccc">
                      <draw:glue-point draw:id="4" svg:x="0.50000000000pt" svg:y="0.50000000000pt" draw:align="center"/>
                    </draw:path>
                    <draw:glue-point draw:id="4" svg:x="0.50000000000pt" svg:y="0.50000000000pt" draw:align="center"/>
                  </draw:g>
                  <draw:glue-point draw:id="4" svg:x="0.50000000000pt" svg:y="0.50000000000pt" draw:align="center"/>
                </draw:g>
                <draw:g draw:style-name="gr2" xml:id="shape-716" draw:id="shape-716" draw:name="g10295" svg:y="0.00000000000pt">
                  <draw:path draw:style-name="gr24" xml:id="shape-717" draw:id="shape-717" draw:name="path10297" draw:layer="" svg:width="42.64570000000pt" svg:height="0.00000000000pt" svg:x="144.90345323466pt" svg:y="292.70354806174pt" svg:viewBox="0 0 43 0" svg:d="M0 0L42.6457 0" calligra:nodeTypes="cc">
                    <draw:glue-point draw:id="4" svg:x="0.50000000000pt" svg:y="0.50000000000pt" draw:align="center"/>
                  </draw:path>
                  <draw:path draw:style-name="gr24" xml:id="shape-718" draw:id="shape-718" draw:name="path10299" draw:layer="" svg:width="42.64570000000pt" svg:height="0.00000000000pt" svg:x="144.90345323466pt" svg:y="277.97432016671pt" svg:viewBox="0 0 43 0" svg:d="M0 0L42.6457 0" calligra:nodeTypes="cc">
                    <draw:glue-point draw:id="4" svg:x="0.50000000000pt" svg:y="0.50000000000pt" draw:align="center"/>
                  </draw:path>
                  <draw:glue-point draw:id="4" svg:x="0.50000000000pt" svg:y="0.50000000000pt" draw:align="center"/>
                </draw:g>
                <draw:glue-point draw:id="4" svg:x="0.50000000000pt" svg:y="0.50000000000pt" draw:align="center"/>
              </draw:g>
              <draw:g draw:style-name="gr2" xml:id="shape-719" draw:id="shape-719" draw:name="g10301" svg:y="45.46709157303pt">
                <draw:g draw:style-name="gr2" xml:id="shape-720" draw:id="shape-720" draw:name="g10303" svg:y="1.29194908091pt">
                  <draw:g draw:style-name="gr2" xml:id="shape-721" draw:id="shape-721" draw:name="g10305" svg:y="0.00000000000pt">
                    <draw:path draw:style-name="gr11" xml:id="shape-722" draw:id="shape-722" draw:name="path10307" draw:layer="" svg:width="12.40636172549pt" svg:height="12.67461912727pt" svg:x="146.73164795624pt" svg:y="300.40401871722pt" svg:viewBox="0 0 12 13" svg:d="M1.46027 0L10.9468 0C11.7554 0 12.4064 0.669976 12.4064 1.5022L12.3975 11.3075C12.3975 12.1396 11.7717 12.6746 10.9629 12.6746L1.45966 12.6746C0.651008 12.6746 0 12.0047 0 11.1725L0 1.5022C0 0.669976 0.651008 0 1.45966 0Z" calligra:nodeTypes="cccccccccc">
                      <draw:glue-point draw:id="4" svg:x="0.50000000000pt" svg:y="0.50000000000pt" draw:align="center"/>
                    </draw:path>
                    <draw:rect draw:style-name="gr12" xml:id="shape-723" draw:id="shape-723" draw:name="rect10309" draw:layer="" svg:width="10.82453384145pt" svg:height="10.78245564469pt" svg:x="147.59433818964pt" svg:y="301.26383710684pt" svg:rx="0.41266513485pt" svg:ry="0.41266513485pt">
                      <draw:glue-point draw:id="4" svg:x="0.50000000000pt" svg:y="0.50000000000pt" draw:align="center"/>
                    </draw:rect>
                    <draw:path draw:style-name="gr13" xml:id="shape-724" draw:id="shape-724" draw:name="path10311" draw:layer="" svg:width="9.24640375264pt" svg:height="5.22966451656pt" svg:x="148.22270606894pt" svg:y="301.78961193739pt" svg:viewBox="0 0 9 5" svg:d="M0.0194823 5.19024C3.77337 5.50807 5.75488 3.80281 9.2208 3.70008L9.2464 0.00574487L0 0L0.0193936 5.19029Z" calligra:nodeTypes="cccccc">
                      <draw:glue-point draw:id="4" svg:x="0.50000000000pt" svg:y="0.50000000000pt" draw:align="center"/>
                    </draw:path>
                    <draw:glue-point draw:id="4" svg:x="0.50000000000pt" svg:y="0.50000000000pt" draw:align="center"/>
                  </draw:g>
                  <draw:g draw:style-name="gr2" xml:id="shape-725" draw:id="shape-725" draw:name="g10313" svg:y="0.00000000000pt">
                    <draw:path draw:style-name="gr11" xml:id="shape-726" draw:id="shape-726" draw:name="path10315" draw:layer="" svg:width="12.40636172549pt" svg:height="12.67461912727pt" svg:x="159.82817052339pt" svg:y="300.40401871722pt" svg:viewBox="0 0 12 13" svg:d="M1.46027 0L10.9468 0C11.7554 0 12.4064 0.669976 12.4064 1.5022L12.3975 11.3075C12.3975 12.1396 11.7717 12.6746 10.9629 12.6746L1.45966 12.6746C0.651008 12.6746 0 12.0047 0 11.1725L0 1.5022C0 0.669976 0.651008 0 1.45966 0Z" calligra:nodeTypes="cccccccccc">
                      <draw:glue-point draw:id="4" svg:x="0.50000000000pt" svg:y="0.50000000000pt" draw:align="center"/>
                    </draw:path>
                    <draw:rect draw:style-name="gr12" xml:id="shape-727" draw:id="shape-727" draw:name="rect10317" draw:layer="" svg:width="10.82453384145pt" svg:height="10.78245564469pt" svg:x="160.69086075679pt" svg:y="301.26383710684pt" svg:rx="0.41266513485pt" svg:ry="0.41266513485pt">
                      <draw:glue-point draw:id="4" svg:x="0.50000000000pt" svg:y="0.50000000000pt" draw:align="center"/>
                    </draw:rect>
                    <draw:path draw:style-name="gr13" xml:id="shape-728" draw:id="shape-728" draw:name="path10319" draw:layer="" svg:width="9.24640375264pt" svg:height="5.22966451656pt" svg:x="161.31922863608pt" svg:y="301.78961193739pt" svg:viewBox="0 0 9 5" svg:d="M0.0194823 5.19024C3.77337 5.50807 5.75488 3.80281 9.2208 3.70008L9.2464 0.00574487L0 0L0.0193936 5.19029Z" calligra:nodeTypes="cccccc">
                      <draw:glue-point draw:id="4" svg:x="0.50000000000pt" svg:y="0.50000000000pt" draw:align="center"/>
                    </draw:path>
                    <draw:glue-point draw:id="4" svg:x="0.50000000000pt" svg:y="0.50000000000pt" draw:align="center"/>
                  </draw:g>
                  <draw:g draw:style-name="gr2" xml:id="shape-729" draw:id="shape-729" draw:name="g10321" svg:y="0.00000000000pt">
                    <draw:path draw:style-name="gr11" xml:id="shape-730" draw:id="shape-730" draw:name="path10323" draw:layer="" svg:width="12.40636172549pt" svg:height="12.67461912727pt" svg:x="172.92469573496pt" svg:y="300.40401871722pt" svg:viewBox="0 0 12 13" svg:d="M1.46027 0L10.9468 0C11.7554 0 12.4064 0.669976 12.4064 1.5022L12.3975 11.3075C12.3975 12.1396 11.7717 12.6746 10.9629 12.6746L1.45966 12.6746C0.651008 12.6746 0 12.0047 0 11.1725L0 1.5022C0 0.669976 0.651008 0 1.45966 0Z" calligra:nodeTypes="cccccccccc">
                      <draw:glue-point draw:id="4" svg:x="0.50000000000pt" svg:y="0.50000000000pt" draw:align="center"/>
                    </draw:path>
                    <draw:rect draw:style-name="gr12" xml:id="shape-731" draw:id="shape-731" draw:name="rect10325" draw:layer="" svg:width="10.82453384145pt" svg:height="10.78245564469pt" svg:x="173.78738596836pt" svg:y="301.26383710684pt" svg:rx="0.41266513485pt" svg:ry="0.41266513485pt">
                      <draw:glue-point draw:id="4" svg:x="0.50000000000pt" svg:y="0.50000000000pt" draw:align="center"/>
                    </draw:rect>
                    <draw:path draw:style-name="gr13" xml:id="shape-732" draw:id="shape-732" draw:name="path10327" draw:layer="" svg:width="9.24640375264pt" svg:height="5.22966451656pt" svg:x="174.41575384765pt" svg:y="301.78961193739pt" svg:viewBox="0 0 9 5" svg:d="M0.0194823 5.19024C3.77337 5.50807 5.75488 3.80281 9.2208 3.70008L9.2464 0.00574487L0 0L0.0193936 5.19029Z" calligra:nodeTypes="cccccc">
                      <draw:glue-point draw:id="4" svg:x="0.50000000000pt" svg:y="0.50000000000pt" draw:align="center"/>
                    </draw:path>
                    <draw:glue-point draw:id="4" svg:x="0.50000000000pt" svg:y="0.50000000000pt" draw:align="center"/>
                  </draw:g>
                  <draw:glue-point draw:id="4" svg:x="0.50000000000pt" svg:y="0.50000000000pt" draw:align="center"/>
                </draw:g>
                <draw:g draw:style-name="gr2" xml:id="shape-733" draw:id="shape-733" draw:name="g10329" svg:y="0.00000000000pt">
                  <draw:path draw:style-name="gr24" xml:id="shape-734" draw:id="shape-734" draw:name="path10331" draw:layer="" svg:width="42.64570000000pt" svg:height="0.00000000000pt" svg:x="144.90345323466pt" svg:y="313.91387391134pt" svg:viewBox="0 0 43 0" svg:d="M0 0L42.6457 0" calligra:nodeTypes="cc">
                    <draw:glue-point draw:id="4" svg:x="0.50000000000pt" svg:y="0.50000000000pt" draw:align="center"/>
                  </draw:path>
                  <draw:path draw:style-name="gr24" xml:id="shape-735" draw:id="shape-735" draw:name="path10333" draw:layer="" svg:width="42.64570000000pt" svg:height="0.00000000000pt" svg:x="144.90345323466pt" svg:y="299.18464601631pt" svg:viewBox="0 0 43 0" svg:d="M0 0L42.6457 0" calligra:nodeTypes="cc">
                    <draw:glue-point draw:id="4" svg:x="0.50000000000pt" svg:y="0.50000000000pt" draw:align="center"/>
                  </draw:path>
                  <draw:glue-point draw:id="4" svg:x="0.50000000000pt" svg:y="0.50000000000pt" draw:align="center"/>
                </draw:g>
                <draw:glue-point draw:id="4" svg:x="0.50000000000pt" svg:y="0.50000000000pt" draw:align="center"/>
              </draw:g>
              <draw:glue-point draw:id="4" svg:x="0.50000000000pt" svg:y="0.50000000000pt" draw:align="center"/>
            </draw:g>
            <draw:g draw:style-name="gr2" xml:id="shape-736" draw:id="shape-736" draw:name="g9617" svg:y="-0.00000000000pt">
              <draw:rect draw:style-name="gr26" xml:id="shape-737" draw:id="shape-737" draw:name="rect8749" draw:layer="" svg:width="48.00002588046pt" svg:height="114.75950382541pt" svg:x="96.56637311911pt" svg:y="223.58872956338pt" svg:rx="0.41262828481pt" svg:ry="0.42335719961pt">
                <draw:glue-point draw:id="4" svg:x="0.50000000000pt" svg:y="0.50000000000pt" draw:align="center"/>
              </draw:rect>
              <draw:g draw:style-name="gr2" xml:id="shape-738" draw:id="shape-738" draw:name="g8751" svg:y="4.36402292550pt">
                <draw:g draw:style-name="gr2" xml:id="shape-739" draw:id="shape-739" draw:name="g8753" svg:y="0.00000000000pt">
                  <draw:path draw:style-name="gr11" xml:id="shape-740" draw:id="shape-740" draw:name="path8755" draw:layer="" svg:width="12.40636172549pt" svg:height="12.67461912727pt" svg:x="100.96010012058pt" svg:y="229.45288910088pt" svg:viewBox="0 0 12 13" svg:d="M1.46027 0L10.9468 0C11.7554 0 12.4064 0.669976 12.4064 1.5022L12.3975 11.3075C12.3975 12.1396 11.7717 12.6746 10.9629 12.6746L1.45966 12.6746C0.651008 12.6746 0 12.0047 0 11.1725L0 1.5022C0 0.669976 0.651008 0 1.45966 0Z" calligra:nodeTypes="cccccccccc">
                    <draw:glue-point draw:id="4" svg:x="0.50000000000pt" svg:y="0.50000000000pt" draw:align="center"/>
                  </draw:path>
                  <draw:rect draw:style-name="gr12" xml:id="shape-741" draw:id="shape-741" draw:name="rect8757" draw:layer="" svg:width="10.82453384145pt" svg:height="10.78245564469pt" svg:x="101.82279035399pt" svg:y="230.31270749051pt" svg:rx="0.41266513485pt" svg:ry="0.41266513485pt">
                    <draw:glue-point draw:id="4" svg:x="0.50000000000pt" svg:y="0.50000000000pt" draw:align="center"/>
                  </draw:rect>
                  <draw:path draw:style-name="gr13" xml:id="shape-742" draw:id="shape-742" draw:name="path8759" draw:layer="" svg:width="9.24640375264pt" svg:height="5.22966451656pt" svg:x="102.45115823329pt" svg:y="230.83848232105pt" svg:viewBox="0 0 9 5" svg:d="M0.0194823 5.19024C3.77337 5.50807 5.75488 3.80281 9.2208 3.70008L9.2464 0.00574487L0 0L0.0193936 5.19029Z" calligra:nodeTypes="cccccc">
                    <draw:glue-point draw:id="4" svg:x="0.50000000000pt" svg:y="0.50000000000pt" draw:align="center"/>
                  </draw:path>
                  <draw:glue-point draw:id="4" svg:x="0.50000000000pt" svg:y="0.50000000000pt" draw:align="center"/>
                </draw:g>
                <draw:g draw:style-name="gr2" xml:id="shape-743" draw:id="shape-743" draw:name="g8761" svg:y="0.00000000000pt">
                  <draw:path draw:style-name="gr11" xml:id="shape-744" draw:id="shape-744" draw:name="path8763" draw:layer="" svg:width="12.40636172549pt" svg:height="12.67461912727pt" svg:x="114.05662268773pt" svg:y="229.45288910088pt" svg:viewBox="0 0 12 13" svg:d="M1.46027 0L10.9468 0C11.7554 0 12.4064 0.669976 12.4064 1.5022L12.3975 11.3075C12.3975 12.1396 11.7717 12.6746 10.9629 12.6746L1.45966 12.6746C0.651008 12.6746 0 12.0047 0 11.1725L0 1.5022C0 0.669976 0.651008 0 1.45966 0Z" calligra:nodeTypes="cccccccccc">
                    <draw:glue-point draw:id="4" svg:x="0.50000000000pt" svg:y="0.50000000000pt" draw:align="center"/>
                  </draw:path>
                  <draw:rect draw:style-name="gr12" xml:id="shape-745" draw:id="shape-745" draw:name="rect8765" draw:layer="" svg:width="10.82453384145pt" svg:height="10.78245564469pt" svg:x="114.91931292114pt" svg:y="230.31270749051pt" svg:rx="0.41266513485pt" svg:ry="0.41266513485pt">
                    <draw:glue-point draw:id="4" svg:x="0.50000000000pt" svg:y="0.50000000000pt" draw:align="center"/>
                  </draw:rect>
                  <draw:path draw:style-name="gr13" xml:id="shape-746" draw:id="shape-746" draw:name="path8767" draw:layer="" svg:width="9.24640375264pt" svg:height="5.22966451656pt" svg:x="115.54768080043pt" svg:y="230.83848232105pt" svg:viewBox="0 0 9 5" svg:d="M0.0194823 5.19024C3.77337 5.50807 5.75488 3.80281 9.2208 3.70008L9.2464 0.00574487L0 0L0.0193936 5.19029Z" calligra:nodeTypes="cccccc">
                    <draw:glue-point draw:id="4" svg:x="0.50000000000pt" svg:y="0.50000000000pt" draw:align="center"/>
                  </draw:path>
                  <draw:glue-point draw:id="4" svg:x="0.50000000000pt" svg:y="0.50000000000pt" draw:align="center"/>
                </draw:g>
                <draw:g draw:style-name="gr2" xml:id="shape-747" draw:id="shape-747" draw:name="g8769" svg:y="0.00000000000pt">
                  <draw:path draw:style-name="gr11" xml:id="shape-748" draw:id="shape-748" draw:name="path8771" draw:layer="" svg:width="12.40636172549pt" svg:height="12.67461912727pt" svg:x="127.15314789930pt" svg:y="229.45288910088pt" svg:viewBox="0 0 12 13" svg:d="M1.46027 0L10.9468 0C11.7554 0 12.4064 0.669976 12.4064 1.5022L12.3975 11.3075C12.3975 12.1396 11.7717 12.6746 10.9629 12.6746L1.45966 12.6746C0.651008 12.6746 0 12.0047 0 11.1725L0 1.5022C0 0.669976 0.651008 0 1.45966 0Z" calligra:nodeTypes="cccccccccc">
                    <draw:glue-point draw:id="4" svg:x="0.50000000000pt" svg:y="0.50000000000pt" draw:align="center"/>
                  </draw:path>
                  <draw:rect draw:style-name="gr12" xml:id="shape-749" draw:id="shape-749" draw:name="rect8773" draw:layer="" svg:width="10.82453384145pt" svg:height="10.78245564469pt" svg:x="128.01583813271pt" svg:y="230.31270749051pt" svg:rx="0.41266513485pt" svg:ry="0.41266513485pt">
                    <draw:glue-point draw:id="4" svg:x="0.50000000000pt" svg:y="0.50000000000pt" draw:align="center"/>
                  </draw:rect>
                  <draw:path draw:style-name="gr13" xml:id="shape-750" draw:id="shape-750" draw:name="path8775" draw:layer="" svg:width="9.24640375264pt" svg:height="5.22966451656pt" svg:x="128.64420601200pt" svg:y="230.83848232105pt" svg:viewBox="0 0 9 5" svg:d="M0.0194823 5.19024C3.77337 5.50807 5.75488 3.80281 9.2208 3.70008L9.2464 0.00574487L0 0L0.0193936 5.19029Z" calligra:nodeTypes="cccccc">
                    <draw:glue-point draw:id="4" svg:x="0.50000000000pt" svg:y="0.50000000000pt" draw:align="center"/>
                  </draw:path>
                  <draw:glue-point draw:id="4" svg:x="0.50000000000pt" svg:y="0.50000000000pt" draw:align="center"/>
                </draw:g>
                <draw:glue-point draw:id="4" svg:x="0.50000000000pt" svg:y="0.50000000000pt" draw:align="center"/>
              </draw:g>
              <draw:path draw:style-name="gr24" xml:id="shape-751" draw:id="shape-751" draw:name="path9329" draw:layer="" svg:width="42.64570000000pt" svg:height="0.00000000000pt" svg:x="99.13190539901pt" svg:y="242.96274429500pt" svg:viewBox="0 0 43 0" svg:d="M0 0L42.6457 0" calligra:nodeTypes="cc">
                <draw:glue-point draw:id="4" svg:x="0.50000000000pt" svg:y="0.50000000000pt" draw:align="center"/>
              </draw:path>
              <draw:path draw:style-name="gr25" xml:id="shape-752" draw:id="shape-752" draw:name="path9331" draw:layer="" svg:width="46.54380000000pt" svg:height="0.00000000000pt" svg:x="97.18285167097pt" svg:y="228.23351639998pt" svg:viewBox="0 0 47 0" svg:d="M0 0L46.5438 0" calligra:nodeTypes="cc">
                <draw:glue-point draw:id="4" svg:x="0.50000000000pt" svg:y="0.50000000000pt" draw:align="center"/>
              </draw:path>
              <draw:g draw:style-name="gr2" xml:id="shape-753" draw:id="shape-753" draw:name="g9421" svg:y="24.28241053633pt">
                <draw:g draw:style-name="gr2" xml:id="shape-754" draw:id="shape-754" draw:name="g9423" svg:y="1.29194908091pt">
                  <draw:g draw:style-name="gr2" xml:id="shape-755" draw:id="shape-755" draw:name="g9425" svg:y="0.00000000000pt">
                    <draw:path draw:style-name="gr11" xml:id="shape-756" draw:id="shape-756" draw:name="path9427" draw:layer="" svg:width="12.40636172549pt" svg:height="12.67461912727pt" svg:x="100.96010012059pt" svg:y="250.66322579262pt" svg:viewBox="0 0 12 13" svg:d="M1.46027 0L10.9468 0C11.7554 0 12.4064 0.669976 12.4064 1.5022L12.3975 11.3075C12.3975 12.1396 11.7717 12.6746 10.9629 12.6746L1.45966 12.6746C0.651008 12.6746 0 12.0047 0 11.1725L0 1.5022C0 0.669976 0.651008 0 1.45966 0Z" calligra:nodeTypes="cccccccccc">
                      <draw:glue-point draw:id="4" svg:x="0.50000000000pt" svg:y="0.50000000000pt" draw:align="center"/>
                    </draw:path>
                    <draw:rect draw:style-name="gr12" xml:id="shape-757" draw:id="shape-757" draw:name="rect9429" draw:layer="" svg:width="10.82453384145pt" svg:height="10.78245564469pt" svg:x="101.82279035399pt" svg:y="251.52304418225pt" svg:rx="0.41266513485pt" svg:ry="0.41266513485pt">
                      <draw:glue-point draw:id="4" svg:x="0.50000000000pt" svg:y="0.50000000000pt" draw:align="center"/>
                    </draw:rect>
                    <draw:path draw:style-name="gr13" xml:id="shape-758" draw:id="shape-758" draw:name="path9431" draw:layer="" svg:width="9.24640375264pt" svg:height="5.22966451656pt" svg:x="102.45115823329pt" svg:y="252.04881901279pt" svg:viewBox="0 0 9 5" svg:d="M0.0194823 5.19024C3.77337 5.50807 5.75488 3.80281 9.2208 3.70008L9.2464 0.00574487L0 0L0.0193936 5.19029Z" calligra:nodeTypes="cccccc">
                      <draw:glue-point draw:id="4" svg:x="0.50000000000pt" svg:y="0.50000000000pt" draw:align="center"/>
                    </draw:path>
                    <draw:glue-point draw:id="4" svg:x="0.50000000000pt" svg:y="0.50000000000pt" draw:align="center"/>
                  </draw:g>
                  <draw:g draw:style-name="gr2" xml:id="shape-759" draw:id="shape-759" draw:name="g9433" svg:y="0.00000000000pt">
                    <draw:path draw:style-name="gr11" xml:id="shape-760" draw:id="shape-760" draw:name="path9435" draw:layer="" svg:width="12.40636172549pt" svg:height="12.67461912727pt" svg:x="114.05662268773pt" svg:y="250.66322579262pt" svg:viewBox="0 0 12 13" svg:d="M1.46027 0L10.9468 0C11.7554 0 12.4064 0.669976 12.4064 1.5022L12.3975 11.3075C12.3975 12.1396 11.7717 12.6746 10.9629 12.6746L1.45966 12.6746C0.651008 12.6746 0 12.0047 0 11.1725L0 1.5022C0 0.669976 0.651008 0 1.45966 0Z" calligra:nodeTypes="cccccccccc">
                      <draw:glue-point draw:id="4" svg:x="0.50000000000pt" svg:y="0.50000000000pt" draw:align="center"/>
                    </draw:path>
                    <draw:rect draw:style-name="gr12" xml:id="shape-761" draw:id="shape-761" draw:name="rect9437" draw:layer="" svg:width="10.82453384145pt" svg:height="10.78245564469pt" svg:x="114.91931292114pt" svg:y="251.52304418225pt" svg:rx="0.41266513485pt" svg:ry="0.41266513485pt">
                      <draw:glue-point draw:id="4" svg:x="0.50000000000pt" svg:y="0.50000000000pt" draw:align="center"/>
                    </draw:rect>
                    <draw:path draw:style-name="gr13" xml:id="shape-762" draw:id="shape-762" draw:name="path9439" draw:layer="" svg:width="9.24640375264pt" svg:height="5.22966451656pt" svg:x="115.54768080043pt" svg:y="252.04881901279pt" svg:viewBox="0 0 9 5" svg:d="M0.0194823 5.19024C3.77337 5.50807 5.75488 3.80281 9.2208 3.70008L9.2464 0.00574487L0 0L0.0193936 5.19029Z" calligra:nodeTypes="cccccc">
                      <draw:glue-point draw:id="4" svg:x="0.50000000000pt" svg:y="0.50000000000pt" draw:align="center"/>
                    </draw:path>
                    <draw:glue-point draw:id="4" svg:x="0.50000000000pt" svg:y="0.50000000000pt" draw:align="center"/>
                  </draw:g>
                  <draw:g draw:style-name="gr2" xml:id="shape-763" draw:id="shape-763" draw:name="g9441" svg:y="0.00000000000pt">
                    <draw:path draw:style-name="gr11" xml:id="shape-764" draw:id="shape-764" draw:name="path9443" draw:layer="" svg:width="12.40636172549pt" svg:height="12.67461912727pt" svg:x="127.15314789930pt" svg:y="250.66322579262pt" svg:viewBox="0 0 12 13" svg:d="M1.46027 0L10.9468 0C11.7554 0 12.4064 0.669976 12.4064 1.5022L12.3975 11.3075C12.3975 12.1396 11.7717 12.6746 10.9629 12.6746L1.45966 12.6746C0.651008 12.6746 0 12.0047 0 11.1725L0 1.5022C0 0.669976 0.651008 0 1.45966 0Z" calligra:nodeTypes="cccccccccc">
                      <draw:glue-point draw:id="4" svg:x="0.50000000000pt" svg:y="0.50000000000pt" draw:align="center"/>
                    </draw:path>
                    <draw:rect draw:style-name="gr12" xml:id="shape-765" draw:id="shape-765" draw:name="rect9445" draw:layer="" svg:width="10.82453384145pt" svg:height="10.78245564469pt" svg:x="128.01583813271pt" svg:y="251.52304418225pt" svg:rx="0.41266513485pt" svg:ry="0.41266513485pt">
                      <draw:glue-point draw:id="4" svg:x="0.50000000000pt" svg:y="0.50000000000pt" draw:align="center"/>
                    </draw:rect>
                    <draw:path draw:style-name="gr13" xml:id="shape-766" draw:id="shape-766" draw:name="path9447" draw:layer="" svg:width="9.24640375264pt" svg:height="5.22966451656pt" svg:x="128.64420601200pt" svg:y="252.04881901279pt" svg:viewBox="0 0 9 5" svg:d="M0.0194823 5.19024C3.77337 5.50807 5.75488 3.80281 9.2208 3.70008L9.2464 0.00574487L0 0L0.0193936 5.19029Z" calligra:nodeTypes="cccccc">
                      <draw:glue-point draw:id="4" svg:x="0.50000000000pt" svg:y="0.50000000000pt" draw:align="center"/>
                    </draw:path>
                    <draw:glue-point draw:id="4" svg:x="0.50000000000pt" svg:y="0.50000000000pt" draw:align="center"/>
                  </draw:g>
                  <draw:glue-point draw:id="4" svg:x="0.50000000000pt" svg:y="0.50000000000pt" draw:align="center"/>
                </draw:g>
                <draw:g draw:style-name="gr2" xml:id="shape-767" draw:id="shape-767" draw:name="g9449" svg:y="0.00000000000pt">
                  <draw:path draw:style-name="gr24" xml:id="shape-768" draw:id="shape-768" draw:name="path9451" draw:layer="" svg:width="42.64570000000pt" svg:height="0.00000000000pt" svg:x="99.13190539901pt" svg:y="264.17308098673pt" svg:viewBox="0 0 43 0" svg:d="M0 0L42.6457 0" calligra:nodeTypes="cc">
                    <draw:glue-point draw:id="4" svg:x="0.50000000000pt" svg:y="0.50000000000pt" draw:align="center"/>
                  </draw:path>
                  <draw:path draw:style-name="gr24" xml:id="shape-769" draw:id="shape-769" draw:name="path9453" draw:layer="" svg:width="42.64570000000pt" svg:height="0.00000000000pt" svg:x="99.13190539901pt" svg:y="249.44385309171pt" svg:viewBox="0 0 43 0" svg:d="M0 0L42.6457 0" calligra:nodeTypes="cc">
                    <draw:glue-point draw:id="4" svg:x="0.50000000000pt" svg:y="0.50000000000pt" draw:align="center"/>
                  </draw:path>
                  <draw:glue-point draw:id="4" svg:x="0.50000000000pt" svg:y="0.50000000000pt" draw:align="center"/>
                </draw:g>
                <draw:glue-point draw:id="4" svg:x="0.50000000000pt" svg:y="0.50000000000pt" draw:align="center"/>
              </draw:g>
              <draw:g draw:style-name="gr2" xml:id="shape-770" draw:id="shape-770" draw:name="g9461" svg:y="45.49273665038pt">
                <draw:g draw:style-name="gr2" xml:id="shape-771" draw:id="shape-771" draw:name="g9463" svg:y="1.29194908090pt">
                  <draw:g draw:style-name="gr2" xml:id="shape-772" draw:id="shape-772" draw:name="g9465" svg:y="0.00000000000pt">
                    <draw:path draw:style-name="gr11" xml:id="shape-773" draw:id="shape-773" draw:name="path9467" draw:layer="" svg:width="12.40636172549pt" svg:height="12.67461912727pt" svg:x="100.96010012059pt" svg:y="271.87355190666pt" svg:viewBox="0 0 12 13" svg:d="M1.46027 0L10.9468 0C11.7554 0 12.4064 0.669976 12.4064 1.5022L12.3975 11.3075C12.3975 12.1396 11.7717 12.6746 10.9629 12.6746L1.45966 12.6746C0.651008 12.6746 0 12.0047 0 11.1725L0 1.5022C0 0.669976 0.651008 0 1.45966 0Z" calligra:nodeTypes="cccccccccc">
                      <draw:glue-point draw:id="4" svg:x="0.50000000000pt" svg:y="0.50000000000pt" draw:align="center"/>
                    </draw:path>
                    <draw:rect draw:style-name="gr12" xml:id="shape-774" draw:id="shape-774" draw:name="rect9469" draw:layer="" svg:width="10.82453384145pt" svg:height="10.78245564469pt" svg:x="101.82279035399pt" svg:y="272.73337029630pt" svg:rx="0.41266513485pt" svg:ry="0.41266513485pt">
                      <draw:glue-point draw:id="4" svg:x="0.50000000000pt" svg:y="0.50000000000pt" draw:align="center"/>
                    </draw:rect>
                    <draw:path draw:style-name="gr13" xml:id="shape-775" draw:id="shape-775" draw:name="path9471" draw:layer="" svg:width="9.24640375264pt" svg:height="5.22966451656pt" svg:x="102.45115823329pt" svg:y="273.25914512683pt" svg:viewBox="0 0 9 5" svg:d="M0.0194823 5.19024C3.77337 5.50807 5.75488 3.80281 9.2208 3.70008L9.2464 0.00574487L0 0L0.0193936 5.19029Z" calligra:nodeTypes="cccccc">
                      <draw:glue-point draw:id="4" svg:x="0.50000000000pt" svg:y="0.50000000000pt" draw:align="center"/>
                    </draw:path>
                    <draw:glue-point draw:id="4" svg:x="0.50000000000pt" svg:y="0.50000000000pt" draw:align="center"/>
                  </draw:g>
                  <draw:g draw:style-name="gr2" xml:id="shape-776" draw:id="shape-776" draw:name="g9473" svg:y="0.00000000000pt">
                    <draw:path draw:style-name="gr11" xml:id="shape-777" draw:id="shape-777" draw:name="path9475" draw:layer="" svg:width="12.40636172549pt" svg:height="12.67461912727pt" svg:x="114.05662268773pt" svg:y="271.87355190666pt" svg:viewBox="0 0 12 13" svg:d="M1.46027 0L10.9468 0C11.7554 0 12.4064 0.669976 12.4064 1.5022L12.3975 11.3075C12.3975 12.1396 11.7717 12.6746 10.9629 12.6746L1.45966 12.6746C0.651008 12.6746 0 12.0047 0 11.1725L0 1.5022C0 0.669976 0.651008 0 1.45966 0Z" calligra:nodeTypes="cccccccccc">
                      <draw:glue-point draw:id="4" svg:x="0.50000000000pt" svg:y="0.50000000000pt" draw:align="center"/>
                    </draw:path>
                    <draw:rect draw:style-name="gr12" xml:id="shape-778" draw:id="shape-778" draw:name="rect9477" draw:layer="" svg:width="10.82453384145pt" svg:height="10.78245564469pt" svg:x="114.91931292114pt" svg:y="272.73337029630pt" svg:rx="0.41266513485pt" svg:ry="0.41266513485pt">
                      <draw:glue-point draw:id="4" svg:x="0.50000000000pt" svg:y="0.50000000000pt" draw:align="center"/>
                    </draw:rect>
                    <draw:path draw:style-name="gr13" xml:id="shape-779" draw:id="shape-779" draw:name="path9479" draw:layer="" svg:width="9.24640375264pt" svg:height="5.22966451656pt" svg:x="115.54768080043pt" svg:y="273.25914512683pt" svg:viewBox="0 0 9 5" svg:d="M0.0194823 5.19024C3.77337 5.50807 5.75488 3.80281 9.2208 3.70008L9.2464 0.00574487L0 0L0.0193936 5.19029Z" calligra:nodeTypes="cccccc">
                      <draw:glue-point draw:id="4" svg:x="0.50000000000pt" svg:y="0.50000000000pt" draw:align="center"/>
                    </draw:path>
                    <draw:glue-point draw:id="4" svg:x="0.50000000000pt" svg:y="0.50000000000pt" draw:align="center"/>
                  </draw:g>
                  <draw:g draw:style-name="gr2" xml:id="shape-780" draw:id="shape-780" draw:name="g9481" svg:y="0.00000000000pt">
                    <draw:path draw:style-name="gr11" xml:id="shape-781" draw:id="shape-781" draw:name="path9483" draw:layer="" svg:width="12.40636172549pt" svg:height="12.67461912727pt" svg:x="127.15314789930pt" svg:y="271.87355190666pt" svg:viewBox="0 0 12 13" svg:d="M1.46027 0L10.9468 0C11.7554 0 12.4064 0.669976 12.4064 1.5022L12.3975 11.3075C12.3975 12.1396 11.7717 12.6746 10.9629 12.6746L1.45966 12.6746C0.651008 12.6746 0 12.0047 0 11.1725L0 1.5022C0 0.669976 0.651008 0 1.45966 0Z" calligra:nodeTypes="cccccccccc">
                      <draw:glue-point draw:id="4" svg:x="0.50000000000pt" svg:y="0.50000000000pt" draw:align="center"/>
                    </draw:path>
                    <draw:rect draw:style-name="gr12" xml:id="shape-782" draw:id="shape-782" draw:name="rect9485" draw:layer="" svg:width="10.82453384145pt" svg:height="10.78245564469pt" svg:x="128.01583813271pt" svg:y="272.73337029630pt" svg:rx="0.41266513485pt" svg:ry="0.41266513485pt">
                      <draw:glue-point draw:id="4" svg:x="0.50000000000pt" svg:y="0.50000000000pt" draw:align="center"/>
                    </draw:rect>
                    <draw:path draw:style-name="gr13" xml:id="shape-783" draw:id="shape-783" draw:name="path9487" draw:layer="" svg:width="9.24640375264pt" svg:height="5.22966451656pt" svg:x="128.64420601200pt" svg:y="273.25914512683pt" svg:viewBox="0 0 9 5" svg:d="M0.0194823 5.19024C3.77337 5.50807 5.75488 3.80281 9.2208 3.70008L9.2464 0.00574487L0 0L0.0193936 5.19029Z" calligra:nodeTypes="cccccc">
                      <draw:glue-point draw:id="4" svg:x="0.50000000000pt" svg:y="0.50000000000pt" draw:align="center"/>
                    </draw:path>
                    <draw:glue-point draw:id="4" svg:x="0.50000000000pt" svg:y="0.50000000000pt" draw:align="center"/>
                  </draw:g>
                  <draw:glue-point draw:id="4" svg:x="0.50000000000pt" svg:y="0.50000000000pt" draw:align="center"/>
                </draw:g>
                <draw:g draw:style-name="gr2" xml:id="shape-784" draw:id="shape-784" draw:name="g9489" svg:y="0.00000000000pt">
                  <draw:path draw:style-name="gr24" xml:id="shape-785" draw:id="shape-785" draw:name="path9491" draw:layer="" svg:width="42.64570000000pt" svg:height="0.00000000000pt" svg:x="99.13190539901pt" svg:y="285.38340710078pt" svg:viewBox="0 0 43 0" svg:d="M0 0L42.6457 0" calligra:nodeTypes="cc">
                    <draw:glue-point draw:id="4" svg:x="0.50000000000pt" svg:y="0.50000000000pt" draw:align="center"/>
                  </draw:path>
                  <draw:path draw:style-name="gr24" xml:id="shape-786" draw:id="shape-786" draw:name="path9493" draw:layer="" svg:width="42.64570000000pt" svg:height="0.00000000000pt" svg:x="99.13190539901pt" svg:y="270.65417920576pt" svg:viewBox="0 0 43 0" svg:d="M0 0L42.6457 0" calligra:nodeTypes="cc">
                    <draw:glue-point draw:id="4" svg:x="0.50000000000pt" svg:y="0.50000000000pt" draw:align="center"/>
                  </draw:path>
                  <draw:glue-point draw:id="4" svg:x="0.50000000000pt" svg:y="0.50000000000pt" draw:align="center"/>
                </draw:g>
                <draw:glue-point draw:id="4" svg:x="0.50000000000pt" svg:y="0.50000000000pt" draw:align="center"/>
              </draw:g>
              <draw:g draw:style-name="gr2" xml:id="shape-787" draw:id="shape-787" draw:name="g9501" svg:y="66.70307730875pt">
                <draw:g draw:style-name="gr2" xml:id="shape-788" draw:id="shape-788" draw:name="g9503" svg:y="1.29194908090pt">
                  <draw:g draw:style-name="gr2" xml:id="shape-789" draw:id="shape-789" draw:name="g9505" svg:y="0.00000000000pt">
                    <draw:path draw:style-name="gr11" xml:id="shape-790" draw:id="shape-790" draw:name="path9507" draw:layer="" svg:width="12.40636172549pt" svg:height="12.67461912727pt" svg:x="100.96010012059pt" svg:y="293.08389256503pt" svg:viewBox="0 0 12 13" svg:d="M1.46027 0L10.9468 0C11.7554 0 12.4064 0.669976 12.4064 1.5022L12.3975 11.3075C12.3975 12.1396 11.7717 12.6746 10.9629 12.6746L1.45966 12.6746C0.651008 12.6746 0 12.0047 0 11.1725L0 1.5022C0 0.669976 0.651008 0 1.45966 0Z" calligra:nodeTypes="cccccccccc">
                      <draw:glue-point draw:id="4" svg:x="0.50000000000pt" svg:y="0.50000000000pt" draw:align="center"/>
                    </draw:path>
                    <draw:rect draw:style-name="gr12" xml:id="shape-791" draw:id="shape-791" draw:name="rect9509" draw:layer="" svg:width="10.82453384145pt" svg:height="10.78245564469pt" svg:x="101.82279035399pt" svg:y="293.94371095467pt" svg:rx="0.41266513485pt" svg:ry="0.41266513485pt">
                      <draw:glue-point draw:id="4" svg:x="0.50000000000pt" svg:y="0.50000000000pt" draw:align="center"/>
                    </draw:rect>
                    <draw:path draw:style-name="gr13" xml:id="shape-792" draw:id="shape-792" draw:name="path9511" draw:layer="" svg:width="9.24640375264pt" svg:height="5.22966451656pt" svg:x="102.45115823329pt" svg:y="294.46948578521pt" svg:viewBox="0 0 9 5" svg:d="M0.0194823 5.19024C3.77337 5.50807 5.75488 3.80281 9.2208 3.70008L9.2464 0.00574487L0 0L0.0193936 5.19029Z" calligra:nodeTypes="cccccc">
                      <draw:glue-point draw:id="4" svg:x="0.50000000000pt" svg:y="0.50000000000pt" draw:align="center"/>
                    </draw:path>
                    <draw:glue-point draw:id="4" svg:x="0.50000000000pt" svg:y="0.50000000000pt" draw:align="center"/>
                  </draw:g>
                  <draw:g draw:style-name="gr2" xml:id="shape-793" draw:id="shape-793" draw:name="g9513" svg:y="0.00000000000pt">
                    <draw:path draw:style-name="gr11" xml:id="shape-794" draw:id="shape-794" draw:name="path9515" draw:layer="" svg:width="12.40636172549pt" svg:height="12.67461912727pt" svg:x="114.05662268773pt" svg:y="293.08389256503pt" svg:viewBox="0 0 12 13" svg:d="M1.46027 0L10.9468 0C11.7554 0 12.4064 0.669976 12.4064 1.5022L12.3975 11.3075C12.3975 12.1396 11.7717 12.6746 10.9629 12.6746L1.45966 12.6746C0.651008 12.6746 0 12.0047 0 11.1725L0 1.5022C0 0.669976 0.651008 0 1.45966 0Z" calligra:nodeTypes="cccccccccc">
                      <draw:glue-point draw:id="4" svg:x="0.50000000000pt" svg:y="0.50000000000pt" draw:align="center"/>
                    </draw:path>
                    <draw:rect draw:style-name="gr12" xml:id="shape-795" draw:id="shape-795" draw:name="rect9517" draw:layer="" svg:width="10.82453384145pt" svg:height="10.78245564469pt" svg:x="114.91931292114pt" svg:y="293.94371095467pt" svg:rx="0.41266513485pt" svg:ry="0.41266513485pt">
                      <draw:glue-point draw:id="4" svg:x="0.50000000000pt" svg:y="0.50000000000pt" draw:align="center"/>
                    </draw:rect>
                    <draw:path draw:style-name="gr13" xml:id="shape-796" draw:id="shape-796" draw:name="path9519" draw:layer="" svg:width="9.24640375264pt" svg:height="5.22966451656pt" svg:x="115.54768080043pt" svg:y="294.46948578521pt" svg:viewBox="0 0 9 5" svg:d="M0.0194823 5.19024C3.77337 5.50807 5.75488 3.80281 9.2208 3.70008L9.2464 0.00574487L0 0L0.0193936 5.19029Z" calligra:nodeTypes="cccccc">
                      <draw:glue-point draw:id="4" svg:x="0.50000000000pt" svg:y="0.50000000000pt" draw:align="center"/>
                    </draw:path>
                    <draw:glue-point draw:id="4" svg:x="0.50000000000pt" svg:y="0.50000000000pt" draw:align="center"/>
                  </draw:g>
                  <draw:g draw:style-name="gr2" xml:id="shape-797" draw:id="shape-797" draw:name="g9521" svg:y="0.00000000000pt">
                    <draw:path draw:style-name="gr11" xml:id="shape-798" draw:id="shape-798" draw:name="path9523" draw:layer="" svg:width="12.40636172549pt" svg:height="12.67461912727pt" svg:x="127.15314789930pt" svg:y="293.08389256503pt" svg:viewBox="0 0 12 13" svg:d="M1.46027 0L10.9468 0C11.7554 0 12.4064 0.669976 12.4064 1.5022L12.3975 11.3075C12.3975 12.1396 11.7717 12.6746 10.9629 12.6746L1.45966 12.6746C0.651008 12.6746 0 12.0047 0 11.1725L0 1.5022C0 0.669976 0.651008 0 1.45966 0Z" calligra:nodeTypes="cccccccccc">
                      <draw:glue-point draw:id="4" svg:x="0.50000000000pt" svg:y="0.50000000000pt" draw:align="center"/>
                    </draw:path>
                    <draw:rect draw:style-name="gr12" xml:id="shape-799" draw:id="shape-799" draw:name="rect9525" draw:layer="" svg:width="10.82453384145pt" svg:height="10.78245564469pt" svg:x="128.01583813271pt" svg:y="293.94371095467pt" svg:rx="0.41266513485pt" svg:ry="0.41266513485pt">
                      <draw:glue-point draw:id="4" svg:x="0.50000000000pt" svg:y="0.50000000000pt" draw:align="center"/>
                    </draw:rect>
                    <draw:path draw:style-name="gr13" xml:id="shape-800" draw:id="shape-800" draw:name="path9527" draw:layer="" svg:width="9.24640375264pt" svg:height="5.22966451656pt" svg:x="128.64420601200pt" svg:y="294.46948578521pt" svg:viewBox="0 0 9 5" svg:d="M0.0194823 5.19024C3.77337 5.50807 5.75488 3.80281 9.2208 3.70008L9.2464 0.00574487L0 0L0.0193936 5.19029Z" calligra:nodeTypes="cccccc">
                      <draw:glue-point draw:id="4" svg:x="0.50000000000pt" svg:y="0.50000000000pt" draw:align="center"/>
                    </draw:path>
                    <draw:glue-point draw:id="4" svg:x="0.50000000000pt" svg:y="0.50000000000pt" draw:align="center"/>
                  </draw:g>
                  <draw:glue-point draw:id="4" svg:x="0.50000000000pt" svg:y="0.50000000000pt" draw:align="center"/>
                </draw:g>
                <draw:g draw:style-name="gr2" xml:id="shape-801" draw:id="shape-801" draw:name="g9529" svg:y="0.00000000000pt">
                  <draw:path draw:style-name="gr24" xml:id="shape-802" draw:id="shape-802" draw:name="path9531" draw:layer="" svg:width="42.64570000000pt" svg:height="0.00000000000pt" svg:x="99.13190539901pt" svg:y="306.59374775915pt" svg:viewBox="0 0 43 0" svg:d="M0 0L42.6457 0" calligra:nodeTypes="cc">
                    <draw:glue-point draw:id="4" svg:x="0.50000000000pt" svg:y="0.50000000000pt" draw:align="center"/>
                  </draw:path>
                  <draw:path draw:style-name="gr24" xml:id="shape-803" draw:id="shape-803" draw:name="path9533" draw:layer="" svg:width="42.64570000000pt" svg:height="0.00000000000pt" svg:x="99.13190539901pt" svg:y="291.86451986413pt" svg:viewBox="0 0 43 0" svg:d="M0 0L42.6457 0" calligra:nodeTypes="cc">
                    <draw:glue-point draw:id="4" svg:x="0.50000000000pt" svg:y="0.50000000000pt" draw:align="center"/>
                  </draw:path>
                  <draw:glue-point draw:id="4" svg:x="0.50000000000pt" svg:y="0.50000000000pt" draw:align="center"/>
                </draw:g>
                <draw:glue-point draw:id="4" svg:x="0.50000000000pt" svg:y="0.50000000000pt" draw:align="center"/>
              </draw:g>
              <draw:g draw:style-name="gr2" xml:id="shape-804" draw:id="shape-804" draw:name="g9543" svg:y="89.20535779254pt">
                <draw:g draw:style-name="gr2" xml:id="shape-805" draw:id="shape-805" draw:name="g9545" svg:y="0.00000000000pt">
                  <draw:path draw:style-name="gr11" xml:id="shape-806" draw:id="shape-806" draw:name="path9547" draw:layer="" svg:width="12.40636172549pt" svg:height="12.67461912727pt" svg:x="100.96010012059pt" svg:y="314.29422396792pt" svg:viewBox="0 0 12 13" svg:d="M1.46027 0L10.9468 0C11.7554 0 12.4064 0.669976 12.4064 1.5022L12.3975 11.3075C12.3975 12.1396 11.7717 12.6746 10.9629 12.6746L1.45966 12.6746C0.651008 12.6746 0 12.0047 0 11.1725L0 1.5022C0 0.669976 0.651008 0 1.45966 0Z" calligra:nodeTypes="cccccccccc">
                    <draw:glue-point draw:id="4" svg:x="0.50000000000pt" svg:y="0.50000000000pt" draw:align="center"/>
                  </draw:path>
                  <draw:rect draw:style-name="gr12" xml:id="shape-807" draw:id="shape-807" draw:name="rect9549" draw:layer="" svg:width="10.82453384145pt" svg:height="10.78245564469pt" svg:x="101.82279035399pt" svg:y="315.15404235756pt" svg:rx="0.41266513485pt" svg:ry="0.41266513485pt">
                    <draw:glue-point draw:id="4" svg:x="0.50000000000pt" svg:y="0.50000000000pt" draw:align="center"/>
                  </draw:rect>
                  <draw:path draw:style-name="gr13" xml:id="shape-808" draw:id="shape-808" draw:name="path9551" draw:layer="" svg:width="9.24640375264pt" svg:height="5.22966451656pt" svg:x="102.45115823329pt" svg:y="315.67981718810pt" svg:viewBox="0 0 9 5" svg:d="M0.0194823 5.19024C3.77337 5.50807 5.75488 3.80281 9.2208 3.70008L9.2464 0.00574487L0 0L0.0193936 5.19029Z" calligra:nodeTypes="cccccc">
                    <draw:glue-point draw:id="4" svg:x="0.50000000000pt" svg:y="0.50000000000pt" draw:align="center"/>
                  </draw:path>
                  <draw:glue-point draw:id="4" svg:x="0.50000000000pt" svg:y="0.50000000000pt" draw:align="center"/>
                </draw:g>
                <draw:g draw:style-name="gr2" xml:id="shape-809" draw:id="shape-809" draw:name="g9553" svg:y="0.00000000000pt">
                  <draw:path draw:style-name="gr11" xml:id="shape-810" draw:id="shape-810" draw:name="path9555" draw:layer="" svg:width="12.40636172549pt" svg:height="12.67461912727pt" svg:x="114.05662268773pt" svg:y="314.29422396792pt" svg:viewBox="0 0 12 13" svg:d="M1.46027 0L10.9468 0C11.7554 0 12.4064 0.669976 12.4064 1.5022L12.3975 11.3075C12.3975 12.1396 11.7717 12.6746 10.9629 12.6746L1.45966 12.6746C0.651008 12.6746 0 12.0047 0 11.1725L0 1.5022C0 0.669976 0.651008 0 1.45966 0Z" calligra:nodeTypes="cccccccccc">
                    <draw:glue-point draw:id="4" svg:x="0.50000000000pt" svg:y="0.50000000000pt" draw:align="center"/>
                  </draw:path>
                  <draw:rect draw:style-name="gr12" xml:id="shape-811" draw:id="shape-811" draw:name="rect9557" draw:layer="" svg:width="10.82453384145pt" svg:height="10.78245564469pt" svg:x="114.91931292114pt" svg:y="315.15404235756pt" svg:rx="0.41266513485pt" svg:ry="0.41266513485pt">
                    <draw:glue-point draw:id="4" svg:x="0.50000000000pt" svg:y="0.50000000000pt" draw:align="center"/>
                  </draw:rect>
                  <draw:path draw:style-name="gr13" xml:id="shape-812" draw:id="shape-812" draw:name="path9559" draw:layer="" svg:width="9.24640375264pt" svg:height="5.22966451656pt" svg:x="115.54768080043pt" svg:y="315.67981718810pt" svg:viewBox="0 0 9 5" svg:d="M0.0194823 5.19024C3.77337 5.50807 5.75488 3.80281 9.2208 3.70008L9.2464 0.00574487L0 0L0.0193936 5.19029Z" calligra:nodeTypes="cccccc">
                    <draw:glue-point draw:id="4" svg:x="0.50000000000pt" svg:y="0.50000000000pt" draw:align="center"/>
                  </draw:path>
                  <draw:glue-point draw:id="4" svg:x="0.50000000000pt" svg:y="0.50000000000pt" draw:align="center"/>
                </draw:g>
                <draw:g draw:style-name="gr2" xml:id="shape-813" draw:id="shape-813" draw:name="g9561" svg:y="0.00000000000pt">
                  <draw:path draw:style-name="gr11" xml:id="shape-814" draw:id="shape-814" draw:name="path9563" draw:layer="" svg:width="12.40636172549pt" svg:height="12.67461912727pt" svg:x="127.15314789930pt" svg:y="314.29422396792pt" svg:viewBox="0 0 12 13" svg:d="M1.46027 0L10.9468 0C11.7554 0 12.4064 0.669976 12.4064 1.5022L12.3975 11.3075C12.3975 12.1396 11.7717 12.6746 10.9629 12.6746L1.45966 12.6746C0.651008 12.6746 0 12.0047 0 11.1725L0 1.5022C0 0.669976 0.651008 0 1.45966 0Z" calligra:nodeTypes="cccccccccc">
                    <draw:glue-point draw:id="4" svg:x="0.50000000000pt" svg:y="0.50000000000pt" draw:align="center"/>
                  </draw:path>
                  <draw:rect draw:style-name="gr12" xml:id="shape-815" draw:id="shape-815" draw:name="rect9565" draw:layer="" svg:width="10.82453384145pt" svg:height="10.78245564469pt" svg:x="128.01583813270pt" svg:y="315.15404235756pt" svg:rx="0.41266513485pt" svg:ry="0.41266513485pt">
                    <draw:glue-point draw:id="4" svg:x="0.50000000000pt" svg:y="0.50000000000pt" draw:align="center"/>
                  </draw:rect>
                  <draw:path draw:style-name="gr13" xml:id="shape-816" draw:id="shape-816" draw:name="path9567" draw:layer="" svg:width="9.24640375264pt" svg:height="5.22966451656pt" svg:x="128.64420601200pt" svg:y="315.67981718810pt" svg:viewBox="0 0 9 5" svg:d="M0.0194823 5.19024C3.77337 5.50807 5.75488 3.80281 9.2208 3.70008L9.2464 0.00574487L0 0L0.0193936 5.19029Z" calligra:nodeTypes="cccccc">
                    <draw:glue-point draw:id="4" svg:x="0.50000000000pt" svg:y="0.50000000000pt" draw:align="center"/>
                  </draw:path>
                  <draw:glue-point draw:id="4" svg:x="0.50000000000pt" svg:y="0.50000000000pt" draw:align="center"/>
                </draw:g>
                <draw:glue-point draw:id="4" svg:x="0.50000000000pt" svg:y="0.50000000000pt" draw:align="center"/>
              </draw:g>
              <draw:g draw:style-name="gr2" xml:id="shape-817" draw:id="shape-817" draw:name="g9569" svg:y="87.91340871164pt">
                <draw:path draw:style-name="gr24" xml:id="shape-818" draw:id="shape-818" draw:name="path9571" draw:layer="" svg:width="42.64570000000pt" svg:height="0.00000000000pt" svg:x="99.13190539901pt" svg:y="327.80407916204pt" svg:viewBox="0 0 43 0" svg:d="M0 0L42.6457 0" calligra:nodeTypes="cc">
                  <draw:glue-point draw:id="4" svg:x="0.50000000000pt" svg:y="0.50000000000pt" draw:align="center"/>
                </draw:path>
                <draw:path draw:style-name="gr24" xml:id="shape-819" draw:id="shape-819" draw:name="path9573" draw:layer="" svg:width="42.64570000000pt" svg:height="0.00000000000pt" svg:x="99.13190539901pt" svg:y="313.07485126702pt" svg:viewBox="0 0 43 0" svg:d="M0 0L42.6457 0" calligra:nodeTypes="cc">
                  <draw:glue-point draw:id="4" svg:x="0.50000000000pt" svg:y="0.50000000000pt" draw:align="center"/>
                </draw:path>
                <draw:glue-point draw:id="4" svg:x="0.50000000000pt" svg:y="0.50000000000pt" draw:align="center"/>
              </draw:g>
              <draw:glue-point draw:id="4" svg:x="0.50000000000pt" svg:y="0.50000000000pt" draw:align="center"/>
            </draw:g>
            <draw:glue-point draw:id="4" svg:x="0.50000000000pt" svg:y="0.50000000000pt" draw:align="center"/>
          </draw:g>
          <draw:frame draw:style-name="gr17" xml:id="shape-820" draw:id="shape-820" draw:layer="" svg:width="176.43079661770pt" svg:height="33.41492360184pt" svg:x="33.09744528037pt" svg:y="192.18140096688pt">
            <draw:text-box>
              <text:p text:style-name="P1"><text:span text:style-name="T1">tummy</text:span></text:p>
            </draw:text-box>
            <draw:glue-point draw:id="4" svg:x="0.50000000000pt" svg:y="0.50000000000pt" draw:align="center"/>
          </draw:frame>
          <draw:glue-point draw:id="4" svg:x="0.50000000000pt" svg:y="0.50000000000pt" draw:align="center"/>
        </draw:g>
        <draw:g draw:style-name="gr2" xml:id="shape-821" draw:id="shape-821" svg:y="61.48345942738pt">
          <draw:g draw:style-name="gr2" xml:id="shape-822" draw:id="shape-822" svg:y="34.25377968731pt">
            <draw:g draw:style-name="gr2" xml:id="shape-823" draw:id="shape-823" draw:name="layer1" svg:y="-95.73723911469pt">
              <draw:glue-point draw:id="4" svg:x="0.50000000000pt" svg:y="0.50000000000pt" draw:align="center"/>
            </draw:g>
            <draw:g draw:style-name="gr2" xml:id="shape-824" draw:id="shape-824" draw:name="layer2" svg:y="0.00000000000pt">
              <draw:g draw:style-name="gr2" xml:id="shape-825" draw:id="shape-825" draw:name="g3655" svg:y="0.00000000000pt">
                <draw:path draw:style-name="gr56" xml:id="shape-826" draw:id="shape-826" draw:name="path2886" draw:layer="" svg:width="100.65015119188pt" svg:height="47.09598475895pt" svg:x="85.88664992709pt" svg:y="139.91262844273pt" svg:viewBox="0 0 101 47" svg:d="M100.65 23.548C100.657 36.5522 78.1238 47.096 50.3249 47.096C22.5263 47.096 -0.00709423 36.5522 1.67545e-06 23.548C-0.00709423 10.5438 22.5263 0 50.3249 0C78.1238 0 100.657 10.5438 100.65 23.548Z" calligra:nodeTypes="ccccc">
                  <draw:glue-point draw:id="4" svg:x="0.50000000000pt" svg:y="0.50000000000pt" draw:align="center"/>
                </draw:path>
                <draw:path draw:style-name="gr57" xml:id="shape-827" draw:id="shape-827" draw:name="path2888" draw:layer="" svg:width="80.31788128780pt" svg:height="26.77150548000pt" svg:x="93.59555667742pt" svg:y="143.36036669069pt" svg:viewBox="0 0 80 27" svg:d="M8.17957 0L72.1383 0C74.4473 0 74.1546 0.752999 74.3916 1.7001L80.2396 25.0714C80.4765 26.0185 80.2953 26.7715 77.9862 26.7715L2.33162 26.7715C0.0225818 26.7715 -0.158655 26.0185 0.0783288 25.0714L5.92628 1.7001C6.16325 0.752995 5.87052 0 8.17957 0Z" calligra:nodeTypes="ccccccccc">
                  <draw:glue-point draw:id="4" svg:x="0.50000000000pt" svg:y="0.50000000000pt" draw:align="center"/>
                </draw:path>
                <draw:g draw:style-name="gr2" xml:id="shape-828" draw:id="shape-828" draw:name="g3380" svg:y="51.00376582999pt">
                  <draw:path draw:style-name="gr58" xml:id="shape-829" draw:id="shape-829" draw:name="path2890" draw:layer="" svg:width="69.22259356480pt" svg:height="14.47087978192pt" svg:x="98.98730553571pt" svg:y="148.96469019713pt" svg:viewBox="0 0 69 14" svg:d="M4.43735 0L0 14.3528L13.7558 14.3528L15.0869 8.66119L52.3607 8.66119L53.7404 14.4709L69.2226 14.4709L65.0071 0Z" calligra:nodeTypes="ccccccccc">
                    <draw:glue-point draw:id="4" svg:x="0.50000000000pt" svg:y="0.50000000000pt" draw:align="center"/>
                  </draw:path>
                  <draw:path draw:style-name="gr59" xml:id="shape-830" draw:id="shape-830" draw:name="path2892" draw:layer="" svg:width="37.02014486922pt" svg:height="5.64236121061pt" svg:x="114.16142409367pt" svg:y="158.32192468236pt" svg:viewBox="0 0 37 6" svg:d="M1.10839 0.282117L0 5.64236L37.0201 5.64236L35.9117 0Z" calligra:nodeTypes="ccccc">
                    <draw:glue-point draw:id="4" svg:x="0.50000000000pt" svg:y="0.50000000000pt" draw:align="center"/>
                  </draw:path>
                  <draw:path draw:style-name="gr60" xml:id="shape-831" draw:id="shape-831" draw:name="path2898" draw:layer="" svg:width="69.22259356480pt" svg:height="14.47087862996pt" svg:x="98.98730553571pt" svg:y="147.24100494468pt" svg:viewBox="0 0 69 14" svg:d="M4.43735 0L0 14.3528L13.7558 14.3528L15.0869 8.66117L52.3607 8.66117L53.7404 14.4709L69.2226 14.4709L65.0071 0Z" calligra:nodeTypes="ccccccccc">
                    <draw:glue-point draw:id="4" svg:x="0.50000000000pt" svg:y="0.50000000000pt" draw:align="center"/>
                  </draw:path>
                  <draw:path draw:style-name="gr61" xml:id="shape-832" draw:id="shape-832" draw:name="path2900" draw:layer="" svg:width="37.02014486922pt" svg:height="5.64236252390pt" svg:x="114.16142409367pt" svg:y="156.84446986363pt" svg:viewBox="0 0 37 6" svg:d="M1.10839 0.282117L0 5.64236L37.0201 5.64236L35.9117 0Z" calligra:nodeTypes="ccccc">
                    <draw:glue-point draw:id="4" svg:x="0.50000000000pt" svg:y="0.50000000000pt" draw:align="center"/>
                  </draw:path>
                  <draw:glue-point draw:id="4" svg:x="0.50000000000pt" svg:y="0.50000000000pt" draw:align="center"/>
                </draw:g>
                <draw:path draw:style-name="gr62" xml:id="shape-833" draw:id="shape-833" draw:name="path2902" draw:layer="" svg:width="77.39305151312pt" svg:height="22.09941670108pt" svg:x="95.32009583539pt" svg:y="145.47951469069pt" svg:viewBox="0 0 77 22" svg:d="M5.81173 0L71.9154 0L77.3931 22.0994L0 22.0994Z" calligra:nodeTypes="ccccc">
                  <draw:glue-point draw:id="4" svg:x="0.50000000000pt" svg:y="0.50000000000pt" draw:align="center"/>
                </draw:path>
                <draw:path draw:style-name="gr63" xml:id="shape-834" draw:id="shape-834" draw:name="path2876" draw:layer="" svg:width="75.66814727151pt" svg:height="42.97516360777pt" svg:x="96.23920476363pt" svg:y="98.86699709069pt" svg:viewBox="0 0 76 43" svg:d="M69.2872 42.9752L6.38097 42.9752C4.4434 42.9752 2.92795 42.1105 2.83735 40.8982L0.00535312 2.99389C-0.118399 1.33752 1.92106 0 4.30064 0L71.3675 0C73.7471 0 75.7865 1.33752 75.6628 2.99389L72.8308 40.8982C72.7452 42.0444 71.6668 42.9752 69.2872 42.9752Z" calligra:nodeTypes="ccccccccc">
                  <draw:glue-point draw:id="4" svg:x="0.50000000000pt" svg:y="0.50000000000pt" draw:align="center"/>
                </draw:path>
                <draw:path draw:style-name="gr64" xml:id="shape-835" draw:id="shape-835" draw:name="path2878" draw:layer="" svg:width="62.90406455010pt" svg:height="33.39896582685pt" svg:x="102.05360863539pt" svg:y="104.29986989069pt" svg:viewBox="0 0 63 33" svg:d="M60.0781 33.399L62.9041 0L0 0L3.03714 33.2574Z" calligra:nodeTypes="ccccc">
                  <draw:glue-point draw:id="4" svg:x="0.50000000000pt" svg:y="0.50000000000pt" draw:align="center"/>
                </draw:path>
                <draw:path draw:style-name="gr65" xml:id="shape-836" draw:id="shape-836" draw:name="path2880" draw:layer="" svg:width="66.52310000000pt" svg:height="0.00000000000pt" svg:x="100.60903503539pt" svg:y="101.73814509069pt" svg:viewBox="0 0 67 0" svg:d="M66.5231 0L0 0" calligra:nodeTypes="cc">
                  <draw:glue-point draw:id="4" svg:x="0.50000000000pt" svg:y="0.50000000000pt" draw:align="center"/>
                </draw:path>
                <draw:path draw:style-name="gr66" xml:id="shape-837" draw:id="shape-837" draw:name="path2882" draw:layer="" svg:width="71.52025928399pt" svg:height="39.81782024194pt" svg:x="98.27636872807pt" svg:y="100.01763789069pt" svg:viewBox="0 0 72 40" svg:d="M67.5416 39.7625L4.13803 39.8178C3.53534 39.8183 2.94985 39.471 2.90141 38.864L0.00822026 2.61033C-0.11508 1.06532 1.15486 0 3.40378 0L68.2487 0C70.4976 0 71.6328 1.06524 71.5115 2.61033L68.6985 38.4122C68.6163 39.4585 68.345 39.7618 67.5416 39.7625Z" calligra:nodeTypes="ccccccccc">
                  <draw:glue-point draw:id="4" svg:x="0.50000000000pt" svg:y="0.50000000000pt" draw:align="center"/>
                </draw:path>
                <draw:path draw:style-name="gr67" xml:id="shape-838" draw:id="shape-838" draw:name="path2884" draw:layer="" svg:width="58.73610646770pt" svg:height="26.36103188105pt" svg:x="105.10011743539pt" svg:y="110.70256989069pt" svg:viewBox="0 0 59 26" svg:d="M56.8621 26.361L58.7361 0C32.9462 3.54123 32.0664 15.4773 0 19.3932L0.377046 26.2636Z" calligra:nodeTypes="ccccc">
                  <draw:glue-point draw:id="4" svg:x="0.50000000000pt" svg:y="0.50000000000pt" draw:align="center"/>
                </draw:path>
                <draw:path draw:style-name="gr68" xml:id="shape-839" draw:id="shape-839" draw:name="path2904" draw:layer="" svg:width="6.35756678779pt" svg:height="2.18017521643pt" svg:x="140.62218375442pt" svg:y="144.34932993665pt" svg:viewBox="0 0 6 2" svg:d="M1.20687e-06 1.09009C-0.00151306 0.488207 1.42214 0 3.17878 0C4.93544 0 6.35908 0.488207 6.35757 1.09009C6.35908 1.69198 4.93544 2.18018 3.17878 2.18018C1.42214 2.18018 -0.00151306 1.69198 1.20687e-06 1.09009Z" calligra:nodeTypes="ccccc">
                  <draw:glue-point draw:id="4" svg:x="0.50000000000pt" svg:y="0.50000000000pt" draw:align="center"/>
                </draw:path>
                <draw:path draw:style-name="gr68" xml:id="shape-840" draw:id="shape-840" draw:name="path2906" draw:layer="" svg:width="6.35756678779pt" svg:height="2.18017521643pt" svg:x="146.46718375442pt" svg:y="144.34932993665pt" svg:viewBox="0 0 6 2" svg:d="M1.20687e-06 1.09009C-0.00151306 0.488207 1.42214 0 3.17878 0C4.93544 0 6.35908 0.488207 6.35757 1.09009C6.35908 1.69198 4.93544 2.18018 3.17878 2.18018C1.42214 2.18018 -0.00151306 1.69198 1.20687e-06 1.09009Z" calligra:nodeTypes="ccccc">
                  <draw:glue-point draw:id="4" svg:x="0.50000000000pt" svg:y="0.50000000000pt" draw:align="center"/>
                </draw:path>
                <draw:path draw:style-name="gr69" xml:id="shape-841" draw:id="shape-841" draw:name="path2908" draw:layer="" svg:width="6.35756678779pt" svg:height="2.18017521643pt" svg:x="153.59332775442pt" svg:y="144.34932993665pt" svg:viewBox="0 0 6 2" svg:d="M1.20687e-06 1.09009C-0.00151306 0.488207 1.42214 0 3.17878 0C4.93544 0 6.35908 0.488207 6.35757 1.09009C6.35908 1.69198 4.93544 2.18018 3.17878 2.18018C1.42214 2.18018 -0.00151306 1.69198 1.20687e-06 1.09009Z" calligra:nodeTypes="ccccc">
                  <draw:glue-point draw:id="4" svg:x="0.50000000000pt" svg:y="0.50000000000pt" draw:align="center"/>
                </draw:path>
                <draw:path draw:style-name="gr70" xml:id="shape-842" draw:id="shape-842" draw:name="path2914" draw:layer="" svg:width="5.70018088852pt" svg:height="1.00090460448pt" svg:x="132.02642623539pt" svg:y="100.99949389069pt" svg:viewBox="0 0 6 1" svg:d="M0 0.0174535L0.581207 0.0174535C0.75402 0.0174543 0.886511 0.04481 0.978681 0.0995156C1.07145 0.153796 1.11784 0.231333 1.11784 0.332136C1.11784 0.433367 1.07145 0.511338 0.978681 0.566047C0.886511 0.620328 0.75402 0.647464 0.581207 0.647464L0.350179 0.647464L0.350179 0.982176L0 0.982176L0 0.0174535M0.350179 0.197733L0.350179 0.467184L0.543913 0.467184C0.61183 0.467184 0.664278 0.455555 0.701268 0.432288C0.738251 0.408598 0.756755 0.375214 0.756755 0.332133C0.756755 0.289057 0.738259 0.255882 0.701268 0.232624C0.664276 0.209357 0.611826 0.197728 0.543913 0.197728L0.350179 0.197728M1.98464 0.18028C1.87792 0.18028 1.79516 0.208285 1.73634 0.26428C1.67752 0.320281 1.64811 0.399115 1.64811 0.500776C1.64811 0.60201 1.67752 0.680627 1.73634 0.736629C1.79515 0.79263 1.87792 0.82063 1.98464 0.82063C2.09198 0.82063 2.17505 0.792633 2.23386 0.736629C2.29269 0.680627 2.32209 0.60201 2.32209 0.500776C2.32209 0.399115 2.29269 0.320284 2.23386 0.26428C2.17505 0.208279 2.09198 0.18028 1.98464 0.18028M1.98464 0C2.20294 0 2.37394 0.0443722 2.49764 0.13311C2.62133 0.221851 2.68319 0.344405 2.68319 0.500776C2.68319 0.656719 2.62133 0.77906 2.49764 0.867798C2.37394 0.956539 2.20294 1.0009 1.98464 1.0009C1.76697 1.0009 1.59597 0.956536 1.47166 0.867798C1.34796 0.77906 1.28611 0.656719 1.28611 0.500776C1.28611 0.344405 1.34796 0.221851 1.47166 0.13311C1.59597 0.0443698 1.76697 0 1.98464 0M2.94696 0.0174479L3.33807 0.0174479L3.83195 0.67912L3.83195 0.0174479L4.16394 0.0174479L4.16394 0.982171L3.77283 0.982171L3.27895 0.3205L3.27895 0.982171L2.94696 0.982171L2.94696 0.0174479M4.31493 0.0174479L4.69785 0.0174479L5.00709 0.361206L5.31635 0.0174479L5.70018 0.0174479L5.18264 0.575734L5.18264 0.982171L4.83246 0.982171L4.83246 0.575734L4.31493 0.0174479" calligra:nodeTypes="ccccccccccccccccccccccccccccccccccccccccccccccccccccccccc">
                  <draw:glue-point draw:id="4" svg:x="0.50000000000pt" svg:y="0.50000000000pt" draw:align="center"/>
                </draw:path>
                <draw:glue-point draw:id="4" svg:x="0.50000000000pt" svg:y="0.50000000000pt" draw:align="center"/>
              </draw:g>
              <draw:glue-point draw:id="4" svg:x="0.50000000000pt" svg:y="0.50000000000pt" draw:align="center"/>
            </draw:g>
            <draw:glue-point draw:id="4" svg:x="0.50000000000pt" svg:y="0.50000000000pt" draw:align="center"/>
          </draw:g>
          <draw:frame draw:style-name="gr17" xml:id="shape-843" draw:id="shape-843" draw:layer="" svg:width="151.70375315234pt" svg:height="33.41492360184pt" svg:x="61.48345942738pt" svg:y="61.48345942738pt">
            <draw:text-box>
              <text:p text:style-name="P1"><text:span text:style-name="T1">Laptop Users</text:span></text:p>
            </draw:text-box>
            <draw:glue-point draw:id="4" svg:x="0.50000000000pt" svg:y="0.50000000000pt" draw:align="center"/>
          </draw:frame>
          <draw:glue-point draw:id="4" svg:x="0.50000000000pt" svg:y="0.50000000000pt" draw:align="center"/>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style style:name="Contents_2010" style:display-name="Contents 10" style:family="paragraph">
      <style:paragraph-properties fo:margin-left="72.000000000000000pt"/>
    </style: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vg:linearGradient draw:name="gradient1" svg:gradientTransform="matrix(2.77439 0 0 1.96971 -266.341pt -577.751pt)" svg:spreadMethod="pad" svg:x1="22.607463%" svg:x2="22.607463%" svg:y1="76.647306%" svg:y2="127.416311%">
      <svg:stop svg:offset="0" svg:stop-color="#000000" svg:stop-opacity="0"/>
      <svg:stop svg:offset="0.5" svg:stop-color="#000000"/>
      <svg:stop svg:offset="1" svg:stop-color="#000000" svg:stop-opacity="0"/>
    </svg:linearGradient>
    <svg:linearGradient draw:name="gradient8" svg:gradientTransform="matrix(0.735712 0 0 0.877425 -6.89029pt -20.3532pt)" svg:spreadMethod="pad" svg:x1="179.202206%" svg:x2="180.016706%" svg:y1="210.942874%" svg:y2="264.345000%">
      <svg:stop svg:offset="0" svg:stop-color="#ffffff"/>
      <svg:stop svg:offset="1" svg:stop-color="#ffffff" svg:stop-opacity="0"/>
    </svg:linearGradient>
    <svg:linearGradient draw:name="gradient10" svg:gradientTransform="matrix(0.727523 0 0 0.891673 -6.27934pt -20.6436pt)" svg:spreadMethod="pad" svg:x1="218.068241%" svg:x2="232.606377%" svg:y1="250.899736%" svg:y2="355.741766%">
      <svg:stop svg:offset="0" svg:stop-color="#7c7e79"/>
      <svg:stop svg:offset="0.172414" svg:stop-color="#848681"/>
      <svg:stop svg:offset="1" svg:stop-color="#898c86"/>
    </svg:linearGradient>
    <svg:linearGradient draw:name="gradient11" svg:gradientTransform="matrix(0.289853 0 0 0.289853 -1.94178pt -7.62438pt)" svg:spreadMethod="pad" svg:x1="198.289045%" svg:x2="198.289045%" svg:y1="453.023040%" svg:y2="247.429155%">
      <svg:stop svg:offset="0" svg:stop-color="#ffffff"/>
      <svg:stop svg:offset="0.8539" svg:stop-color="#ff6200"/>
      <svg:stop svg:offset="1" svg:stop-color="#f25d00"/>
    </svg:linearGradient>
    <svg:linearGradient draw:name="gradient15" svg:gradientTransform="matrix(1.46051 0 0 2.60013 -7.60643pt -5.22195pt)" svg:spreadMethod="pad" svg:x1="36.586236%" svg:x2="47.889531%" svg:y1="8.049702%" svg:y2="38.878356%">
      <svg:stop svg:offset="0" svg:stop-color="#b8babc"/>
      <svg:stop svg:offset="0.373832" svg:stop-color="#5d6062"/>
      <svg:stop svg:offset="1" svg:stop-color="#585b5d"/>
    </svg:linearGradient>
    <svg:linearGradient draw:name="gradient16" svg:gradientTransform="matrix(1.45937 0 0 2.69804 -8.60866pt -7.58261pt)" svg:spreadMethod="pad" svg:x1="27.829713%" svg:x2="76.499385%" svg:y1="5.564968%" svg:y2="38.388677%">
      <svg:stop svg:offset="0" svg:stop-color="#ffffff"/>
      <svg:stop svg:offset="1" svg:stop-color="#ffffff" svg:stop-opacity="0.786984"/>
    </svg:linearGradient>
    <svg:linearGradient draw:name="gradient17" svg:gradientTransform="matrix(2.18471 0 0 2.18471 -18.2532pt -37.3972pt)" svg:spreadMethod="pad" svg:x1="177.728004%" svg:x2="177.728004%" svg:y1="197.774585%" svg:y2="231.867158%">
      <svg:stop svg:offset="0" svg:stop-color="#858585"/>
      <svg:stop svg:offset="1" svg:stop-color="#5f5f5f"/>
    </svg:linearGradient>
    <svg:linearGradient draw:name="gradient18" svg:gradientTransform="matrix(2.18471 0 0 2.18471 -30.5859pt -37.3972pt)" svg:spreadMethod="pad" svg:x1="177.728004%" svg:x2="177.728004%" svg:y1="197.774585%" svg:y2="231.867158%">
      <svg:stop svg:offset="0" svg:stop-color="#858585"/>
      <svg:stop svg:offset="1" svg:stop-color="#5f5f5f"/>
    </svg:linearGradient>
    <svg:linearGradient draw:name="gradient19" svg:gradientTransform="matrix(2.18471 0 0 2.18471 -42.8203pt -37.3972pt)" svg:spreadMethod="pad" svg:x1="177.728004%" svg:x2="177.728004%" svg:y1="197.774585%" svg:y2="231.867158%">
      <svg:stop svg:offset="0" svg:stop-color="#858585"/>
      <svg:stop svg:offset="1" svg:stop-color="#5f5f5f"/>
    </svg:linearGradient>
    <svg:linearGradient draw:name="gradient20" svg:gradientTransform="matrix(2.18471 0 0 2.18471 -18.2532pt -49.4887pt)" svg:spreadMethod="pad" svg:x1="177.728004%" svg:x2="177.728004%" svg:y1="260.409805%" svg:y2="295.691650%">
      <svg:stop svg:offset="0" svg:stop-color="#858585"/>
      <svg:stop svg:offset="1" svg:stop-color="#5f5f5f"/>
    </svg:linearGradient>
    <svg:linearGradient draw:name="gradient21" svg:gradientTransform="matrix(2.18471 0 0 2.18471 -30.5859pt -49.4887pt)" svg:spreadMethod="pad" svg:x1="177.728004%" svg:x2="177.728004%" svg:y1="260.409805%" svg:y2="295.691650%">
      <svg:stop svg:offset="0" svg:stop-color="#858585"/>
      <svg:stop svg:offset="1" svg:stop-color="#5f5f5f"/>
    </svg:linearGradient>
    <svg:linearGradient draw:name="gradient22" svg:gradientTransform="matrix(2.18471 0 0 2.18471 -42.8203pt -49.4887pt)" svg:spreadMethod="pad" svg:x1="177.728004%" svg:x2="177.728004%" svg:y1="260.409805%" svg:y2="295.691650%">
      <svg:stop svg:offset="0" svg:stop-color="#858585"/>
      <svg:stop svg:offset="1" svg:stop-color="#5f5f5f"/>
    </svg:linearGradient>
    <svg:linearGradient draw:name="gradient23" svg:gradientTransform="matrix(2.18471 0 0 2.18471 -18.2532pt -61.7231pt)" svg:spreadMethod="pad" svg:x1="177.728004%" svg:x2="177.728004%" svg:y1="323.837901%" svg:y2="357.137608%">
      <svg:stop svg:offset="0" svg:stop-color="#858585"/>
      <svg:stop svg:offset="1" svg:stop-color="#5f5f5f"/>
    </svg:linearGradient>
    <svg:linearGradient draw:name="gradient24" svg:gradientTransform="matrix(2.18471 0 0 2.18471 -30.5859pt -61.7231pt)" svg:spreadMethod="pad" svg:x1="177.728004%" svg:x2="177.728004%" svg:y1="323.837901%" svg:y2="357.137608%">
      <svg:stop svg:offset="0" svg:stop-color="#858585"/>
      <svg:stop svg:offset="1" svg:stop-color="#5f5f5f"/>
    </svg:linearGradient>
    <svg:linearGradient draw:name="gradient25" svg:gradientTransform="matrix(2.18471 0 0 2.18471 -42.8203pt -61.7231pt)" svg:spreadMethod="pad" svg:x1="177.728004%" svg:x2="177.728004%" svg:y1="323.837901%" svg:y2="357.137608%">
      <svg:stop svg:offset="0" svg:stop-color="#858585"/>
      <svg:stop svg:offset="1" svg:stop-color="#5f5f5f"/>
    </svg:linearGradient>
    <svg:linearGradient draw:name="gradient26" svg:gradientTransform="matrix(2.9419 0 0 4.08962 -72.7608pt -59.3403pt)" svg:spreadMethod="pad" svg:x1="93.440077%" svg:x2="99.168056%" svg:y1="67.567924%" svg:y2="93.707728%">
      <svg:stop svg:offset="0" svg:stop-color="#ffffff"/>
      <svg:stop svg:offset="1" svg:stop-color="#ffffff" svg:stop-opacity="0"/>
    </svg:linearGradient>
    <svg:linearGradient draw:name="gradient28" svg:gradientTransform="matrix(2.86007 0 0 3.15321 -5.17391pt -102.57pt)" svg:spreadMethod="pad" svg:x1="10.305944%" svg:x2="32.271306%" svg:y1="16.013897%" svg:y2="92.975115%">
      <svg:stop svg:offset="0" svg:stop-color="#8f8f8f"/>
      <svg:stop svg:offset="1" svg:stop-color="#494949"/>
    </svg:linearGradient>
    <svg:linearGradient draw:name="gradient29" svg:gradientTransform="matrix(2.92602 0 0 3.08214 -5.17391pt -102.57pt)" svg:spreadMethod="pad" svg:x1="18.167523%" svg:x2="18.028421%" svg:y1="144.741806%" svg:y2="156.326412%">
      <svg:stop svg:offset="0" svg:stop-color="#dde1d9"/>
      <svg:stop svg:offset="1" svg:stop-color="#cacdc6"/>
    </svg:linearGradient>
    <svg:linearGradient draw:name="gradient30" svg:gradientTransform="matrix(5.82949 0 0 1.05218 -9.33571pt -74.2925pt)" svg:spreadMethod="pad" svg:x1="11.657562%" svg:x2="11.657561%" svg:y1="704.583807%" svg:y2="797.651612%">
      <svg:stop svg:offset="0" svg:stop-color="#9d9d9d"/>
      <svg:stop svg:offset="1" svg:stop-color="#b9b9b9"/>
    </svg:linearGradient>
    <svg:linearGradient draw:name="gradient31" svg:gradientTransform="matrix(5.82949 0 0 1.05218 -21.4707pt -80.9947pt)" svg:spreadMethod="pad" svg:x1="21.779397%" svg:x2="21.779394%" svg:y1="2060.104452%" svg:y2="2332.221689%">
      <svg:stop svg:offset="0" svg:stop-color="#9d9d9d"/>
      <svg:stop svg:offset="1" svg:stop-color="#b9b9b9"/>
    </svg:linearGradient>
    <svg:linearGradient draw:name="gradient32" svg:gradientTransform="matrix(5.55139 0 0 1.62453 -4.82668pt -106.107pt)" svg:spreadMethod="pad" svg:x1="14.123701%" svg:x2="8.962613%" svg:y1="359.400643%" svg:y2="262.931101%">
      <svg:stop svg:offset="0" svg:stop-color="#f9fff5"/>
      <svg:stop svg:offset="1" svg:stop-color="#f9fff5" svg:stop-opacity="0"/>
    </svg:linearGradient>
    <svg:linearGradient draw:name="gradient33" svg:gradientTransform="matrix(-2.92203 0 0 -1.65813 83.9684pt 44.9688pt)" svg:spreadMethod="pad" svg:x1="11.034412%" svg:x2="34.552377%" svg:y1="10.134031%" svg:y2="58.837189%">
      <svg:stop svg:offset="0" svg:stop-color="#8f8f8f"/>
      <svg:stop svg:offset="1" svg:stop-color="#494949"/>
    </svg:linearGradient>
    <svg:linearGradient draw:name="gradient34" svg:gradientTransform="matrix(-2.98941 0 0 -1.62076 87.408pt 46.8797pt)" svg:spreadMethod="pad" svg:x1="9.145087%" svg:x2="36.939262%" svg:y1="13.613083%" svg:y2="62.779746%">
      <svg:stop svg:offset="0" svg:stop-color="#dde1d9"/>
      <svg:stop svg:offset="1" svg:stop-color="#cacdc6"/>
    </svg:linearGradient>
    <svg:linearGradient draw:name="gradient35" svg:gradientTransform="matrix(-2.21792 0 0 -1.46705 -88.3824pt 48.6376pt)" svg:spreadMethod="pad" svg:x1="-73.131593%" svg:x2="-73.065794%" svg:y1="93.141807%" svg:y2="36.925325%">
      <svg:stop svg:offset="0" svg:stop-color="#416db4"/>
      <svg:stop svg:offset="1" svg:stop-color="#385e9b"/>
    </svg:linearGradient>
    <svg:linearGradient draw:name="gradient36" svg:gradientTransform="matrix(-15.0948 0 0 -0.32098 77.4819pt 43.093pt)" svg:spreadMethod="pad" svg:x1="4.457997%" svg:x2="4.457997%" svg:y1="0.000000%" svg:y2="0.000000%">
      <svg:stop svg:offset="0" svg:stop-color="#000000"/>
      <svg:stop svg:offset="1" svg:stop-color="#000000" svg:stop-opacity="0"/>
    </svg:linearGradient>
    <svg:linearGradient draw:name="gradient37" svg:gradientTransform="matrix(-2.93174 0 0 -1.65264 79.8146pt 42.3532pt)" svg:spreadMethod="pad" svg:x1="19.869132%" svg:x2="39.264357%" svg:y1="26.068879%" svg:y2="110.653770%">
      <svg:stop svg:offset="0" svg:stop-color="#ffffff"/>
      <svg:stop svg:offset="1" svg:stop-color="#ffffff" svg:stop-opacity="0"/>
    </svg:linearGradient>
    <svg:linearGradient draw:name="gradient38" svg:gradientTransform="matrix(-3.59362 0 0 -1.64071 75.3485pt 35.0839pt)" svg:spreadMethod="pad" svg:x1="15.751721%" svg:x2="23.574212%" svg:y1="5.053521%" svg:y2="81.678772%">
      <svg:stop svg:offset="0" svg:stop-color="#ffffff"/>
      <svg:stop svg:offset="1" svg:stop-color="#fcfcff" svg:stop-opacity="0"/>
    </svg:linearGradient>
    <svg:linearGradient draw:name="gradient39" svg:gradientTransform="matrix(1 0 0 1 -27.1529pt -2.4784pt)" svg:spreadMethod="pad" svg:x1="2042.481089%" svg:x2="2115.100269%" svg:y1="234.314481%" svg:y2="228.763690%">
      <svg:stop svg:offset="0" svg:stop-color="#909090"/>
      <svg:stop svg:offset="1" svg:stop-color="#bebebe" svg:stop-opacity="0"/>
    </svg:linearGradient>
    <svg:radialGradient draw:name="gradient2" svg:cx="175.365965%" svg:cy="101.737588%" svg:fx="175.365965%" svg:fy="101.737588%" svg:gradientTransform="matrix(2.77439 0 0 1.96971 -1337.61pt -577.764pt)" svg:r="19.854524%" svg:spreadMethod="pad">
      <svg:stop svg:offset="0" svg:stop-color="#000000"/>
      <svg:stop svg:offset="1" svg:stop-color="#000000" svg:stop-opacity="0"/>
    </svg:radialGradient>
    <svg:radialGradient draw:name="gradient3" svg:cx="175.365935%" svg:cy="101.737588%" svg:fx="175.365935%" svg:fy="101.737588%" svg:gradientTransform="matrix(-2.77439 0 0 1.96971 1613.93pt -577.764pt)" svg:r="19.854523%" svg:spreadMethod="pad">
      <svg:stop svg:offset="0" svg:stop-color="#000000"/>
      <svg:stop svg:offset="1" svg:stop-color="#000000" svg:stop-opacity="0"/>
    </svg:radialGradient>
    <svg:radialGradient draw:name="gradient4" svg:cx="410.072162%" svg:cy="682.489058%" svg:fx="410.072162%" svg:fy="682.489058%" svg:gradientTransform="matrix(3.07082 0 0 2.57668 -71.4422pt -62.0187pt)" svg:r="46.803547%" svg:spreadMethod="pad">
      <svg:stop svg:offset="0" svg:stop-color="#ffffff"/>
      <svg:stop svg:offset="1" svg:stop-color="#ffffff" svg:stop-opacity="0"/>
    </svg:radialGradient>
    <svg:radialGradient draw:name="gradient5" svg:cx="312.609457%" svg:cy="305.652592%" svg:fx="312.609457%" svg:fy="305.652592%" svg:gradientTransform="matrix(4.02822 0 0 5.75339 -93.7159pt -138.48pt)" svg:r="28.974365%" svg:spreadMethod="pad">
      <svg:stop svg:offset="0" svg:stop-color="#ffffff"/>
      <svg:stop svg:offset="1" svg:stop-color="#ffffff" svg:stop-opacity="0"/>
    </svg:radialGradient>
    <svg:radialGradient draw:name="gradient6" svg:cx="11.185036%" svg:cy="285.970221%" svg:fx="11.185036%" svg:fy="285.970221%" svg:gradientTransform="matrix(8.43483 0 0 1.65732 -46.8528pt -88.0115pt)" svg:r="5.816585%" svg:spreadMethod="pad">
      <svg:stop svg:offset="0" svg:stop-color="#000000" svg:stop-opacity="0.515465"/>
      <svg:stop svg:offset="0.551724" svg:stop-color="#000000" svg:stop-opacity="0.144335"/>
      <svg:stop svg:offset="1" svg:stop-color="#000000" svg:stop-opacity="0"/>
    </svg:radialGradient>
    <svg:radialGradient draw:name="gradient7" svg:cx="11.185036%" svg:cy="285.970188%" svg:fx="11.185036%" svg:fy="285.970188%" svg:gradientTransform="matrix(8.43483 0 0 1.65732 -46.8528pt -88.0115pt)" svg:r="5.816585%" svg:spreadMethod="pad">
      <svg:stop svg:offset="0" svg:stop-color="#000000" svg:stop-opacity="0.515465"/>
      <svg:stop svg:offset="0.551724" svg:stop-color="#000000" svg:stop-opacity="0.144335"/>
      <svg:stop svg:offset="1" svg:stop-color="#000000" svg:stop-opacity="0"/>
    </svg:radialGradient>
    <svg:radialGradient draw:name="gradient9" svg:cx="87.642393%" svg:cy="70.843064%" svg:fx="87.642393%" svg:fy="70.843064%" svg:gradientTransform="matrix(0.921095 -2.93488e-08 3.4951e-08 1.09692 -6.65324pt -7.16546pt)" svg:r="48.566407%" svg:spreadMethod="pad">
      <svg:stop svg:offset="0" svg:stop-color="#575757"/>
      <svg:stop svg:offset="1" svg:stop-color="#575757" svg:stop-opacity="0"/>
    </svg:radialGradient>
    <svg:radialGradient draw:name="gradient12" svg:cx="42.174981%" svg:cy="122.433038%" svg:fx="42.174981%" svg:fy="122.433038%" svg:gradientTransform="matrix(3.35616 0 0 3.43903 -18.3127pt -53.4529pt)" svg:r="30.948707%" svg:spreadMethod="pad">
      <svg:stop svg:offset="0" svg:stop-color="#ffffff"/>
      <svg:stop svg:offset="1" svg:stop-color="#ffffff" svg:stop-opacity="0"/>
    </svg:radialGradient>
    <svg:radialGradient draw:name="gradient13" svg:cx="68.214075%" svg:cy="98.905606%" svg:fx="68.214075%" svg:fy="98.905606%" svg:gradientTransform="matrix(3.35616 0 0 -3.43903 -19.4371pt 67.085pt)" svg:r="31.523620%" svg:spreadMethod="pad">
      <svg:stop svg:offset="0" svg:stop-color="#000000"/>
      <svg:stop svg:offset="1" svg:stop-color="#000000" svg:stop-opacity="0"/>
    </svg:radialGradient>
    <svg:radialGradient draw:name="gradient14" svg:cx="410.071881%" svg:cy="682.489058%" svg:fx="410.071881%" svg:fy="682.489058%" svg:gradientTransform="matrix(3.07082 0 0 2.57668 -71.4422pt -62.0187pt)" svg:r="46.803523%" svg:spreadMethod="pad">
      <svg:stop svg:offset="0" svg:stop-color="#ffffff"/>
      <svg:stop svg:offset="1" svg:stop-color="#ffffff" svg:stop-opacity="0"/>
    </svg:radialGradient>
    <svg:radialGradient draw:name="gradient27" svg:cx="37.245529%" svg:cy="741.261895%" svg:fx="37.245529%" svg:fy="741.261895%" svg:gradientTransform="matrix(1.92581 0 0 0.519262 -5.86899pt -24.3984pt)" svg:r="25.067431%" svg:spreadMethod="pad">
      <svg:stop svg:offset="0" svg:stop-color="#000000"/>
      <svg:stop svg:offset="1" svg:stop-color="#000000" svg:stop-opacity="0"/>
    </svg:radialGradient>
    <text:notes-configuration text:note-class="footnote" text:start-value="1" style:num-format="1" text:start-numbering-at="document" text:footnotes-position="page"/>
    <text:notes-configuration text:note-class="endnote" text:start-value="1" style:num-format="1" text:start-numbering-at="document" text:footnotes-position="page"/>
    <text:bibliography-configuration text:prefix="[" text:suffix="]" text:numbered-entries="false" text:sort-by-position="true"/>
  </office:styles>
  <office:automatic-styles>
    <style:style style:name="dp1" style:family="drawing-page"/>
    <style:page-layout style:name="pm1" style:page-usage="all">
      <style:page-layout-properties calligra:specialborder-bottom="none" calligra:specialborder-left="none" calligra:specialborder-right="none" calligra:specialborder-top="none" fo:border="0pt none #000000" fo:margin="28.080000000000002pt" fo:padding="0.000000000000000pt" fo:page-height="595.276621799999930pt" fo:page-width="841.891222259999950pt" style:print-orientation="landscape"/>
    </style:page-layout>
  </office:automatic-styles>
  <office:master-styles>
    <style:master-page style:name="Default1" draw:style-name="dp1" style:display-name="empty"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8.5</meta:generator>
    <dc:title/>
    <meta:initial-creator>Unknown</meta:initial-creator>
    <meta:editing-cycles>18</meta:editing-cycles>
    <dc:date>2015-04-25T23:26:26</dc:date>
    <meta:creation-date>2013-01-19T15:30:17</meta:creation-date>
    <dc:creator>aleph</dc:creator>
  </office:meta>
</office:document-meta>
</file>